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automatic" fo:background-color="#E6E6E6" style:repeat-content="false"/>
      <style:paragraph-properties fo:text-align="center"/>
    </style:style>
    <style:style style:name="ce3" style:family="table-cell" style:parent-style-name="Default" style:data-style-name="N2">
      <style:table-cell-properties style:vertical-align="automatic" fo:background-color="#E6E6E6" style:repeat-content="false"/>
      <style:paragraph-properties fo:text-align="center"/>
    </style:style>
    <style:style style:name="ce4" style:family="table-cell" style:parent-style-name="Default" style:data-style-name="N1">
      <style:table-cell-properties style:vertical-align="automatic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vertical-align="automatic" fo:background-color="#E6E6E6" style:repeat-content="false"/>
      <style:paragraph-properties fo:text-align="center"/>
    </style:style>
    <style:style style:name="ce6" style:family="table-cell" style:parent-style-name="Default" style:data-style-name="N38">
      <style:table-cell-properties style:vertical-align="automatic" fo:background-color="#E6E6E6" style:repeat-content="false"/>
      <style:paragraph-properties fo:text-align="center"/>
    </style:style>
    <style:style style:name="ce7" style:family="table-cell" style:parent-style-name="Default" style:data-style-name="N36">
      <style:table-cell-properties fo:background-color="#E6E6E6"/>
    </style:style>
    <style:style style:name="ce8" style:family="table-cell" style:parent-style-name="Default" style:data-style-name="N2">
      <style:table-cell-properties style:vertical-align="automatic" fo:background-color="#FFFFCC" style:repeat-content="false"/>
      <style:paragraph-properties fo:text-align="center"/>
    </style:style>
    <style:style style:name="ce9" style:family="table-cell" style:parent-style-name="Default" style:data-style-name="N1">
      <style:table-cell-properties style:vertical-align="automatic" fo:background-color="#FFFFC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style:vertical-align="automatic" fo:background-color="#FFFFCC" style:repeat-content="false"/>
      <style:paragraph-properties fo:text-align="center"/>
    </style:style>
    <style:style style:name="ce11" style:family="table-cell" style:parent-style-name="Default" style:data-style-name="N38">
      <style:table-cell-properties style:vertical-align="automatic" fo:background-color="#FFFFCC" style:repeat-content="false"/>
      <style:paragraph-properties fo:text-align="center"/>
    </style:style>
    <style:style style:name="ce12" style:family="table-cell" style:parent-style-name="Default" style:data-style-name="N38">
      <style:table-cell-properties style:vertical-align="automatic" fo:background-color="#FFFFCC" style:repeat-content="false"/>
      <style:paragraph-properties fo:text-align="center"/>
    </style:style>
    <style:style style:name="ce13" style:family="table-cell" style:parent-style-name="Default" style:data-style-name="N36"/>
    <style:style style:name="ce14" style:family="table-cell" style:parent-style-name="Default" style:data-style-name="N2"/>
    <style:style style:name="ce15" style:family="table-cell" style:parent-style-name="Default" style:data-style-name="N1"/>
    <style:style style:name="ce16" style:family="table-cell" style:parent-style-name="Default" style:data-style-name="N37"/>
    <style:style style:name="ce17" style:family="table-cell" style:parent-style-name="Default" style:data-style-name="N38"/>
    <style:style style:name="ce18" style:family="table-cell" style:parent-style-name="Default" style:data-style-name="N36">
      <style:table-cell-properties fo:background-color="#FFCC99"/>
    </style:style>
    <style:style style:name="ce19" style:family="table-cell" style:parent-style-name="Default" style:data-style-name="N2">
      <style:table-cell-properties fo:background-color="#FFCC99"/>
    </style:style>
    <style:style style:name="ce20" style:family="table-cell" style:parent-style-name="Default" style:data-style-name="N2">
      <style:table-cell-properties style:vertical-align="automatic" fo:background-color="#FFCC99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37">
      <style:table-cell-properties fo:background-color="#FFCC99"/>
    </style:style>
    <style:style style:name="ce22" style:family="table-cell" style:parent-style-name="Default" style:data-style-name="N38">
      <style:table-cell-properties fo:background-color="#FFCC99"/>
    </style:style>
    <style:style style:name="co1" style:family="table-column">
      <style:table-column-properties fo:break-before="auto" style:column-width="3.62479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3.36020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3"/>
        <table:table-column table:style-name="co2" table:number-columns-repeated="3" table:default-cell-style-name="ce14"/>
        <table:table-column table:style-name="co2" table:default-cell-style-name="ce15"/>
        <table:table-column table:style-name="co2" table:default-cell-style-name="ce16"/>
        <table:table-column table:style-name="co2" table:number-columns-repeated="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"/>
        <table:table-column table:style-name="co6" table:number-columns-repeated="16373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Ltrs</text:p>
          </table:table-cell>
          <table:table-cell office:value-type="string" table:style-name="ce3">
            <text:p>Gallons</text:p>
          </table:table-cell>
          <table:table-cell office:value-type="string" table:style-name="ce3">
            <text:p>Miles</text:p>
          </table:table-cell>
          <table:table-cell office:value-type="string" table:style-name="ce4">
            <text:p>MPG</text:p>
          </table:table-cell>
          <table:table-cell office:value-type="string" table:style-name="ce5">
            <text:p>Price Ltr</text:p>
          </table:table-cell>
          <table:table-cell office:value-type="string" table:style-name="ce6">
            <text:p>Price Gallon</text:p>
          </table:table-cell>
          <table:table-cell office:value-type="string" table:style-name="ce6">
            <text:p>Cost</text:p>
          </table:table-cell>
          <table:table-cell office:value-type="string" table:style-name="ce6">
            <text:p>Cost 100 miles</text:p>
          </table:table-cell>
          <table:table-cell office:value-type="string" table:style-name="ce6">
            <text:p>Cost 60 miles</text:p>
          </table:table-cell>
          <table:table-cell office:value-type="string" table:style-name="ce6">
            <text:p>Notes</text:p>
          </table:table-cell>
          <table:table-cell table:number-columns-repeated="16373"/>
        </table:table-row>
        <table:table-row table:style-name="ro1">
          <table:table-cell office:value-type="date" office:date-value="2013-03-07T00:00:00" table:style-name="ce7">
            <text:p>07 March 2013</text:p>
          </table:table-cell>
          <table:table-cell office:value-type="float" office:value="16.22" table:style-name="ce8">
            <text:p>16.22</text:p>
          </table:table-cell>
          <table:table-cell office:value-type="float" office:value="3.5679012025599999" table:formula="of:=0.219969248*[.B2]" table:style-name="ce8">
            <text:p>3.57</text:p>
          </table:table-cell>
          <table:table-cell office:value-type="float" office:value="192.2" table:style-name="ce8">
            <text:p>192.20</text:p>
          </table:table-cell>
          <table:table-cell office:value-type="float" office:value="53.869204635513682" table:formula="of:=[.D2]/[.C2]" table:style-name="ce9">
            <text:p>54</text:p>
          </table:table-cell>
          <table:table-cell office:value-type="currency" office:value="1.399" table:style-name="ce10">
            <text:p>£1.399</text:p>
          </table:table-cell>
          <table:table-cell office:value-type="currency" office:value="6.3599939000000001" table:formula="of:=4.5461*[.F2]" table:style-name="ce11">
            <text:p>£6.36</text:p>
          </table:table-cell>
          <table:table-cell office:value-type="currency" office:value="22.691779999999998" table:formula="of:=[.F2]*[.B2]" table:style-name="ce11">
            <text:p>£22.69</text:p>
          </table:table-cell>
          <table:table-cell office:value-type="currency" office:value="11.80633714880333" table:formula="of:=[.H2]/([.D2]/100)" table:style-name="ce11">
            <text:p>£11.81</text:p>
          </table:table-cell>
          <table:table-cell office:value-type="currency" office:value="7.0838022892819978" table:formula="of:=[.H2]/([.D2]/60)" table:style-name="ce11">
            <text:p>£7.08</text:p>
          </table:table-cell>
          <table:table-cell table:style-name="ce11"/>
          <table:table-cell table:number-columns-repeated="16373"/>
        </table:table-row>
        <table:table-row table:style-name="ro1">
          <table:table-cell office:value-type="date" office:date-value="2013-03-15T00:00:00" table:style-name="ce7">
            <text:p>15 March 2013</text:p>
          </table:table-cell>
          <table:table-cell office:value-type="float" office:value="15.16" table:style-name="ce8">
            <text:p>15.16</text:p>
          </table:table-cell>
          <table:table-cell office:value-type="float" office:value="3.3347337996799999" table:formula="of:=0.219969248*[.B3]" table:style-name="ce8">
            <text:p>3.33</text:p>
          </table:table-cell>
          <table:table-cell office:value-type="float" office:value="160.19999999999999" table:style-name="ce8">
            <text:p>160.20</text:p>
          </table:table-cell>
          <table:table-cell office:value-type="float" office:value="48.039816556083949" table:formula="of:=[.D3]/[.C3]" table:style-name="ce9">
            <text:p>48</text:p>
          </table:table-cell>
          <table:table-cell office:value-type="currency" office:value="1.359" table:style-name="ce10">
            <text:p>£1.359</text:p>
          </table:table-cell>
          <table:table-cell office:value-type="currency" office:value="6.1781499000000002" table:formula="of:=4.5461*[.F3]" table:style-name="ce11">
            <text:p>£6.18</text:p>
          </table:table-cell>
          <table:table-cell office:value-type="currency" office:value="20.602440000000001" table:formula="of:=[.F3]*[.B3]" table:style-name="ce11">
            <text:p>£20.60</text:p>
          </table:table-cell>
          <table:table-cell office:value-type="currency" office:value="12.860449438202249" table:formula="of:=[.H3]/([.D3]/100)" table:style-name="ce11">
            <text:p>£12.86</text:p>
          </table:table-cell>
          <table:table-cell office:value-type="currency" office:value="7.7162696629213494" table:formula="of:=[.H3]/([.D3]/60)" table:style-name="ce11">
            <text:p>£7.72</text:p>
          </table:table-cell>
          <table:table-cell office:value-type="string" table:style-name="ce11">
            <text:p>six hour traffic jam</text:p>
          </table:table-cell>
          <table:table-cell table:number-columns-repeated="16373"/>
        </table:table-row>
        <table:table-row table:style-name="ro1">
          <table:table-cell office:value-type="date" office:date-value="2013-03-22T00:00:00" table:style-name="ce7">
            <text:p>22 March 2013</text:p>
          </table:table-cell>
          <table:table-cell office:value-type="float" office:value="10.62" table:style-name="ce8">
            <text:p>10.62</text:p>
          </table:table-cell>
          <table:table-cell office:value-type="float" office:value="2.3360734137599999" table:formula="of:=0.219969248*[.B4]" table:style-name="ce8">
            <text:p>2.34</text:p>
          </table:table-cell>
          <table:table-cell office:value-type="float" office:value="130" table:style-name="ce8">
            <text:p>130.00</text:p>
          </table:table-cell>
          <table:table-cell office:value-type="float" office:value="55.648936045532921" table:formula="of:=[.D4]/[.C4]" table:style-name="ce9">
            <text:p>56</text:p>
          </table:table-cell>
          <table:table-cell office:value-type="currency" office:value="1.359" table:style-name="ce10">
            <text:p>£1.359</text:p>
          </table:table-cell>
          <table:table-cell office:value-type="currency" office:value="6.1781499000000002" table:formula="of:=4.5461*[.F4]" table:style-name="ce11">
            <text:p>£6.18</text:p>
          </table:table-cell>
          <table:table-cell office:value-type="currency" office:value="14.432579999999998" table:formula="of:=[.F4]*[.B4]" table:style-name="ce11">
            <text:p>£14.43</text:p>
          </table:table-cell>
          <table:table-cell office:value-type="currency" office:value="11.101984615384614" table:formula="of:=[.H4]/([.D4]/100)" table:style-name="ce11">
            <text:p>£11.10</text:p>
          </table:table-cell>
          <table:table-cell office:value-type="currency" office:value="6.6611907692307684" table:formula="of:=[.H4]/([.D4]/60)" table:style-name="ce11">
            <text:p>£6.66</text:p>
          </table:table-cell>
          <table:table-cell table:style-name="ce11"/>
          <table:table-cell table:number-columns-repeated="16373"/>
        </table:table-row>
        <table:table-row table:style-name="ro1">
          <table:table-cell office:value-type="date" office:date-value="2013-03-27T00:00:00" table:style-name="ce7">
            <text:p>27 March 2013</text:p>
          </table:table-cell>
          <table:table-cell office:value-type="float" office:value="10" table:style-name="ce8">
            <text:p>10.00</text:p>
          </table:table-cell>
          <table:table-cell office:value-type="float" office:value="2.19969248" table:formula="of:=0.219969248*[.B5]" table:style-name="ce8">
            <text:p>2.20</text:p>
          </table:table-cell>
          <table:table-cell office:value-type="float" office:value="119.2" table:style-name="ce8">
            <text:p>119.20</text:p>
          </table:table-cell>
          <table:table-cell office:value-type="float" office:value="54.189392873680234" table:formula="of:=[.D5]/[.C5]" table:style-name="ce9">
            <text:p>54</text:p>
          </table:table-cell>
          <table:table-cell office:value-type="currency" office:value="1.359" table:style-name="ce10">
            <text:p>£1.359</text:p>
          </table:table-cell>
          <table:table-cell office:value-type="currency" office:value="6.1781499000000002" table:formula="of:=4.5461*[.F5]" table:style-name="ce11">
            <text:p>£6.18</text:p>
          </table:table-cell>
          <table:table-cell office:value-type="currency" office:value="13.59" table:formula="of:=[.F5]*[.B5]" table:style-name="ce11">
            <text:p>£13.59</text:p>
          </table:table-cell>
          <table:table-cell office:value-type="currency" office:value="11.401006711409396" table:formula="of:=[.H5]/([.D5]/100)" table:style-name="ce11">
            <text:p>£11.40</text:p>
          </table:table-cell>
          <table:table-cell office:value-type="currency" office:value="6.8406040268456367" table:formula="of:=[.H5]/([.D5]/60)" table:style-name="ce11">
            <text:p>£6.84</text:p>
          </table:table-cell>
          <table:table-cell table:style-name="ce11"/>
          <table:table-cell table:number-columns-repeated="16373"/>
        </table:table-row>
        <table:table-row table:style-name="ro1">
          <table:table-cell office:value-type="date" office:date-value="2013-04-04T00:00:00" table:style-name="ce7">
            <text:p>04 April 2013</text:p>
          </table:table-cell>
          <table:table-cell office:value-type="float" office:value="11.89" table:style-name="ce8">
            <text:p>11.89</text:p>
          </table:table-cell>
          <table:table-cell office:value-type="float" office:value="2.6154343587200004" table:formula="of:=0.219969248*[.B6]" table:style-name="ce8">
            <text:p>2.62</text:p>
          </table:table-cell>
          <table:table-cell office:value-type="float" office:value="152.4" table:style-name="ce8">
            <text:p>152.40</text:p>
          </table:table-cell>
          <table:table-cell office:value-type="float" office:value="58.269479978302691" table:formula="of:=[.D6]/[.C6]" table:style-name="ce9">
            <text:p>58</text:p>
          </table:table-cell>
          <table:table-cell office:value-type="currency" office:value="1.359" table:style-name="ce10">
            <text:p>£1.359</text:p>
          </table:table-cell>
          <table:table-cell office:value-type="currency" office:value="6.1781499000000002" table:formula="of:=4.5461*[.F6]" table:style-name="ce12">
            <text:p>£6.18</text:p>
          </table:table-cell>
          <table:table-cell office:value-type="currency" office:value="16.15851" table:formula="of:=[.F6]*[.B6]" table:style-name="ce12">
            <text:p>£16.16</text:p>
          </table:table-cell>
          <table:table-cell office:value-type="currency" office:value="10.6026968503937" table:formula="of:=[.H6]/([.D6]/100)" table:style-name="ce12">
            <text:p>£10.60</text:p>
          </table:table-cell>
          <table:table-cell office:value-type="currency" office:value="6.3616181102362201" table:formula="of:=[.H6]/([.D6]/60)" table:style-name="ce12">
            <text:p>£6.36</text:p>
          </table:table-cell>
          <table:table-cell table:style-name="ce11"/>
          <table:table-cell table:number-columns-repeated="16373"/>
        </table:table-row>
        <table:table-row table:style-name="ro1">
          <table:table-cell office:value-type="date" office:date-value="2013-04-18T00:00:00" table:style-name="ce7">
            <text:p>18 April 2013</text:p>
          </table:table-cell>
          <table:table-cell office:value-type="float" office:value="9.39" table:style-name="ce8">
            <text:p>9.39</text:p>
          </table:table-cell>
          <table:table-cell office:value-type="float" office:value="2.0655112387200001" table:formula="of:=0.219969248*[.B7]" table:style-name="ce8">
            <text:p>2.07</text:p>
          </table:table-cell>
          <table:table-cell office:value-type="float" office:value="125.2" table:style-name="ce8">
            <text:p>125.20</text:p>
          </table:table-cell>
          <table:table-cell office:value-type="float" office:value="60.614533415749698" table:formula="of:=[.D7]/[.C7]" table:style-name="ce9">
            <text:p>61</text:p>
          </table:table-cell>
          <table:table-cell office:value-type="currency" office:value="1.359" table:style-name="ce10">
            <text:p>£1.359</text:p>
          </table:table-cell>
          <table:table-cell office:value-type="currency" office:value="6.1781499000000002" table:formula="of:=4.5461*[.F7]" table:style-name="ce12">
            <text:p>£6.18</text:p>
          </table:table-cell>
          <table:table-cell office:value-type="currency" office:value="12.761010000000001" table:formula="of:=[.F7]*[.B7]" table:style-name="ce12">
            <text:p>£12.76</text:p>
          </table:table-cell>
          <table:table-cell office:value-type="currency" office:value="10.192500000000001" table:formula="of:=[.H7]/([.D7]/100)" table:style-name="ce12">
            <text:p>£10.19</text:p>
          </table:table-cell>
          <table:table-cell office:value-type="currency" office:value="6.1154999999999999" table:formula="of:=[.H7]/([.D7]/60)" table:style-name="ce12">
            <text:p>£6.12</text:p>
          </table:table-cell>
          <table:table-cell table:style-name="ce11"/>
          <table:table-cell table:number-columns-repeated="16373"/>
        </table:table-row>
        <table:table-row table:style-name="ro1">
          <table:table-cell office:value-type="date" office:date-value="2013-05-02T00:00:00" table:style-name="ce7">
            <text:p>02 May 2013</text:p>
          </table:table-cell>
          <table:table-cell office:value-type="float" office:value="15.33" table:style-name="ce8">
            <text:p>15.33</text:p>
          </table:table-cell>
          <table:table-cell office:value-type="float" office:value="3.3721285718400003" table:formula="of:=0.219969248*[.B8]" table:style-name="ce8">
            <text:p>3.37</text:p>
          </table:table-cell>
          <table:table-cell office:value-type="float" office:value="206.6" table:style-name="ce8">
            <text:p>206.60</text:p>
          </table:table-cell>
          <table:table-cell office:value-type="float" office:value="61.266940331183399" table:formula="of:=[.D8]/[.C8]" table:style-name="ce9">
            <text:p>61</text:p>
          </table:table-cell>
          <table:table-cell office:value-type="currency" office:value="1.3089999999999999" table:style-name="ce10">
            <text:p>£1.309</text:p>
          </table:table-cell>
          <table:table-cell office:value-type="currency" office:value="5.9508448999999999" table:formula="of:=4.5461*[.F8]" table:style-name="ce12">
            <text:p>£5.95</text:p>
          </table:table-cell>
          <table:table-cell office:value-type="currency" office:value="20.066969999999998" table:formula="of:=[.F8]*[.B8]" table:style-name="ce12">
            <text:p>£20.07</text:p>
          </table:table-cell>
          <table:table-cell office:value-type="currency" office:value="9.7129574056147145" table:formula="of:=[.H8]/([.D8]/100)" table:style-name="ce12">
            <text:p>£9.71</text:p>
          </table:table-cell>
          <table:table-cell office:value-type="currency" office:value="5.8277744433688277" table:formula="of:=[.H8]/([.D8]/60)" table:style-name="ce12">
            <text:p>£5.83</text:p>
          </table:table-cell>
          <table:table-cell table:style-name="ce11"/>
          <table:table-cell table:number-columns-repeated="16373"/>
        </table:table-row>
        <table:table-row table:style-name="ro1">
          <table:table-cell office:value-type="date" office:date-value="2013-05-15T00:00:00" table:style-name="ce7">
            <text:p>15 May 2013</text:p>
          </table:table-cell>
          <table:table-cell office:value-type="float" office:value="15.9" table:style-name="ce8">
            <text:p>15.90</text:p>
          </table:table-cell>
          <table:table-cell office:value-type="float" office:value="3.4975110432000003" table:formula="of:=0.219969248*[.B9]" table:style-name="ce8">
            <text:p>3.50</text:p>
          </table:table-cell>
          <table:table-cell office:value-type="float" office:value="200.8" table:style-name="ce8">
            <text:p>200.80</text:p>
          </table:table-cell>
          <table:table-cell office:value-type="float" office:value="57.412256178691223" table:formula="of:=[.D9]/[.C9]" table:style-name="ce9">
            <text:p>57</text:p>
          </table:table-cell>
          <table:table-cell office:value-type="currency" office:value="1.3089999999999999" table:style-name="ce10">
            <text:p>£1.309</text:p>
          </table:table-cell>
          <table:table-cell office:value-type="currency" office:value="5.9508448999999999" table:formula="of:=4.5461*[.F9]" table:style-name="ce12">
            <text:p>£5.95</text:p>
          </table:table-cell>
          <table:table-cell office:value-type="currency" office:value="20.813099999999999" table:formula="of:=[.F9]*[.B9]" table:style-name="ce12">
            <text:p>£20.81</text:p>
          </table:table-cell>
          <table:table-cell office:value-type="currency" office:value="10.365089641434261" table:formula="of:=[.H9]/([.D9]/100)" table:style-name="ce12">
            <text:p>£10.37</text:p>
          </table:table-cell>
          <table:table-cell office:value-type="currency" office:value="6.2190537848605576" table:formula="of:=[.H9]/([.D9]/60)" table:style-name="ce12">
            <text:p>£6.22</text:p>
          </table:table-cell>
          <table:table-cell table:style-name="ce11"/>
          <table:table-cell table:number-columns-repeated="16373"/>
        </table:table-row>
        <table:table-row table:style-name="ro1">
          <table:table-cell office:value-type="date" office:date-value="2013-06-06T00:00:00" table:style-name="ce7">
            <text:p>06 June 2013</text:p>
          </table:table-cell>
          <table:table-cell office:value-type="float" office:value="17.25" table:style-name="ce8">
            <text:p>17.25</text:p>
          </table:table-cell>
          <table:table-cell office:value-type="float" office:value="3.794469528" table:formula="of:=0.219969248*[.B10]" table:style-name="ce8">
            <text:p>3.79</text:p>
          </table:table-cell>
          <table:table-cell office:value-type="float" office:value="225.6" table:style-name="ce8">
            <text:p>225.60</text:p>
          </table:table-cell>
          <table:table-cell office:value-type="float" office:value="59.454951037361447" table:formula="of:=[.D10]/[.C10]" table:style-name="ce9">
            <text:p>59</text:p>
          </table:table-cell>
          <table:table-cell office:value-type="currency" office:value="1.339" table:style-name="ce10">
            <text:p>£1.339</text:p>
          </table:table-cell>
          <table:table-cell office:value-type="currency" office:value="6.0872279000000002" table:formula="of:=4.5461*[.F10]" table:style-name="ce12">
            <text:p>£6.09</text:p>
          </table:table-cell>
          <table:table-cell office:value-type="currency" office:value="23.097749999999998" table:formula="of:=[.F10]*[.B10]" table:style-name="ce12">
            <text:p>£23.10</text:p>
          </table:table-cell>
          <table:table-cell office:value-type="currency" office:value="10.238364361702128" table:formula="of:=[.H10]/([.D10]/100)" table:style-name="ce12">
            <text:p>£10.24</text:p>
          </table:table-cell>
          <table:table-cell office:value-type="currency" office:value="6.1430186170212764" table:formula="of:=[.H10]/([.D10]/60)" table:style-name="ce12">
            <text:p>£6.14</text:p>
          </table:table-cell>
          <table:table-cell table:style-name="ce11"/>
          <table:table-cell table:number-columns-repeated="16373"/>
        </table:table-row>
        <table:table-row table:style-name="ro1">
          <table:table-cell office:value-type="date" office:date-value="2013-06-16T00:00:00" table:style-name="ce7">
            <text:p>16 June 2013</text:p>
          </table:table-cell>
          <table:table-cell office:value-type="float" office:value="17.989999999999998" table:style-name="ce8">
            <text:p>17.99</text:p>
          </table:table-cell>
          <table:table-cell office:value-type="float" office:value="3.9572467715199999" table:formula="of:=0.219969248*[.B11]" table:style-name="ce8">
            <text:p>3.96</text:p>
          </table:table-cell>
          <table:table-cell office:value-type="float" office:value="213.5" table:style-name="ce8">
            <text:p>213.50</text:p>
          </table:table-cell>
          <table:table-cell office:value-type="float" office:value="53.951651824329744" table:formula="of:=[.D11]/[.C11]" table:style-name="ce9">
            <text:p>54</text:p>
          </table:table-cell>
          <table:table-cell office:value-type="currency" office:value="1.327" table:style-name="ce10">
            <text:p>£1.327</text:p>
          </table:table-cell>
          <table:table-cell office:value-type="currency" office:value="6.0326747000000003" table:formula="of:=4.5461*[.F11]" table:style-name="ce12">
            <text:p>£6.03</text:p>
          </table:table-cell>
          <table:table-cell office:value-type="currency" office:value="23.872729999999997" table:formula="of:=[.F11]*[.B11]" table:style-name="ce12">
            <text:p>£23.87</text:p>
          </table:table-cell>
          <table:table-cell office:value-type="currency" office:value="11.18160655737705" table:formula="of:=[.H11]/([.D11]/100)" table:style-name="ce12">
            <text:p>£11.18</text:p>
          </table:table-cell>
          <table:table-cell office:value-type="currency" office:value="6.7089639344262295" table:formula="of:=[.H11]/([.D11]/60)" table:style-name="ce12">
            <text:p>£6.71</text:p>
          </table:table-cell>
          <table:table-cell table:style-name="ce11"/>
          <table:table-cell table:number-columns-repeated="16373"/>
        </table:table-row>
        <table:table-row table:style-name="ro1">
          <table:table-cell office:value-type="date" office:date-value="2013-07-01T00:00:00" table:style-name="ce7">
            <text:p>01 July 2013</text:p>
          </table:table-cell>
          <table:table-cell office:value-type="float" office:value="24.46" table:style-name="ce8">
            <text:p>24.46</text:p>
          </table:table-cell>
          <table:table-cell office:value-type="float" office:value="5.3804478060800003" table:formula="of:=0.219969248*[.B12]" table:style-name="ce8">
            <text:p>5.38</text:p>
          </table:table-cell>
          <table:table-cell office:value-type="float" office:value="327" table:style-name="ce8">
            <text:p>327.00</text:p>
          </table:table-cell>
          <table:table-cell office:value-type="float" office:value="60.775610466936278" table:formula="of:=[.D12]/[.C12]" table:style-name="ce9">
            <text:p>61</text:p>
          </table:table-cell>
          <table:table-cell office:value-type="currency" office:value="1.319" table:style-name="ce10">
            <text:p>£1.319</text:p>
          </table:table-cell>
          <table:table-cell office:value-type="currency" office:value="5.9963058999999994" table:formula="of:=4.5461*[.F12]" table:style-name="ce12">
            <text:p>£6.00</text:p>
          </table:table-cell>
          <table:table-cell office:value-type="currency" office:value="32.262740000000001" table:formula="of:=[.F12]*[.B12]" table:style-name="ce12">
            <text:p>£32.26</text:p>
          </table:table-cell>
          <table:table-cell office:value-type="currency" office:value="9.8662813455657492" table:formula="of:=[.H12]/([.D12]/100)" table:style-name="ce12">
            <text:p>£9.87</text:p>
          </table:table-cell>
          <table:table-cell office:value-type="currency" office:value="5.9197688073394499" table:formula="of:=[.H12]/([.D12]/60)" table:style-name="ce12">
            <text:p>£5.92</text:p>
          </table:table-cell>
          <table:table-cell table:style-name="ce11"/>
          <table:table-cell table:number-columns-repeated="16373"/>
        </table:table-row>
        <table:table-row table:style-name="ro1">
          <table:table-cell office:value-type="date" office:date-value="2013-07-06T00:00:00" table:style-name="ce7">
            <text:p>06 July 2013</text:p>
          </table:table-cell>
          <table:table-cell office:value-type="float" office:value="7.12" table:style-name="ce8">
            <text:p>7.12</text:p>
          </table:table-cell>
          <table:table-cell office:value-type="float" office:value="1.5661810457600001" table:formula="of:=0.219969248*[.B13]" table:style-name="ce8">
            <text:p>1.57</text:p>
          </table:table-cell>
          <table:table-cell office:value-type="float" office:value="103.5" table:style-name="ce8">
            <text:p>103.50</text:p>
          </table:table-cell>
          <table:table-cell office:value-type="float" office:value="66.084313994347895" table:formula="of:=[.D13]/[.C13]" table:style-name="ce9">
            <text:p>66</text:p>
          </table:table-cell>
          <table:table-cell office:value-type="currency" office:value="1.2989999999999999" table:style-name="ce10">
            <text:p>£1.299</text:p>
          </table:table-cell>
          <table:table-cell office:value-type="currency" office:value="5.9053838999999995" table:formula="of:=4.5461*[.F13]" table:style-name="ce12">
            <text:p>£5.91</text:p>
          </table:table-cell>
          <table:table-cell office:value-type="currency" office:value="9.2488799999999998" table:formula="of:=[.F13]*[.B13]" table:style-name="ce12">
            <text:p>£9.25</text:p>
          </table:table-cell>
          <table:table-cell office:value-type="currency" office:value="8.9361159420289855" table:formula="of:=[.H13]/([.D13]/100)" table:style-name="ce12">
            <text:p>£8.94</text:p>
          </table:table-cell>
          <table:table-cell office:value-type="currency" office:value="5.3616695652173911" table:formula="of:=[.H13]/([.D13]/60)" table:style-name="ce12">
            <text:p>£5.36</text:p>
          </table:table-cell>
          <table:table-cell table:style-name="ce11"/>
          <table:table-cell table:number-columns-repeated="16373"/>
        </table:table-row>
        <table:table-row table:style-name="ro1">
          <table:table-cell office:value-type="date" office:date-value="2013-07-23T00:00:00" table:style-name="ce7">
            <text:p>23 July 2013</text:p>
          </table:table-cell>
          <table:table-cell office:value-type="float" office:value="17.48" table:style-name="ce8">
            <text:p>17.48</text:p>
          </table:table-cell>
          <table:table-cell office:value-type="float" office:value="3.8450624550400003" table:formula="of:=0.219969248*[.B14]" table:style-name="ce8">
            <text:p>3.85</text:p>
          </table:table-cell>
          <table:table-cell office:value-type="float" office:value="252" table:style-name="ce8">
            <text:p>252.00</text:p>
          </table:table-cell>
          <table:table-cell office:value-type="float" office:value="65.538597343116095" table:formula="of:=[.D14]/[.C14]" table:style-name="ce9">
            <text:p>66</text:p>
          </table:table-cell>
          <table:table-cell office:value-type="currency" office:value="1.369" table:style-name="ce10">
            <text:p>£1.369</text:p>
          </table:table-cell>
          <table:table-cell office:value-type="currency" office:value="6.2236108999999997" table:formula="of:=4.5461*[.F14]" table:style-name="ce12">
            <text:p>£6.22</text:p>
          </table:table-cell>
          <table:table-cell office:value-type="currency" office:value="23.930119999999999" table:formula="of:=[.F14]*[.B14]" table:style-name="ce12">
            <text:p>£23.93</text:p>
          </table:table-cell>
          <table:table-cell office:value-type="currency" office:value="9.496079365079364" table:formula="of:=[.H14]/([.D14]/100)" table:style-name="ce12">
            <text:p>£9.50</text:p>
          </table:table-cell>
          <table:table-cell office:value-type="currency" office:value="5.6976476190476184" table:formula="of:=[.H14]/([.D14]/60)" table:style-name="ce12">
            <text:p>£5.70</text:p>
          </table:table-cell>
          <table:table-cell table:style-name="ce11"/>
          <table:table-cell table:number-columns-repeated="16373"/>
        </table:table-row>
        <table:table-row table:style-name="ro1">
          <table:table-cell office:value-type="date" office:date-value="2013-07-29T00:00:00" table:style-name="ce7">
            <text:p>29 July 2013</text:p>
          </table:table-cell>
          <table:table-cell office:value-type="float" office:value="25.5" table:style-name="ce8">
            <text:p>25.50</text:p>
          </table:table-cell>
          <table:table-cell office:value-type="float" office:value="5.6092158240000005" table:formula="of:=0.219969248*[.B15]" table:style-name="ce8">
            <text:p>5.61</text:p>
          </table:table-cell>
          <table:table-cell office:value-type="float" office:value="312" table:style-name="ce8">
            <text:p>312.00</text:p>
          </table:table-cell>
          <table:table-cell office:value-type="float" office:value="55.622748310923249" table:formula="of:=[.D15]/[.C15]" table:style-name="ce9">
            <text:p>56</text:p>
          </table:table-cell>
          <table:table-cell office:value-type="currency" office:value="1.347" table:style-name="ce10">
            <text:p>£1.347</text:p>
          </table:table-cell>
          <table:table-cell office:value-type="currency" office:value="6.1235967000000002" table:formula="of:=4.5461*[.F15]" table:style-name="ce12">
            <text:p>£6.12</text:p>
          </table:table-cell>
          <table:table-cell office:value-type="currency" office:value="34.348500000000001" table:formula="of:=[.F15]*[.B15]" table:style-name="ce12">
            <text:p>£34.35</text:p>
          </table:table-cell>
          <table:table-cell office:value-type="currency" office:value="11.009134615384616" table:formula="of:=[.H15]/([.D15]/100)" table:style-name="ce12">
            <text:p>£11.01</text:p>
          </table:table-cell>
          <table:table-cell office:value-type="currency" office:value="6.6054807692307689" table:formula="of:=[.H15]/([.D15]/60)" table:style-name="ce12">
            <text:p>£6.61</text:p>
          </table:table-cell>
          <table:table-cell office:value-type="string" table:style-name="ce11">
            <text:p>Top Box On</text:p>
          </table:table-cell>
          <table:table-cell table:number-columns-repeated="16373"/>
        </table:table-row>
        <table:table-row table:style-name="ro1">
          <table:table-cell office:value-type="date" office:date-value="2013-08-02T00:00:00" table:style-name="ce7">
            <text:p>02 August 2013</text:p>
          </table:table-cell>
          <table:table-cell office:value-type="float" office:value="15.05" table:style-name="ce8">
            <text:p>15.05</text:p>
          </table:table-cell>
          <table:table-cell office:value-type="float" office:value="3.3105371824000001" table:formula="of:=0.219969248*[.B16]" table:style-name="ce8">
            <text:p>3.31</text:p>
          </table:table-cell>
          <table:table-cell office:value-type="float" office:value="204" table:style-name="ce8">
            <text:p>204.00</text:p>
          </table:table-cell>
          <table:table-cell office:value-type="float" office:value="61.621419352888402" table:formula="of:=[.D16]/[.C16]" table:style-name="ce9">
            <text:p>62</text:p>
          </table:table-cell>
          <table:table-cell office:value-type="currency" office:value="1.327" table:style-name="ce10">
            <text:p>£1.327</text:p>
          </table:table-cell>
          <table:table-cell office:value-type="currency" office:value="6.0326747000000003" table:formula="of:=4.5461*[.F16]" table:style-name="ce12">
            <text:p>£6.03</text:p>
          </table:table-cell>
          <table:table-cell office:value-type="currency" office:value="19.971350000000001" table:formula="of:=[.F16]*[.B16]" table:style-name="ce12">
            <text:p>£19.97</text:p>
          </table:table-cell>
          <table:table-cell office:value-type="currency" office:value="9.7898774509803932" table:formula="of:=[.H16]/([.D16]/100)" table:style-name="ce12">
            <text:p>£9.79</text:p>
          </table:table-cell>
          <table:table-cell office:value-type="currency" office:value="5.8739264705882359" table:formula="of:=[.H16]/([.D16]/60)" table:style-name="ce12">
            <text:p>£5.87</text:p>
          </table:table-cell>
          <table:table-cell office:value-type="string" table:style-name="ce11">
            <text:p>Top Box On</text:p>
          </table:table-cell>
          <table:table-cell table:number-columns-repeated="16373"/>
        </table:table-row>
        <table:table-row table:style-name="ro1">
          <table:table-cell office:value-type="date" office:date-value="2013-08-11T00:00:00" table:style-name="ce7">
            <text:p>11 August 2013</text:p>
          </table:table-cell>
          <table:table-cell office:value-type="float" office:value="39.78" table:formula="of:=32.53+7.25" table:style-name="ce8">
            <text:p>39.78</text:p>
          </table:table-cell>
          <table:table-cell office:value-type="float" office:value="8.7503766854400009" table:formula="of:=0.219969248*[.B17]" table:style-name="ce8">
            <text:p>8.75</text:p>
          </table:table-cell>
          <table:table-cell office:value-type="float" office:value="512" table:style-name="ce8">
            <text:p>512.00</text:p>
          </table:table-cell>
          <table:table-cell office:value-type="float" office:value="58.51176679650046" table:formula="of:=[.D17]/[.C17]" table:style-name="ce9">
            <text:p>59</text:p>
          </table:table-cell>
          <table:table-cell office:value-type="currency" office:value="1.327" table:style-name="ce10">
            <text:p>£1.327</text:p>
          </table:table-cell>
          <table:table-cell office:value-type="currency" office:value="6.0326747000000003" table:formula="of:=4.5461*[.F17]" table:style-name="ce12">
            <text:p>£6.03</text:p>
          </table:table-cell>
          <table:table-cell office:value-type="currency" office:value="52.788060000000002" table:formula="of:=[.F17]*[.B17]" table:style-name="ce12">
            <text:p>£52.79</text:p>
          </table:table-cell>
          <table:table-cell office:value-type="currency" office:value="10.310167968750001" table:formula="of:=[.H17]/([.D17]/100)" table:style-name="ce12">
            <text:p>£10.31</text:p>
          </table:table-cell>
          <table:table-cell office:value-type="currency" office:value="6.1861007812500004" table:formula="of:=[.H17]/([.D17]/60)" table:style-name="ce12">
            <text:p>£6.19</text:p>
          </table:table-cell>
          <table:table-cell office:value-type="string" table:style-name="ce11">
            <text:p>Top Box On</text:p>
          </table:table-cell>
          <table:table-cell table:number-columns-repeated="16373"/>
        </table:table-row>
        <table:table-row table:style-name="ro1">
          <table:table-cell office:value-type="date" office:date-value="2013-08-11T00:00:00" table:style-name="ce7">
            <text:p>11 August 2013</text:p>
          </table:table-cell>
          <table:table-cell office:value-type="float" office:value="13.01" table:style-name="ce8">
            <text:p>13.01</text:p>
          </table:table-cell>
          <table:table-cell office:value-type="float" office:value="2.8617999164799999" table:formula="of:=0.219969248*[.B18]" table:style-name="ce8">
            <text:p>2.86</text:p>
          </table:table-cell>
          <table:table-cell office:value-type="float" office:value="188" table:style-name="ce8">
            <text:p>188.00</text:p>
          </table:table-cell>
          <table:table-cell office:value-type="float" office:value="65.69292245673104" table:formula="of:=[.D18]/[.C18]" table:style-name="ce9">
            <text:p>66</text:p>
          </table:table-cell>
          <table:table-cell office:value-type="currency" office:value="1.369" table:style-name="ce10">
            <text:p>£1.369</text:p>
          </table:table-cell>
          <table:table-cell office:value-type="currency" office:value="6.2236108999999997" table:formula="of:=4.5461*[.F18]" table:style-name="ce12">
            <text:p>£6.22</text:p>
          </table:table-cell>
          <table:table-cell office:value-type="currency" office:value="17.810690000000001" table:formula="of:=[.F18]*[.B18]" table:style-name="ce12">
            <text:p>£17.81</text:p>
          </table:table-cell>
          <table:table-cell office:value-type="currency" office:value="9.4737712765957465" table:formula="of:=[.H18]/([.D18]/100)" table:style-name="ce12">
            <text:p>£9.47</text:p>
          </table:table-cell>
          <table:table-cell office:value-type="currency" office:value="5.6842627659574472" table:formula="of:=[.H18]/([.D18]/60)" table:style-name="ce12">
            <text:p>£5.68</text:p>
          </table:table-cell>
          <table:table-cell office:value-type="string" table:style-name="ce11">
            <text:p>Top Box On</text:p>
          </table:table-cell>
          <table:table-cell table:number-columns-repeated="16373"/>
        </table:table-row>
        <table:table-row table:style-name="ro1">
          <table:table-cell office:value-type="date" office:date-value="2013-08-23T00:00:00" table:style-name="ce7">
            <text:p>23 August 2013</text:p>
          </table:table-cell>
          <table:table-cell office:value-type="float" office:value="16.87" table:style-name="ce8">
            <text:p>16.87</text:p>
          </table:table-cell>
          <table:table-cell office:value-type="float" office:value="3.7108812137600005" table:formula="of:=0.219969248*[.B19]" table:style-name="ce8">
            <text:p>3.71</text:p>
          </table:table-cell>
          <table:table-cell office:value-type="float" office:value="248" table:style-name="ce8">
            <text:p>248.00</text:p>
          </table:table-cell>
          <table:table-cell office:value-type="float" office:value="66.830487346351177" table:formula="of:=[.D19]/[.C19]" table:style-name="ce9">
            <text:p>67</text:p>
          </table:table-cell>
          <table:table-cell office:value-type="currency" office:value="1.369" table:style-name="ce10">
            <text:p>£1.369</text:p>
          </table:table-cell>
          <table:table-cell office:value-type="currency" office:value="6.2236108999999997" table:formula="of:=4.5461*[.F19]" table:style-name="ce12">
            <text:p>£6.22</text:p>
          </table:table-cell>
          <table:table-cell office:value-type="currency" office:value="23.095030000000001" table:formula="of:=[.F19]*[.B19]" table:style-name="ce12">
            <text:p>£23.10</text:p>
          </table:table-cell>
          <table:table-cell office:value-type="currency" office:value="9.3125120967741939" table:formula="of:=[.H19]/([.D19]/100)" table:style-name="ce12">
            <text:p>£9.31</text:p>
          </table:table-cell>
          <table:table-cell office:value-type="currency" office:value="5.587507258064516" table:formula="of:=[.H19]/([.D19]/60)" table:style-name="ce12">
            <text:p>£5.59</text:p>
          </table:table-cell>
          <table:table-cell table:style-name="ce11"/>
          <table:table-cell table:number-columns-repeated="16373"/>
        </table:table-row>
        <table:table-row table:style-name="ro1">
          <table:table-cell office:value-type="date" office:date-value="2013-09-06T00:00:00" table:style-name="ce7">
            <text:p>06 September 2013</text:p>
          </table:table-cell>
          <table:table-cell office:value-type="float" office:value="30.16" table:style-name="ce8">
            <text:p>30.16</text:p>
          </table:table-cell>
          <table:table-cell office:value-type="float" office:value="6.6342725196800005" table:formula="of:=0.219969248*[.B20]" table:style-name="ce8">
            <text:p>6.63</text:p>
          </table:table-cell>
          <table:table-cell office:value-type="float" office:value="417.4" table:style-name="ce8">
            <text:p>417.40</text:p>
          </table:table-cell>
          <table:table-cell office:value-type="float" office:value="62.91571513859563" table:formula="of:=[.D20]/[.C20]" table:style-name="ce9">
            <text:p>63</text:p>
          </table:table-cell>
          <table:table-cell office:value-type="currency" office:value="1.349" table:style-name="ce10">
            <text:p>£1.349</text:p>
          </table:table-cell>
          <table:table-cell office:value-type="currency" office:value="6.1326888999999998" table:formula="of:=4.5461*[.F20]" table:style-name="ce12">
            <text:p>£6.13</text:p>
          </table:table-cell>
          <table:table-cell office:value-type="currency" office:value="40.685839999999999" table:formula="of:=[.F20]*[.B20]" table:style-name="ce12">
            <text:p>£40.69</text:p>
          </table:table-cell>
          <table:table-cell office:value-type="currency" office:value="9.747446094873025" table:formula="of:=[.H20]/([.D20]/100)" table:style-name="ce12">
            <text:p>£9.75</text:p>
          </table:table-cell>
          <table:table-cell office:value-type="currency" office:value="5.8484676569238143" table:formula="of:=[.H20]/([.D20]/60)" table:style-name="ce12">
            <text:p>£5.85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3-09-17T00:00:00" table:style-name="ce7">
            <text:p>17 September 2013</text:p>
          </table:table-cell>
          <table:table-cell office:value-type="float" office:value="15.87" table:style-name="ce8">
            <text:p>15.87</text:p>
          </table:table-cell>
          <table:table-cell office:value-type="float" office:value="3.4909119657600001" table:formula="of:=0.219969248*[.B21]" table:style-name="ce8">
            <text:p>3.49</text:p>
          </table:table-cell>
          <table:table-cell office:value-type="float" office:value="202.4" table:style-name="ce8">
            <text:p>202.40</text:p>
          </table:table-cell>
          <table:table-cell office:value-type="float" office:value="57.979118919412763" table:formula="of:=[.D21]/[.C21]" table:style-name="ce9">
            <text:p>58</text:p>
          </table:table-cell>
          <table:table-cell office:value-type="currency" office:value="1.359" table:style-name="ce10">
            <text:p>£1.359</text:p>
          </table:table-cell>
          <table:table-cell office:value-type="currency" office:value="6.1781499000000002" table:formula="of:=4.5461*[.F21]" table:style-name="ce12">
            <text:p>£6.18</text:p>
          </table:table-cell>
          <table:table-cell office:value-type="currency" office:value="21.567329999999998" table:formula="of:=[.F21]*[.B21]" table:style-name="ce12">
            <text:p>£21.57</text:p>
          </table:table-cell>
          <table:table-cell office:value-type="currency" office:value="10.655795454545453" table:formula="of:=[.H21]/([.D21]/100)" table:style-name="ce12">
            <text:p>£10.66</text:p>
          </table:table-cell>
          <table:table-cell office:value-type="currency" office:value="6.3934772727272717" table:formula="of:=[.H21]/([.D21]/60)" table:style-name="ce12">
            <text:p>£6.39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3-10-03T00:00:00" table:style-name="ce7">
            <text:p>03 October 2013</text:p>
          </table:table-cell>
          <table:table-cell office:value-type="float" office:value="13.94" table:style-name="ce8">
            <text:p>13.94</text:p>
          </table:table-cell>
          <table:table-cell office:value-type="float" office:value="3.0663713171199998" table:formula="of:=0.219969248*[.B22]" table:style-name="ce8">
            <text:p>3.07</text:p>
          </table:table-cell>
          <table:table-cell office:value-type="float" office:value="191" table:style-name="ce8">
            <text:p>191.00</text:p>
          </table:table-cell>
          <table:table-cell office:value-type="float" office:value="62.288607688709796" table:formula="of:=[.D22]/[.C22]" table:style-name="ce9">
            <text:p>62</text:p>
          </table:table-cell>
          <table:table-cell office:value-type="currency" office:value="1.2989999999999999" table:style-name="ce10">
            <text:p>£1.299</text:p>
          </table:table-cell>
          <table:table-cell office:value-type="currency" office:value="5.9053838999999995" table:formula="of:=4.5461*[.F22]" table:style-name="ce12">
            <text:p>£5.91</text:p>
          </table:table-cell>
          <table:table-cell office:value-type="currency" office:value="18.108059999999998" table:formula="of:=[.F22]*[.B22]" table:style-name="ce12">
            <text:p>£18.11</text:p>
          </table:table-cell>
          <table:table-cell office:value-type="currency" office:value="9.4806596858638734" table:formula="of:=[.H22]/([.D22]/100)" table:style-name="ce12">
            <text:p>£9.48</text:p>
          </table:table-cell>
          <table:table-cell office:value-type="currency" office:value="5.6883958115183244" table:formula="of:=[.H22]/([.D22]/60)" table:style-name="ce12">
            <text:p>£5.69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3-10-13T00:00:00" table:style-name="ce7">
            <text:p>13 October 2013</text:p>
          </table:table-cell>
          <table:table-cell office:value-type="float" office:value="12.82" table:style-name="ce8">
            <text:p>12.82</text:p>
          </table:table-cell>
          <table:table-cell office:value-type="float" office:value="2.8200057593600003" table:formula="of:=0.219969248*[.B23]" table:style-name="ce8">
            <text:p>2.82</text:p>
          </table:table-cell>
          <table:table-cell office:value-type="float" office:value="160.19999999999999" table:style-name="ce8">
            <text:p>160.20</text:p>
          </table:table-cell>
          <table:table-cell office:value-type="float" office:value="56.80839461702282" table:formula="of:=[.D23]/[.C23]" table:style-name="ce9">
            <text:p>57</text:p>
          </table:table-cell>
          <table:table-cell office:value-type="currency" office:value="1.2989999999999999" table:style-name="ce10">
            <text:p>£1.299</text:p>
          </table:table-cell>
          <table:table-cell office:value-type="currency" office:value="5.9053838999999995" table:formula="of:=4.5461*[.F23]" table:style-name="ce12">
            <text:p>£5.91</text:p>
          </table:table-cell>
          <table:table-cell office:value-type="currency" office:value="16.653179999999999" table:formula="of:=[.F23]*[.B23]" table:style-name="ce12">
            <text:p>£16.65</text:p>
          </table:table-cell>
          <table:table-cell office:value-type="currency" office:value="10.395243445692884" table:formula="of:=[.H23]/([.D23]/100)" table:style-name="ce12">
            <text:p>£10.40</text:p>
          </table:table-cell>
          <table:table-cell office:value-type="currency" office:value="6.23714606741573" table:formula="of:=[.H23]/([.D23]/60)" table:style-name="ce12">
            <text:p>£6.24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3-10-22T00:00:00" table:style-name="ce7">
            <text:p>22 October 2013</text:p>
          </table:table-cell>
          <table:table-cell office:value-type="float" office:value="18.48" table:style-name="ce8">
            <text:p>18.48</text:p>
          </table:table-cell>
          <table:table-cell office:value-type="float" office:value="4.0650317030399998" table:formula="of:=0.219969248*[.B24]" table:style-name="ce8">
            <text:p>4.07</text:p>
          </table:table-cell>
          <table:table-cell office:value-type="float" office:value="247" table:style-name="ce8">
            <text:p>247.00</text:p>
          </table:table-cell>
          <table:table-cell office:value-type="float" office:value="60.762133740625721" table:formula="of:=[.D24]/[.C24]" table:style-name="ce9">
            <text:p>61</text:p>
          </table:table-cell>
          <table:table-cell office:value-type="currency" office:value="1.2989999999999999" table:style-name="ce10">
            <text:p>£1.299</text:p>
          </table:table-cell>
          <table:table-cell office:value-type="currency" office:value="5.9053838999999995" table:formula="of:=4.5461*[.F24]" table:style-name="ce12">
            <text:p>£5.91</text:p>
          </table:table-cell>
          <table:table-cell office:value-type="currency" office:value="24.005520000000001" table:formula="of:=[.F24]*[.B24]" table:style-name="ce12">
            <text:p>£24.01</text:p>
          </table:table-cell>
          <table:table-cell office:value-type="currency" office:value="9.7188340080971649" table:formula="of:=[.H24]/([.D24]/100)" table:style-name="ce12">
            <text:p>£9.72</text:p>
          </table:table-cell>
          <table:table-cell office:value-type="currency" office:value="5.8313004048583004" table:formula="of:=[.H24]/([.D24]/60)" table:style-name="ce12">
            <text:p>£5.83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3-11-04T00:00:00" table:style-name="ce7">
            <text:p>04 November 2013</text:p>
          </table:table-cell>
          <table:table-cell office:value-type="float" office:value="21.18" table:style-name="ce8">
            <text:p>21.18</text:p>
          </table:table-cell>
          <table:table-cell office:value-type="float" office:value="4.6589486726400002" table:formula="of:=0.219969248*[.B25]" table:style-name="ce8">
            <text:p>4.66</text:p>
          </table:table-cell>
          <table:table-cell office:value-type="float" office:value="282.7" table:style-name="ce8">
            <text:p>282.70</text:p>
          </table:table-cell>
          <table:table-cell office:value-type="float" office:value="60.678925625468978" table:formula="of:=[.D25]/[.C25]" table:style-name="ce9">
            <text:p>61</text:p>
          </table:table-cell>
          <table:table-cell office:value-type="currency" office:value="1.2889999999999999" table:style-name="ce10">
            <text:p>£1.289</text:p>
          </table:table-cell>
          <table:table-cell office:value-type="currency" office:value="5.8599228999999999" table:formula="of:=4.5461*[.F25]" table:style-name="ce12">
            <text:p>£5.86</text:p>
          </table:table-cell>
          <table:table-cell office:value-type="currency" office:value="27.301019999999998" table:formula="of:=[.F25]*[.B25]" table:style-name="ce12">
            <text:p>£27.30</text:p>
          </table:table-cell>
          <table:table-cell office:value-type="currency" office:value="9.6572408914043155" table:formula="of:=[.H25]/([.D25]/100)" table:style-name="ce12">
            <text:p>£9.66</text:p>
          </table:table-cell>
          <table:table-cell office:value-type="currency" office:value="5.7943445348425886" table:formula="of:=[.H25]/([.D25]/60)" table:style-name="ce12">
            <text:p>£5.79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3-11-11T00:00:00" table:style-name="ce7">
            <text:p>11 November 2013</text:p>
          </table:table-cell>
          <table:table-cell office:value-type="float" office:value="15.71" table:style-name="ce8">
            <text:p>15.71</text:p>
          </table:table-cell>
          <table:table-cell office:value-type="float" office:value="3.4557168860800003" table:formula="of:=0.219969248*[.B26]" table:style-name="ce8">
            <text:p>3.46</text:p>
          </table:table-cell>
          <table:table-cell office:value-type="float" office:value="197.2" table:style-name="ce8">
            <text:p>197.20</text:p>
          </table:table-cell>
          <table:table-cell office:value-type="float" office:value="57.064859912090256" table:formula="of:=[.D26]/[.C26]" table:style-name="ce9">
            <text:p>57</text:p>
          </table:table-cell>
          <table:table-cell office:value-type="currency" office:value="1.2789999999999999" table:style-name="ce10">
            <text:p>£1.279</text:p>
          </table:table-cell>
          <table:table-cell office:value-type="currency" office:value="5.8144618999999995" table:formula="of:=4.5461*[.F26]" table:style-name="ce12">
            <text:p>£5.81</text:p>
          </table:table-cell>
          <table:table-cell office:value-type="currency" office:value="20.09309" table:formula="of:=[.F26]*[.B26]" table:style-name="ce12">
            <text:p>£20.09</text:p>
          </table:table-cell>
          <table:table-cell office:value-type="currency" office:value="10.189193711967546" table:formula="of:=[.H26]/([.D26]/100)" table:style-name="ce12">
            <text:p>£10.19</text:p>
          </table:table-cell>
          <table:table-cell office:value-type="currency" office:value="6.1135162271805275" table:formula="of:=[.H26]/([.D26]/60)" table:style-name="ce12">
            <text:p>£6.11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3-11-22T00:00:00" table:style-name="ce7">
            <text:p>22 November 2013</text:p>
          </table:table-cell>
          <table:table-cell office:value-type="float" office:value="30.71" table:style-name="ce8">
            <text:p>30.71</text:p>
          </table:table-cell>
          <table:table-cell office:value-type="float" office:value="6.7552556060800004" table:formula="of:=0.219969248*[.B27]" table:style-name="ce8">
            <text:p>6.76</text:p>
          </table:table-cell>
          <table:table-cell office:value-type="float" office:value="397.7" table:style-name="ce8">
            <text:p>397.70</text:p>
          </table:table-cell>
          <table:table-cell office:value-type="float" office:value="58.872679760933707" table:formula="of:=[.D27]/[.C27]" table:style-name="ce9">
            <text:p>59</text:p>
          </table:table-cell>
          <table:table-cell office:value-type="currency" office:value="1.2889999999999999" table:style-name="ce10">
            <text:p>£1.289</text:p>
          </table:table-cell>
          <table:table-cell office:value-type="currency" office:value="5.8599228999999999" table:formula="of:=4.5461*[.F27]" table:style-name="ce12">
            <text:p>£5.86</text:p>
          </table:table-cell>
          <table:table-cell office:value-type="currency" office:value="39.585189999999997" table:formula="of:=[.F27]*[.B27]" table:style-name="ce12">
            <text:p>£39.59</text:p>
          </table:table-cell>
          <table:table-cell office:value-type="currency" office:value="9.9535302992205175" table:formula="of:=[.H27]/([.D27]/100)" table:style-name="ce12">
            <text:p>£9.95</text:p>
          </table:table-cell>
          <table:table-cell office:value-type="currency" office:value="5.9721181795323108" table:formula="of:=[.H27]/([.D27]/60)" table:style-name="ce12">
            <text:p>£5.97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3-11-28T00:00:00" table:style-name="ce7">
            <text:p>28 November 2013</text:p>
          </table:table-cell>
          <table:table-cell office:value-type="float" office:value="14.14" table:style-name="ce8">
            <text:p>14.14</text:p>
          </table:table-cell>
          <table:table-cell office:value-type="float" office:value="3.1103651667200003" table:formula="of:=0.219969248*[.B28]" table:style-name="ce8">
            <text:p>3.11</text:p>
          </table:table-cell>
          <table:table-cell office:value-type="float" office:value="193.7" table:style-name="ce8">
            <text:p>193.70</text:p>
          </table:table-cell>
          <table:table-cell office:value-type="float" office:value="62.275645982836188" table:formula="of:=[.D28]/[.C28]" table:style-name="ce9">
            <text:p>62</text:p>
          </table:table-cell>
          <table:table-cell office:value-type="currency" office:value="1.2989999999999999" table:style-name="ce10">
            <text:p>£1.299</text:p>
          </table:table-cell>
          <table:table-cell office:value-type="currency" office:value="5.9053838999999995" table:formula="of:=4.5461*[.F28]" table:style-name="ce12">
            <text:p>£5.91</text:p>
          </table:table-cell>
          <table:table-cell office:value-type="currency" office:value="18.36786" table:formula="of:=[.F28]*[.B28]" table:style-name="ce12">
            <text:p>£18.37</text:p>
          </table:table-cell>
          <table:table-cell office:value-type="currency" office:value="9.4826329375322675" table:formula="of:=[.H28]/([.D28]/100)" table:style-name="ce12">
            <text:p>£9.48</text:p>
          </table:table-cell>
          <table:table-cell office:value-type="currency" office:value="5.6895797625193607" table:formula="of:=[.H28]/([.D28]/60)" table:style-name="ce12">
            <text:p>£5.69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3-12-06T00:00:00" table:style-name="ce7">
            <text:p>06 December 2013</text:p>
          </table:table-cell>
          <table:table-cell office:value-type="float" office:value="11.32" table:style-name="ce8">
            <text:p>11.32</text:p>
          </table:table-cell>
          <table:table-cell office:value-type="float" office:value="2.4900518873599999" table:formula="of:=0.219969248*[.B29]" table:style-name="ce8">
            <text:p>2.49</text:p>
          </table:table-cell>
          <table:table-cell office:value-type="float" office:value="151.19999999999999" table:style-name="ce8">
            <text:p>151.20</text:p>
          </table:table-cell>
          <table:table-cell office:value-type="float" office:value="60.721626230971872" table:formula="of:=[.D29]/[.C29]" table:style-name="ce9">
            <text:p>61</text:p>
          </table:table-cell>
          <table:table-cell office:value-type="currency" office:value="1.2989999999999999" table:style-name="ce10">
            <text:p>£1.299</text:p>
          </table:table-cell>
          <table:table-cell office:value-type="currency" office:value="5.9053838999999995" table:formula="of:=4.5461*[.F29]" table:style-name="ce12">
            <text:p>£5.91</text:p>
          </table:table-cell>
          <table:table-cell office:value-type="currency" office:value="14.70468" table:formula="of:=[.F29]*[.B29]" table:style-name="ce12">
            <text:p>£14.70</text:p>
          </table:table-cell>
          <table:table-cell office:value-type="currency" office:value="9.725317460317461" table:formula="of:=[.H29]/([.D29]/100)" table:style-name="ce12">
            <text:p>£9.73</text:p>
          </table:table-cell>
          <table:table-cell office:value-type="currency" office:value="5.8351904761904763" table:formula="of:=[.H29]/([.D29]/60)" table:style-name="ce12">
            <text:p>£5.84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3-12-10T00:00:00" table:style-name="ce7">
            <text:p>10 December 2013</text:p>
          </table:table-cell>
          <table:table-cell office:value-type="float" office:value="22.26" table:style-name="ce8">
            <text:p>22.26</text:p>
          </table:table-cell>
          <table:table-cell office:value-type="float" office:value="4.8965154604800007" table:formula="of:=0.219969248*[.B30]" table:style-name="ce8">
            <text:p>4.90</text:p>
          </table:table-cell>
          <table:table-cell office:value-type="float" office:value="289.8" table:style-name="ce8">
            <text:p>289.80</text:p>
          </table:table-cell>
          <table:table-cell office:value-type="float" office:value="59.184945363491451" table:formula="of:=[.D30]/[.C30]" table:style-name="ce9">
            <text:p>59</text:p>
          </table:table-cell>
          <table:table-cell office:value-type="currency" office:value="1.2989999999999999" table:style-name="ce10">
            <text:p>£1.299</text:p>
          </table:table-cell>
          <table:table-cell office:value-type="currency" office:value="5.9053838999999995" table:formula="of:=4.5461*[.F30]" table:style-name="ce12">
            <text:p>£5.91</text:p>
          </table:table-cell>
          <table:table-cell office:value-type="currency" office:value="28.91574" table:formula="of:=[.F30]*[.B30]" table:style-name="ce12">
            <text:p>£28.92</text:p>
          </table:table-cell>
          <table:table-cell office:value-type="currency" office:value="9.9778260869565205" table:formula="of:=[.H30]/([.D30]/100)" table:style-name="ce12">
            <text:p>£9.98</text:p>
          </table:table-cell>
          <table:table-cell office:value-type="currency" office:value="5.9866956521739132" table:formula="of:=[.H30]/([.D30]/60)" table:style-name="ce12">
            <text:p>£5.99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3-12-20T00:00:00" table:style-name="ce7">
            <text:p>20 December 2013</text:p>
          </table:table-cell>
          <table:table-cell office:value-type="float" office:value="22.32" table:style-name="ce8">
            <text:p>22.32</text:p>
          </table:table-cell>
          <table:table-cell office:value-type="float" office:value="4.9097136153600003" table:formula="of:=0.219969248*[.B31]" table:style-name="ce8">
            <text:p>4.91</text:p>
          </table:table-cell>
          <table:table-cell office:value-type="float" office:value="289.7" table:style-name="ce8">
            <text:p>289.70</text:p>
          </table:table-cell>
          <table:table-cell office:value-type="float" office:value="59.005478261232149" table:formula="of:=[.D31]/[.C31]" table:style-name="ce9">
            <text:p>59</text:p>
          </table:table-cell>
          <table:table-cell office:value-type="currency" office:value="1.2669999999999999" table:style-name="ce10">
            <text:p>£1.267</text:p>
          </table:table-cell>
          <table:table-cell office:value-type="currency" office:value="5.7599086999999995" table:formula="of:=4.5461*[.F31]" table:style-name="ce12">
            <text:p>£5.76</text:p>
          </table:table-cell>
          <table:table-cell office:value-type="currency" office:value="28.279439999999997" table:formula="of:=[.F31]*[.B31]" table:style-name="ce12">
            <text:p>£28.28</text:p>
          </table:table-cell>
          <table:table-cell office:value-type="currency" office:value="9.7616292716603379" table:formula="of:=[.H31]/([.D31]/100)" table:style-name="ce12">
            <text:p>£9.76</text:p>
          </table:table-cell>
          <table:table-cell office:value-type="currency" office:value="5.8569775629962031" table:formula="of:=[.H31]/([.D31]/60)" table:style-name="ce12">
            <text:p>£5.86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3-12-31T00:00:00" table:style-name="ce7">
            <text:p>31 December 2013</text:p>
          </table:table-cell>
          <table:table-cell office:value-type="float" office:value="23.86" table:style-name="ce8">
            <text:p>23.86</text:p>
          </table:table-cell>
          <table:table-cell office:value-type="float" office:value="5.2484662572799996" table:formula="of:=0.219969248*[.B32]" table:style-name="ce8">
            <text:p>5.25</text:p>
          </table:table-cell>
          <table:table-cell office:value-type="float" office:value="321.8" table:style-name="ce8">
            <text:p>321.80</text:p>
          </table:table-cell>
          <table:table-cell office:value-type="float" office:value="61.313150209099717" table:formula="of:=[.D32]/[.C32]" table:style-name="ce9">
            <text:p>61</text:p>
          </table:table-cell>
          <table:table-cell office:value-type="currency" office:value="1.2889999999999999" table:style-name="ce10">
            <text:p>£1.289</text:p>
          </table:table-cell>
          <table:table-cell office:value-type="currency" office:value="5.8599228999999999" table:formula="of:=4.5461*[.F32]" table:style-name="ce12">
            <text:p>£5.86</text:p>
          </table:table-cell>
          <table:table-cell office:value-type="currency" office:value="30.755539999999996" table:formula="of:=[.F32]*[.B32]" table:style-name="ce12">
            <text:p>£30.76</text:p>
          </table:table-cell>
          <table:table-cell office:value-type="currency" office:value="9.5573461777501549" table:formula="of:=[.H32]/([.D32]/100)" table:style-name="ce12">
            <text:p>£9.56</text:p>
          </table:table-cell>
          <table:table-cell office:value-type="currency" office:value="5.7344077066500923" table:formula="of:=[.H32]/([.D32]/60)" table:style-name="ce12">
            <text:p>£5.73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4-01-11T00:00:00" table:style-name="ce7">
            <text:p>11 January 2014</text:p>
          </table:table-cell>
          <table:table-cell office:value-type="float" office:value="20.91" table:style-name="ce8">
            <text:p>20.91</text:p>
          </table:table-cell>
          <table:table-cell office:value-type="float" office:value="4.5995569756800005" table:formula="of:=0.219969248*[.B33]" table:style-name="ce8">
            <text:p>4.60</text:p>
          </table:table-cell>
          <table:table-cell office:value-type="float" office:value="264.8" table:style-name="ce8">
            <text:p>264.80</text:p>
          </table:table-cell>
          <table:table-cell office:value-type="float" office:value="57.570762010367716" table:formula="of:=[.D33]/[.C33]" table:style-name="ce9">
            <text:p>58</text:p>
          </table:table-cell>
          <table:table-cell office:value-type="currency" office:value="1.2869999999999999" table:style-name="ce10">
            <text:p>£1.287</text:p>
          </table:table-cell>
          <table:table-cell office:value-type="currency" office:value="5.8508306999999995" table:formula="of:=4.5461*[.F33]" table:style-name="ce12">
            <text:p>£5.85</text:p>
          </table:table-cell>
          <table:table-cell office:value-type="currency" office:value="26.911169999999998" table:formula="of:=[.F33]*[.B33]" table:style-name="ce12">
            <text:p>£26.91</text:p>
          </table:table-cell>
          <table:table-cell office:value-type="currency" office:value="10.162828549848941" table:formula="of:=[.H33]/([.D33]/100)" table:style-name="ce12">
            <text:p>£10.16</text:p>
          </table:table-cell>
          <table:table-cell office:value-type="currency" office:value="6.0976971299093652" table:formula="of:=[.H33]/([.D33]/60)" table:style-name="ce12">
            <text:p>£6.10</text:p>
          </table:table-cell>
          <table:table-cell table:number-columns-repeated="16374"/>
        </table:table-row>
        <table:table-row table:style-name="ro1">
          <table:table-cell office:value-type="date" office:date-value="2014-01-17T00:00:00" table:style-name="ce7">
            <text:p>17 January 2014</text:p>
          </table:table-cell>
          <table:table-cell office:value-type="float" office:value="17.55" table:style-name="ce8">
            <text:p>17.55</text:p>
          </table:table-cell>
          <table:table-cell office:value-type="float" office:value="3.8604603024000004" table:formula="of:=0.219969248*[.B34]" table:style-name="ce8">
            <text:p>3.86</text:p>
          </table:table-cell>
          <table:table-cell office:value-type="float" office:value="237.5" table:style-name="ce8">
            <text:p>237.50</text:p>
          </table:table-cell>
          <table:table-cell office:value-type="float" office:value="61.521161052310056" table:formula="of:=[.D34]/[.C34]" table:style-name="ce9">
            <text:p>62</text:p>
          </table:table-cell>
          <table:table-cell office:value-type="currency" office:value="1.2889999999999999" table:style-name="ce10">
            <text:p>£1.289</text:p>
          </table:table-cell>
          <table:table-cell office:value-type="currency" office:value="5.8599228999999999" table:formula="of:=4.5461*[.F34]" table:style-name="ce12">
            <text:p>£5.86</text:p>
          </table:table-cell>
          <table:table-cell office:value-type="currency" office:value="22.621949999999998" table:formula="of:=[.F34]*[.B34]" table:style-name="ce12">
            <text:p>£22.62</text:p>
          </table:table-cell>
          <table:table-cell office:value-type="currency" office:value="9.5250315789473685" table:formula="of:=[.H34]/([.D34]/100)" table:style-name="ce12">
            <text:p>£9.53</text:p>
          </table:table-cell>
          <table:table-cell office:value-type="currency" office:value="5.7150189473684208" table:formula="of:=[.H34]/([.D34]/60)" table:style-name="ce12">
            <text:p>£5.72</text:p>
          </table:table-cell>
          <table:table-cell table:number-columns-repeated="16374"/>
        </table:table-row>
        <table:table-row table:style-name="ro1">
          <table:table-cell office:value-type="date" office:date-value="2014-01-31T00:00:00" table:style-name="ce7">
            <text:p>31 January 2014</text:p>
          </table:table-cell>
          <table:table-cell office:value-type="float" office:value="31.3" table:style-name="ce8">
            <text:p>31.30</text:p>
          </table:table-cell>
          <table:table-cell office:value-type="float" office:value="6.8850374624000006" table:formula="of:=0.219969248*[.B35]" table:style-name="ce8">
            <text:p>6.89</text:p>
          </table:table-cell>
          <table:table-cell office:value-type="float" office:value="418.5" table:style-name="ce8">
            <text:p>418.50</text:p>
          </table:table-cell>
          <table:table-cell office:value-type="float" office:value="60.783982989995003" table:formula="of:=[.D35]/[.C35]" table:style-name="ce9">
            <text:p>61</text:p>
          </table:table-cell>
          <table:table-cell office:value-type="currency" office:value="1.2789999999999999" table:style-name="ce10">
            <text:p>£1.279</text:p>
          </table:table-cell>
          <table:table-cell office:value-type="currency" office:value="5.8144618999999995" table:formula="of:=4.5461*[.F35]" table:style-name="ce12">
            <text:p>£5.81</text:p>
          </table:table-cell>
          <table:table-cell office:value-type="currency" office:value="40.032699999999998" table:formula="of:=[.F35]*[.B35]" table:style-name="ce12">
            <text:p>£40.03</text:p>
          </table:table-cell>
          <table:table-cell office:value-type="currency" office:value="9.5657586618876955" table:formula="of:=[.H35]/([.D35]/100)" table:style-name="ce12">
            <text:p>£9.57</text:p>
          </table:table-cell>
          <table:table-cell office:value-type="currency" office:value="5.7394551971326164" table:formula="of:=[.H35]/([.D35]/60)" table:style-name="ce12">
            <text:p>£5.74</text:p>
          </table:table-cell>
          <table:table-cell table:number-columns-repeated="16374"/>
        </table:table-row>
        <table:table-row table:style-name="ro1">
          <table:table-cell office:value-type="date" office:date-value="2014-02-14T00:00:00" table:style-name="ce7">
            <text:p>14 February 2014</text:p>
          </table:table-cell>
          <table:table-cell office:value-type="float" office:value="23.67" table:style-name="ce8">
            <text:p>23.67</text:p>
          </table:table-cell>
          <table:table-cell office:value-type="float" office:value="5.2066721001600005" table:formula="of:=0.219969248*[.B36]" table:style-name="ce8">
            <text:p>5.21</text:p>
          </table:table-cell>
          <table:table-cell office:value-type="float" office:value="296" table:style-name="ce8">
            <text:p>296.00</text:p>
          </table:table-cell>
          <table:table-cell office:value-type="float" office:value="56.850132734670183" table:formula="of:=[.D36]/[.C36]" table:style-name="ce9">
            <text:p>57</text:p>
          </table:table-cell>
          <table:table-cell office:value-type="currency" office:value="1.2789999999999999" table:style-name="ce10">
            <text:p>£1.279</text:p>
          </table:table-cell>
          <table:table-cell office:value-type="currency" office:value="5.8144618999999995" table:formula="of:=4.5461*[.F36]" table:style-name="ce12">
            <text:p>£5.81</text:p>
          </table:table-cell>
          <table:table-cell office:value-type="currency" office:value="30.27393" table:formula="of:=[.F36]*[.B36]" table:style-name="ce12">
            <text:p>£30.27</text:p>
          </table:table-cell>
          <table:table-cell office:value-type="currency" office:value="10.227679054054054" table:formula="of:=[.H36]/([.D36]/100)" table:style-name="ce12">
            <text:p>£10.23</text:p>
          </table:table-cell>
          <table:table-cell office:value-type="currency" office:value="6.1366074324324318" table:formula="of:=[.H36]/([.D36]/60)" table:style-name="ce12">
            <text:p>£6.14</text:p>
          </table:table-cell>
          <table:table-cell table:number-columns-repeated="16374"/>
        </table:table-row>
        <table:table-row table:style-name="ro1">
          <table:table-cell office:value-type="date" office:date-value="2014-02-21T00:00:00" table:style-name="ce7">
            <text:p>21 February 2014</text:p>
          </table:table-cell>
          <table:table-cell office:value-type="float" office:value="13.89" table:style-name="ce8">
            <text:p>13.89</text:p>
          </table:table-cell>
          <table:table-cell office:value-type="float" office:value="3.0553728547200003" table:formula="of:=0.219969248*[.B37]" table:style-name="ce8">
            <text:p>3.06</text:p>
          </table:table-cell>
          <table:table-cell office:value-type="float" office:value="185.4" table:style-name="ce8">
            <text:p>185.40</text:p>
          </table:table-cell>
          <table:table-cell office:value-type="float" office:value="60.679991875161953" table:formula="of:=[.D37]/[.C37]" table:style-name="ce9">
            <text:p>61</text:p>
          </table:table-cell>
          <table:table-cell office:value-type="currency" office:value="1.2789999999999999" table:style-name="ce10">
            <text:p>£1.279</text:p>
          </table:table-cell>
          <table:table-cell office:value-type="currency" office:value="5.8144618999999995" table:formula="of:=4.5461*[.F37]" table:style-name="ce12">
            <text:p>£5.81</text:p>
          </table:table-cell>
          <table:table-cell office:value-type="currency" office:value="17.765309999999999" table:formula="of:=[.F37]*[.B37]" table:style-name="ce12">
            <text:p>£17.77</text:p>
          </table:table-cell>
          <table:table-cell office:value-type="currency" office:value="9.5821521035598707" table:formula="of:=[.H37]/([.D37]/100)" table:style-name="ce12">
            <text:p>£9.58</text:p>
          </table:table-cell>
          <table:table-cell office:value-type="currency" office:value="5.7492912621359213" table:formula="of:=[.H37]/([.D37]/60)" table:style-name="ce12">
            <text:p>£5.75</text:p>
          </table:table-cell>
          <table:table-cell table:number-columns-repeated="16374"/>
        </table:table-row>
        <table:table-row table:style-name="ro1">
          <table:table-cell office:value-type="date" office:date-value="2014-03-03T00:00:00" table:style-name="ce7">
            <text:p>03 March 2014</text:p>
          </table:table-cell>
          <table:table-cell office:value-type="float" office:value="16.850000000000001" table:style-name="ce8">
            <text:p>16.85</text:p>
          </table:table-cell>
          <table:table-cell office:value-type="float" office:value="3.7064818288000003" table:formula="of:=0.219969248*[.B38]" table:style-name="ce8">
            <text:p>3.71</text:p>
          </table:table-cell>
          <table:table-cell office:value-type="float" office:value="210" table:style-name="ce8">
            <text:p>210.00</text:p>
          </table:table-cell>
          <table:table-cell office:value-type="float" office:value="56.657501560715595" table:formula="of:=[.D38]/[.C38]" table:style-name="ce9">
            <text:p>57</text:p>
          </table:table-cell>
          <table:table-cell office:value-type="currency" office:value="1.2789999999999999" table:style-name="ce10">
            <text:p>£1.279</text:p>
          </table:table-cell>
          <table:table-cell office:value-type="currency" office:value="5.8144618999999995" table:formula="of:=4.5461*[.F38]" table:style-name="ce12">
            <text:p>£5.81</text:p>
          </table:table-cell>
          <table:table-cell office:value-type="currency" office:value="21.55115" table:formula="of:=[.F38]*[.B38]" table:style-name="ce12">
            <text:p>£21.55</text:p>
          </table:table-cell>
          <table:table-cell office:value-type="currency" office:value="10.26245238095238" table:formula="of:=[.H38]/([.D38]/100)" table:style-name="ce12">
            <text:p>£10.26</text:p>
          </table:table-cell>
          <table:table-cell office:value-type="currency" office:value="6.1574714285714283" table:formula="of:=[.H38]/([.D38]/60)" table:style-name="ce12">
            <text:p>£6.16</text:p>
          </table:table-cell>
          <table:table-cell table:number-columns-repeated="16374"/>
        </table:table-row>
        <table:table-row table:style-name="ro1">
          <table:table-cell office:value-type="date" office:date-value="2014-03-14T00:00:00" table:style-name="ce7">
            <text:p>14 March 2014</text:p>
          </table:table-cell>
          <table:table-cell office:value-type="float" office:value="15.6" table:style-name="ce8">
            <text:p>15.60</text:p>
          </table:table-cell>
          <table:table-cell office:value-type="float" office:value="3.4315202687999999" table:formula="of:=0.219969248*[.B39]" table:style-name="ce8">
            <text:p>3.43</text:p>
          </table:table-cell>
          <table:table-cell office:value-type="float" office:value="210" table:style-name="ce8">
            <text:p>210.00</text:p>
          </table:table-cell>
          <table:table-cell office:value-type="float" office:value="61.19736546782422" table:formula="of:=[.D39]/[.C39]" table:style-name="ce9">
            <text:p>61</text:p>
          </table:table-cell>
          <table:table-cell office:value-type="currency" office:value="1.2789999999999999" table:style-name="ce10">
            <text:p>£1.279</text:p>
          </table:table-cell>
          <table:table-cell office:value-type="currency" office:value="5.8144618999999995" table:formula="of:=4.5461*[.F39]" table:style-name="ce12">
            <text:p>£5.81</text:p>
          </table:table-cell>
          <table:table-cell office:value-type="currency" office:value="19.952399999999997" table:formula="of:=[.F39]*[.B39]" table:style-name="ce12">
            <text:p>£19.95</text:p>
          </table:table-cell>
          <table:table-cell office:value-type="currency" office:value="9.501142857142856" table:formula="of:=[.H39]/([.D39]/100)" table:style-name="ce12">
            <text:p>£9.50</text:p>
          </table:table-cell>
          <table:table-cell office:value-type="currency" office:value="5.7006857142857132" table:formula="of:=[.H39]/([.D39]/60)" table:style-name="ce12">
            <text:p>£5.70</text:p>
          </table:table-cell>
          <table:table-cell table:number-columns-repeated="16374"/>
        </table:table-row>
        <table:table-row table:style-name="ro1">
          <table:table-cell office:value-type="date" office:date-value="2014-03-27T00:00:00" table:style-name="ce7">
            <text:p>27 March 2014</text:p>
          </table:table-cell>
          <table:table-cell office:value-type="float" office:value="26.77" table:style-name="ce8">
            <text:p>26.77</text:p>
          </table:table-cell>
          <table:table-cell office:value-type="float" office:value="5.8885767689600002" table:formula="of:=0.219969248*[.B40]" table:style-name="ce8">
            <text:p>5.89</text:p>
          </table:table-cell>
          <table:table-cell office:value-type="float" office:value="349.6" table:style-name="ce8">
            <text:p>349.60</text:p>
          </table:table-cell>
          <table:table-cell office:value-type="float" office:value="59.369184391518765" table:formula="of:=[.D40]/[.C40]" table:style-name="ce9">
            <text:p>59</text:p>
          </table:table-cell>
          <table:table-cell office:value-type="currency" office:value="1.2789999999999999" table:style-name="ce10">
            <text:p>£1.279</text:p>
          </table:table-cell>
          <table:table-cell office:value-type="currency" office:value="5.8144618999999995" table:formula="of:=4.5461*[.F40]" table:style-name="ce12">
            <text:p>£5.81</text:p>
          </table:table-cell>
          <table:table-cell office:value-type="currency" office:value="34.23883" table:formula="of:=[.F40]*[.B40]" table:style-name="ce12">
            <text:p>£34.24</text:p>
          </table:table-cell>
          <table:table-cell office:value-type="currency" office:value="9.7937156750572072" table:formula="of:=[.H40]/([.D40]/100)" table:style-name="ce12">
            <text:p>£9.79</text:p>
          </table:table-cell>
          <table:table-cell office:value-type="currency" office:value="5.8762294050343247" table:formula="of:=[.H40]/([.D40]/60)" table:style-name="ce12">
            <text:p>£5.88</text:p>
          </table:table-cell>
          <table:table-cell table:number-columns-repeated="16374"/>
        </table:table-row>
        <table:table-row table:style-name="ro1">
          <table:table-cell office:value-type="date" office:date-value="2014-03-30T00:00:00" table:style-name="ce7">
            <text:p>30 March 2014</text:p>
          </table:table-cell>
          <table:table-cell office:value-type="float" office:value="14.68" table:style-name="ce8">
            <text:p>14.68</text:p>
          </table:table-cell>
          <table:table-cell office:value-type="float" office:value="3.2291485606400001" table:formula="of:=0.219969248*[.B41]" table:style-name="ce8">
            <text:p>3.23</text:p>
          </table:table-cell>
          <table:table-cell office:value-type="float" office:value="218" table:style-name="ce8">
            <text:p>218.00</text:p>
          </table:table-cell>
          <table:table-cell office:value-type="float" office:value="67.510055950102696" table:formula="of:=[.D41]/[.C41]" table:style-name="ce9">
            <text:p>68</text:p>
          </table:table-cell>
          <table:table-cell office:value-type="currency" office:value="1.2589999999999999" table:style-name="ce10">
            <text:p>£1.259</text:p>
          </table:table-cell>
          <table:table-cell office:value-type="currency" office:value="5.7235398999999996" table:formula="of:=4.5461*[.F41]" table:style-name="ce12">
            <text:p>£5.72</text:p>
          </table:table-cell>
          <table:table-cell office:value-type="currency" office:value="18.482119999999998" table:formula="of:=[.F41]*[.B41]" table:style-name="ce12">
            <text:p>£18.48</text:p>
          </table:table-cell>
          <table:table-cell office:value-type="currency" office:value="8.4780366972477044" table:formula="of:=[.H41]/([.D41]/100)" table:style-name="ce12">
            <text:p>£8.48</text:p>
          </table:table-cell>
          <table:table-cell office:value-type="currency" office:value="5.0868220183486237" table:formula="of:=[.H41]/([.D41]/60)" table:style-name="ce12">
            <text:p>£5.09</text:p>
          </table:table-cell>
          <table:table-cell table:number-columns-repeated="16374"/>
        </table:table-row>
        <table:table-row table:style-name="ro1">
          <table:table-cell office:value-type="date" office:date-value="2014-04-04T00:00:00" table:style-name="ce7">
            <text:p>04 April 2014</text:p>
          </table:table-cell>
          <table:table-cell office:value-type="float" office:value="18.3" table:style-name="ce8">
            <text:p>18.30</text:p>
          </table:table-cell>
          <table:table-cell office:value-type="float" office:value="4.0254372384000003" table:formula="of:=0.219969248*[.B42]" table:style-name="ce8">
            <text:p>4.03</text:p>
          </table:table-cell>
          <table:table-cell office:value-type="float" office:value="274.39999999999998" table:style-name="ce8">
            <text:p>274.40</text:p>
          </table:table-cell>
          <table:table-cell office:value-type="float" office:value="68.166508070826708" table:formula="of:=[.D42]/[.C42]" table:style-name="ce9">
            <text:p>68</text:p>
          </table:table-cell>
          <table:table-cell office:value-type="currency" office:value="1.2789999999999999" table:style-name="ce10">
            <text:p>£1.279</text:p>
          </table:table-cell>
          <table:table-cell office:value-type="currency" office:value="5.8144618999999995" table:formula="of:=4.5461*[.F42]" table:style-name="ce12">
            <text:p>£5.81</text:p>
          </table:table-cell>
          <table:table-cell office:value-type="currency" office:value="23.4057" table:formula="of:=[.F42]*[.B42]" table:style-name="ce12">
            <text:p>£23.41</text:p>
          </table:table-cell>
          <table:table-cell office:value-type="currency" office:value="8.5297740524781354" table:formula="of:=[.H42]/([.D42]/100)" table:style-name="ce12">
            <text:p>£8.53</text:p>
          </table:table-cell>
          <table:table-cell office:value-type="currency" office:value="5.1178644314868809" table:formula="of:=[.H42]/([.D42]/60)" table:style-name="ce12">
            <text:p>£5.12</text:p>
          </table:table-cell>
          <table:table-cell table:number-columns-repeated="16374"/>
        </table:table-row>
        <table:table-row table:style-name="ro1">
          <table:table-cell office:value-type="date" office:date-value="2014-04-17T00:00:00" table:style-name="ce7">
            <text:p>17 April 2014</text:p>
          </table:table-cell>
          <table:table-cell office:value-type="float" office:value="24.63" table:style-name="ce8">
            <text:p>24.63</text:p>
          </table:table-cell>
          <table:table-cell office:value-type="float" office:value="5.4178425782400002" table:formula="of:=0.219969248*[.B43]" table:style-name="ce8">
            <text:p>5.42</text:p>
          </table:table-cell>
          <table:table-cell office:value-type="float" office:value="314" table:style-name="ce8">
            <text:p>314.00</text:p>
          </table:table-cell>
          <table:table-cell office:value-type="float" office:value="57.956648881076141" table:formula="of:=[.D43]/[.C43]" table:style-name="ce9">
            <text:p>58</text:p>
          </table:table-cell>
          <table:table-cell office:value-type="currency" office:value="1.2669999999999999" table:style-name="ce10">
            <text:p>£1.267</text:p>
          </table:table-cell>
          <table:table-cell office:value-type="currency" office:value="5.7599086999999995" table:formula="of:=4.5461*[.F43]" table:style-name="ce12">
            <text:p>£5.76</text:p>
          </table:table-cell>
          <table:table-cell office:value-type="currency" office:value="31.206209999999995" table:formula="of:=[.F43]*[.B43]" table:style-name="ce12">
            <text:p>£31.21</text:p>
          </table:table-cell>
          <table:table-cell office:value-type="currency" office:value="9.9382834394904442" table:formula="of:=[.H43]/([.D43]/100)" table:style-name="ce12">
            <text:p>£9.94</text:p>
          </table:table-cell>
          <table:table-cell office:value-type="currency" office:value="5.9629700636942662" table:formula="of:=[.H43]/([.D43]/60)" table:style-name="ce12">
            <text:p>£5.96</text:p>
          </table:table-cell>
          <table:table-cell table:number-columns-repeated="16374"/>
        </table:table-row>
        <table:table-row table:style-name="ro1">
          <table:table-cell office:value-type="date" office:date-value="2014-04-21T00:00:00" table:style-name="ce7">
            <text:p>21 April 2014</text:p>
          </table:table-cell>
          <table:table-cell office:value-type="float" office:value="26.06" table:style-name="ce8">
            <text:p>26.06</text:p>
          </table:table-cell>
          <table:table-cell office:value-type="float" office:value="5.73239860288" table:formula="of:=0.219969248*[.B44]" table:style-name="ce8">
            <text:p>5.73</text:p>
          </table:table-cell>
          <table:table-cell office:value-type="float" office:value="312" table:style-name="ce8">
            <text:p>312.00</text:p>
          </table:table-cell>
          <table:table-cell office:value-type="float" office:value="54.427478201402266" table:formula="of:=[.D44]/[.C44]" table:style-name="ce9">
            <text:p>54</text:p>
          </table:table-cell>
          <table:table-cell office:value-type="currency" office:value="1.2669999999999999" table:style-name="ce10">
            <text:p>£1.267</text:p>
          </table:table-cell>
          <table:table-cell office:value-type="currency" office:value="5.7599086999999995" table:formula="of:=4.5461*[.F44]" table:style-name="ce12">
            <text:p>£5.76</text:p>
          </table:table-cell>
          <table:table-cell office:value-type="currency" office:value="33.018019999999993" table:formula="of:=[.F44]*[.B44]" table:style-name="ce12">
            <text:p>£33.02</text:p>
          </table:table-cell>
          <table:table-cell office:value-type="currency" office:value="10.582698717948714" table:formula="of:=[.H44]/([.D44]/100)" table:style-name="ce12">
            <text:p>£10.58</text:p>
          </table:table-cell>
          <table:table-cell office:value-type="currency" office:value="6.3496192307692292" table:formula="of:=[.H44]/([.D44]/60)" table:style-name="ce12">
            <text:p>£6.35</text:p>
          </table:table-cell>
          <table:table-cell table:number-columns-repeated="16374"/>
        </table:table-row>
        <table:table-row table:style-name="ro1">
          <table:table-cell office:value-type="date" office:date-value="2014-04-25T00:00:00" table:style-name="ce7">
            <text:p>25 April 2014</text:p>
          </table:table-cell>
          <table:table-cell office:value-type="float" office:value="18.420000000000002" table:style-name="ce8">
            <text:p>18.42</text:p>
          </table:table-cell>
          <table:table-cell office:value-type="float" office:value="4.0518335481600003" table:formula="of:=0.219969248*[.B45]" table:style-name="ce8">
            <text:p>4.05</text:p>
          </table:table-cell>
          <table:table-cell office:value-type="float" office:value="258.2" table:style-name="ce8">
            <text:p>258.20</text:p>
          </table:table-cell>
          <table:table-cell office:value-type="float" office:value="63.724236677306884" table:formula="of:=[.D45]/[.C45]" table:style-name="ce9">
            <text:p>64</text:p>
          </table:table-cell>
          <table:table-cell office:value-type="currency" office:value="1.2789999999999999" table:style-name="ce10">
            <text:p>£1.279</text:p>
          </table:table-cell>
          <table:table-cell office:value-type="currency" office:value="5.8144618999999995" table:formula="of:=4.5461*[.F45]" table:style-name="ce12">
            <text:p>£5.81</text:p>
          </table:table-cell>
          <table:table-cell office:value-type="currency" office:value="23.559180000000001" table:formula="of:=[.F45]*[.B45]" table:style-name="ce12">
            <text:p>£23.56</text:p>
          </table:table-cell>
          <table:table-cell office:value-type="currency" office:value="9.1243919442292807" table:formula="of:=[.H45]/([.D45]/100)" table:style-name="ce12">
            <text:p>£9.12</text:p>
          </table:table-cell>
          <table:table-cell office:value-type="currency" office:value="5.4746351665375688" table:formula="of:=[.H45]/([.D45]/60)" table:style-name="ce12">
            <text:p>£5.47</text:p>
          </table:table-cell>
          <table:table-cell table:number-columns-repeated="16374"/>
        </table:table-row>
        <table:table-row table:style-name="ro1">
          <table:table-cell office:value-type="date" office:date-value="2014-05-08T00:00:00" table:style-name="ce7">
            <text:p>08 May 2014</text:p>
          </table:table-cell>
          <table:table-cell office:value-type="float" office:value="10.72" table:style-name="ce8">
            <text:p>10.72</text:p>
          </table:table-cell>
          <table:table-cell office:value-type="float" office:value="2.3580703385600001" table:formula="of:=0.219969248*[.B46]" table:style-name="ce8">
            <text:p>2.36</text:p>
          </table:table-cell>
          <table:table-cell office:value-type="float" office:value="151.19999999999999" table:style-name="ce8">
            <text:p>151.20</text:p>
          </table:table-cell>
          <table:table-cell office:value-type="float" office:value="64.120224714048646" table:formula="of:=[.D46]/[.C46]" table:style-name="ce9">
            <text:p>64</text:p>
          </table:table-cell>
          <table:table-cell office:value-type="currency" office:value="1.2889999999999999" table:style-name="ce10">
            <text:p>£1.289</text:p>
          </table:table-cell>
          <table:table-cell office:value-type="currency" office:value="5.8599228999999999" table:formula="of:=4.5461*[.F46]" table:style-name="ce12">
            <text:p>£5.86</text:p>
          </table:table-cell>
          <table:table-cell office:value-type="currency" office:value="13.81808" table:formula="of:=[.F46]*[.B46]" table:style-name="ce12">
            <text:p>£13.82</text:p>
          </table:table-cell>
          <table:table-cell office:value-type="currency" office:value="9.1389417989418007" table:formula="of:=[.H46]/([.D46]/100)" table:style-name="ce12">
            <text:p>£9.14</text:p>
          </table:table-cell>
          <table:table-cell office:value-type="currency" office:value="5.483365079365079" table:formula="of:=[.H46]/([.D46]/60)" table:style-name="ce12">
            <text:p>£5.48</text:p>
          </table:table-cell>
          <table:table-cell table:number-columns-repeated="16374"/>
        </table:table-row>
        <table:table-row table:style-name="ro1">
          <table:table-cell office:value-type="date" office:date-value="2014-05-16T00:00:00" table:style-name="ce7">
            <text:p>16 May 2014</text:p>
          </table:table-cell>
          <table:table-cell office:value-type="float" office:value="10.09" table:style-name="ce8">
            <text:p>10.09</text:p>
          </table:table-cell>
          <table:table-cell office:value-type="float" office:value="2.2194897123200001" table:formula="of:=0.219969248*[.B47]" table:style-name="ce8">
            <text:p>2.22</text:p>
          </table:table-cell>
          <table:table-cell office:value-type="float" office:value="139.6" table:style-name="ce8">
            <text:p>139.60</text:p>
          </table:table-cell>
          <table:table-cell office:value-type="float" office:value="62.897340422487545" table:formula="of:=[.D47]/[.C47]" table:style-name="ce9">
            <text:p>63</text:p>
          </table:table-cell>
          <table:table-cell office:value-type="currency" office:value="1.2889999999999999" table:style-name="ce10">
            <text:p>£1.289</text:p>
          </table:table-cell>
          <table:table-cell office:value-type="currency" office:value="5.8599228999999999" table:formula="of:=4.5461*[.F47]" table:style-name="ce12">
            <text:p>£5.86</text:p>
          </table:table-cell>
          <table:table-cell office:value-type="currency" office:value="13.00601" table:formula="of:=[.F47]*[.B47]" table:style-name="ce12">
            <text:p>£13.01</text:p>
          </table:table-cell>
          <table:table-cell office:value-type="currency" office:value="9.3166260744985685" table:formula="of:=[.H47]/([.D47]/100)" table:style-name="ce12">
            <text:p>£9.32</text:p>
          </table:table-cell>
          <table:table-cell office:value-type="currency" office:value="5.5899756446991402" table:formula="of:=[.H47]/([.D47]/60)" table:style-name="ce12">
            <text:p>£5.59</text:p>
          </table:table-cell>
          <table:table-cell table:number-columns-repeated="16374"/>
        </table:table-row>
        <table:table-row table:style-name="ro1">
          <table:table-cell office:value-type="date" office:date-value="2014-05-28T00:00:00" table:style-name="ce7">
            <text:p>28 May 2014</text:p>
          </table:table-cell>
          <table:table-cell office:value-type="float" office:value="13.29" table:style-name="ce8">
            <text:p>13.29</text:p>
          </table:table-cell>
          <table:table-cell office:value-type="float" office:value="2.9233913059200001" table:formula="of:=0.219969248*[.B48]" table:style-name="ce8">
            <text:p>2.92</text:p>
          </table:table-cell>
          <table:table-cell office:value-type="float" office:value="190.7" table:style-name="ce8">
            <text:p>190.70</text:p>
          </table:table-cell>
          <table:table-cell office:value-type="float" office:value="65.232457801261106" table:formula="of:=[.D48]/[.C48]" table:style-name="ce9">
            <text:p>65</text:p>
          </table:table-cell>
          <table:table-cell office:value-type="currency" office:value="1.2889999999999999" table:style-name="ce10">
            <text:p>£1.289</text:p>
          </table:table-cell>
          <table:table-cell office:value-type="currency" office:value="5.8599228999999999" table:formula="of:=4.5461*[.F48]" table:style-name="ce12">
            <text:p>£5.86</text:p>
          </table:table-cell>
          <table:table-cell office:value-type="currency" office:value="17.130809999999997" table:formula="of:=[.F48]*[.B48]" table:style-name="ce12">
            <text:p>£17.13</text:p>
          </table:table-cell>
          <table:table-cell office:value-type="currency" office:value="8.9831200839014151" table:formula="of:=[.H48]/([.D48]/100)" table:style-name="ce12">
            <text:p>£8.98</text:p>
          </table:table-cell>
          <table:table-cell office:value-type="currency" office:value="5.3898720503408484" table:formula="of:=[.H48]/([.D48]/60)" table:style-name="ce12">
            <text:p>£5.39</text:p>
          </table:table-cell>
          <table:table-cell table:number-columns-repeated="16374"/>
        </table:table-row>
        <table:table-row table:style-name="ro1">
          <table:table-cell office:value-type="date" office:date-value="2014-06-08T00:00:00" table:style-name="ce7">
            <text:p>08 June 2014</text:p>
          </table:table-cell>
          <table:table-cell office:value-type="float" office:value="16" table:style-name="ce8">
            <text:p>16.00</text:p>
          </table:table-cell>
          <table:table-cell office:value-type="float" office:value="3.5195079680000001" table:formula="of:=0.219969248*[.B49]" table:style-name="ce8">
            <text:p>3.52</text:p>
          </table:table-cell>
          <table:table-cell office:value-type="float" office:value="223" table:style-name="ce8">
            <text:p>223.00</text:p>
          </table:table-cell>
          <table:table-cell office:value-type="float" office:value="63.36112946115086" table:formula="of:=[.D49]/[.C49]" table:style-name="ce9">
            <text:p>63</text:p>
          </table:table-cell>
          <table:table-cell office:value-type="currency" office:value="1.2989999999999999" table:style-name="ce10">
            <text:p>£1.299</text:p>
          </table:table-cell>
          <table:table-cell office:value-type="currency" office:value="5.9053838999999995" table:formula="of:=4.5461*[.F49]" table:style-name="ce12">
            <text:p>£5.91</text:p>
          </table:table-cell>
          <table:table-cell office:value-type="currency" office:value="20.783999999999999" table:formula="of:=[.F49]*[.B49]" table:style-name="ce12">
            <text:p>£20.78</text:p>
          </table:table-cell>
          <table:table-cell office:value-type="currency" office:value="9.320179372197309" table:formula="of:=[.H49]/([.D49]/100)" table:style-name="ce12">
            <text:p>£9.32</text:p>
          </table:table-cell>
          <table:table-cell office:value-type="currency" office:value="5.5921076233183848" table:formula="of:=[.H49]/([.D49]/60)" table:style-name="ce12">
            <text:p>£5.59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4-06-27T00:00:00" table:style-name="ce7">
            <text:p>27 June 2014</text:p>
          </table:table-cell>
          <table:table-cell office:value-type="float" office:value="16.920000000000002" table:style-name="ce8">
            <text:p>16.92</text:p>
          </table:table-cell>
          <table:table-cell office:value-type="float" office:value="3.7218796761600004" table:formula="of:=0.219969248*[.B50]" table:style-name="ce8">
            <text:p>3.72</text:p>
          </table:table-cell>
          <table:table-cell office:value-type="float" office:value="216.7" table:style-name="ce8">
            <text:p>216.70</text:p>
          </table:table-cell>
          <table:table-cell office:value-type="float" office:value="58.223268577982971" table:formula="of:=[.D50]/[.C50]" table:style-name="ce9">
            <text:p>58</text:p>
          </table:table-cell>
          <table:table-cell office:value-type="currency" office:value="1.2989999999999999" table:style-name="ce10">
            <text:p>£1.299</text:p>
          </table:table-cell>
          <table:table-cell office:value-type="currency" office:value="5.9053838999999995" table:formula="of:=4.5461*[.F50]" table:style-name="ce12">
            <text:p>£5.91</text:p>
          </table:table-cell>
          <table:table-cell office:value-type="currency" office:value="21.97908" table:formula="of:=[.F50]*[.B50]" table:style-name="ce12">
            <text:p>£21.98</text:p>
          </table:table-cell>
          <table:table-cell office:value-type="currency" office:value="10.142630364559299" table:formula="of:=[.H50]/([.D50]/100)" table:style-name="ce12">
            <text:p>£10.14</text:p>
          </table:table-cell>
          <table:table-cell office:value-type="currency" office:value="6.0855782187355798" table:formula="of:=[.H50]/([.D50]/60)" table:style-name="ce12">
            <text:p>£6.09</text:p>
          </table:table-cell>
          <table:table-cell table:number-columns-repeated="16374" table:style-name="ce1"/>
        </table:table-row>
        <table:table-row table:style-name="ro1">
          <table:table-cell table:style-name="ce7"/>
          <table:table-cell table:number-columns-repeated="3" table:style-name="ce8"/>
          <table:table-cell table:style-name="ce9"/>
          <table:table-cell table:style-name="ce10"/>
          <table:table-cell table:number-columns-repeated="4" table:style-name="ce12"/>
          <table:table-cell table:number-columns-repeated="16374" table:style-name="ce1"/>
        </table:table-row>
        <table:table-row table:style-name="ro1">
          <table:table-cell office:value-type="date" office:date-value="2014-07-28T00:00:00" table:style-name="ce7">
            <text:p>28 July 2014</text:p>
          </table:table-cell>
          <table:table-cell office:value-type="float" office:value="26.55" table:style-name="ce8">
            <text:p>26.55</text:p>
          </table:table-cell>
          <table:table-cell office:value-type="float" office:value="5.8401835344000004" table:formula="of:=0.219969248*[.B52]" table:style-name="ce8">
            <text:p>5.84</text:p>
          </table:table-cell>
          <table:table-cell office:value-type="float" office:value="345.4" table:style-name="ce8">
            <text:p>345.40</text:p>
          </table:table-cell>
          <table:table-cell office:value-type="float" office:value="59.14197695423713" table:formula="of:=[.D52]/[.C52]" table:style-name="ce9">
            <text:p>59</text:p>
          </table:table-cell>
          <table:table-cell office:value-type="currency" office:value="1.2769999999999999" table:style-name="ce10">
            <text:p>£1.277</text:p>
          </table:table-cell>
          <table:table-cell office:value-type="currency" office:value="5.8053697" table:formula="of:=4.5461*[.F52]" table:style-name="ce12">
            <text:p>£5.81</text:p>
          </table:table-cell>
          <table:table-cell office:value-type="currency" office:value="33.904350000000001" table:formula="of:=[.F52]*[.B52]" table:style-name="ce12">
            <text:p>£33.90</text:p>
          </table:table-cell>
          <table:table-cell office:value-type="currency" office:value="9.815966994788651" table:formula="of:=[.H52]/([.D52]/100)" table:style-name="ce12">
            <text:p>£9.82</text:p>
          </table:table-cell>
          <table:table-cell office:value-type="currency" office:value="5.8895801968731911" table:formula="of:=[.H52]/([.D52]/60)" table:style-name="ce12">
            <text:p>£5.89</text:p>
          </table:table-cell>
          <table:table-cell office:value-type="string" table:style-name="ce11">
            <text:p>Top Box On</text:p>
          </table:table-cell>
          <table:table-cell table:number-columns-repeated="16373"/>
        </table:table-row>
        <table:table-row table:style-name="ro1">
          <table:table-cell office:value-type="date" office:date-value="2014-08-02T00:00:00" table:style-name="ce7">
            <text:p>02 August 2014</text:p>
          </table:table-cell>
          <table:table-cell office:value-type="float" office:value="24.26" table:style-name="ce8">
            <text:p>24.26</text:p>
          </table:table-cell>
          <table:table-cell office:value-type="float" office:value="5.3364539564800006" table:formula="of:=0.219969248*[.B53]" table:style-name="ce8">
            <text:p>5.34</text:p>
          </table:table-cell>
          <table:table-cell office:value-type="float" office:value="296" table:style-name="ce8">
            <text:p>296.00</text:p>
          </table:table-cell>
          <table:table-cell office:value-type="float" office:value="55.467545005343908" table:formula="of:=[.D53]/[.C53]" table:style-name="ce9">
            <text:p>55</text:p>
          </table:table-cell>
          <table:table-cell office:value-type="currency" office:value="1.2789999999999999" table:style-name="ce10">
            <text:p>£1.279</text:p>
          </table:table-cell>
          <table:table-cell office:value-type="currency" office:value="5.8144618999999995" table:formula="of:=4.5461*[.F53]" table:style-name="ce12">
            <text:p>£5.81</text:p>
          </table:table-cell>
          <table:table-cell office:value-type="currency" office:value="31.02854" table:formula="of:=[.F53]*[.B53]" table:style-name="ce12">
            <text:p>£31.03</text:p>
          </table:table-cell>
          <table:table-cell office:value-type="currency" office:value="10.482614864864864" table:formula="of:=[.H53]/([.D53]/100)" table:style-name="ce12">
            <text:p>£10.48</text:p>
          </table:table-cell>
          <table:table-cell office:value-type="currency" office:value="6.2895689189189188" table:formula="of:=[.H53]/([.D53]/60)" table:style-name="ce12">
            <text:p>£6.29</text:p>
          </table:table-cell>
          <table:table-cell office:value-type="string" table:style-name="ce11">
            <text:p>Top Box On</text:p>
          </table:table-cell>
          <table:table-cell table:number-columns-repeated="16373"/>
        </table:table-row>
        <table:table-row table:style-name="ro1">
          <table:table-cell office:value-type="date" office:date-value="2014-08-03T00:00:00" table:style-name="ce7">
            <text:p>03 August 2014</text:p>
          </table:table-cell>
          <table:table-cell office:value-type="float" office:value="20.67" table:style-name="ce8">
            <text:p>20.67</text:p>
          </table:table-cell>
          <table:table-cell office:value-type="float" office:value="4.5467643561600006" table:formula="of:=0.219969248*[.B54]" table:style-name="ce8">
            <text:p>4.55</text:p>
          </table:table-cell>
          <table:table-cell office:value-type="float" office:value="313" table:style-name="ce8">
            <text:p>313.00</text:p>
          </table:table-cell>
          <table:table-cell office:value-type="float" office:value="68.840163131820219" table:formula="of:=[.D54]/[.C54]" table:style-name="ce9">
            <text:p>69</text:p>
          </table:table-cell>
          <table:table-cell office:value-type="currency" office:value="1.2789999999999999" table:style-name="ce10">
            <text:p>£1.279</text:p>
          </table:table-cell>
          <table:table-cell office:value-type="currency" office:value="5.8144618999999995" table:formula="of:=4.5461*[.F54]" table:style-name="ce12">
            <text:p>£5.81</text:p>
          </table:table-cell>
          <table:table-cell office:value-type="currency" office:value="26.43693" table:formula="of:=[.F54]*[.B54]" table:style-name="ce12">
            <text:p>£26.44</text:p>
          </table:table-cell>
          <table:table-cell office:value-type="currency" office:value="8.4463035143769964" table:formula="of:=[.H54]/([.D54]/100)" table:style-name="ce12">
            <text:p>£8.45</text:p>
          </table:table-cell>
          <table:table-cell office:value-type="currency" office:value="5.067782108626198" table:formula="of:=[.H54]/([.D54]/60)" table:style-name="ce12">
            <text:p>£5.07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4-08-13T00:00:00" table:style-name="ce7">
            <text:p>13 August 2014</text:p>
          </table:table-cell>
          <table:table-cell office:value-type="float" office:value="16.329999999999998" table:style-name="ce8">
            <text:p>16.33</text:p>
          </table:table-cell>
          <table:table-cell office:value-type="float" office:value="3.5920978198399998" table:formula="of:=0.219969248*[.B55]" table:style-name="ce8">
            <text:p>3.59</text:p>
          </table:table-cell>
          <table:table-cell office:value-type="float" office:value="238.5" table:style-name="ce8">
            <text:p>238.50</text:p>
          </table:table-cell>
          <table:table-cell office:value-type="float" office:value="66.395741976376172" table:formula="of:=[.D55]/[.C55]" table:style-name="ce9">
            <text:p>66</text:p>
          </table:table-cell>
          <table:table-cell office:value-type="currency" office:value="1.2789999999999999" table:style-name="ce10">
            <text:p>£1.279</text:p>
          </table:table-cell>
          <table:table-cell office:value-type="currency" office:value="5.8144618999999995" table:formula="of:=4.5461*[.F55]" table:style-name="ce12">
            <text:p>£5.81</text:p>
          </table:table-cell>
          <table:table-cell office:value-type="currency" office:value="20.886069999999997" table:formula="of:=[.F55]*[.B55]" table:style-name="ce12">
            <text:p>£20.89</text:p>
          </table:table-cell>
          <table:table-cell office:value-type="currency" office:value="8.7572620545073363" table:formula="of:=[.H55]/([.D55]/100)" table:style-name="ce12">
            <text:p>£8.76</text:p>
          </table:table-cell>
          <table:table-cell office:value-type="currency" office:value="5.2543572327044012" table:formula="of:=[.H55]/([.D55]/60)" table:style-name="ce12">
            <text:p>£5.25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4-08-19T00:00:00" table:style-name="ce7">
            <text:p>19 August 2014</text:p>
          </table:table-cell>
          <table:table-cell office:value-type="float" office:value="20.059999999999999" table:style-name="ce8">
            <text:p>20.06</text:p>
          </table:table-cell>
          <table:table-cell office:value-type="float" office:value="4.4125831148799994" table:formula="of:=0.219969248*[.B56]" table:style-name="ce8">
            <text:p>4.41</text:p>
          </table:table-cell>
          <table:table-cell office:value-type="float" office:value="283.60000000000002" table:style-name="ce8">
            <text:p>283.60</text:p>
          </table:table-cell>
          <table:table-cell office:value-type="float" office:value="64.270744055483377" table:formula="of:=[.D56]/[.C56]" table:style-name="ce9">
            <text:p>64</text:p>
          </table:table-cell>
          <table:table-cell office:value-type="currency" office:value="1.2589999999999999" table:style-name="ce10">
            <text:p>£1.259</text:p>
          </table:table-cell>
          <table:table-cell office:value-type="currency" office:value="5.7235398999999996" table:formula="of:=4.5461*[.F56]" table:style-name="ce12">
            <text:p>£5.72</text:p>
          </table:table-cell>
          <table:table-cell office:value-type="currency" office:value="25.255539999999996" table:formula="of:=[.F56]*[.B56]" table:style-name="ce12">
            <text:p>£25.26</text:p>
          </table:table-cell>
          <table:table-cell office:value-type="currency" office:value="8.9053385049365286" table:formula="of:=[.H56]/([.D56]/100)" table:style-name="ce12">
            <text:p>£8.91</text:p>
          </table:table-cell>
          <table:table-cell office:value-type="currency" office:value="5.3432031029619163" table:formula="of:=[.H56]/([.D56]/60)" table:style-name="ce12">
            <text:p>£5.34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4-09-02T00:00:00" table:style-name="ce7">
            <text:p>02 September 2014</text:p>
          </table:table-cell>
          <table:table-cell office:value-type="float" office:value="21.11" table:style-name="ce8">
            <text:p>21.11</text:p>
          </table:table-cell>
          <table:table-cell office:value-type="float" office:value="4.6435508252800002" table:formula="of:=0.219969248*[.B57]" table:style-name="ce8">
            <text:p>4.64</text:p>
          </table:table-cell>
          <table:table-cell office:value-type="float" office:value="313.39999999999998" table:style-name="ce8">
            <text:p>313.40</text:p>
          </table:table-cell>
          <table:table-cell office:value-type="float" office:value="67.491454663059997" table:formula="of:=[.D57]/[.C57]" table:style-name="ce9">
            <text:p>67</text:p>
          </table:table-cell>
          <table:table-cell office:value-type="currency" office:value="1.2589999999999999" table:style-name="ce10">
            <text:p>£1.259</text:p>
          </table:table-cell>
          <table:table-cell office:value-type="currency" office:value="5.7235398999999996" table:formula="of:=4.5461*[.F57]" table:style-name="ce12">
            <text:p>£5.72</text:p>
          </table:table-cell>
          <table:table-cell office:value-type="currency" office:value="26.577489999999997" table:formula="of:=[.F57]*[.B57]" table:style-name="ce12">
            <text:p>£26.58</text:p>
          </table:table-cell>
          <table:table-cell office:value-type="currency" office:value="8.4803733248245052" table:formula="of:=[.H57]/([.D57]/100)" table:style-name="ce12">
            <text:p>£8.48</text:p>
          </table:table-cell>
          <table:table-cell office:value-type="currency" office:value="5.0882239948947037" table:formula="of:=[.H57]/([.D57]/60)" table:style-name="ce12">
            <text:p>£5.09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4-09-16T00:00:00" table:style-name="ce7">
            <text:p>16 September 2014</text:p>
          </table:table-cell>
          <table:table-cell office:value-type="float" office:value="15.51" table:style-name="ce8">
            <text:p>15.51</text:p>
          </table:table-cell>
          <table:table-cell office:value-type="float" office:value="3.4117230364800002" table:formula="of:=0.219969248*[.B58]" table:style-name="ce8">
            <text:p>3.41</text:p>
          </table:table-cell>
          <table:table-cell office:value-type="float" office:value="222.1" table:style-name="ce8">
            <text:p>222.10</text:p>
          </table:table-cell>
          <table:table-cell office:value-type="float" office:value="65.099070946025179" table:formula="of:=[.D58]/[.C58]" table:style-name="ce9">
            <text:p>65</text:p>
          </table:table-cell>
          <table:table-cell office:value-type="currency" office:value="1.2689999999999999" table:style-name="ce10">
            <text:p>£1.269</text:p>
          </table:table-cell>
          <table:table-cell office:value-type="currency" office:value="5.7690009" table:formula="of:=4.5461*[.F58]" table:style-name="ce12">
            <text:p>£5.77</text:p>
          </table:table-cell>
          <table:table-cell office:value-type="currency" office:value="19.682189999999999" table:formula="of:=[.F58]*[.B58]" table:style-name="ce12">
            <text:p>£19.68</text:p>
          </table:table-cell>
          <table:table-cell office:value-type="currency" office:value="8.8618595227375039" table:formula="of:=[.H58]/([.D58]/100)" table:style-name="ce12">
            <text:p>£8.86</text:p>
          </table:table-cell>
          <table:table-cell office:value-type="currency" office:value="5.3171157136425027" table:formula="of:=[.H58]/([.D58]/60)" table:style-name="ce12">
            <text:p>£5.32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4-09-27T00:00:00" table:style-name="ce7">
            <text:p>27 September 2014</text:p>
          </table:table-cell>
          <table:table-cell office:value-type="float" office:value="19.23" table:style-name="ce8">
            <text:p>19.23</text:p>
          </table:table-cell>
          <table:table-cell office:value-type="float" office:value="4.2300086390400002" table:formula="of:=0.219969248*[.B59]" table:style-name="ce8">
            <text:p>4.23</text:p>
          </table:table-cell>
          <table:table-cell office:value-type="float" office:value="277" table:style-name="ce8">
            <text:p>277.00</text:p>
          </table:table-cell>
          <table:table-cell office:value-type="float" office:value="65.484499829027556" table:formula="of:=[.D59]/[.C59]" table:style-name="ce9">
            <text:p>65</text:p>
          </table:table-cell>
          <table:table-cell office:value-type="currency" office:value="1.2689999999999999" table:style-name="ce10">
            <text:p>£1.269</text:p>
          </table:table-cell>
          <table:table-cell office:value-type="currency" office:value="5.7690009" table:formula="of:=4.5461*[.F59]" table:style-name="ce12">
            <text:p>£5.77</text:p>
          </table:table-cell>
          <table:table-cell office:value-type="currency" office:value="24.40287" table:formula="of:=[.F59]*[.B59]" table:style-name="ce12">
            <text:p>£24.40</text:p>
          </table:table-cell>
          <table:table-cell office:value-type="currency" office:value="8.8097003610108295" table:formula="of:=[.H59]/([.D59]/100)" table:style-name="ce12">
            <text:p>£8.81</text:p>
          </table:table-cell>
          <table:table-cell office:value-type="currency" office:value="5.2858202166064983" table:formula="of:=[.H59]/([.D59]/60)" table:style-name="ce12">
            <text:p>£5.29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4-10-09T00:00:00" table:style-name="ce7">
            <text:p>09 October 2014</text:p>
          </table:table-cell>
          <table:table-cell office:value-type="float" office:value="15.99" table:style-name="ce8">
            <text:p>15.99</text:p>
          </table:table-cell>
          <table:table-cell office:value-type="float" office:value="3.51730827552" table:formula="of:=0.219969248*[.B60]" table:style-name="ce8">
            <text:p>3.52</text:p>
          </table:table-cell>
          <table:table-cell office:value-type="float" office:value="207" table:style-name="ce8">
            <text:p>207.00</text:p>
          </table:table-cell>
          <table:table-cell office:value-type="float" office:value="58.851821843621899" table:formula="of:=[.D60]/[.C60]" table:style-name="ce9">
            <text:p>59</text:p>
          </table:table-cell>
          <table:table-cell office:value-type="currency" office:value="1.2589999999999999" table:style-name="ce10">
            <text:p>£1.259</text:p>
          </table:table-cell>
          <table:table-cell office:value-type="currency" office:value="5.7235398999999996" table:formula="of:=4.5461*[.F60]" table:style-name="ce12">
            <text:p>£5.72</text:p>
          </table:table-cell>
          <table:table-cell office:value-type="currency" office:value="20.131409999999999" table:formula="of:=[.F60]*[.B60]" table:style-name="ce12">
            <text:p>£20.13</text:p>
          </table:table-cell>
          <table:table-cell office:value-type="currency" office:value="9.7253188405797104" table:formula="of:=[.H60]/([.D60]/100)" table:style-name="ce12">
            <text:p>£9.73</text:p>
          </table:table-cell>
          <table:table-cell office:value-type="currency" office:value="5.8351913043478252" table:formula="of:=[.H60]/([.D60]/60)" table:style-name="ce12">
            <text:p>£5.84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4-10-23T00:00:00" table:style-name="ce7">
            <text:p>23 October 2014</text:p>
          </table:table-cell>
          <table:table-cell office:value-type="float" office:value="16.670000000000002" table:style-name="ce8">
            <text:p>16.67</text:p>
          </table:table-cell>
          <table:table-cell office:value-type="float" office:value="3.6668873641600004" table:formula="of:=0.219969248*[.B61]" table:style-name="ce8">
            <text:p>3.67</text:p>
          </table:table-cell>
          <table:table-cell office:value-type="float" office:value="208.4" table:style-name="ce8">
            <text:p>208.40</text:p>
          </table:table-cell>
          <table:table-cell office:value-type="float" office:value="56.832942848720322" table:formula="of:=[.D61]/[.C61]" table:style-name="ce9">
            <text:p>57</text:p>
          </table:table-cell>
          <table:table-cell office:value-type="currency" office:value="1.2390000000000001" table:style-name="ce10">
            <text:p>£1.239</text:p>
          </table:table-cell>
          <table:table-cell office:value-type="currency" office:value="5.6326179000000005" table:formula="of:=4.5461*[.F61]" table:style-name="ce12">
            <text:p>£5.63</text:p>
          </table:table-cell>
          <table:table-cell office:value-type="currency" office:value="20.654130000000002" table:formula="of:=[.F61]*[.B61]" table:style-name="ce12">
            <text:p>£20.65</text:p>
          </table:table-cell>
          <table:table-cell office:value-type="currency" office:value="9.9108109404990401" table:formula="of:=[.H61]/([.D61]/100)" table:style-name="ce12">
            <text:p>£9.91</text:p>
          </table:table-cell>
          <table:table-cell office:value-type="currency" office:value="5.9464865642994242" table:formula="of:=[.H61]/([.D61]/60)" table:style-name="ce12">
            <text:p>£5.95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4-11-06T00:00:00" table:style-name="ce7">
            <text:p>06 November 2014</text:p>
          </table:table-cell>
          <table:table-cell office:value-type="float" office:value="19.489999999999998" table:style-name="ce8">
            <text:p>19.49</text:p>
          </table:table-cell>
          <table:table-cell office:value-type="float" office:value="4.2872006435199994" table:formula="of:=0.219969248*[.B62]" table:style-name="ce8">
            <text:p>4.29</text:p>
          </table:table-cell>
          <table:table-cell office:value-type="float" office:value="250" table:style-name="ce8">
            <text:p>250.00</text:p>
          </table:table-cell>
          <table:table-cell office:value-type="float" office:value="58.313109366100925" table:formula="of:=[.D62]/[.C62]" table:style-name="ce9">
            <text:p>58</text:p>
          </table:table-cell>
          <table:table-cell office:value-type="currency" office:value="1.2190000000000001" table:style-name="ce10">
            <text:p>£1.219</text:p>
          </table:table-cell>
          <table:table-cell office:value-type="currency" office:value="5.5416959000000006" table:formula="of:=4.5461*[.F62]" table:style-name="ce12">
            <text:p>£5.54</text:p>
          </table:table-cell>
          <table:table-cell office:value-type="currency" office:value="23.758309999999998" table:formula="of:=[.F62]*[.B62]" table:style-name="ce12">
            <text:p>£23.76</text:p>
          </table:table-cell>
          <table:table-cell office:value-type="currency" office:value="9.5033239999999992" table:formula="of:=[.H62]/([.D62]/100)" table:style-name="ce12">
            <text:p>£9.50</text:p>
          </table:table-cell>
          <table:table-cell office:value-type="currency" office:value="5.7019943999999994" table:formula="of:=[.H62]/([.D62]/60)" table:style-name="ce12">
            <text:p>£5.70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4-11-13T00:00:00" table:style-name="ce7">
            <text:p>13 November 2014</text:p>
          </table:table-cell>
          <table:table-cell office:value-type="float" office:value="20.98" table:style-name="ce8">
            <text:p>20.98</text:p>
          </table:table-cell>
          <table:table-cell office:value-type="float" office:value="4.6149548230400006" table:formula="of:=0.219969248*[.B63]" table:style-name="ce8">
            <text:p>4.61</text:p>
          </table:table-cell>
          <table:table-cell office:value-type="float" office:value="279.3" table:style-name="ce8">
            <text:p>279.30</text:p>
          </table:table-cell>
          <table:table-cell office:value-type="float" office:value="60.520635782955992" table:formula="of:=[.D63]/[.C63]" table:style-name="ce9">
            <text:p>61</text:p>
          </table:table-cell>
          <table:table-cell office:value-type="currency" office:value="1.2090000000000001" table:style-name="ce10">
            <text:p>£1.209</text:p>
          </table:table-cell>
          <table:table-cell office:value-type="currency" office:value="5.4962349000000001" table:formula="of:=4.5461*[.F63]" table:style-name="ce12">
            <text:p>£5.50</text:p>
          </table:table-cell>
          <table:table-cell office:value-type="currency" office:value="25.364820000000002" table:formula="of:=[.F63]*[.B63]" table:style-name="ce12">
            <text:p>£25.36</text:p>
          </table:table-cell>
          <table:table-cell office:value-type="currency" office:value="9.0815682062298606" table:formula="of:=[.H63]/([.D63]/100)" table:style-name="ce12">
            <text:p>£9.08</text:p>
          </table:table-cell>
          <table:table-cell office:value-type="currency" office:value="5.4489409237379167" table:formula="of:=[.H63]/([.D63]/60)" table:style-name="ce12">
            <text:p>£5.45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4-11-20T00:00:00" table:style-name="ce7">
            <text:p>20 November 2014</text:p>
          </table:table-cell>
          <table:table-cell office:value-type="float" office:value="15.94" table:style-name="ce8">
            <text:p>15.94</text:p>
          </table:table-cell>
          <table:table-cell office:value-type="float" office:value="3.5063098131200001" table:formula="of:=0.219969248*[.B64]" table:style-name="ce8">
            <text:p>3.51</text:p>
          </table:table-cell>
          <table:table-cell office:value-type="float" office:value="203.7" table:style-name="ce8">
            <text:p>203.70</text:p>
          </table:table-cell>
          <table:table-cell office:value-type="float" office:value="58.095265637334755" table:formula="of:=[.D64]/[.C64]" table:style-name="ce9">
            <text:p>58</text:p>
          </table:table-cell>
          <table:table-cell office:value-type="currency" office:value="1.2090000000000001" table:style-name="ce10">
            <text:p>£1.209</text:p>
          </table:table-cell>
          <table:table-cell office:value-type="currency" office:value="5.4962349000000001" table:formula="of:=4.5461*[.F64]" table:style-name="ce12">
            <text:p>£5.50</text:p>
          </table:table-cell>
          <table:table-cell office:value-type="currency" office:value="19.271460000000001" table:formula="of:=[.F64]*[.B64]" table:style-name="ce12">
            <text:p>£19.27</text:p>
          </table:table-cell>
          <table:table-cell office:value-type="currency" office:value="9.4607069219440358" table:formula="of:=[.H64]/([.D64]/100)" table:style-name="ce12">
            <text:p>£9.46</text:p>
          </table:table-cell>
          <table:table-cell office:value-type="currency" office:value="5.6764241531664217" table:formula="of:=[.H64]/([.D64]/60)" table:style-name="ce12">
            <text:p>£5.68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4-11-26T00:00:00" table:style-name="ce7">
            <text:p>26 November 2014</text:p>
          </table:table-cell>
          <table:table-cell office:value-type="float" office:value="14.31" table:style-name="ce8">
            <text:p>14.31</text:p>
          </table:table-cell>
          <table:table-cell office:value-type="float" office:value="3.1477599388800002" table:formula="of:=0.219969248*[.B65]" table:style-name="ce8">
            <text:p>3.15</text:p>
          </table:table-cell>
          <table:table-cell office:value-type="float" office:value="175" table:style-name="ce8">
            <text:p>175.00</text:p>
          </table:table-cell>
          <table:table-cell office:value-type="float" office:value="55.595090921154075" table:formula="of:=[.D65]/[.C65]" table:style-name="ce9">
            <text:p>56</text:p>
          </table:table-cell>
          <table:table-cell office:value-type="currency" office:value="1.2090000000000001" table:style-name="ce10">
            <text:p>£1.209</text:p>
          </table:table-cell>
          <table:table-cell office:value-type="currency" office:value="5.4962349000000001" table:formula="of:=4.5461*[.F65]" table:style-name="ce12">
            <text:p>£5.50</text:p>
          </table:table-cell>
          <table:table-cell office:value-type="currency" office:value="17.300790000000003" table:formula="of:=[.F65]*[.B65]" table:style-name="ce12">
            <text:p>£17.30</text:p>
          </table:table-cell>
          <table:table-cell office:value-type="currency" office:value="9.8861657142857151" table:formula="of:=[.H65]/([.D65]/100)" table:style-name="ce12">
            <text:p>£9.89</text:p>
          </table:table-cell>
          <table:table-cell office:value-type="currency" office:value="5.93169942857143" table:formula="of:=[.H65]/([.D65]/60)" table:style-name="ce12">
            <text:p>£5.93</text:p>
          </table:table-cell>
          <table:table-cell table:number-columns-repeated="16374"/>
        </table:table-row>
        <table:table-row table:style-name="ro1">
          <table:table-cell office:value-type="date" office:date-value="2014-12-05T00:00:00" table:style-name="ce7">
            <text:p>05 December 2014</text:p>
          </table:table-cell>
          <table:table-cell office:value-type="float" office:value="14.74" table:style-name="ce8">
            <text:p>14.74</text:p>
          </table:table-cell>
          <table:table-cell office:value-type="float" office:value="3.2423467155200001" table:formula="of:=0.219969248*[.B66]" table:style-name="ce8">
            <text:p>3.24</text:p>
          </table:table-cell>
          <table:table-cell office:value-type="float" office:value="195.7" table:style-name="ce8">
            <text:p>195.70</text:p>
          </table:table-cell>
          <table:table-cell office:value-type="float" office:value="60.357517924672059" table:formula="of:=[.D66]/[.C66]" table:style-name="ce9">
            <text:p>60</text:p>
          </table:table-cell>
          <table:table-cell office:value-type="currency" office:value="1.1890000000000001" table:style-name="ce10">
            <text:p>£1.189</text:p>
          </table:table-cell>
          <table:table-cell office:value-type="currency" office:value="5.4053129000000002" table:formula="of:=4.5461*[.F66]" table:style-name="ce12">
            <text:p>£5.41</text:p>
          </table:table-cell>
          <table:table-cell office:value-type="currency" office:value="17.525860000000002" table:formula="of:=[.F66]*[.B66]" table:style-name="ce12">
            <text:p>£17.53</text:p>
          </table:table-cell>
          <table:table-cell office:value-type="currency" office:value="8.9554726622381207" table:formula="of:=[.H66]/([.D66]/100)" table:style-name="ce12">
            <text:p>£8.96</text:p>
          </table:table-cell>
          <table:table-cell office:value-type="currency" office:value="5.3732835973428728" table:formula="of:=[.H66]/([.D66]/60)" table:style-name="ce12">
            <text:p>£5.37</text:p>
          </table:table-cell>
          <table:table-cell table:number-columns-repeated="16374"/>
        </table:table-row>
        <table:table-row table:style-name="ro1">
          <table:table-cell office:value-type="date" office:date-value="2014-12-12T00:00:00" table:style-name="ce7">
            <text:p>12 December 2014</text:p>
          </table:table-cell>
          <table:table-cell office:value-type="float" office:value="14.37" table:style-name="ce8">
            <text:p>14.37</text:p>
          </table:table-cell>
          <table:table-cell office:value-type="float" office:value="3.1609580937599997" table:formula="of:=0.219969248*[.B67]" table:style-name="ce8">
            <text:p>3.16</text:p>
          </table:table-cell>
          <table:table-cell office:value-type="float" office:value="177.4" table:style-name="ce8">
            <text:p>177.40</text:p>
          </table:table-cell>
          <table:table-cell office:value-type="float" office:value="56.122224571784962" table:formula="of:=[.D67]/[.C67]" table:style-name="ce9">
            <text:p>56</text:p>
          </table:table-cell>
          <table:table-cell office:value-type="currency" office:value="1.159" table:style-name="ce10">
            <text:p>£1.159</text:p>
          </table:table-cell>
          <table:table-cell office:value-type="currency" office:value="5.2689298999999998" table:formula="of:=4.5461*[.F67]" table:style-name="ce12">
            <text:p>£5.27</text:p>
          </table:table-cell>
          <table:table-cell office:value-type="currency" office:value="16.65483" table:formula="of:=[.F67]*[.B67]" table:style-name="ce12">
            <text:p>£16.65</text:p>
          </table:table-cell>
          <table:table-cell office:value-type="currency" office:value="9.3882919954904178" table:formula="of:=[.H67]/([.D67]/100)" table:style-name="ce12">
            <text:p>£9.39</text:p>
          </table:table-cell>
          <table:table-cell office:value-type="currency" office:value="5.6329751972942503" table:formula="of:=[.H67]/([.D67]/60)" table:style-name="ce12">
            <text:p>£5.63</text:p>
          </table:table-cell>
          <table:table-cell table:number-columns-repeated="16374"/>
        </table:table-row>
        <table:table-row table:style-name="ro1">
          <table:table-cell office:value-type="date" office:date-value="2014-12-19T00:00:00" table:style-name="ce7">
            <text:p>19 December 2014</text:p>
          </table:table-cell>
          <table:table-cell office:value-type="float" office:value="18.38" table:style-name="ce8">
            <text:p>18.38</text:p>
          </table:table-cell>
          <table:table-cell office:value-type="float" office:value="4.04303477824" table:formula="of:=0.219969248*[.B68]" table:style-name="ce8">
            <text:p>4.04</text:p>
          </table:table-cell>
          <table:table-cell office:value-type="float" office:value="247" table:style-name="ce8">
            <text:p>247.00</text:p>
          </table:table-cell>
          <table:table-cell office:value-type="float" office:value="61.092722063480046" table:formula="of:=[.D68]/[.C68]" table:style-name="ce9">
            <text:p>61</text:p>
          </table:table-cell>
          <table:table-cell office:value-type="currency" office:value="1.129" table:style-name="ce10">
            <text:p>£1.129</text:p>
          </table:table-cell>
          <table:table-cell office:value-type="currency" office:value="5.1325469000000004" table:formula="of:=4.5461*[.F68]" table:style-name="ce12">
            <text:p>£5.13</text:p>
          </table:table-cell>
          <table:table-cell office:value-type="currency" office:value="20.75102" table:formula="of:=[.F68]*[.B68]" table:style-name="ce12">
            <text:p>£20.75</text:p>
          </table:table-cell>
          <table:table-cell office:value-type="currency" office:value="8.401222672064776" table:formula="of:=[.H68]/([.D68]/100)" table:style-name="ce12">
            <text:p>£8.40</text:p>
          </table:table-cell>
          <table:table-cell office:value-type="currency" office:value="5.0407336032388672" table:formula="of:=[.H68]/([.D68]/60)" table:style-name="ce12">
            <text:p>£5.04</text:p>
          </table:table-cell>
          <table:table-cell table:number-columns-repeated="16374"/>
        </table:table-row>
        <table:table-row table:style-name="ro1">
          <table:table-cell office:value-type="date" office:date-value="2014-12-28T00:00:00" table:style-name="ce7">
            <text:p>28 December 2014</text:p>
          </table:table-cell>
          <table:table-cell office:value-type="float" office:value="15.62" table:style-name="ce8">
            <text:p>15.62</text:p>
          </table:table-cell>
          <table:table-cell office:value-type="float" office:value="3.4359196537600001" table:formula="of:=0.219969248*[.B69]" table:style-name="ce8">
            <text:p>3.44</text:p>
          </table:table-cell>
          <table:table-cell office:value-type="float" office:value="221.5" table:style-name="ce8">
            <text:p>221.50</text:p>
          </table:table-cell>
          <table:table-cell office:value-type="float" office:value="64.466001047960432" table:formula="of:=[.D69]/[.C69]" table:style-name="ce9">
            <text:p>64</text:p>
          </table:table-cell>
          <table:table-cell office:value-type="currency" office:value="1.119" table:style-name="ce10">
            <text:p>£1.119</text:p>
          </table:table-cell>
          <table:table-cell office:value-type="currency" office:value="5.0870858999999999" table:formula="of:=4.5461*[.F69]" table:style-name="ce12">
            <text:p>£5.09</text:p>
          </table:table-cell>
          <table:table-cell office:value-type="currency" office:value="17.47878" table:formula="of:=[.F69]*[.B69]" table:style-name="ce12">
            <text:p>£17.48</text:p>
          </table:table-cell>
          <table:table-cell office:value-type="currency" office:value="7.8910970654627546" table:formula="of:=[.H69]/([.D69]/100)" table:style-name="ce12">
            <text:p>£7.89</text:p>
          </table:table-cell>
          <table:table-cell office:value-type="currency" office:value="4.7346582392776524" table:formula="of:=[.H69]/([.D69]/60)" table:style-name="ce12">
            <text:p>£4.73</text:p>
          </table:table-cell>
          <table:table-cell table:number-columns-repeated="16374"/>
        </table:table-row>
        <table:table-row table:style-name="ro1">
          <table:table-cell office:value-type="date" office:date-value="2015-01-08T00:00:00" table:style-name="ce7">
            <text:p>08 January 2015</text:p>
          </table:table-cell>
          <table:table-cell office:value-type="float" office:value="16.14" table:style-name="ce8">
            <text:p>16.14</text:p>
          </table:table-cell>
          <table:table-cell office:value-type="float" office:value="3.5503036627200002" table:formula="of:=0.219969248*[.B70]" table:style-name="ce8">
            <text:p>3.55</text:p>
          </table:table-cell>
          <table:table-cell office:value-type="float" office:value="186.2" table:style-name="ce8">
            <text:p>186.20</text:p>
          </table:table-cell>
          <table:table-cell office:value-type="float" office:value="52.446218039091974" table:formula="of:=[.D70]/[.C70]" table:style-name="ce9">
            <text:p>52</text:p>
          </table:table-cell>
          <table:table-cell office:value-type="currency" office:value="1.079" table:style-name="ce10">
            <text:p>£1.079</text:p>
          </table:table-cell>
          <table:table-cell office:value-type="currency" office:value="4.9052419" table:formula="of:=4.5461*[.F70]" table:style-name="ce12">
            <text:p>£4.91</text:p>
          </table:table-cell>
          <table:table-cell office:value-type="currency" office:value="17.41506" table:formula="of:=[.F70]*[.B70]" table:style-name="ce12">
            <text:p>£17.42</text:p>
          </table:table-cell>
          <table:table-cell office:value-type="currency" office:value="9.3528786251342648" table:formula="of:=[.H70]/([.D70]/100)" table:style-name="ce12">
            <text:p>£9.35</text:p>
          </table:table-cell>
          <table:table-cell office:value-type="currency" office:value="5.6117271750805591" table:formula="of:=[.H70]/([.D70]/60)" table:style-name="ce12">
            <text:p>£5.61</text:p>
          </table:table-cell>
          <table:table-cell table:number-columns-repeated="16374"/>
        </table:table-row>
        <table:table-row table:style-name="ro1">
          <table:table-cell office:value-type="date" office:date-value="2015-01-15T00:00:00" table:style-name="ce7">
            <text:p>15 January 2015</text:p>
          </table:table-cell>
          <table:table-cell office:value-type="float" office:value="13.86" table:style-name="ce8">
            <text:p>13.86</text:p>
          </table:table-cell>
          <table:table-cell office:value-type="float" office:value="3.0487737772800001" table:formula="of:=0.219969248*[.B71]" table:style-name="ce8">
            <text:p>3.05</text:p>
          </table:table-cell>
          <table:table-cell office:value-type="float" office:value="188.4" table:style-name="ce8">
            <text:p>188.40</text:p>
          </table:table-cell>
          <table:table-cell office:value-type="float" office:value="61.795336014757815" table:formula="of:=[.D71]/[.C71]" table:style-name="ce9">
            <text:p>62</text:p>
          </table:table-cell>
          <table:table-cell office:value-type="currency" office:value="1.0489999999999999" table:style-name="ce10">
            <text:p>£1.049</text:p>
          </table:table-cell>
          <table:table-cell office:value-type="currency" office:value="4.7688588999999997" table:formula="of:=4.5461*[.F71]" table:style-name="ce12">
            <text:p>£4.77</text:p>
          </table:table-cell>
          <table:table-cell office:value-type="currency" office:value="14.539139999999998" table:formula="of:=[.F71]*[.B71]" table:style-name="ce12">
            <text:p>£14.54</text:p>
          </table:table-cell>
          <table:table-cell office:value-type="currency" office:value="7.7171656050955395" table:formula="of:=[.H71]/([.D71]/100)" table:style-name="ce12">
            <text:p>£7.72</text:p>
          </table:table-cell>
          <table:table-cell office:value-type="currency" office:value="4.6302993630573237" table:formula="of:=[.H71]/([.D71]/60)" table:style-name="ce12">
            <text:p>£4.63</text:p>
          </table:table-cell>
          <table:table-cell table:number-columns-repeated="16374"/>
        </table:table-row>
        <table:table-row table:style-name="ro1">
          <table:table-cell office:value-type="date" office:date-value="2015-01-28T00:00:00" table:style-name="ce7">
            <text:p>28 January 2015</text:p>
          </table:table-cell>
          <table:table-cell office:value-type="float" office:value="19.71" table:style-name="ce8">
            <text:p>19.71</text:p>
          </table:table-cell>
          <table:table-cell office:value-type="float" office:value="4.3355938780800001" table:formula="of:=0.219969248*[.B72]" table:style-name="ce8">
            <text:p>4.34</text:p>
          </table:table-cell>
          <table:table-cell office:value-type="float" office:value="259.60000000000002" table:style-name="ce8">
            <text:p>259.60</text:p>
          </table:table-cell>
          <table:table-cell office:value-type="float" office:value="59.876456905360058" table:formula="of:=[.D72]/[.C72]" table:style-name="ce9">
            <text:p>60</text:p>
          </table:table-cell>
          <table:table-cell office:value-type="currency" office:value="1.0489999999999999" table:style-name="ce10">
            <text:p>£1.049</text:p>
          </table:table-cell>
          <table:table-cell office:value-type="currency" office:value="4.7688588999999997" table:formula="of:=4.5461*[.F72]" table:style-name="ce12">
            <text:p>£4.77</text:p>
          </table:table-cell>
          <table:table-cell office:value-type="currency" office:value="20.675789999999999" table:formula="of:=[.F72]*[.B72]" table:style-name="ce12">
            <text:p>£20.68</text:p>
          </table:table-cell>
          <table:table-cell office:value-type="currency" office:value="7.9644799691833583" table:formula="of:=[.H72]/([.D72]/100)" table:style-name="ce12">
            <text:p>£7.96</text:p>
          </table:table-cell>
          <table:table-cell office:value-type="currency" office:value="4.7786879815100152" table:formula="of:=[.H72]/([.D72]/60)" table:style-name="ce12">
            <text:p>£4.78</text:p>
          </table:table-cell>
          <table:table-cell table:number-columns-repeated="16374"/>
        </table:table-row>
        <table:table-row table:style-name="ro1">
          <table:table-cell office:value-type="date" office:date-value="2015-02-06T00:00:00" table:style-name="ce7">
            <text:p>06 February 2015</text:p>
          </table:table-cell>
          <table:table-cell office:value-type="float" office:value="15.99" table:style-name="ce8">
            <text:p>15.99</text:p>
          </table:table-cell>
          <table:table-cell office:value-type="float" office:value="3.51730827552" table:formula="of:=0.219969248*[.B73]" table:style-name="ce8">
            <text:p>3.52</text:p>
          </table:table-cell>
          <table:table-cell office:value-type="float" office:value="201.6" table:style-name="ce8">
            <text:p>201.60</text:p>
          </table:table-cell>
          <table:table-cell office:value-type="float" office:value="57.316556925962196" table:formula="of:=[.D73]/[.C73]" table:style-name="ce9">
            <text:p>57</text:p>
          </table:table-cell>
          <table:table-cell office:value-type="currency" office:value="1.0389999999999999" table:style-name="ce10">
            <text:p>£1.039</text:p>
          </table:table-cell>
          <table:table-cell office:value-type="currency" office:value="4.7233978999999993" table:formula="of:=4.5461*[.F73]" table:style-name="ce12">
            <text:p>£4.72</text:p>
          </table:table-cell>
          <table:table-cell office:value-type="currency" office:value="16.613609999999998" table:formula="of:=[.F73]*[.B73]" table:style-name="ce12">
            <text:p>£16.61</text:p>
          </table:table-cell>
          <table:table-cell office:value-type="currency" office:value="8.2408779761904754" table:formula="of:=[.H73]/([.D73]/100)" table:style-name="ce12">
            <text:p>£8.24</text:p>
          </table:table-cell>
          <table:table-cell office:value-type="currency" office:value="4.9445267857142854" table:formula="of:=[.H73]/([.D73]/60)" table:style-name="ce12">
            <text:p>£4.94</text:p>
          </table:table-cell>
          <table:table-cell table:number-columns-repeated="16374"/>
        </table:table-row>
        <table:table-row table:style-name="ro1">
          <table:table-cell office:value-type="date" office:date-value="2015-02-25T00:00:00" table:style-name="ce7">
            <text:p>25 February 2015</text:p>
          </table:table-cell>
          <table:table-cell office:value-type="float" office:value="18.86" table:style-name="ce8">
            <text:p>18.86</text:p>
          </table:table-cell>
          <table:table-cell office:value-type="float" office:value="4.1486200172799998" table:formula="of:=0.219969248*[.B74]" table:style-name="ce8">
            <text:p>4.15</text:p>
          </table:table-cell>
          <table:table-cell office:value-type="float" office:value="236.5" table:style-name="ce8">
            <text:p>236.50</text:p>
          </table:table-cell>
          <table:table-cell office:value-type="float" office:value="57.006908083873824" table:formula="of:=[.D74]/[.C74]" table:style-name="ce9">
            <text:p>57</text:p>
          </table:table-cell>
          <table:table-cell office:value-type="currency" office:value="1.089" table:style-name="ce10">
            <text:p>£1.089</text:p>
          </table:table-cell>
          <table:table-cell office:value-type="currency" office:value="4.9507028999999996" table:formula="of:=4.5461*[.F74]" table:style-name="ce12">
            <text:p>£4.95</text:p>
          </table:table-cell>
          <table:table-cell office:value-type="currency" office:value="20.538539999999998" table:formula="of:=[.F74]*[.B74]" table:style-name="ce12">
            <text:p>£20.54</text:p>
          </table:table-cell>
          <table:table-cell office:value-type="currency" office:value="8.6843720930232546" table:formula="of:=[.H74]/([.D74]/100)" table:style-name="ce12">
            <text:p>£8.68</text:p>
          </table:table-cell>
          <table:table-cell office:value-type="currency" office:value="5.2106232558139522" table:formula="of:=[.H74]/([.D74]/60)" table:style-name="ce12">
            <text:p>£5.21</text:p>
          </table:table-cell>
          <table:table-cell table:number-columns-repeated="16374"/>
        </table:table-row>
        <table:table-row table:style-name="ro1">
          <table:table-cell office:value-type="date" office:date-value="2015-03-10T00:00:00" table:style-name="ce7">
            <text:p>10 March 2015</text:p>
          </table:table-cell>
          <table:table-cell office:value-type="float" office:value="16.79" table:style-name="ce8">
            <text:p>16.79</text:p>
          </table:table-cell>
          <table:table-cell office:value-type="float" office:value="3.6932836739199999" table:formula="of:=0.219969248*[.B75]" table:style-name="ce8">
            <text:p>3.69</text:p>
          </table:table-cell>
          <table:table-cell office:value-type="float" office:value="222.2" table:style-name="ce8">
            <text:p>222.20</text:p>
          </table:table-cell>
          <table:table-cell office:value-type="float" office:value="60.163263810212555" table:formula="of:=[.D75]/[.C75]" table:style-name="ce9">
            <text:p>60</text:p>
          </table:table-cell>
          <table:table-cell office:value-type="currency" office:value="1.109" table:style-name="ce10">
            <text:p>£1.109</text:p>
          </table:table-cell>
          <table:table-cell office:value-type="currency" office:value="5.0416249000000004" table:formula="of:=4.5461*[.F75]" table:style-name="ce12">
            <text:p>£5.04</text:p>
          </table:table-cell>
          <table:table-cell office:value-type="currency" office:value="18.62011" table:formula="of:=[.F75]*[.B75]" table:style-name="ce12">
            <text:p>£18.62</text:p>
          </table:table-cell>
          <table:table-cell office:value-type="currency" office:value="8.3798874887488743" table:formula="of:=[.H75]/([.D75]/100)" table:style-name="ce12">
            <text:p>£8.38</text:p>
          </table:table-cell>
          <table:table-cell office:value-type="currency" office:value="5.0279324932493257" table:formula="of:=[.H75]/([.D75]/60)" table:style-name="ce12">
            <text:p>£5.03</text:p>
          </table:table-cell>
          <table:table-cell table:number-columns-repeated="16374"/>
        </table:table-row>
        <table:table-row table:style-name="ro1">
          <table:table-cell office:value-type="date" office:date-value="2015-03-26T00:00:00" table:style-name="ce7">
            <text:p>26 March 2015</text:p>
          </table:table-cell>
          <table:table-cell office:value-type="float" office:value="22.37" table:style-name="ce8">
            <text:p>22.37</text:p>
          </table:table-cell>
          <table:table-cell office:value-type="float" office:value="4.9207120777600002" table:formula="of:=0.219969248*[.B76]" table:style-name="ce8">
            <text:p>4.92</text:p>
          </table:table-cell>
          <table:table-cell office:value-type="float" office:value="280.39999999999998" table:style-name="ce8">
            <text:p>280.40</text:p>
          </table:table-cell>
          <table:table-cell office:value-type="float" office:value="56.983622607653828" table:formula="of:=[.D76]/[.C76]" table:style-name="ce9">
            <text:p>57</text:p>
          </table:table-cell>
          <table:table-cell office:value-type="currency" office:value="1.119" table:style-name="ce10">
            <text:p>£1.119</text:p>
          </table:table-cell>
          <table:table-cell office:value-type="currency" office:value="5.0870858999999999" table:formula="of:=4.5461*[.F76]" table:style-name="ce12">
            <text:p>£5.09</text:p>
          </table:table-cell>
          <table:table-cell office:value-type="currency" office:value="25.032030000000002" table:formula="of:=[.F76]*[.B76]" table:style-name="ce12">
            <text:p>£25.03</text:p>
          </table:table-cell>
          <table:table-cell office:value-type="currency" office:value="8.9272574893010006" table:formula="of:=[.H76]/([.D76]/100)" table:style-name="ce12">
            <text:p>£8.93</text:p>
          </table:table-cell>
          <table:table-cell office:value-type="currency" office:value="5.3563544935806" table:formula="of:=[.H76]/([.D76]/60)" table:style-name="ce12">
            <text:p>£5.36</text:p>
          </table:table-cell>
          <table:table-cell table:number-columns-repeated="16374"/>
        </table:table-row>
        <table:table-row table:style-name="ro1">
          <table:table-cell office:value-type="date" office:date-value="2015-04-02T00:00:00" table:style-name="ce7">
            <text:p>02 April 2015</text:p>
          </table:table-cell>
          <table:table-cell office:value-type="float" office:value="17.739999999999998" table:style-name="ce8">
            <text:p>17.74</text:p>
          </table:table-cell>
          <table:table-cell office:value-type="float" office:value="3.9022544595199999" table:formula="of:=0.219969248*[.B77]" table:style-name="ce8">
            <text:p>3.90</text:p>
          </table:table-cell>
          <table:table-cell office:value-type="float" office:value="267.10000000000002" table:style-name="ce8">
            <text:p>267.10</text:p>
          </table:table-cell>
          <table:table-cell office:value-type="float" office:value="68.447612212570803" table:formula="of:=[.D77]/[.C77]" table:style-name="ce9">
            <text:p>68</text:p>
          </table:table-cell>
          <table:table-cell office:value-type="currency" office:value="1.097" table:style-name="ce10">
            <text:p>£1.097</text:p>
          </table:table-cell>
          <table:table-cell office:value-type="currency" office:value="4.9870716999999996" table:formula="of:=4.5461*[.F77]" table:style-name="ce12">
            <text:p>£4.99</text:p>
          </table:table-cell>
          <table:table-cell office:value-type="currency" office:value="19.460779999999996" table:formula="of:=[.F77]*[.B77]" table:style-name="ce12">
            <text:p>£19.46</text:p>
          </table:table-cell>
          <table:table-cell office:value-type="currency" office:value="7.2859528266566809" table:formula="of:=[.H77]/([.D77]/100)" table:style-name="ce12">
            <text:p>£7.29</text:p>
          </table:table-cell>
          <table:table-cell office:value-type="currency" office:value="4.3715716959940085" table:formula="of:=[.H77]/([.D77]/60)" table:style-name="ce12">
            <text:p>£4.37</text:p>
          </table:table-cell>
          <table:table-cell table:number-columns-repeated="16374"/>
        </table:table-row>
        <table:table-row table:style-name="ro1">
          <table:table-cell office:value-type="date" office:date-value="2015-04-07T00:00:00" table:style-name="ce7">
            <text:p>07 April 2015</text:p>
          </table:table-cell>
          <table:table-cell office:value-type="float" office:value="27.9" table:style-name="ce8">
            <text:p>27.90</text:p>
          </table:table-cell>
          <table:table-cell office:value-type="float" office:value="6.1371420191999997" table:formula="of:=0.219969248*[.B78]" table:style-name="ce8">
            <text:p>6.14</text:p>
          </table:table-cell>
          <table:table-cell office:value-type="float" office:value="390" table:style-name="ce8">
            <text:p>390.00</text:p>
          </table:table-cell>
          <table:table-cell office:value-type="float" office:value="63.547494710060178" table:formula="of:=[.D78]/[.C78]" table:style-name="ce9">
            <text:p>64</text:p>
          </table:table-cell>
          <table:table-cell office:value-type="currency" office:value="1.109" table:style-name="ce10">
            <text:p>£1.109</text:p>
          </table:table-cell>
          <table:table-cell office:value-type="currency" office:value="5.0416249000000004" table:formula="of:=4.5461*[.F78]" table:style-name="ce12">
            <text:p>£5.04</text:p>
          </table:table-cell>
          <table:table-cell office:value-type="currency" office:value="30.941099999999999" table:formula="of:=[.F78]*[.B78]" table:style-name="ce12">
            <text:p>£30.94</text:p>
          </table:table-cell>
          <table:table-cell office:value-type="currency" office:value="7.9336153846153845" table:formula="of:=[.H78]/([.D78]/100)" table:style-name="ce12">
            <text:p>£7.93</text:p>
          </table:table-cell>
          <table:table-cell office:value-type="currency" office:value="4.7601692307692307" table:formula="of:=[.H78]/([.D78]/60)" table:style-name="ce12">
            <text:p>£4.76</text:p>
          </table:table-cell>
          <table:table-cell table:number-columns-repeated="16374"/>
        </table:table-row>
        <table:table-row table:style-name="ro1">
          <table:table-cell office:value-type="date" office:date-value="2015-04-10T00:00:00" table:style-name="ce7">
            <text:p>10 April 2015</text:p>
          </table:table-cell>
          <table:table-cell office:value-type="float" office:value="13.75" table:style-name="ce8">
            <text:p>13.75</text:p>
          </table:table-cell>
          <table:table-cell office:value-type="float" office:value="3.0245771600000002" table:formula="of:=0.219969248*[.B79]" table:style-name="ce8">
            <text:p>3.02</text:p>
          </table:table-cell>
          <table:table-cell office:value-type="float" office:value="218.8" table:style-name="ce8">
            <text:p>218.80</text:p>
          </table:table-cell>
          <table:table-cell office:value-type="float" office:value="72.340690425632914" table:formula="of:=[.D79]/[.C79]" table:style-name="ce9">
            <text:p>72</text:p>
          </table:table-cell>
          <table:table-cell office:value-type="currency" office:value="1.109" table:style-name="ce10">
            <text:p>£1.109</text:p>
          </table:table-cell>
          <table:table-cell office:value-type="currency" office:value="5.0416249000000004" table:formula="of:=4.5461*[.F79]" table:style-name="ce12">
            <text:p>£5.04</text:p>
          </table:table-cell>
          <table:table-cell office:value-type="currency" office:value="15.248749999999999" table:formula="of:=[.F79]*[.B79]" table:style-name="ce12">
            <text:p>£15.25</text:p>
          </table:table-cell>
          <table:table-cell office:value-type="currency" office:value="6.9692641681901275" table:formula="of:=[.H79]/([.D79]/100)" table:style-name="ce12">
            <text:p>£6.97</text:p>
          </table:table-cell>
          <table:table-cell office:value-type="currency" office:value="4.1815585009140763" table:formula="of:=[.H79]/([.D79]/60)" table:style-name="ce12">
            <text:p>£4.18</text:p>
          </table:table-cell>
          <table:table-cell table:number-columns-repeated="16374"/>
        </table:table-row>
        <table:table-row table:style-name="ro1">
          <table:table-cell office:value-type="date" office:date-value="2015-04-22T00:00:00" table:style-name="ce7">
            <text:p>22 April 2015</text:p>
          </table:table-cell>
          <table:table-cell office:value-type="float" office:value="14.45" table:style-name="ce8">
            <text:p>14.45</text:p>
          </table:table-cell>
          <table:table-cell office:value-type="float" office:value="3.1785556335999998" table:formula="of:=0.219969248*[.B80]" table:style-name="ce8">
            <text:p>3.18</text:p>
          </table:table-cell>
          <table:table-cell office:value-type="float" office:value="209.8" table:style-name="ce8">
            <text:p>209.80</text:p>
          </table:table-cell>
          <table:table-cell office:value-type="float" office:value="66.004822373482469" table:formula="of:=[.D80]/[.C80]" table:style-name="ce9">
            <text:p>66</text:p>
          </table:table-cell>
          <table:table-cell office:value-type="currency" office:value="1.129" table:style-name="ce10">
            <text:p>£1.129</text:p>
          </table:table-cell>
          <table:table-cell office:value-type="currency" office:value="5.1325469000000004" table:formula="of:=4.5461*[.F80]" table:style-name="ce12">
            <text:p>£5.13</text:p>
          </table:table-cell>
          <table:table-cell office:value-type="currency" office:value="16.314049999999998" table:formula="of:=[.F80]*[.B80]" table:style-name="ce12">
            <text:p>£16.31</text:p>
          </table:table-cell>
          <table:table-cell office:value-type="currency" office:value="7.7760009532888441" table:formula="of:=[.H80]/([.D80]/100)" table:style-name="ce12">
            <text:p>£7.78</text:p>
          </table:table-cell>
          <table:table-cell office:value-type="currency" office:value="4.6656005719733065" table:formula="of:=[.H80]/([.D80]/60)" table:style-name="ce12">
            <text:p>£4.67</text:p>
          </table:table-cell>
          <table:table-cell table:number-columns-repeated="16374"/>
        </table:table-row>
        <table:table-row table:style-name="ro1">
          <table:table-cell office:value-type="date" office:date-value="2015-04-30T00:00:00" table:style-name="ce7">
            <text:p>30 April 2015</text:p>
          </table:table-cell>
          <table:table-cell office:value-type="float" office:value="18.27" table:style-name="ce8">
            <text:p>18.27</text:p>
          </table:table-cell>
          <table:table-cell office:value-type="float" office:value="4.0188381609599997" table:formula="of:=0.219969248*[.B81]" table:style-name="ce8">
            <text:p>4.02</text:p>
          </table:table-cell>
          <table:table-cell office:value-type="float" office:value="244.1" table:style-name="ce8">
            <text:p>244.10</text:p>
          </table:table-cell>
          <table:table-cell office:value-type="float" office:value="60.738947482695004" table:formula="of:=[.D81]/[.C81]" table:style-name="ce9">
            <text:p>61</text:p>
          </table:table-cell>
          <table:table-cell office:value-type="currency" office:value="1.119" table:style-name="ce10">
            <text:p>£1.119</text:p>
          </table:table-cell>
          <table:table-cell office:value-type="currency" office:value="5.0870858999999999" table:formula="of:=4.5461*[.F81]" table:style-name="ce12">
            <text:p>£5.09</text:p>
          </table:table-cell>
          <table:table-cell office:value-type="currency" office:value="20.444129999999998" table:formula="of:=[.F81]*[.B81]" table:style-name="ce12">
            <text:p>£20.44</text:p>
          </table:table-cell>
          <table:table-cell office:value-type="currency" office:value="8.3753092994674319" table:formula="of:=[.H81]/([.D81]/100)" table:style-name="ce12">
            <text:p>£8.38</text:p>
          </table:table-cell>
          <table:table-cell office:value-type="currency" office:value="5.0251855796804579" table:formula="of:=[.H81]/([.D81]/60)" table:style-name="ce12">
            <text:p>£5.03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5-05-14T00:00:00" table:style-name="ce7">
            <text:p>14 May 2015</text:p>
          </table:table-cell>
          <table:table-cell office:value-type="float" office:value="18.79" table:style-name="ce8">
            <text:p>18.79</text:p>
          </table:table-cell>
          <table:table-cell office:value-type="float" office:value="4.1332221699199998" table:formula="of:=0.219969248*[.B82]" table:style-name="ce8">
            <text:p>4.13</text:p>
          </table:table-cell>
          <table:table-cell office:value-type="float" office:value="260" table:style-name="ce8">
            <text:p>260.00</text:p>
          </table:table-cell>
          <table:table-cell office:value-type="float" office:value="62.904917594844029" table:formula="of:=[.D82]/[.C82]" table:style-name="ce9">
            <text:p>63</text:p>
          </table:table-cell>
          <table:table-cell office:value-type="currency" office:value="1.159" table:style-name="ce10">
            <text:p>£1.159</text:p>
          </table:table-cell>
          <table:table-cell office:value-type="currency" office:value="5.2689298999999998" table:formula="of:=4.5461*[.F82]" table:style-name="ce12">
            <text:p>£5.27</text:p>
          </table:table-cell>
          <table:table-cell office:value-type="currency" office:value="21.777609999999999" table:formula="of:=[.F82]*[.B82]" table:style-name="ce12">
            <text:p>£21.78</text:p>
          </table:table-cell>
          <table:table-cell office:value-type="currency" office:value="8.3760038461538464" table:formula="of:=[.H82]/([.D82]/100)" table:style-name="ce12">
            <text:p>£8.38</text:p>
          </table:table-cell>
          <table:table-cell office:value-type="currency" office:value="5.0256023076923082" table:formula="of:=[.H82]/([.D82]/60)" table:style-name="ce12">
            <text:p>£5.03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5-07-07T00:00:00" table:style-name="ce7">
            <text:p>07 July 2015</text:p>
          </table:table-cell>
          <table:table-cell office:value-type="float" office:value="27.42" table:style-name="ce8">
            <text:p>27.42</text:p>
          </table:table-cell>
          <table:table-cell office:value-type="float" office:value="6.0315567801600007" table:formula="of:=0.219969248*[.B83]" table:style-name="ce8">
            <text:p>6.03</text:p>
          </table:table-cell>
          <table:table-cell office:value-type="float" office:value="368" table:style-name="ce8">
            <text:p>368.00</text:p>
          </table:table-cell>
          <table:table-cell office:value-type="float" office:value="61.012440637297289" table:formula="of:=[.D83]/[.C83]" table:style-name="ce9">
            <text:p>61</text:p>
          </table:table-cell>
          <table:table-cell office:value-type="currency" office:value="1.149" table:style-name="ce10">
            <text:p>£1.149</text:p>
          </table:table-cell>
          <table:table-cell office:value-type="currency" office:value="5.2234689000000003" table:formula="of:=4.5461*[.F83]" table:style-name="ce12">
            <text:p>£5.22</text:p>
          </table:table-cell>
          <table:table-cell office:value-type="currency" office:value="31.505580000000002" table:formula="of:=[.F83]*[.B83]" table:style-name="ce12">
            <text:p>£31.51</text:p>
          </table:table-cell>
          <table:table-cell office:value-type="currency" office:value="8.561298913043478" table:formula="of:=[.H83]/([.D83]/100)" table:style-name="ce12">
            <text:p>£8.56</text:p>
          </table:table-cell>
          <table:table-cell office:value-type="currency" office:value="5.1367793478260868" table:formula="of:=[.H83]/([.D83]/60)" table:style-name="ce12">
            <text:p>£5.14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5-07-27T00:00:00" table:style-name="ce7">
            <text:p>27 July 2015</text:p>
          </table:table-cell>
          <table:table-cell office:value-type="float" office:value="48.17" table:formula="of:=21.21+26.96" table:style-name="ce8">
            <text:p>48.17</text:p>
          </table:table-cell>
          <table:table-cell office:value-type="float" office:value="10.59591867616" table:formula="of:=0.219969248*[.B84]" table:style-name="ce8">
            <text:p>10.60</text:p>
          </table:table-cell>
          <table:table-cell office:value-type="float" office:value="677.5" table:formula="of:=261.7+415.8" table:style-name="ce8">
            <text:p>677.50</text:p>
          </table:table-cell>
          <table:table-cell office:value-type="float" office:value="63.939713082577988" table:formula="of:=[.D84]/[.C84]" table:style-name="ce9">
            <text:p>64</text:p>
          </table:table-cell>
          <table:table-cell office:value-type="currency" office:value="1.149" table:style-name="ce10">
            <text:p>£1.149</text:p>
          </table:table-cell>
          <table:table-cell office:value-type="currency" office:value="5.2234689000000003" table:formula="of:=4.5461*[.F84]" table:style-name="ce12">
            <text:p>£5.22</text:p>
          </table:table-cell>
          <table:table-cell office:value-type="currency" office:value="55.347329999999999" table:formula="of:=[.F84]*[.B84]" table:style-name="ce12">
            <text:p>£55.35</text:p>
          </table:table-cell>
          <table:table-cell office:value-type="currency" office:value="8.169347601476014" table:formula="of:=[.H84]/([.D84]/100)" table:style-name="ce12">
            <text:p>£8.17</text:p>
          </table:table-cell>
          <table:table-cell office:value-type="currency" office:value="4.9016085608856095" table:formula="of:=[.H84]/([.D84]/60)" table:style-name="ce12">
            <text:p>£4.90</text:p>
          </table:table-cell>
          <table:table-cell office:value-type="string" table:style-name="ce11">
            <text:p>Top Box On</text:p>
          </table:table-cell>
          <table:table-cell table:number-columns-repeated="16373"/>
        </table:table-row>
        <table:table-row table:style-name="ro1">
          <table:table-cell office:value-type="date" office:date-value="2015-08-07T00:00:00" table:style-name="ce7">
            <text:p>07 August 2015</text:p>
          </table:table-cell>
          <table:table-cell office:value-type="float" office:value="19.190000000000001" table:style-name="ce8">
            <text:p>19.19</text:p>
          </table:table-cell>
          <table:table-cell office:value-type="float" office:value="4.22120986912" table:formula="of:=0.219969248*[.B85]" table:style-name="ce8">
            <text:p>4.22</text:p>
          </table:table-cell>
          <table:table-cell office:value-type="float" office:value="288.2" table:style-name="ce8">
            <text:p>288.20</text:p>
          </table:table-cell>
          <table:table-cell office:value-type="float" office:value="68.274264709819164" table:formula="of:=[.D85]/[.C85]" table:style-name="ce9">
            <text:p>68</text:p>
          </table:table-cell>
          <table:table-cell office:value-type="currency" office:value="1.149" table:style-name="ce10">
            <text:p>£1.149</text:p>
          </table:table-cell>
          <table:table-cell office:value-type="currency" office:value="5.2234689000000003" table:formula="of:=4.5461*[.F85]" table:style-name="ce12">
            <text:p>£5.22</text:p>
          </table:table-cell>
          <table:table-cell office:value-type="currency" office:value="22.049310000000002" table:formula="of:=[.F85]*[.B85]" table:style-name="ce12">
            <text:p>£22.05</text:p>
          </table:table-cell>
          <table:table-cell office:value-type="currency" office:value="7.6506974323386556" table:formula="of:=[.H85]/([.D85]/100)" table:style-name="ce12">
            <text:p>£7.65</text:p>
          </table:table-cell>
          <table:table-cell office:value-type="currency" office:value="4.5904184594031934" table:formula="of:=[.H85]/([.D85]/60)" table:style-name="ce12">
            <text:p>£4.59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5-08-10T00:00:00" table:style-name="ce7">
            <text:p>10 August 2015</text:p>
          </table:table-cell>
          <table:table-cell office:value-type="float" office:value="24.57" table:style-name="ce8">
            <text:p>24.57</text:p>
          </table:table-cell>
          <table:table-cell office:value-type="float" office:value="5.4046444233600006" table:formula="of:=0.219969248*[.B86]" table:style-name="ce8">
            <text:p>5.40</text:p>
          </table:table-cell>
          <table:table-cell office:value-type="float" office:value="369.5" table:style-name="ce8">
            <text:p>369.50</text:p>
          </table:table-cell>
          <table:table-cell office:value-type="float" office:value="68.367124838582157" table:formula="of:=[.D86]/[.C86]" table:style-name="ce9">
            <text:p>68</text:p>
          </table:table-cell>
          <table:table-cell office:value-type="currency" office:value="1.129" table:style-name="ce10">
            <text:p>£1.129</text:p>
          </table:table-cell>
          <table:table-cell office:value-type="currency" office:value="5.1325469000000004" table:formula="of:=4.5461*[.F86]" table:style-name="ce12">
            <text:p>£5.13</text:p>
          </table:table-cell>
          <table:table-cell office:value-type="currency" office:value="27.739530000000002" table:formula="of:=[.F86]*[.B86]" table:style-name="ce12">
            <text:p>£27.74</text:p>
          </table:table-cell>
          <table:table-cell office:value-type="currency" office:value="7.5073152909336951" table:formula="of:=[.H86]/([.D86]/100)" table:style-name="ce12">
            <text:p>£7.51</text:p>
          </table:table-cell>
          <table:table-cell office:value-type="currency" office:value="4.5043891745602167" table:formula="of:=[.H86]/([.D86]/60)" table:style-name="ce12">
            <text:p>£4.50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5-08-18T00:00:00" table:style-name="ce7">
            <text:p>18 August 2015</text:p>
          </table:table-cell>
          <table:table-cell office:value-type="float" office:value="30.07" table:style-name="ce8">
            <text:p>30.07</text:p>
          </table:table-cell>
          <table:table-cell office:value-type="float" office:value="6.6144752873600003" table:formula="of:=0.219969248*[.B87]" table:style-name="ce8">
            <text:p>6.61</text:p>
          </table:table-cell>
          <table:table-cell office:value-type="float" office:value="419.7" table:style-name="ce8">
            <text:p>419.70</text:p>
          </table:table-cell>
          <table:table-cell office:value-type="float" office:value="63.451745114541438" table:formula="of:=[.D87]/[.C87]" table:style-name="ce9">
            <text:p>63</text:p>
          </table:table-cell>
          <table:table-cell office:value-type="currency" office:value="1.129" table:style-name="ce10">
            <text:p>£1.129</text:p>
          </table:table-cell>
          <table:table-cell office:value-type="currency" office:value="5.1325469000000004" table:formula="of:=4.5461*[.F87]" table:style-name="ce12">
            <text:p>£5.13</text:p>
          </table:table-cell>
          <table:table-cell office:value-type="currency" office:value="33.94903" table:formula="of:=[.F87]*[.B87]" table:style-name="ce12">
            <text:p>£33.95</text:p>
          </table:table-cell>
          <table:table-cell office:value-type="currency" office:value="8.0888801524898746" table:formula="of:=[.H87]/([.D87]/100)" table:style-name="ce12">
            <text:p>£8.09</text:p>
          </table:table-cell>
          <table:table-cell office:value-type="currency" office:value="4.8533280914939239" table:formula="of:=[.H87]/([.D87]/60)" table:style-name="ce12">
            <text:p>£4.85</text:p>
          </table:table-cell>
          <table:table-cell office:value-type="string" table:style-name="ce11">
            <text:p>Top Box On</text:p>
          </table:table-cell>
          <table:table-cell table:number-columns-repeated="16373"/>
        </table:table-row>
        <table:table-row table:style-name="ro1">
          <table:table-cell office:value-type="date" office:date-value="2015-09-07T00:00:00" table:style-name="ce7">
            <text:p>07 September 2015</text:p>
          </table:table-cell>
          <table:table-cell office:value-type="float" office:value="30.93" table:style-name="ce8">
            <text:p>30.93</text:p>
          </table:table-cell>
          <table:table-cell office:value-type="float" office:value="6.8036488406400002" table:formula="of:=0.219969248*[.B88]" table:style-name="ce8">
            <text:p>6.80</text:p>
          </table:table-cell>
          <table:table-cell office:value-type="float" office:value="440.3" table:style-name="ce8">
            <text:p>440.30</text:p>
          </table:table-cell>
          <table:table-cell office:value-type="float" office:value="64.715274158473804" table:formula="of:=[.D88]/[.C88]" table:style-name="ce9">
            <text:p>65</text:p>
          </table:table-cell>
          <table:table-cell office:value-type="currency" office:value="1.089" table:style-name="ce10">
            <text:p>£1.089</text:p>
          </table:table-cell>
          <table:table-cell office:value-type="currency" office:value="4.9507028999999996" table:formula="of:=4.5461*[.F88]" table:style-name="ce12">
            <text:p>£4.95</text:p>
          </table:table-cell>
          <table:table-cell office:value-type="currency" office:value="33.682769999999998" table:formula="of:=[.F88]*[.B88]" table:style-name="ce12">
            <text:p>£33.68</text:p>
          </table:table-cell>
          <table:table-cell office:value-type="currency" office:value="7.6499591187826468" table:formula="of:=[.H88]/([.D88]/100)" table:style-name="ce12">
            <text:p>£7.65</text:p>
          </table:table-cell>
          <table:table-cell office:value-type="currency" office:value="4.5899754712695886" table:formula="of:=[.H88]/([.D88]/60)" table:style-name="ce12">
            <text:p>£4.59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5-09-30T00:00:00" table:style-name="ce7">
            <text:p>30 September 2015</text:p>
          </table:table-cell>
          <table:table-cell office:value-type="float" office:value="19.82" table:style-name="ce8">
            <text:p>19.82</text:p>
          </table:table-cell>
          <table:table-cell office:value-type="float" office:value="4.3597904953600004" table:formula="of:=0.219969248*[.B89]" table:style-name="ce8">
            <text:p>4.36</text:p>
          </table:table-cell>
          <table:table-cell office:value-type="float" office:value="278.2" table:style-name="ce8">
            <text:p>278.20</text:p>
          </table:table-cell>
          <table:table-cell office:value-type="float" office:value="63.810405636711266" table:formula="of:=[.D89]/[.C89]" table:style-name="ce9">
            <text:p>64</text:p>
          </table:table-cell>
          <table:table-cell office:value-type="currency" office:value="1.069" table:style-name="ce10">
            <text:p>£1.069</text:p>
          </table:table-cell>
          <table:table-cell office:value-type="currency" office:value="4.8597808999999996" table:formula="of:=4.5461*[.F89]" table:style-name="ce12">
            <text:p>£4.86</text:p>
          </table:table-cell>
          <table:table-cell office:value-type="currency" office:value="21.187580000000001" table:formula="of:=[.F89]*[.B89]" table:style-name="ce12">
            <text:p>£21.19</text:p>
          </table:table-cell>
          <table:table-cell office:value-type="currency" office:value="7.6159525521207767" table:formula="of:=[.H89]/([.D89]/100)" table:style-name="ce12">
            <text:p>£7.62</text:p>
          </table:table-cell>
          <table:table-cell office:value-type="currency" office:value="4.5695715312724658" table:formula="of:=[.H89]/([.D89]/60)" table:style-name="ce12">
            <text:p>£4.57</text:p>
          </table:table-cell>
          <table:table-cell table:number-columns-repeated="16374" table:style-name="ce1"/>
        </table:table-row>
        <table:table-row table:style-name="ro1">
          <table:table-cell table:style-name="ce7"/>
          <table:table-cell table:number-columns-repeated="3" table:style-name="ce8"/>
          <table:table-cell table:style-name="ce9"/>
          <table:table-cell table:style-name="ce10"/>
          <table:table-cell table:number-columns-repeated="4" table:style-name="ce12"/>
          <table:table-cell table:number-columns-repeated="16374" table:style-name="ce1"/>
        </table:table-row>
        <table:table-row table:style-name="ro1">
          <table:table-cell office:value-type="date" office:date-value="2015-10-24T00:00:00" table:style-name="ce7">
            <text:p>24 October 2015</text:p>
          </table:table-cell>
          <table:table-cell office:value-type="float" office:value="11.38" table:style-name="ce8">
            <text:p>11.38</text:p>
          </table:table-cell>
          <table:table-cell office:value-type="float" office:value="2.5032500422400004" table:formula="of:=0.219969248*[.B91]" table:style-name="ce8">
            <text:p>2.50</text:p>
          </table:table-cell>
          <table:table-cell office:value-type="float" office:value="154.30000000000001" table:style-name="ce8">
            <text:p>154.30</text:p>
          </table:table-cell>
          <table:table-cell office:value-type="float" office:value="61.639867131262157" table:formula="of:=[.D91]/[.C91]" table:style-name="ce9">
            <text:p>62</text:p>
          </table:table-cell>
          <table:table-cell office:value-type="currency" office:value="1.0389999999999999" table:style-name="ce10">
            <text:p>£1.039</text:p>
          </table:table-cell>
          <table:table-cell office:value-type="currency" office:value="4.7233978999999993" table:formula="of:=4.5461*[.F91]" table:style-name="ce12">
            <text:p>£4.72</text:p>
          </table:table-cell>
          <table:table-cell office:value-type="currency" office:value="11.82382" table:formula="of:=[.F91]*[.B91]" table:style-name="ce12">
            <text:p>£11.82</text:p>
          </table:table-cell>
          <table:table-cell office:value-type="currency" office:value="7.6628775113415415" table:formula="of:=[.H91]/([.D91]/100)" table:style-name="ce12">
            <text:p>£7.66</text:p>
          </table:table-cell>
          <table:table-cell office:value-type="currency" office:value="4.5977265068049249" table:formula="of:=[.H91]/([.D91]/60)" table:style-name="ce12">
            <text:p>£4.60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5-10-30T00:00:00" table:style-name="ce7">
            <text:p>30 October 2015</text:p>
          </table:table-cell>
          <table:table-cell office:value-type="float" office:value="18.04" table:style-name="ce8">
            <text:p>18.04</text:p>
          </table:table-cell>
          <table:table-cell office:value-type="float" office:value="3.9682452339199998" table:formula="of:=0.219969248*[.B92]" table:style-name="ce8">
            <text:p>3.97</text:p>
          </table:table-cell>
          <table:table-cell office:value-type="float" office:value="265" table:style-name="ce8">
            <text:p>265.00</text:p>
          </table:table-cell>
          <table:table-cell office:value-type="float" office:value="66.780146986586772" table:formula="of:=[.D92]/[.C92]" table:style-name="ce9">
            <text:p>67</text:p>
          </table:table-cell>
          <table:table-cell office:value-type="currency" office:value="1.0489999999999999" table:style-name="ce10">
            <text:p>£1.049</text:p>
          </table:table-cell>
          <table:table-cell office:value-type="currency" office:value="4.7688588999999997" table:formula="of:=4.5461*[.F92]" table:style-name="ce12">
            <text:p>£4.77</text:p>
          </table:table-cell>
          <table:table-cell office:value-type="currency" office:value="18.923959999999997" table:formula="of:=[.F92]*[.B92]" table:style-name="ce12">
            <text:p>£18.92</text:p>
          </table:table-cell>
          <table:table-cell office:value-type="currency" office:value="7.1411169811320745" table:formula="of:=[.H92]/([.D92]/100)" table:style-name="ce12">
            <text:p>£7.14</text:p>
          </table:table-cell>
          <table:table-cell office:value-type="currency" office:value="4.284670188679244" table:formula="of:=[.H92]/([.D92]/60)" table:style-name="ce12">
            <text:p>£4.28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5-11-14T00:00:00" table:style-name="ce7">
            <text:p>14 November 2015</text:p>
          </table:table-cell>
          <table:table-cell office:value-type="float" office:value="23.08" table:style-name="ce8">
            <text:p>23.08</text:p>
          </table:table-cell>
          <table:table-cell office:value-type="float" office:value="5.0768902438399994" table:formula="of:=0.219969248*[.B93]" table:style-name="ce8">
            <text:p>5.08</text:p>
          </table:table-cell>
          <table:table-cell office:value-type="float" office:value="307.2" table:style-name="ce8">
            <text:p>307.20</text:p>
          </table:table-cell>
          <table:table-cell office:value-type="float" office:value="60.509482231320334" table:formula="of:=[.D93]/[.C93]" table:style-name="ce9">
            <text:p>61</text:p>
          </table:table-cell>
          <table:table-cell office:value-type="currency" office:value="1.0469999999999999" table:style-name="ce10">
            <text:p>£1.047</text:p>
          </table:table-cell>
          <table:table-cell office:value-type="currency" office:value="4.7597667000000001" table:formula="of:=4.5461*[.F93]" table:style-name="ce12">
            <text:p>£4.76</text:p>
          </table:table-cell>
          <table:table-cell office:value-type="currency" office:value="24.164759999999998" table:formula="of:=[.F93]*[.B93]" table:style-name="ce12">
            <text:p>£24.16</text:p>
          </table:table-cell>
          <table:table-cell office:value-type="currency" office:value="7.8661328124999992" table:formula="of:=[.H93]/([.D93]/100)" table:style-name="ce12">
            <text:p>£7.87</text:p>
          </table:table-cell>
          <table:table-cell office:value-type="currency" office:value="4.7196796874999993" table:formula="of:=[.H93]/([.D93]/60)" table:style-name="ce12">
            <text:p>£4.72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5-11-20T00:00:00" table:style-name="ce7">
            <text:p>20 November 2015</text:p>
          </table:table-cell>
          <table:table-cell office:value-type="float" office:value="17.05" table:style-name="ce8">
            <text:p>17.05</text:p>
          </table:table-cell>
          <table:table-cell office:value-type="float" office:value="3.7504756784000004" table:formula="of:=0.219969248*[.B94]" table:style-name="ce8">
            <text:p>3.75</text:p>
          </table:table-cell>
          <table:table-cell office:value-type="float" office:value="227.2" table:style-name="ce8">
            <text:p>227.20</text:p>
          </table:table-cell>
          <table:table-cell office:value-type="float" office:value="60.578982369758052" table:formula="of:=[.D94]/[.C94]" table:style-name="ce9">
            <text:p>61</text:p>
          </table:table-cell>
          <table:table-cell office:value-type="currency" office:value="1.0489999999999999" table:style-name="ce10">
            <text:p>£1.049</text:p>
          </table:table-cell>
          <table:table-cell office:value-type="currency" office:value="4.7688588999999997" table:formula="of:=4.5461*[.F94]" table:style-name="ce12">
            <text:p>£4.77</text:p>
          </table:table-cell>
          <table:table-cell office:value-type="currency" office:value="17.885449999999999" table:formula="of:=[.F94]*[.B94]" table:style-name="ce12">
            <text:p>£17.89</text:p>
          </table:table-cell>
          <table:table-cell office:value-type="currency" office:value="7.8721170774647886" table:formula="of:=[.H94]/([.D94]/100)" table:style-name="ce12">
            <text:p>£7.87</text:p>
          </table:table-cell>
          <table:table-cell office:value-type="currency" office:value="4.7232702464788732" table:formula="of:=[.H94]/([.D94]/60)" table:style-name="ce12">
            <text:p>£4.72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5-11-25T00:00:00" table:style-name="ce7">
            <text:p>25 November 2015</text:p>
          </table:table-cell>
          <table:table-cell office:value-type="float" office:value="16.53" table:style-name="ce8">
            <text:p>16.53</text:p>
          </table:table-cell>
          <table:table-cell office:value-type="float" office:value="3.6360916694400003" table:formula="of:=0.219969248*[.B95]" table:style-name="ce8">
            <text:p>3.64</text:p>
          </table:table-cell>
          <table:table-cell office:value-type="float" office:value="216.3" table:style-name="ce8">
            <text:p>216.30</text:p>
          </table:table-cell>
          <table:table-cell office:value-type="float" office:value="59.486949082698096" table:formula="of:=[.D95]/[.C95]" table:style-name="ce9">
            <text:p>59</text:p>
          </table:table-cell>
          <table:table-cell office:value-type="currency" office:value="1.0489999999999999" table:style-name="ce10">
            <text:p>£1.049</text:p>
          </table:table-cell>
          <table:table-cell office:value-type="currency" office:value="4.7688588999999997" table:formula="of:=4.5461*[.F95]" table:style-name="ce12">
            <text:p>£4.77</text:p>
          </table:table-cell>
          <table:table-cell office:value-type="currency" office:value="17.339970000000001" table:formula="of:=[.F95]*[.B95]" table:style-name="ce12">
            <text:p>£17.34</text:p>
          </table:table-cell>
          <table:table-cell office:value-type="currency" office:value="8.0166296809986122" table:formula="of:=[.H95]/([.D95]/100)" table:style-name="ce12">
            <text:p>£8.02</text:p>
          </table:table-cell>
          <table:table-cell office:value-type="currency" office:value="4.809977808599168" table:formula="of:=[.H95]/([.D95]/60)" table:style-name="ce12">
            <text:p>£4.81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5-12-07T00:00:00" table:style-name="ce7">
            <text:p>07 December 2015</text:p>
          </table:table-cell>
          <table:table-cell office:value-type="float" office:value="25.08" table:style-name="ce8">
            <text:p>25.08</text:p>
          </table:table-cell>
          <table:table-cell office:value-type="float" office:value="5.5168287398400002" table:formula="of:=0.219969248*[.B96]" table:style-name="ce8">
            <text:p>5.52</text:p>
          </table:table-cell>
          <table:table-cell office:value-type="float" office:value="344.7" table:style-name="ce8">
            <text:p>344.70</text:p>
          </table:table-cell>
          <table:table-cell office:value-type="float" office:value="62.481548051462084" table:formula="of:=[.D96]/[.C96]" table:style-name="ce9">
            <text:p>62</text:p>
          </table:table-cell>
          <table:table-cell office:value-type="currency" office:value="1.0489999999999999" table:style-name="ce10">
            <text:p>£1.049</text:p>
          </table:table-cell>
          <table:table-cell office:value-type="currency" office:value="4.7688588999999997" table:formula="of:=4.5461*[.F96]" table:style-name="ce12">
            <text:p>£4.77</text:p>
          </table:table-cell>
          <table:table-cell office:value-type="currency" office:value="26.308919999999997" table:formula="of:=[.F96]*[.B96]" table:style-name="ce12">
            <text:p>£26.31</text:p>
          </table:table-cell>
          <table:table-cell office:value-type="currency" office:value="7.6324107919930366" table:formula="of:=[.H96]/([.D96]/100)" table:style-name="ce12">
            <text:p>£7.63</text:p>
          </table:table-cell>
          <table:table-cell office:value-type="currency" office:value="4.5794464751958222" table:formula="of:=[.H96]/([.D96]/60)" table:style-name="ce12">
            <text:p>£4.58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5-12-12T00:00:00" table:style-name="ce7">
            <text:p>12 December 2015</text:p>
          </table:table-cell>
          <table:table-cell office:value-type="float" office:value="15.09" table:style-name="ce8">
            <text:p>15.09</text:p>
          </table:table-cell>
          <table:table-cell office:value-type="float" office:value="3.3193359523199999" table:formula="of:=0.219969248*[.B97]" table:style-name="ce8">
            <text:p>3.32</text:p>
          </table:table-cell>
          <table:table-cell office:value-type="float" office:value="210" table:style-name="ce8">
            <text:p>210.00</text:p>
          </table:table-cell>
          <table:table-cell office:value-type="float" office:value="63.265666089997204" table:formula="of:=[.D97]/[.C97]" table:style-name="ce9">
            <text:p>63</text:p>
          </table:table-cell>
          <table:table-cell office:value-type="currency" office:value="0.999" table:style-name="ce10">
            <text:p>£0.999</text:p>
          </table:table-cell>
          <table:table-cell office:value-type="currency" office:value="4.5415539000000003" table:formula="of:=4.5461*[.F97]" table:style-name="ce12">
            <text:p>£4.54</text:p>
          </table:table-cell>
          <table:table-cell office:value-type="currency" office:value="15.074909999999999" table:formula="of:=[.F97]*[.B97]" table:style-name="ce12">
            <text:p>£15.07</text:p>
          </table:table-cell>
          <table:table-cell office:value-type="currency" office:value="7.1785285714285711" table:formula="of:=[.H97]/([.D97]/100)" table:style-name="ce12">
            <text:p>£7.18</text:p>
          </table:table-cell>
          <table:table-cell office:value-type="currency" office:value="4.3071171428571429" table:formula="of:=[.H97]/([.D97]/60)" table:style-name="ce12">
            <text:p>£4.31</text:p>
          </table:table-cell>
          <table:table-cell table:number-columns-repeated="16374"/>
        </table:table-row>
        <table:table-row table:style-name="ro1">
          <table:table-cell office:value-type="date" office:date-value="2015-12-24T00:00:00" table:style-name="ce7">
            <text:p>24 December 2015</text:p>
          </table:table-cell>
          <table:table-cell office:value-type="float" office:value="25.86" table:style-name="ce8">
            <text:p>25.86</text:p>
          </table:table-cell>
          <table:table-cell office:value-type="float" office:value="5.6884047532800004" table:formula="of:=0.219969248*[.B98]" table:style-name="ce8">
            <text:p>5.69</text:p>
          </table:table-cell>
          <table:table-cell office:value-type="float" office:value="345.8" table:style-name="ce8">
            <text:p>345.80</text:p>
          </table:table-cell>
          <table:table-cell office:value-type="float" office:value="60.790329626352225" table:formula="of:=[.D98]/[.C98]" table:style-name="ce9">
            <text:p>61</text:p>
          </table:table-cell>
          <table:table-cell office:value-type="currency" office:value="0.999" table:style-name="ce10">
            <text:p>£0.999</text:p>
          </table:table-cell>
          <table:table-cell office:value-type="currency" office:value="4.5415539000000003" table:formula="of:=4.5461*[.F98]" table:style-name="ce12">
            <text:p>£4.54</text:p>
          </table:table-cell>
          <table:table-cell office:value-type="currency" office:value="25.834139999999998" table:formula="of:=[.F98]*[.B98]" table:style-name="ce12">
            <text:p>£25.83</text:p>
          </table:table-cell>
          <table:table-cell office:value-type="currency" office:value="7.470832851359166" table:formula="of:=[.H98]/([.D98]/100)" table:style-name="ce12">
            <text:p>£7.47</text:p>
          </table:table-cell>
          <table:table-cell office:value-type="currency" office:value="4.4824997108154996" table:formula="of:=[.H98]/([.D98]/60)" table:style-name="ce12">
            <text:p>£4.48</text:p>
          </table:table-cell>
          <table:table-cell table:number-columns-repeated="16374"/>
        </table:table-row>
        <table:table-row table:style-name="ro1">
          <table:table-cell office:value-type="date" office:date-value="2016-01-14T00:00:00" table:style-name="ce7">
            <text:p>14 January 2016</text:p>
          </table:table-cell>
          <table:table-cell office:value-type="float" office:value="29.2" table:style-name="ce8">
            <text:p>29.20</text:p>
          </table:table-cell>
          <table:table-cell office:value-type="float" office:value="6.4231020416" table:formula="of:=0.219969248*[.B99]" table:style-name="ce8">
            <text:p>6.42</text:p>
          </table:table-cell>
          <table:table-cell office:value-type="float" office:value="383.1" table:style-name="ce8">
            <text:p>383.10</text:p>
          </table:table-cell>
          <table:table-cell office:value-type="float" office:value="59.644078129042072" table:formula="of:=[.D99]/[.C99]" table:style-name="ce9">
            <text:p>60</text:p>
          </table:table-cell>
          <table:table-cell office:value-type="currency" office:value="0.999" table:style-name="ce10">
            <text:p>£0.999</text:p>
          </table:table-cell>
          <table:table-cell office:value-type="currency" office:value="4.5415539000000003" table:formula="of:=4.5461*[.F99]" table:style-name="ce12">
            <text:p>£4.54</text:p>
          </table:table-cell>
          <table:table-cell office:value-type="currency" office:value="29.1708" table:formula="of:=[.F99]*[.B99]" table:style-name="ce12">
            <text:p>£29.17</text:p>
          </table:table-cell>
          <table:table-cell office:value-type="currency" office:value="7.6144087705559897" table:formula="of:=[.H99]/([.D99]/100)" table:style-name="ce12">
            <text:p>£7.61</text:p>
          </table:table-cell>
          <table:table-cell office:value-type="currency" office:value="4.568645262333594" table:formula="of:=[.H99]/([.D99]/60)" table:style-name="ce12">
            <text:p>£4.57</text:p>
          </table:table-cell>
          <table:table-cell table:number-columns-repeated="16374"/>
        </table:table-row>
        <table:table-row table:style-name="ro1">
          <table:table-cell office:value-type="date" office:date-value="2016-01-22T00:00:00" table:style-name="ce7">
            <text:p>22 January 2016</text:p>
          </table:table-cell>
          <table:table-cell office:value-type="float" office:value="23.5" table:style-name="ce8">
            <text:p>23.50</text:p>
          </table:table-cell>
          <table:table-cell office:value-type="float" office:value="5.1692773279999997" table:formula="of:=0.219969248*[.B100]" table:style-name="ce8">
            <text:p>5.17</text:p>
          </table:table-cell>
          <table:table-cell office:value-type="float" office:value="319.8" table:style-name="ce8">
            <text:p>319.80</text:p>
          </table:table-cell>
          <table:table-cell office:value-type="float" office:value="61.865514211776883" table:formula="of:=[.D100]/[.C100]" table:style-name="ce9">
            <text:p>62</text:p>
          </table:table-cell>
          <table:table-cell office:value-type="currency" office:value="0.999" table:style-name="ce10">
            <text:p>£0.999</text:p>
          </table:table-cell>
          <table:table-cell office:value-type="currency" office:value="4.5415539000000003" table:formula="of:=4.5461*[.F100]" table:style-name="ce12">
            <text:p>£4.54</text:p>
          </table:table-cell>
          <table:table-cell office:value-type="currency" office:value="23.476500000000001" table:formula="of:=[.F100]*[.B100]" table:style-name="ce12">
            <text:p>£23.48</text:p>
          </table:table-cell>
          <table:table-cell office:value-type="currency" office:value="7.3409943714821768" table:formula="of:=[.H100]/([.D100]/100)" table:style-name="ce12">
            <text:p>£7.34</text:p>
          </table:table-cell>
          <table:table-cell office:value-type="currency" office:value="4.4045966228893061" table:formula="of:=[.H100]/([.D100]/60)" table:style-name="ce12">
            <text:p>£4.40</text:p>
          </table:table-cell>
          <table:table-cell table:number-columns-repeated="16374"/>
        </table:table-row>
        <table:table-row table:style-name="ro1">
          <table:table-cell office:value-type="date" office:date-value="2016-01-29T00:00:00" table:style-name="ce7">
            <text:p>29 January 2016</text:p>
          </table:table-cell>
          <table:table-cell office:value-type="float" office:value="10.220000000000001" table:style-name="ce8">
            <text:p>10.22</text:p>
          </table:table-cell>
          <table:table-cell office:value-type="float" office:value="2.2480857145600002" table:formula="of:=0.219969248*[.B101]" table:style-name="ce8">
            <text:p>2.25</text:p>
          </table:table-cell>
          <table:table-cell office:value-type="float" office:value="137" table:style-name="ce8">
            <text:p>137.00</text:p>
          </table:table-cell>
          <table:table-cell office:value-type="float" office:value="60.940736873466548" table:formula="of:=[.D101]/[.C101]" table:style-name="ce9">
            <text:p>61</text:p>
          </table:table-cell>
          <table:table-cell office:value-type="currency" office:value="0.999" table:style-name="ce10">
            <text:p>£0.999</text:p>
          </table:table-cell>
          <table:table-cell office:value-type="currency" office:value="4.5415539000000003" table:formula="of:=4.5461*[.F101]" table:style-name="ce12">
            <text:p>£4.54</text:p>
          </table:table-cell>
          <table:table-cell office:value-type="currency" office:value="10.20978" table:formula="of:=[.F101]*[.B101]" table:style-name="ce12">
            <text:p>£10.21</text:p>
          </table:table-cell>
          <table:table-cell office:value-type="currency" office:value="7.4523941605839417" table:formula="of:=[.H101]/([.D101]/100)" table:style-name="ce12">
            <text:p>£7.45</text:p>
          </table:table-cell>
          <table:table-cell office:value-type="currency" office:value="4.471436496350365" table:formula="of:=[.H101]/([.D101]/60)" table:style-name="ce12">
            <text:p>£4.47</text:p>
          </table:table-cell>
          <table:table-cell table:number-columns-repeated="16374"/>
        </table:table-row>
        <table:table-row table:style-name="ro1">
          <table:table-cell office:value-type="date" office:date-value="2016-02-06T00:00:00" table:style-name="ce7">
            <text:p>06 February 2016</text:p>
          </table:table-cell>
          <table:table-cell office:value-type="float" office:value="12.66" table:style-name="ce8">
            <text:p>12.66</text:p>
          </table:table-cell>
          <table:table-cell office:value-type="float" office:value="2.7848106796800001" table:formula="of:=0.219969248*[.B102]" table:style-name="ce8">
            <text:p>2.78</text:p>
          </table:table-cell>
          <table:table-cell office:value-type="float" office:value="171.7" table:style-name="ce8">
            <text:p>171.70</text:p>
          </table:table-cell>
          <table:table-cell office:value-type="float" office:value="61.655896845285682" table:formula="of:=[.D102]/[.C102]" table:style-name="ce9">
            <text:p>62</text:p>
          </table:table-cell>
          <table:table-cell office:value-type="currency" office:value="0.999" table:style-name="ce10">
            <text:p>£0.999</text:p>
          </table:table-cell>
          <table:table-cell office:value-type="currency" office:value="4.5415539000000003" table:formula="of:=4.5461*[.F102]" table:style-name="ce12">
            <text:p>£4.54</text:p>
          </table:table-cell>
          <table:table-cell office:value-type="currency" office:value="12.64734" table:formula="of:=[.F102]*[.B102]" table:style-name="ce12">
            <text:p>£12.65</text:p>
          </table:table-cell>
          <table:table-cell office:value-type="currency" office:value="7.3659522422830523" table:formula="of:=[.H102]/([.D102]/100)" table:style-name="ce12">
            <text:p>£7.37</text:p>
          </table:table-cell>
          <table:table-cell office:value-type="currency" office:value="4.4195713453698318" table:formula="of:=[.H102]/([.D102]/60)" table:style-name="ce12">
            <text:p>£4.42</text:p>
          </table:table-cell>
          <table:table-cell table:number-columns-repeated="16374"/>
        </table:table-row>
        <table:table-row table:style-name="ro1">
          <table:table-cell office:value-type="date" office:date-value="2016-02-17T00:00:00" table:style-name="ce7">
            <text:p>17 February 2016</text:p>
          </table:table-cell>
          <table:table-cell office:value-type="float" office:value="27.45" table:style-name="ce8">
            <text:p>27.45</text:p>
          </table:table-cell>
          <table:table-cell office:value-type="float" office:value="6.0381558575999996" table:formula="of:=0.219969248*[.B103]" table:style-name="ce8">
            <text:p>6.04</text:p>
          </table:table-cell>
          <table:table-cell office:value-type="float" office:value="364.2" table:style-name="ce8">
            <text:p>364.20</text:p>
          </table:table-cell>
          <table:table-cell office:value-type="float" office:value="60.316429153049299" table:formula="of:=[.D103]/[.C103]" table:style-name="ce9">
            <text:p>60</text:p>
          </table:table-cell>
          <table:table-cell office:value-type="currency" office:value="0.999" table:style-name="ce10">
            <text:p>£0.999</text:p>
          </table:table-cell>
          <table:table-cell office:value-type="currency" office:value="4.5415539000000003" table:formula="of:=4.5461*[.F103]" table:style-name="ce12">
            <text:p>£4.54</text:p>
          </table:table-cell>
          <table:table-cell office:value-type="currency" office:value="27.422549999999998" table:formula="of:=[.F103]*[.B103]" table:style-name="ce12">
            <text:p>£27.42</text:p>
          </table:table-cell>
          <table:table-cell office:value-type="currency" office:value="7.5295304777594723" table:formula="of:=[.H103]/([.D103]/100)" table:style-name="ce12">
            <text:p>£7.53</text:p>
          </table:table-cell>
          <table:table-cell office:value-type="currency" office:value="4.5177182866556835" table:formula="of:=[.H103]/([.D103]/60)" table:style-name="ce12">
            <text:p>£4.52</text:p>
          </table:table-cell>
          <table:table-cell table:number-columns-repeated="16374"/>
        </table:table-row>
        <table:table-row table:style-name="ro1">
          <table:table-cell office:value-type="date" office:date-value="2016-02-20T00:00:00" table:style-name="ce7">
            <text:p>20 February 2016</text:p>
          </table:table-cell>
          <table:table-cell office:value-type="float" office:value="25.31" table:style-name="ce8">
            <text:p>25.31</text:p>
          </table:table-cell>
          <table:table-cell office:value-type="float" office:value="5.5674216668799996" table:formula="of:=0.219969248*[.B104]" table:style-name="ce8">
            <text:p>5.57</text:p>
          </table:table-cell>
          <table:table-cell office:value-type="float" office:value="315.60000000000002" table:style-name="ce8">
            <text:p>315.60</text:p>
          </table:table-cell>
          <table:table-cell office:value-type="float" office:value="56.6869224002685" table:formula="of:=[.D104]/[.C104]" table:style-name="ce9">
            <text:p>57</text:p>
          </table:table-cell>
          <table:table-cell office:value-type="currency" office:value="0.999" table:style-name="ce10">
            <text:p>£0.999</text:p>
          </table:table-cell>
          <table:table-cell office:value-type="currency" office:value="4.5415539000000003" table:formula="of:=4.5461*[.F104]" table:style-name="ce12">
            <text:p>£4.54</text:p>
          </table:table-cell>
          <table:table-cell office:value-type="currency" office:value="25.284689999999998" table:formula="of:=[.F104]*[.B104]" table:style-name="ce12">
            <text:p>£25.28</text:p>
          </table:table-cell>
          <table:table-cell office:value-type="currency" office:value="8.0116254752851699" table:formula="of:=[.H104]/([.D104]/100)" table:style-name="ce12">
            <text:p>£8.01</text:p>
          </table:table-cell>
          <table:table-cell office:value-type="currency" office:value="4.8069752851711014" table:formula="of:=[.H104]/([.D104]/60)" table:style-name="ce12">
            <text:p>£4.81</text:p>
          </table:table-cell>
          <table:table-cell table:number-columns-repeated="16374"/>
        </table:table-row>
        <table:table-row table:style-name="ro1">
          <table:table-cell office:value-type="date" office:date-value="2016-02-26T00:00:00" table:style-name="ce7">
            <text:p>26 February 2016</text:p>
          </table:table-cell>
          <table:table-cell office:value-type="float" office:value="19.16" table:style-name="ce8">
            <text:p>19.16</text:p>
          </table:table-cell>
          <table:table-cell office:value-type="float" office:value="4.2146107916800002" table:formula="of:=0.219969248*[.B105]" table:style-name="ce8">
            <text:p>4.21</text:p>
          </table:table-cell>
          <table:table-cell office:value-type="float" office:value="253.4" table:style-name="ce8">
            <text:p>253.40</text:p>
          </table:table-cell>
          <table:table-cell office:value-type="float" office:value="60.124175760246509" table:formula="of:=[.D105]/[.C105]" table:style-name="ce9">
            <text:p>60</text:p>
          </table:table-cell>
          <table:table-cell office:value-type="currency" office:value="0.999" table:style-name="ce10">
            <text:p>£0.999</text:p>
          </table:table-cell>
          <table:table-cell office:value-type="currency" office:value="4.5415539000000003" table:formula="of:=4.5461*[.F105]" table:style-name="ce12">
            <text:p>£4.54</text:p>
          </table:table-cell>
          <table:table-cell office:value-type="currency" office:value="19.140840000000001" table:formula="of:=[.F105]*[.B105]" table:style-name="ce12">
            <text:p>£19.14</text:p>
          </table:table-cell>
          <table:table-cell office:value-type="currency" office:value="7.5536069455406469" table:formula="of:=[.H105]/([.D105]/100)" table:style-name="ce12">
            <text:p>£7.55</text:p>
          </table:table-cell>
          <table:table-cell office:value-type="currency" office:value="4.532164167324388" table:formula="of:=[.H105]/([.D105]/60)" table:style-name="ce12">
            <text:p>£4.53</text:p>
          </table:table-cell>
          <table:table-cell table:number-columns-repeated="16374"/>
        </table:table-row>
        <table:table-row table:style-name="ro1">
          <table:table-cell office:value-type="date" office:date-value="2016-03-05T00:00:00" table:style-name="ce7">
            <text:p>05 March 2016</text:p>
          </table:table-cell>
          <table:table-cell office:value-type="float" office:value="18.690000000000001" table:style-name="ce8">
            <text:p>18.69</text:p>
          </table:table-cell>
          <table:table-cell office:value-type="float" office:value="4.11122524512" table:formula="of:=0.219969248*[.B106]" table:style-name="ce8">
            <text:p>4.11</text:p>
          </table:table-cell>
          <table:table-cell office:value-type="float" office:value="241.1" table:style-name="ce8">
            <text:p>241.10</text:p>
          </table:table-cell>
          <table:table-cell office:value-type="float" office:value="58.6443178432474" table:formula="of:=[.D106]/[.C106]" table:style-name="ce9">
            <text:p>59</text:p>
          </table:table-cell>
          <table:table-cell office:value-type="currency" office:value="0.999" table:style-name="ce10">
            <text:p>£0.999</text:p>
          </table:table-cell>
          <table:table-cell office:value-type="currency" office:value="4.5415539000000003" table:formula="of:=4.5461*[.F106]" table:style-name="ce12">
            <text:p>£4.54</text:p>
          </table:table-cell>
          <table:table-cell office:value-type="currency" office:value="18.671310000000002" table:formula="of:=[.F106]*[.B106]" table:style-name="ce12">
            <text:p>£18.67</text:p>
          </table:table-cell>
          <table:table-cell office:value-type="currency" office:value="7.744218166735795" table:formula="of:=[.H106]/([.D106]/100)" table:style-name="ce12">
            <text:p>£7.74</text:p>
          </table:table-cell>
          <table:table-cell office:value-type="currency" office:value="4.6465309000414772" table:formula="of:=[.H106]/([.D106]/60)" table:style-name="ce12">
            <text:p>£4.65</text:p>
          </table:table-cell>
          <table:table-cell table:number-columns-repeated="16374"/>
        </table:table-row>
        <table:table-row table:style-name="ro1">
          <table:table-cell office:value-type="date" office:date-value="2016-03-18T00:00:00" table:style-name="ce7">
            <text:p>18 March 2016</text:p>
          </table:table-cell>
          <table:table-cell office:value-type="float" office:value="18.350000000000001" table:style-name="ce8">
            <text:p>18.35</text:p>
          </table:table-cell>
          <table:table-cell office:value-type="float" office:value="4.0364357008000002" table:formula="of:=0.219969248*[.B107]" table:style-name="ce8">
            <text:p>4.04</text:p>
          </table:table-cell>
          <table:table-cell office:value-type="float" office:value="247.4" table:style-name="ce8">
            <text:p>247.40</text:p>
          </table:table-cell>
          <table:table-cell office:value-type="float" office:value="61.291698502955626" table:formula="of:=[.D107]/[.C107]" table:style-name="ce9">
            <text:p>61</text:p>
          </table:table-cell>
          <table:table-cell office:value-type="currency" office:value="0.999" table:style-name="ce10">
            <text:p>£0.999</text:p>
          </table:table-cell>
          <table:table-cell office:value-type="currency" office:value="4.5415539000000003" table:formula="of:=4.5461*[.F107]" table:style-name="ce12">
            <text:p>£4.54</text:p>
          </table:table-cell>
          <table:table-cell office:value-type="currency" office:value="18.33165" table:formula="of:=[.F107]*[.B107]" table:style-name="ce12">
            <text:p>£18.33</text:p>
          </table:table-cell>
          <table:table-cell office:value-type="currency" office:value="7.4097210994341145" table:formula="of:=[.H107]/([.D107]/100)" table:style-name="ce12">
            <text:p>£7.41</text:p>
          </table:table-cell>
          <table:table-cell office:value-type="currency" office:value="4.4458326596604687" table:formula="of:=[.H107]/([.D107]/60)" table:style-name="ce12">
            <text:p>£4.45</text:p>
          </table:table-cell>
          <table:table-cell table:number-columns-repeated="16374"/>
        </table:table-row>
        <table:table-row table:style-name="ro1">
          <table:table-cell office:value-type="date" office:date-value="2016-04-04T00:00:00" table:style-name="ce7">
            <text:p>04 April 2016</text:p>
          </table:table-cell>
          <table:table-cell office:value-type="float" office:value="19.93" table:style-name="ce8">
            <text:p>19.93</text:p>
          </table:table-cell>
          <table:table-cell office:value-type="float" office:value="4.3839871126399999" table:formula="of:=0.219969248*[.B108]" table:style-name="ce8">
            <text:p>4.38</text:p>
          </table:table-cell>
          <table:table-cell office:value-type="float" office:value="271.5" table:style-name="ce8">
            <text:p>271.50</text:p>
          </table:table-cell>
          <table:table-cell office:value-type="float" office:value="61.929926576929418" table:formula="of:=[.D108]/[.C108]" table:style-name="ce9">
            <text:p>62</text:p>
          </table:table-cell>
          <table:table-cell office:value-type="currency" office:value="1.0289999999999999" table:style-name="ce10">
            <text:p>£1.029</text:p>
          </table:table-cell>
          <table:table-cell office:value-type="currency" office:value="4.6779368999999997" table:formula="of:=4.5461*[.F108]" table:style-name="ce12">
            <text:p>£4.68</text:p>
          </table:table-cell>
          <table:table-cell office:value-type="currency" office:value="20.507969999999997" table:formula="of:=[.F108]*[.B108]" table:style-name="ce12">
            <text:p>£20.51</text:p>
          </table:table-cell>
          <table:table-cell office:value-type="currency" office:value="7.5535801104972364" table:formula="of:=[.H108]/([.D108]/100)" table:style-name="ce12">
            <text:p>£7.55</text:p>
          </table:table-cell>
          <table:table-cell office:value-type="currency" office:value="4.5321480662983413" table:formula="of:=[.H108]/([.D108]/60)" table:style-name="ce12">
            <text:p>£4.53</text:p>
          </table:table-cell>
          <table:table-cell table:number-columns-repeated="16374"/>
        </table:table-row>
        <table:table-row table:style-name="ro1">
          <table:table-cell table:style-name="ce7"/>
          <table:table-cell table:number-columns-repeated="3" table:style-name="ce8"/>
          <table:table-cell table:style-name="ce9"/>
          <table:table-cell table:style-name="ce10"/>
          <table:table-cell table:number-columns-repeated="4" table:style-name="ce12"/>
          <table:table-cell table:number-columns-repeated="16374"/>
        </table:table-row>
        <table:table-row table:style-name="ro1">
          <table:table-cell office:value-type="date" office:date-value="2016-04-10T00:00:00" table:style-name="ce7">
            <text:p>10 April 2016</text:p>
          </table:table-cell>
          <table:table-cell office:value-type="float" office:value="20.89" table:style-name="ce8">
            <text:p>20.89</text:p>
          </table:table-cell>
          <table:table-cell office:value-type="float" office:value="4.5951575907200004" table:formula="of:=0.219969248*[.B110]" table:style-name="ce8">
            <text:p>4.60</text:p>
          </table:table-cell>
          <table:table-cell office:value-type="float" office:value="279" table:style-name="ce8">
            <text:p>279.00</text:p>
          </table:table-cell>
          <table:table-cell office:value-type="float" office:value="60.716089599069527" table:formula="of:=[.D110]/[.C110]" table:style-name="ce9">
            <text:p>61</text:p>
          </table:table-cell>
          <table:table-cell office:value-type="currency" office:value="1.069" table:style-name="ce10">
            <text:p>£1.069</text:p>
          </table:table-cell>
          <table:table-cell office:value-type="currency" office:value="4.8597808999999996" table:formula="of:=4.5461*[.F110]" table:style-name="ce12">
            <text:p>£4.86</text:p>
          </table:table-cell>
          <table:table-cell office:value-type="currency" office:value="22.331409999999998" table:formula="of:=[.F110]*[.B110]" table:style-name="ce12">
            <text:p>£22.33</text:p>
          </table:table-cell>
          <table:table-cell office:value-type="currency" office:value="8.0040896057347659" table:formula="of:=[.H110]/([.D110]/100)" table:style-name="ce12">
            <text:p>£8.00</text:p>
          </table:table-cell>
          <table:table-cell office:value-type="currency" office:value="4.8024537634408597" table:formula="of:=[.H110]/([.D110]/60)" table:style-name="ce12">
            <text:p>£4.80</text:p>
          </table:table-cell>
          <table:table-cell table:number-columns-repeated="16374"/>
        </table:table-row>
        <table:table-row table:style-name="ro1">
          <table:table-cell office:value-type="date" office:date-value="2016-06-09T00:00:00" table:style-name="ce7">
            <text:p>09 June 2016</text:p>
          </table:table-cell>
          <table:table-cell office:value-type="float" office:value="21.64" table:style-name="ce8">
            <text:p>21.64</text:p>
          </table:table-cell>
          <table:table-cell office:value-type="float" office:value="4.7601345267199999" table:formula="of:=0.219969248*[.B111]" table:style-name="ce8">
            <text:p>4.76</text:p>
          </table:table-cell>
          <table:table-cell office:value-type="float" office:value="304.8" table:style-name="ce8">
            <text:p>304.80</text:p>
          </table:table-cell>
          <table:table-cell office:value-type="float" office:value="64.031803783920438" table:formula="of:=[.D111]/[.C111]" table:style-name="ce9">
            <text:p>64</text:p>
          </table:table-cell>
          <table:table-cell office:value-type="currency" office:value="1.099" table:style-name="ce10">
            <text:p>£1.099</text:p>
          </table:table-cell>
          <table:table-cell office:value-type="currency" office:value="4.9961639" table:formula="of:=4.5461*[.F111]" table:style-name="ce12">
            <text:p>£5.00</text:p>
          </table:table-cell>
          <table:table-cell office:value-type="currency" office:value="23.782360000000001" table:formula="of:=[.F111]*[.B111]" table:style-name="ce12">
            <text:p>£23.78</text:p>
          </table:table-cell>
          <table:table-cell office:value-type="currency" office:value="7.8026115485564302" table:formula="of:=[.H111]/([.D111]/100)" table:style-name="ce12">
            <text:p>£7.80</text:p>
          </table:table-cell>
          <table:table-cell office:value-type="currency" office:value="4.681566929133858" table:formula="of:=[.H111]/([.D111]/60)" table:style-name="ce12">
            <text:p>£4.68</text:p>
          </table:table-cell>
          <table:table-cell table:number-columns-repeated="16374"/>
        </table:table-row>
        <table:table-row table:style-name="ro1">
          <table:table-cell office:value-type="date" office:date-value="2016-06-09T00:00:00" table:style-name="ce7">
            <text:p>09 June 2016</text:p>
          </table:table-cell>
          <table:table-cell office:value-type="float" office:value="21.64" table:style-name="ce8">
            <text:p>21.64</text:p>
          </table:table-cell>
          <table:table-cell office:value-type="float" office:value="4.7601345267199999" table:formula="of:=0.219969248*[.B112]" table:style-name="ce8">
            <text:p>4.76</text:p>
          </table:table-cell>
          <table:table-cell office:value-type="float" office:value="304.8" table:style-name="ce8">
            <text:p>304.80</text:p>
          </table:table-cell>
          <table:table-cell office:value-type="float" office:value="64.031803783920438" table:formula="of:=[.D112]/[.C112]" table:style-name="ce9">
            <text:p>64</text:p>
          </table:table-cell>
          <table:table-cell office:value-type="currency" office:value="1.099" table:style-name="ce10">
            <text:p>£1.099</text:p>
          </table:table-cell>
          <table:table-cell office:value-type="currency" office:value="4.9961639" table:formula="of:=4.5461*[.F112]" table:style-name="ce12">
            <text:p>£5.00</text:p>
          </table:table-cell>
          <table:table-cell office:value-type="currency" office:value="23.782360000000001" table:formula="of:=[.F112]*[.B112]" table:style-name="ce12">
            <text:p>£23.78</text:p>
          </table:table-cell>
          <table:table-cell office:value-type="currency" office:value="7.8026115485564302" table:formula="of:=[.H112]/([.D112]/100)" table:style-name="ce12">
            <text:p>£7.80</text:p>
          </table:table-cell>
          <table:table-cell office:value-type="currency" office:value="4.681566929133858" table:formula="of:=[.H112]/([.D112]/60)" table:style-name="ce12">
            <text:p>£4.68</text:p>
          </table:table-cell>
          <table:table-cell table:number-columns-repeated="16374"/>
        </table:table-row>
        <table:table-row table:style-name="ro1">
          <table:table-cell office:value-type="date" office:date-value="2016-06-12T00:00:00" table:style-name="ce7">
            <text:p>12 June 2016</text:p>
          </table:table-cell>
          <table:table-cell office:value-type="float" office:value="34.89" table:style-name="ce8">
            <text:p>34.89</text:p>
          </table:table-cell>
          <table:table-cell office:value-type="float" office:value="7.6747270627200006" table:formula="of:=0.219969248*[.B113]" table:style-name="ce8">
            <text:p>7.67</text:p>
          </table:table-cell>
          <table:table-cell office:value-type="float" office:value="540.20000000000005" table:style-name="ce8">
            <text:p>540.20</text:p>
          </table:table-cell>
          <table:table-cell office:value-type="float" office:value="70.386867908830581" table:formula="of:=[.D113]/[.C113]" table:style-name="ce9">
            <text:p>70</text:p>
          </table:table-cell>
          <table:table-cell office:value-type="currency" office:value="1.099" table:style-name="ce10">
            <text:p>£1.099</text:p>
          </table:table-cell>
          <table:table-cell office:value-type="currency" office:value="4.9961639" table:formula="of:=4.5461*[.F113]" table:style-name="ce12">
            <text:p>£5.00</text:p>
          </table:table-cell>
          <table:table-cell office:value-type="currency" office:value="38.344110000000001" table:formula="of:=[.F113]*[.B113]" table:style-name="ce12">
            <text:p>£38.34</text:p>
          </table:table-cell>
          <table:table-cell office:value-type="currency" office:value="7.0981321732691596" table:formula="of:=[.H113]/([.D113]/100)" table:style-name="ce12">
            <text:p>£7.10</text:p>
          </table:table-cell>
          <table:table-cell office:value-type="currency" office:value="4.2588793039614954" table:formula="of:=[.H113]/([.D113]/60)" table:style-name="ce12">
            <text:p>£4.26</text:p>
          </table:table-cell>
          <table:table-cell table:number-columns-repeated="16374"/>
        </table:table-row>
        <table:table-row table:style-name="ro1">
          <table:table-cell office:value-type="date" office:date-value="2016-06-26T00:00:00" table:style-name="ce7">
            <text:p>26 June 2016</text:p>
          </table:table-cell>
          <table:table-cell office:value-type="float" office:value="16.53" table:style-name="ce8">
            <text:p>16.53</text:p>
          </table:table-cell>
          <table:table-cell office:value-type="float" office:value="3.6360916694400003" table:formula="of:=0.219969248*[.B114]" table:style-name="ce8">
            <text:p>3.64</text:p>
          </table:table-cell>
          <table:table-cell office:value-type="float" office:value="238.9" table:style-name="ce8">
            <text:p>238.90</text:p>
          </table:table-cell>
          <table:table-cell office:value-type="float" office:value="65.702413942933774" table:formula="of:=[.D114]/[.C114]" table:style-name="ce9">
            <text:p>66</text:p>
          </table:table-cell>
          <table:table-cell office:value-type="currency" office:value="1.099" table:style-name="ce10">
            <text:p>£1.099</text:p>
          </table:table-cell>
          <table:table-cell office:value-type="currency" office:value="4.9961639" table:formula="of:=4.5461*[.F114]" table:style-name="ce12">
            <text:p>£5.00</text:p>
          </table:table-cell>
          <table:table-cell office:value-type="currency" office:value="18.16647" table:formula="of:=[.F114]*[.B114]" table:style-name="ce12">
            <text:p>£18.17</text:p>
          </table:table-cell>
          <table:table-cell office:value-type="currency" office:value="7.6042151527835911" table:formula="of:=[.H114]/([.D114]/100)" table:style-name="ce12">
            <text:p>£7.60</text:p>
          </table:table-cell>
          <table:table-cell office:value-type="currency" office:value="4.5625290916701546" table:formula="of:=[.H114]/([.D114]/60)" table:style-name="ce12">
            <text:p>£4.56</text:p>
          </table:table-cell>
          <table:table-cell table:number-columns-repeated="16374"/>
        </table:table-row>
        <table:table-row table:style-name="ro1">
          <table:table-cell table:style-name="ce7"/>
          <table:table-cell table:number-columns-repeated="3" table:style-name="ce8"/>
          <table:table-cell table:style-name="ce9"/>
          <table:table-cell table:style-name="ce10"/>
          <table:table-cell table:number-columns-repeated="4" table:style-name="ce12"/>
          <table:table-cell table:number-columns-repeated="16374"/>
        </table:table-row>
        <table:table-row table:style-name="ro1">
          <table:table-cell office:value-type="date" office:date-value="2016-07-19T00:00:00" table:style-name="ce7">
            <text:p>19 July 2016</text:p>
          </table:table-cell>
          <table:table-cell office:value-type="float" office:value="23.57" table:style-name="ce8">
            <text:p>23.57</text:p>
          </table:table-cell>
          <table:table-cell office:value-type="float" office:value="5.1846751753599998" table:formula="of:=0.219969248*[.B116]" table:style-name="ce8">
            <text:p>5.18</text:p>
          </table:table-cell>
          <table:table-cell office:value-type="float" office:value="351.7" table:style-name="ce8">
            <text:p>351.70</text:p>
          </table:table-cell>
          <table:table-cell office:value-type="float" office:value="67.834529281881117" table:formula="of:=[.D116]/[.C116]" table:style-name="ce9">
            <text:p>68</text:p>
          </table:table-cell>
          <table:table-cell office:value-type="currency" office:value="1.099" table:style-name="ce10">
            <text:p>£1.099</text:p>
          </table:table-cell>
          <table:table-cell office:value-type="currency" office:value="4.9961639" table:formula="of:=4.5461*[.F116]" table:style-name="ce12">
            <text:p>£5.00</text:p>
          </table:table-cell>
          <table:table-cell office:value-type="currency" office:value="25.90343" table:formula="of:=[.F116]*[.B116]" table:style-name="ce12">
            <text:p>£25.90</text:p>
          </table:table-cell>
          <table:table-cell office:value-type="currency" office:value="7.3652061415979526" table:formula="of:=[.H116]/([.D116]/100)" table:style-name="ce12">
            <text:p>£7.37</text:p>
          </table:table-cell>
          <table:table-cell office:value-type="currency" office:value="4.4191236849587723" table:formula="of:=[.H116]/([.D116]/60)" table:style-name="ce12">
            <text:p>£4.42</text:p>
          </table:table-cell>
          <table:table-cell table:number-columns-repeated="16374"/>
        </table:table-row>
        <table:table-row table:style-name="ro1">
          <table:table-cell office:value-type="date" office:date-value="2016-08-02T00:00:00" table:style-name="ce7">
            <text:p>02 August 2016</text:p>
          </table:table-cell>
          <table:table-cell office:value-type="float" office:value="24.9" table:style-name="ce8">
            <text:p>24.90</text:p>
          </table:table-cell>
          <table:table-cell office:value-type="float" office:value="5.4772342751999998" table:formula="of:=0.219969248*[.B117]" table:style-name="ce8">
            <text:p>5.48</text:p>
          </table:table-cell>
          <table:table-cell office:value-type="float" office:value="348.8" table:style-name="ce8">
            <text:p>348.80</text:p>
          </table:table-cell>
          <table:table-cell office:value-type="float" office:value="63.681774865703304" table:formula="of:=[.D117]/[.C117]" table:style-name="ce9">
            <text:p>64</text:p>
          </table:table-cell>
          <table:table-cell office:value-type="currency" office:value="1.099" table:style-name="ce10">
            <text:p>£1.099</text:p>
          </table:table-cell>
          <table:table-cell office:value-type="currency" office:value="4.9961639" table:formula="of:=4.5461*[.F117]" table:style-name="ce12">
            <text:p>£5.00</text:p>
          </table:table-cell>
          <table:table-cell office:value-type="currency" office:value="27.365099999999998" table:formula="of:=[.F117]*[.B117]" table:style-name="ce12">
            <text:p>£27.37</text:p>
          </table:table-cell>
          <table:table-cell office:value-type="currency" office:value="7.8454988532110086" table:formula="of:=[.H117]/([.D117]/100)" table:style-name="ce12">
            <text:p>£7.85</text:p>
          </table:table-cell>
          <table:table-cell office:value-type="currency" office:value="4.7072993119266053" table:formula="of:=[.H117]/([.D117]/60)" table:style-name="ce12">
            <text:p>£4.71</text:p>
          </table:table-cell>
          <table:table-cell table:number-columns-repeated="16374"/>
        </table:table-row>
        <table:table-row table:style-name="ro1">
          <table:table-cell office:value-type="date" office:date-value="2016-08-07T00:00:00" table:style-name="ce7">
            <text:p>07 August 2016</text:p>
          </table:table-cell>
          <table:table-cell office:value-type="float" office:value="24.23" table:style-name="ce8">
            <text:p>24.23</text:p>
          </table:table-cell>
          <table:table-cell office:value-type="float" office:value="5.32985487904" table:formula="of:=0.219969248*[.B118]" table:style-name="ce8">
            <text:p>5.33</text:p>
          </table:table-cell>
          <table:table-cell office:value-type="float" office:value="364.3" table:style-name="ce8">
            <text:p>364.30</text:p>
          </table:table-cell>
          <table:table-cell office:value-type="float" office:value="68.350829106554741" table:formula="of:=[.D118]/[.C118]" table:style-name="ce9">
            <text:p>68</text:p>
          </table:table-cell>
          <table:table-cell office:value-type="currency" office:value="1.069" table:style-name="ce10">
            <text:p>£1.069</text:p>
          </table:table-cell>
          <table:table-cell office:value-type="currency" office:value="4.8597808999999996" table:formula="of:=4.5461*[.F118]" table:style-name="ce12">
            <text:p>£4.86</text:p>
          </table:table-cell>
          <table:table-cell office:value-type="currency" office:value="25.901869999999999" table:formula="of:=[.F118]*[.B118]" table:style-name="ce12">
            <text:p>£25.90</text:p>
          </table:table-cell>
          <table:table-cell office:value-type="currency" office:value="7.1100384298654946" table:formula="of:=[.H118]/([.D118]/100)" table:style-name="ce12">
            <text:p>£7.11</text:p>
          </table:table-cell>
          <table:table-cell office:value-type="currency" office:value="4.2660230579192966" table:formula="of:=[.H118]/([.D118]/60)" table:style-name="ce12">
            <text:p>£4.27</text:p>
          </table:table-cell>
          <table:table-cell table:number-columns-repeated="16374"/>
        </table:table-row>
        <table:table-row table:style-name="ro1">
          <table:table-cell office:value-type="date" office:date-value="2016-08-07T00:00:00" table:style-name="ce7">
            <text:p>07 August 2016</text:p>
          </table:table-cell>
          <table:table-cell office:value-type="float" office:value="14.12" table:style-name="ce8">
            <text:p>14.12</text:p>
          </table:table-cell>
          <table:table-cell office:value-type="float" office:value="3.1059657817599997" table:formula="of:=0.219969248*[.B119]" table:style-name="ce8">
            <text:p>3.11</text:p>
          </table:table-cell>
          <table:table-cell office:value-type="float" office:value="214.3" table:style-name="ce8">
            <text:p>214.30</text:p>
          </table:table-cell>
          <table:table-cell office:value-type="float" office:value="68.996252714209433" table:formula="of:=[.D119]/[.C119]" table:style-name="ce9">
            <text:p>69</text:p>
          </table:table-cell>
          <table:table-cell office:value-type="currency" office:value="1.079" table:style-name="ce10">
            <text:p>£1.079</text:p>
          </table:table-cell>
          <table:table-cell office:value-type="currency" office:value="4.9052419" table:formula="of:=4.5461*[.F119]" table:style-name="ce12">
            <text:p>£4.91</text:p>
          </table:table-cell>
          <table:table-cell office:value-type="currency" office:value="15.235479999999999" table:formula="of:=[.F119]*[.B119]" table:style-name="ce12">
            <text:p>£15.24</text:p>
          </table:table-cell>
          <table:table-cell office:value-type="currency" office:value="7.1094167055529622" table:formula="of:=[.H119]/([.D119]/100)" table:style-name="ce12">
            <text:p>£7.11</text:p>
          </table:table-cell>
          <table:table-cell office:value-type="currency" office:value="4.2656500233317773" table:formula="of:=[.H119]/([.D119]/60)" table:style-name="ce12">
            <text:p>£4.27</text:p>
          </table:table-cell>
          <table:table-cell table:number-columns-repeated="16374"/>
        </table:table-row>
        <table:table-row table:style-name="ro1">
          <table:table-cell office:value-type="date" office:date-value="2016-09-05T00:00:00" table:style-name="ce7">
            <text:p>05 September 2016</text:p>
          </table:table-cell>
          <table:table-cell office:value-type="float" office:value="29.86" table:style-name="ce8">
            <text:p>29.86</text:p>
          </table:table-cell>
          <table:table-cell office:value-type="float" office:value="6.5682817452800002" table:formula="of:=0.219969248*[.B120]" table:style-name="ce8">
            <text:p>6.57</text:p>
          </table:table-cell>
          <table:table-cell office:value-type="float" office:value="419.3" table:style-name="ce8">
            <text:p>419.30</text:p>
          </table:table-cell>
          <table:table-cell office:value-type="float" office:value="63.837091078090715" table:formula="of:=[.D120]/[.C120]" table:style-name="ce9">
            <text:p>64</text:p>
          </table:table-cell>
          <table:table-cell office:value-type="currency" office:value="1.099" table:style-name="ce10">
            <text:p>£1.099</text:p>
          </table:table-cell>
          <table:table-cell office:value-type="currency" office:value="4.9961639" table:formula="of:=4.5461*[.F120]" table:style-name="ce12">
            <text:p>£5.00</text:p>
          </table:table-cell>
          <table:table-cell office:value-type="currency" office:value="32.816139999999997" table:formula="of:=[.F120]*[.B120]" table:style-name="ce12">
            <text:p>£32.82</text:p>
          </table:table-cell>
          <table:table-cell office:value-type="currency" office:value="7.8264106844741219" table:formula="of:=[.H120]/([.D120]/100)" table:style-name="ce12">
            <text:p>£7.83</text:p>
          </table:table-cell>
          <table:table-cell office:value-type="currency" office:value="4.6958464106844735" table:formula="of:=[.H120]/([.D120]/60)" table:style-name="ce12">
            <text:p>£4.70</text:p>
          </table:table-cell>
          <table:table-cell table:number-columns-repeated="16374"/>
        </table:table-row>
        <table:table-row table:style-name="ro1">
          <table:table-cell office:value-type="date" office:date-value="2016-09-13T00:00:00" table:style-name="ce7">
            <text:p>13 September 2016</text:p>
          </table:table-cell>
          <table:table-cell office:value-type="float" office:value="21.1" table:style-name="ce8">
            <text:p>21.10</text:p>
          </table:table-cell>
          <table:table-cell office:value-type="float" office:value="4.6413511328000006" table:formula="of:=0.219969248*[.B121]" table:style-name="ce8">
            <text:p>4.64</text:p>
          </table:table-cell>
          <table:table-cell office:value-type="float" office:value="314" table:style-name="ce8">
            <text:p>314.00</text:p>
          </table:table-cell>
          <table:table-cell office:value-type="float" office:value="67.652713836061864" table:formula="of:=[.D121]/[.C121]" table:style-name="ce9">
            <text:p>68</text:p>
          </table:table-cell>
          <table:table-cell office:value-type="currency" office:value="1.099" table:style-name="ce10">
            <text:p>£1.099</text:p>
          </table:table-cell>
          <table:table-cell office:value-type="currency" office:value="4.9961639" table:formula="of:=4.5461*[.F121]" table:style-name="ce12">
            <text:p>£5.00</text:p>
          </table:table-cell>
          <table:table-cell office:value-type="currency" office:value="23.1889" table:formula="of:=[.F121]*[.B121]" table:style-name="ce12">
            <text:p>£23.19</text:p>
          </table:table-cell>
          <table:table-cell office:value-type="currency" office:value="7.3849999999999998" table:formula="of:=[.H121]/([.D121]/100)" table:style-name="ce12">
            <text:p>£7.39</text:p>
          </table:table-cell>
          <table:table-cell office:value-type="currency" office:value="4.431" table:formula="of:=[.H121]/([.D121]/60)" table:style-name="ce12">
            <text:p>£4.43</text:p>
          </table:table-cell>
          <table:table-cell table:number-columns-repeated="16374"/>
        </table:table-row>
        <table:table-row table:style-name="ro1">
          <table:table-cell office:value-type="date" office:date-value="2016-09-28T00:00:00" table:style-name="ce7">
            <text:p>28 September 2016</text:p>
          </table:table-cell>
          <table:table-cell office:value-type="float" office:value="16.690000000000001" table:style-name="ce8">
            <text:p>16.69</text:p>
          </table:table-cell>
          <table:table-cell office:value-type="float" office:value="3.6712867491200005" table:formula="of:=0.219969248*[.B122]" table:style-name="ce8">
            <text:p>3.67</text:p>
          </table:table-cell>
          <table:table-cell office:value-type="float" office:value="238.3" table:style-name="ce8">
            <text:p>238.30</text:p>
          </table:table-cell>
          <table:table-cell office:value-type="float" office:value="64.909122137386845" table:formula="of:=[.D122]/[.C122]" table:style-name="ce9">
            <text:p>65</text:p>
          </table:table-cell>
          <table:table-cell office:value-type="currency" office:value="1.099" table:style-name="ce10">
            <text:p>£1.099</text:p>
          </table:table-cell>
          <table:table-cell office:value-type="currency" office:value="4.9961639" table:formula="of:=4.5461*[.F122]" table:style-name="ce12">
            <text:p>£5.00</text:p>
          </table:table-cell>
          <table:table-cell office:value-type="currency" office:value="18.342310000000001" table:formula="of:=[.F122]*[.B122]" table:style-name="ce12">
            <text:p>£18.34</text:p>
          </table:table-cell>
          <table:table-cell office:value-type="currency" office:value="7.697150650440622" table:formula="of:=[.H122]/([.D122]/100)" table:style-name="ce12">
            <text:p>£7.70</text:p>
          </table:table-cell>
          <table:table-cell office:value-type="currency" office:value="4.6182903902643728" table:formula="of:=[.H122]/([.D122]/60)" table:style-name="ce12">
            <text:p>£4.62</text:p>
          </table:table-cell>
          <table:table-cell table:number-columns-repeated="16374"/>
        </table:table-row>
        <table:table-row table:style-name="ro1">
          <table:table-cell office:value-type="date" office:date-value="2016-10-14T00:00:00" table:style-name="ce7">
            <text:p>14 October 2016</text:p>
          </table:table-cell>
          <table:table-cell office:value-type="float" office:value="19.86" table:style-name="ce8">
            <text:p>19.86</text:p>
          </table:table-cell>
          <table:table-cell office:value-type="float" office:value="4.3685892652799998" table:formula="of:=0.219969248*[.B123]" table:style-name="ce8">
            <text:p>4.37</text:p>
          </table:table-cell>
          <table:table-cell office:value-type="float" office:value="275.89999999999998" table:style-name="ce8">
            <text:p>275.90</text:p>
          </table:table-cell>
          <table:table-cell office:value-type="float" office:value="63.155399431289055" table:formula="of:=[.D123]/[.C123]" table:style-name="ce9">
            <text:p>63</text:p>
          </table:table-cell>
          <table:table-cell office:value-type="currency" office:value="1.109" table:style-name="ce10">
            <text:p>£1.109</text:p>
          </table:table-cell>
          <table:table-cell office:value-type="currency" office:value="5.0416249000000004" table:formula="of:=4.5461*[.F123]" table:style-name="ce12">
            <text:p>£5.04</text:p>
          </table:table-cell>
          <table:table-cell office:value-type="currency" office:value="22.024739999999998" table:formula="of:=[.F123]*[.B123]" table:style-name="ce12">
            <text:p>£22.02</text:p>
          </table:table-cell>
          <table:table-cell office:value-type="currency" office:value="7.9828706052917715" table:formula="of:=[.H123]/([.D123]/100)" table:style-name="ce12">
            <text:p>£7.98</text:p>
          </table:table-cell>
          <table:table-cell office:value-type="currency" office:value="4.7897223631750636" table:formula="of:=[.H123]/([.D123]/60)" table:style-name="ce12">
            <text:p>£4.79</text:p>
          </table:table-cell>
          <table:table-cell table:number-columns-repeated="16374"/>
        </table:table-row>
        <table:table-row table:style-name="ro1">
          <table:table-cell office:value-type="date" office:date-value="2016-10-21T00:00:00" table:style-name="ce7">
            <text:p>21 October 2016</text:p>
          </table:table-cell>
          <table:table-cell office:value-type="float" office:value="7.94" table:style-name="ce8">
            <text:p>7.94</text:p>
          </table:table-cell>
          <table:table-cell office:value-type="float" office:value="1.7465558291200001" table:formula="of:=0.219969248*[.B124]" table:style-name="ce8">
            <text:p>1.75</text:p>
          </table:table-cell>
          <table:table-cell office:value-type="float" office:value="126.5" table:style-name="ce8">
            <text:p>126.50</text:p>
          </table:table-cell>
          <table:table-cell office:value-type="float" office:value="72.428260174046002" table:formula="of:=[.D124]/[.C124]" table:style-name="ce9">
            <text:p>72</text:p>
          </table:table-cell>
          <table:table-cell office:value-type="currency" office:value="1.129" table:style-name="ce10">
            <text:p>£1.129</text:p>
          </table:table-cell>
          <table:table-cell office:value-type="currency" office:value="5.1325469000000004" table:formula="of:=4.5461*[.F124]" table:style-name="ce12">
            <text:p>£5.13</text:p>
          </table:table-cell>
          <table:table-cell office:value-type="currency" office:value="8.9642600000000012" table:formula="of:=[.F124]*[.B124]" table:style-name="ce12">
            <text:p>£8.96</text:p>
          </table:table-cell>
          <table:table-cell office:value-type="currency" office:value="7.0863715415019781" table:formula="of:=[.H124]/([.D124]/100)" table:style-name="ce12">
            <text:p>£7.09</text:p>
          </table:table-cell>
          <table:table-cell office:value-type="currency" office:value="4.2518229249011865" table:formula="of:=[.H124]/([.D124]/60)" table:style-name="ce12">
            <text:p>£4.25</text:p>
          </table:table-cell>
          <table:table-cell table:number-columns-repeated="16374"/>
        </table:table-row>
        <table:table-row table:style-name="ro1">
          <table:table-cell office:value-type="date" office:date-value="2016-11-07T00:00:00" table:style-name="ce7">
            <text:p>07 November 2016</text:p>
          </table:table-cell>
          <table:table-cell office:value-type="float" office:value="20.6" table:style-name="ce8">
            <text:p>20.60</text:p>
          </table:table-cell>
          <table:table-cell office:value-type="float" office:value="4.5313665088000006" table:formula="of:=0.219969248*[.B125]" table:style-name="ce8">
            <text:p>4.53</text:p>
          </table:table-cell>
          <table:table-cell office:value-type="float" office:value="267.5" table:style-name="ce8">
            <text:p>267.50</text:p>
          </table:table-cell>
          <table:table-cell office:value-type="float" office:value="59.032964886091179" table:formula="of:=[.D125]/[.C125]" table:style-name="ce9">
            <text:p>59</text:p>
          </table:table-cell>
          <table:table-cell office:value-type="currency" office:value="1.159" table:style-name="ce10">
            <text:p>£1.159</text:p>
          </table:table-cell>
          <table:table-cell office:value-type="currency" office:value="5.2689298999999998" table:formula="of:=4.5461*[.F125]" table:style-name="ce12">
            <text:p>£5.27</text:p>
          </table:table-cell>
          <table:table-cell office:value-type="currency" office:value="23.875400000000003" table:formula="of:=[.F125]*[.B125]" table:style-name="ce12">
            <text:p>£23.88</text:p>
          </table:table-cell>
          <table:table-cell office:value-type="currency" office:value="8.9253831775700956" table:formula="of:=[.H125]/([.D125]/100)" table:style-name="ce12">
            <text:p>£8.93</text:p>
          </table:table-cell>
          <table:table-cell office:value-type="currency" office:value="5.355229906542057" table:formula="of:=[.H125]/([.D125]/60)" table:style-name="ce12">
            <text:p>£5.36</text:p>
          </table:table-cell>
          <table:table-cell table:number-columns-repeated="16374"/>
        </table:table-row>
        <table:table-row table:style-name="ro1">
          <table:table-cell office:value-type="date" office:date-value="2016-11-15T00:00:00" table:style-name="ce7">
            <text:p>15 November 2016</text:p>
          </table:table-cell>
          <table:table-cell office:value-type="float" office:value="13.87" table:style-name="ce8">
            <text:p>13.87</text:p>
          </table:table-cell>
          <table:table-cell office:value-type="float" office:value="3.0509734697599997" table:formula="of:=0.219969248*[.B126]" table:style-name="ce8">
            <text:p>3.05</text:p>
          </table:table-cell>
          <table:table-cell office:value-type="float" office:value="188.5" table:style-name="ce8">
            <text:p>188.50</text:p>
          </table:table-cell>
          <table:table-cell office:value-type="float" office:value="61.783559204409627" table:formula="of:=[.D126]/[.C126]" table:style-name="ce9">
            <text:p>62</text:p>
          </table:table-cell>
          <table:table-cell office:value-type="currency" office:value="1.139" table:style-name="ce10">
            <text:p>£1.139</text:p>
          </table:table-cell>
          <table:table-cell office:value-type="currency" office:value="5.1780078999999999" table:formula="of:=4.5461*[.F126]" table:style-name="ce12">
            <text:p>£5.18</text:p>
          </table:table-cell>
          <table:table-cell office:value-type="currency" office:value="15.797929999999999" table:formula="of:=[.F126]*[.B126]" table:style-name="ce12">
            <text:p>£15.80</text:p>
          </table:table-cell>
          <table:table-cell office:value-type="currency" office:value="8.3808647214854108" table:formula="of:=[.H126]/([.D126]/100)" table:style-name="ce12">
            <text:p>£8.38</text:p>
          </table:table-cell>
          <table:table-cell office:value-type="currency" office:value="5.0285188328912467" table:formula="of:=[.H126]/([.D126]/60)" table:style-name="ce12">
            <text:p>£5.03</text:p>
          </table:table-cell>
          <table:table-cell table:number-columns-repeated="16374"/>
        </table:table-row>
        <table:table-row table:style-name="ro1">
          <table:table-cell office:value-type="date" office:date-value="2016-12-02T00:00:00" table:style-name="ce7">
            <text:p>02 December 2016</text:p>
          </table:table-cell>
          <table:table-cell office:value-type="float" office:value="19.95" table:style-name="ce8">
            <text:p>19.95</text:p>
          </table:table-cell>
          <table:table-cell office:value-type="float" office:value="4.3883864976" table:formula="of:=0.219969248*[.B127]" table:style-name="ce8">
            <text:p>4.39</text:p>
          </table:table-cell>
          <table:table-cell office:value-type="float" office:value="272.60000000000002" table:style-name="ce8">
            <text:p>272.60</text:p>
          </table:table-cell>
          <table:table-cell office:value-type="float" office:value="62.118503041854773" table:formula="of:=[.D127]/[.C127]" table:style-name="ce9">
            <text:p>62</text:p>
          </table:table-cell>
          <table:table-cell office:value-type="currency" office:value="1.119" table:style-name="ce10">
            <text:p>£1.119</text:p>
          </table:table-cell>
          <table:table-cell office:value-type="currency" office:value="5.0870858999999999" table:formula="of:=4.5461*[.F127]" table:style-name="ce12">
            <text:p>£5.09</text:p>
          </table:table-cell>
          <table:table-cell office:value-type="currency" office:value="22.32405" table:formula="of:=[.F127]*[.B127]" table:style-name="ce12">
            <text:p>£22.32</text:p>
          </table:table-cell>
          <table:table-cell office:value-type="currency" office:value="8.189306676449009" table:formula="of:=[.H127]/([.D127]/100)" table:style-name="ce12">
            <text:p>£8.19</text:p>
          </table:table-cell>
          <table:table-cell office:value-type="currency" office:value="4.9135840058694047" table:formula="of:=[.H127]/([.D127]/60)" table:style-name="ce12">
            <text:p>£4.91</text:p>
          </table:table-cell>
          <table:table-cell table:number-columns-repeated="16374"/>
        </table:table-row>
        <table:table-row table:style-name="ro1">
          <table:table-cell office:value-type="date" office:date-value="2016-12-13T00:00:00" table:style-name="ce7">
            <text:p>13 December 2016</text:p>
          </table:table-cell>
          <table:table-cell office:value-type="float" office:value="15.11" table:style-name="ce8">
            <text:p>15.11</text:p>
          </table:table-cell>
          <table:table-cell office:value-type="float" office:value="3.32373533728" table:formula="of:=0.219969248*[.B128]" table:style-name="ce8">
            <text:p>3.32</text:p>
          </table:table-cell>
          <table:table-cell office:value-type="float" office:value="209.7" table:style-name="ce8">
            <text:p>209.70</text:p>
          </table:table-cell>
          <table:table-cell office:value-type="float" office:value="63.091666068577325" table:formula="of:=[.D128]/[.C128]" table:style-name="ce9">
            <text:p>63</text:p>
          </table:table-cell>
          <table:table-cell office:value-type="currency" office:value="1.129" table:style-name="ce10">
            <text:p>£1.129</text:p>
          </table:table-cell>
          <table:table-cell office:value-type="currency" office:value="5.1325469000000004" table:formula="of:=4.5461*[.F128]" table:style-name="ce12">
            <text:p>£5.13</text:p>
          </table:table-cell>
          <table:table-cell office:value-type="currency" office:value="17.059190000000001" table:formula="of:=[.F128]*[.B128]" table:style-name="ce12">
            <text:p>£17.06</text:p>
          </table:table-cell>
          <table:table-cell office:value-type="currency" office:value="8.135045302813543" table:formula="of:=[.H128]/([.D128]/100)" table:style-name="ce12">
            <text:p>£8.14</text:p>
          </table:table-cell>
          <table:table-cell office:value-type="currency" office:value="4.8810271816881263" table:formula="of:=[.H128]/([.D128]/60)" table:style-name="ce12">
            <text:p>£4.88</text:p>
          </table:table-cell>
          <table:table-cell table:number-columns-repeated="16374"/>
        </table:table-row>
        <table:table-row table:style-name="ro1">
          <table:table-cell office:value-type="date" office:date-value="2016-12-23T00:00:00" table:style-name="ce7">
            <text:p>23 December 2016</text:p>
          </table:table-cell>
          <table:table-cell office:value-type="float" office:value="12.67" table:style-name="ce8">
            <text:p>12.67</text:p>
          </table:table-cell>
          <table:table-cell office:value-type="float" office:value="2.7870103721600001" table:formula="of:=0.219969248*[.B129]" table:style-name="ce8">
            <text:p>2.79</text:p>
          </table:table-cell>
          <table:table-cell office:value-type="float" office:value="185" table:style-name="ce8">
            <text:p>185.00</text:p>
          </table:table-cell>
          <table:table-cell office:value-type="float" office:value="66.379372623798503" table:formula="of:=[.D129]/[.C129]" table:style-name="ce9">
            <text:p>66</text:p>
          </table:table-cell>
          <table:table-cell office:value-type="currency" office:value="1.139" table:style-name="ce10">
            <text:p>£1.139</text:p>
          </table:table-cell>
          <table:table-cell office:value-type="currency" office:value="5.1780078999999999" table:formula="of:=4.5461*[.F129]" table:style-name="ce12">
            <text:p>£5.18</text:p>
          </table:table-cell>
          <table:table-cell office:value-type="currency" office:value="14.43113" table:formula="of:=[.F129]*[.B129]" table:style-name="ce12">
            <text:p>£14.43</text:p>
          </table:table-cell>
          <table:table-cell office:value-type="currency" office:value="7.8006108108108103" table:formula="of:=[.H129]/([.D129]/100)" table:style-name="ce12">
            <text:p>£7.80</text:p>
          </table:table-cell>
          <table:table-cell office:value-type="currency" office:value="4.680366486486486" table:formula="of:=[.H129]/([.D129]/60)" table:style-name="ce12">
            <text:p>£4.68</text:p>
          </table:table-cell>
          <table:table-cell table:number-columns-repeated="16374"/>
        </table:table-row>
        <table:table-row table:style-name="ro1">
          <table:table-cell office:value-type="date" office:date-value="2017-01-06T00:00:00" table:style-name="ce7">
            <text:p>06 January 2017</text:p>
          </table:table-cell>
          <table:table-cell office:value-type="float" office:value="18.71" table:style-name="ce8">
            <text:p>18.71</text:p>
          </table:table-cell>
          <table:table-cell office:value-type="float" office:value="4.1156246300800001" table:formula="of:=0.219969248*[.B130]" table:style-name="ce8">
            <text:p>4.12</text:p>
          </table:table-cell>
          <table:table-cell office:value-type="float" office:value="256.39999999999998" table:style-name="ce8">
            <text:p>256.40</text:p>
          </table:table-cell>
          <table:table-cell office:value-type="float" office:value="62.299170367977908" table:formula="of:=[.D130]/[.C130]" table:style-name="ce9">
            <text:p>62</text:p>
          </table:table-cell>
          <table:table-cell office:value-type="currency" office:value="1.169" table:style-name="ce10">
            <text:p>£1.169</text:p>
          </table:table-cell>
          <table:table-cell office:value-type="currency" office:value="5.3143909000000003" table:formula="of:=4.5461*[.F130]" table:style-name="ce12">
            <text:p>£5.31</text:p>
          </table:table-cell>
          <table:table-cell office:value-type="currency" office:value="21.87199" table:formula="of:=[.F130]*[.B130]" table:style-name="ce12">
            <text:p>£21.87</text:p>
          </table:table-cell>
          <table:table-cell office:value-type="currency" office:value="8.5304173166926685" table:formula="of:=[.H130]/([.D130]/100)" table:style-name="ce12">
            <text:p>£8.53</text:p>
          </table:table-cell>
          <table:table-cell office:value-type="currency" office:value="5.1182503900156018" table:formula="of:=[.H130]/([.D130]/60)" table:style-name="ce12">
            <text:p>£5.12</text:p>
          </table:table-cell>
          <table:table-cell table:number-columns-repeated="16374"/>
        </table:table-row>
        <table:table-row table:style-name="ro1">
          <table:table-cell table:style-name="ce7"/>
          <table:table-cell table:number-columns-repeated="3" table:style-name="ce8"/>
          <table:table-cell table:style-name="ce9"/>
          <table:table-cell table:style-name="ce10"/>
          <table:table-cell table:number-columns-repeated="4" table:style-name="ce12"/>
          <table:table-cell table:number-columns-repeated="16374"/>
        </table:table-row>
        <table:table-row table:style-name="ro1">
          <table:table-cell office:value-type="date" office:date-value="2017-01-19T00:00:00" table:style-name="ce7">
            <text:p>19 January 2017</text:p>
          </table:table-cell>
          <table:table-cell office:value-type="float" office:value="9.09" table:style-name="ce8">
            <text:p>9.09</text:p>
          </table:table-cell>
          <table:table-cell office:value-type="float" office:value="1.99952046432" table:formula="of:=0.219969248*[.B132]" table:style-name="ce8">
            <text:p>2.00</text:p>
          </table:table-cell>
          <table:table-cell office:value-type="float" office:value="127" table:style-name="ce8">
            <text:p>127.00</text:p>
          </table:table-cell>
          <table:table-cell office:value-type="float" office:value="63.515228909242673" table:formula="of:=[.D132]/[.C132]" table:style-name="ce9">
            <text:p>64</text:p>
          </table:table-cell>
          <table:table-cell office:value-type="currency" office:value="1.194" table:style-name="ce10">
            <text:p>£1.194</text:p>
          </table:table-cell>
          <table:table-cell office:value-type="currency" office:value="5.4280434" table:formula="of:=4.5461*[.F132]" table:style-name="ce12">
            <text:p>£5.43</text:p>
          </table:table-cell>
          <table:table-cell office:value-type="currency" office:value="10.85346" table:formula="of:=[.F132]*[.B132]" table:style-name="ce12">
            <text:p>£10.85</text:p>
          </table:table-cell>
          <table:table-cell office:value-type="currency" office:value="8.5460314960629926" table:formula="of:=[.H132]/([.D132]/100)" table:style-name="ce12">
            <text:p>£8.55</text:p>
          </table:table-cell>
          <table:table-cell office:value-type="currency" office:value="5.1276188976377952" table:formula="of:=[.H132]/([.D132]/60)" table:style-name="ce12">
            <text:p>£5.13</text:p>
          </table:table-cell>
          <table:table-cell table:number-columns-repeated="16374"/>
        </table:table-row>
        <table:table-row table:style-name="ro1">
          <table:table-cell office:value-type="date" office:date-value="2017-02-03T00:00:00" table:style-name="ce7">
            <text:p>03 February 2017</text:p>
          </table:table-cell>
          <table:table-cell office:value-type="float" office:value="21.13" table:style-name="ce8">
            <text:p>21.13</text:p>
          </table:table-cell>
          <table:table-cell office:value-type="float" office:value="4.6479502102400003" table:formula="of:=0.219969248*[.B133]" table:style-name="ce8">
            <text:p>4.65</text:p>
          </table:table-cell>
          <table:table-cell office:value-type="float" office:value="288" table:style-name="ce8">
            <text:p>288.00</text:p>
          </table:table-cell>
          <table:table-cell office:value-type="float" office:value="61.9627980019022" table:formula="of:=[.D133]/[.C133]" table:style-name="ce9">
            <text:p>62</text:p>
          </table:table-cell>
          <table:table-cell office:value-type="currency" office:value="1.179" table:style-name="ce10">
            <text:p>£1.179</text:p>
          </table:table-cell>
          <table:table-cell office:value-type="currency" office:value="5.3598519000000007" table:formula="of:=4.5461*[.F133]" table:style-name="ce12">
            <text:p>£5.36</text:p>
          </table:table-cell>
          <table:table-cell office:value-type="currency" office:value="24.912269999999999" table:formula="of:=[.F133]*[.B133]" table:style-name="ce12">
            <text:p>£24.91</text:p>
          </table:table-cell>
          <table:table-cell office:value-type="currency" office:value="8.6500937499999999" table:formula="of:=[.H133]/([.D133]/100)" table:style-name="ce12">
            <text:p>£8.65</text:p>
          </table:table-cell>
          <table:table-cell office:value-type="currency" office:value="5.1900562500000005" table:formula="of:=[.H133]/([.D133]/60)" table:style-name="ce12">
            <text:p>£5.19</text:p>
          </table:table-cell>
          <table:table-cell table:number-columns-repeated="16374"/>
        </table:table-row>
        <table:table-row table:style-name="ro1">
          <table:table-cell office:value-type="date" office:date-value="2017-02-16T00:00:00" table:style-name="ce7">
            <text:p>16 February 2017</text:p>
          </table:table-cell>
          <table:table-cell office:value-type="float" office:value="23.36" table:style-name="ce8">
            <text:p>23.36</text:p>
          </table:table-cell>
          <table:table-cell office:value-type="float" office:value="5.1384816332799996" table:formula="of:=0.219969248*[.B134]" table:style-name="ce8">
            <text:p>5.14</text:p>
          </table:table-cell>
          <table:table-cell office:value-type="float" office:value="293.60000000000002" table:style-name="ce8">
            <text:p>293.60</text:p>
          </table:table-cell>
          <table:table-cell office:value-type="float" office:value="57.137501105085988" table:formula="of:=[.D134]/[.C134]" table:style-name="ce9">
            <text:p>57</text:p>
          </table:table-cell>
          <table:table-cell office:value-type="currency" office:value="1.1890000000000001" table:style-name="ce10">
            <text:p>£1.189</text:p>
          </table:table-cell>
          <table:table-cell office:value-type="currency" office:value="5.4053129000000002" table:formula="of:=4.5461*[.F134]" table:style-name="ce12">
            <text:p>£5.41</text:p>
          </table:table-cell>
          <table:table-cell office:value-type="currency" office:value="27.775040000000001" table:formula="of:=[.F134]*[.B134]" table:style-name="ce12">
            <text:p>£27.78</text:p>
          </table:table-cell>
          <table:table-cell office:value-type="currency" office:value="9.4601634877384182" table:formula="of:=[.H134]/([.D134]/100)" table:style-name="ce12">
            <text:p>£9.46</text:p>
          </table:table-cell>
          <table:table-cell office:value-type="currency" office:value="5.676098092643052" table:formula="of:=[.H134]/([.D134]/60)" table:style-name="ce12">
            <text:p>£5.68</text:p>
          </table:table-cell>
          <table:table-cell table:number-columns-repeated="16374"/>
        </table:table-row>
        <table:table-row table:style-name="ro1">
          <table:table-cell office:value-type="date" office:date-value="2017-02-25T00:00:00" table:style-name="ce7">
            <text:p>25 February 2017</text:p>
          </table:table-cell>
          <table:table-cell office:value-type="float" office:value="8.98" table:style-name="ce8">
            <text:p>8.98</text:p>
          </table:table-cell>
          <table:table-cell office:value-type="float" office:value="1.9753238470400001" table:formula="of:=0.219969248*[.B135]" table:style-name="ce8">
            <text:p>1.98</text:p>
          </table:table-cell>
          <table:table-cell office:value-type="float" office:value="123.9" table:style-name="ce8">
            <text:p>123.90</text:p>
          </table:table-cell>
          <table:table-cell office:value-type="float" office:value="62.723892178825622" table:formula="of:=[.D135]/[.C135]" table:style-name="ce9">
            <text:p>63</text:p>
          </table:table-cell>
          <table:table-cell office:value-type="currency" office:value="1.179" table:style-name="ce10">
            <text:p>£1.179</text:p>
          </table:table-cell>
          <table:table-cell office:value-type="currency" office:value="5.3598519000000007" table:formula="of:=4.5461*[.F135]" table:style-name="ce12">
            <text:p>£5.36</text:p>
          </table:table-cell>
          <table:table-cell office:value-type="currency" office:value="10.587420000000002" table:formula="of:=[.F135]*[.B135]" table:style-name="ce12">
            <text:p>£10.59</text:p>
          </table:table-cell>
          <table:table-cell office:value-type="currency" office:value="8.5451331719128341" table:formula="of:=[.H135]/([.D135]/100)" table:style-name="ce12">
            <text:p>£8.55</text:p>
          </table:table-cell>
          <table:table-cell office:value-type="currency" office:value="5.1270799031477008" table:formula="of:=[.H135]/([.D135]/60)" table:style-name="ce12">
            <text:p>£5.13</text:p>
          </table:table-cell>
          <table:table-cell table:number-columns-repeated="16374"/>
        </table:table-row>
        <table:table-row table:style-name="ro1">
          <table:table-cell office:value-type="date" office:date-value="2017-03-07T00:00:00" table:style-name="ce7">
            <text:p>07 March 2017</text:p>
          </table:table-cell>
          <table:table-cell office:value-type="float" office:value="22.64" table:style-name="ce8">
            <text:p>22.64</text:p>
          </table:table-cell>
          <table:table-cell office:value-type="float" office:value="4.9801037747199999" table:formula="of:=0.219969248*[.B136]" table:style-name="ce8">
            <text:p>4.98</text:p>
          </table:table-cell>
          <table:table-cell office:value-type="float" office:value="307.60000000000002" table:style-name="ce8">
            <text:p>307.60</text:p>
          </table:table-cell>
          <table:table-cell office:value-type="float" office:value="61.765781179388064" table:formula="of:=[.D136]/[.C136]" table:style-name="ce9">
            <text:p>62</text:p>
          </table:table-cell>
          <table:table-cell office:value-type="currency" office:value="1.1990000000000001" table:style-name="ce10">
            <text:p>£1.199</text:p>
          </table:table-cell>
          <table:table-cell office:value-type="currency" office:value="5.4507739000000006" table:formula="of:=4.5461*[.F136]" table:style-name="ce12">
            <text:p>£5.45</text:p>
          </table:table-cell>
          <table:table-cell office:value-type="currency" office:value="27.145360000000004" table:formula="of:=[.F136]*[.B136]" table:style-name="ce12">
            <text:p>£27.15</text:p>
          </table:table-cell>
          <table:table-cell office:value-type="currency" office:value="8.8248894668400535" table:formula="of:=[.H136]/([.D136]/100)" table:style-name="ce12">
            <text:p>£8.82</text:p>
          </table:table-cell>
          <table:table-cell office:value-type="currency" office:value="5.2949336801040321" table:formula="of:=[.H136]/([.D136]/60)" table:style-name="ce12">
            <text:p>£5.29</text:p>
          </table:table-cell>
          <table:table-cell table:number-columns-repeated="16374"/>
        </table:table-row>
        <table:table-row table:style-name="ro1">
          <table:table-cell office:value-type="date" office:date-value="2017-03-23T00:00:00" table:style-name="ce7">
            <text:p>23 March 2017</text:p>
          </table:table-cell>
          <table:table-cell office:value-type="float" office:value="14.95" table:style-name="ce8">
            <text:p>14.95</text:p>
          </table:table-cell>
          <table:table-cell office:value-type="float" office:value="3.2885402575999998" table:formula="of:=0.219969248*[.B137]" table:style-name="ce8">
            <text:p>3.29</text:p>
          </table:table-cell>
          <table:table-cell office:value-type="float" office:value="200.2" table:style-name="ce8">
            <text:p>200.20</text:p>
          </table:table-cell>
          <table:table-cell office:value-type="float" office:value="60.878074865383397" table:formula="of:=[.D137]/[.C137]" table:style-name="ce9">
            <text:p>61</text:p>
          </table:table-cell>
          <table:table-cell office:value-type="currency" office:value="1.147" table:style-name="ce10">
            <text:p>£1.147</text:p>
          </table:table-cell>
          <table:table-cell office:value-type="currency" office:value="5.2143766999999999" table:formula="of:=4.5461*[.F137]" table:style-name="ce12">
            <text:p>£5.21</text:p>
          </table:table-cell>
          <table:table-cell office:value-type="currency" office:value="17.147649999999999" table:formula="of:=[.F137]*[.B137]" table:style-name="ce12">
            <text:p>£17.15</text:p>
          </table:table-cell>
          <table:table-cell office:value-type="currency" office:value="8.5652597402597408" table:formula="of:=[.H137]/([.D137]/100)" table:style-name="ce12">
            <text:p>£8.57</text:p>
          </table:table-cell>
          <table:table-cell office:value-type="currency" office:value="5.1391558441558445" table:formula="of:=[.H137]/([.D137]/60)" table:style-name="ce12">
            <text:p>£5.14</text:p>
          </table:table-cell>
          <table:table-cell table:number-columns-repeated="16374"/>
        </table:table-row>
        <table:table-row table:style-name="ro1">
          <table:table-cell office:value-type="date" office:date-value="2017-04-04T00:00:00" table:style-name="ce7">
            <text:p>04 April 2017</text:p>
          </table:table-cell>
          <table:table-cell office:value-type="float" office:value="19.55" table:style-name="ce8">
            <text:p>19.55</text:p>
          </table:table-cell>
          <table:table-cell office:value-type="float" office:value="4.3003987983999998" table:formula="of:=0.219969248*[.B138]" table:style-name="ce8">
            <text:p>4.30</text:p>
          </table:table-cell>
          <table:table-cell office:value-type="float" office:value="267.7" table:style-name="ce8">
            <text:p>267.70</text:p>
          </table:table-cell>
          <table:table-cell office:value-type="float" office:value="62.250040647299983" table:formula="of:=[.D138]/[.C138]" table:style-name="ce9">
            <text:p>62</text:p>
          </table:table-cell>
          <table:table-cell office:value-type="currency" office:value="1.1519999999999999" table:style-name="ce10">
            <text:p>£1.152</text:p>
          </table:table-cell>
          <table:table-cell office:value-type="currency" office:value="5.2371071999999996" table:formula="of:=4.5461*[.F138]" table:style-name="ce12">
            <text:p>£5.24</text:p>
          </table:table-cell>
          <table:table-cell office:value-type="currency" office:value="22.521599999999999" table:formula="of:=[.F138]*[.B138]" table:style-name="ce12">
            <text:p>£22.52</text:p>
          </table:table-cell>
          <table:table-cell office:value-type="currency" office:value="8.4129996264475153" table:formula="of:=[.H138]/([.D138]/100)" table:style-name="ce12">
            <text:p>£8.41</text:p>
          </table:table-cell>
          <table:table-cell office:value-type="currency" office:value="5.0477997758685094" table:formula="of:=[.H138]/([.D138]/60)" table:style-name="ce12">
            <text:p>£5.05</text:p>
          </table:table-cell>
          <table:table-cell table:number-columns-repeated="16374"/>
        </table:table-row>
        <table:table-row table:style-name="ro1">
          <table:table-cell office:value-type="date" office:date-value="2017-04-13T00:00:00" table:style-name="ce7">
            <text:p>13 April 2017</text:p>
          </table:table-cell>
          <table:table-cell office:value-type="float" office:value="14.84" table:style-name="ce8">
            <text:p>14.84</text:p>
          </table:table-cell>
          <table:table-cell office:value-type="float" office:value="3.2643436403199999" table:formula="of:=0.219969248*[.B139]" table:style-name="ce8">
            <text:p>3.26</text:p>
          </table:table-cell>
          <table:table-cell office:value-type="float" office:value="203.3" table:style-name="ce8">
            <text:p>203.30</text:p>
          </table:table-cell>
          <table:table-cell office:value-type="float" office:value="62.278982362307524" table:formula="of:=[.D139]/[.C139]" table:style-name="ce9">
            <text:p>62</text:p>
          </table:table-cell>
          <table:table-cell office:value-type="currency" office:value="1.139" table:style-name="ce10">
            <text:p>£1.139</text:p>
          </table:table-cell>
          <table:table-cell office:value-type="currency" office:value="5.1780078999999999" table:formula="of:=4.5461*[.F139]" table:style-name="ce12">
            <text:p>£5.18</text:p>
          </table:table-cell>
          <table:table-cell office:value-type="currency" office:value="16.902760000000001" table:formula="of:=[.F139]*[.B139]" table:style-name="ce12">
            <text:p>£16.90</text:p>
          </table:table-cell>
          <table:table-cell office:value-type="currency" office:value="8.314195769798328" table:formula="of:=[.H139]/([.D139]/100)" table:style-name="ce12">
            <text:p>£8.31</text:p>
          </table:table-cell>
          <table:table-cell office:value-type="currency" office:value="4.9885174618789963" table:formula="of:=[.H139]/([.D139]/60)" table:style-name="ce12">
            <text:p>£4.99</text:p>
          </table:table-cell>
          <table:table-cell table:number-columns-repeated="16374"/>
        </table:table-row>
        <table:table-row table:style-name="ro1">
          <table:table-cell office:value-type="date" office:date-value="2017-04-17T00:00:00" table:style-name="ce7">
            <text:p>17 April 2017</text:p>
          </table:table-cell>
          <table:table-cell office:value-type="float" office:value="27.05" table:style-name="ce8">
            <text:p>27.05</text:p>
          </table:table-cell>
          <table:table-cell office:value-type="float" office:value="5.9501681584000004" table:formula="of:=0.219969248*[.B140]" table:style-name="ce8">
            <text:p>5.95</text:p>
          </table:table-cell>
          <table:table-cell office:value-type="float" office:value="380.4" table:style-name="ce8">
            <text:p>380.40</text:p>
          </table:table-cell>
          <table:table-cell office:value-type="float" office:value="63.930966297646535" table:formula="of:=[.D140]/[.C140]" table:style-name="ce9">
            <text:p>64</text:p>
          </table:table-cell>
          <table:table-cell office:value-type="currency" office:value="1.1519999999999999" table:style-name="ce10">
            <text:p>£1.152</text:p>
          </table:table-cell>
          <table:table-cell office:value-type="currency" office:value="5.2371071999999996" table:formula="of:=4.5461*[.F140]" table:style-name="ce12">
            <text:p>£5.24</text:p>
          </table:table-cell>
          <table:table-cell office:value-type="currency" office:value="31.1616" table:formula="of:=[.F140]*[.B140]" table:style-name="ce12">
            <text:p>£31.16</text:p>
          </table:table-cell>
          <table:table-cell office:value-type="currency" office:value="8.1917981072555204" table:formula="of:=[.H140]/([.D140]/100)" table:style-name="ce12">
            <text:p>£8.19</text:p>
          </table:table-cell>
          <table:table-cell office:value-type="currency" office:value="4.9150788643533128" table:formula="of:=[.H140]/([.D140]/60)" table:style-name="ce12">
            <text:p>£4.92</text:p>
          </table:table-cell>
          <table:table-cell table:number-columns-repeated="16374"/>
        </table:table-row>
        <table:table-row table:style-name="ro1">
          <table:table-cell office:value-type="date" office:date-value="2017-04-21T00:00:00" table:style-name="ce7">
            <text:p>21 April 2017</text:p>
          </table:table-cell>
          <table:table-cell office:value-type="float" office:value="22.67" table:style-name="ce8">
            <text:p>22.67</text:p>
          </table:table-cell>
          <table:table-cell office:value-type="float" office:value="4.9867028521600005" table:formula="of:=0.219969248*[.B141]" table:style-name="ce8">
            <text:p>4.99</text:p>
          </table:table-cell>
          <table:table-cell office:value-type="float" office:value="339.8" table:style-name="ce8">
            <text:p>339.80</text:p>
          </table:table-cell>
          <table:table-cell office:value-type="float" office:value="68.141216766668776" table:formula="of:=[.D141]/[.C141]" table:style-name="ce9">
            <text:p>68</text:p>
          </table:table-cell>
          <table:table-cell office:value-type="currency" office:value="1.1339999999999999" table:style-name="ce10">
            <text:p>£1.134</text:p>
          </table:table-cell>
          <table:table-cell office:value-type="currency" office:value="5.1552773999999992" table:formula="of:=4.5461*[.F141]" table:style-name="ce12">
            <text:p>£5.16</text:p>
          </table:table-cell>
          <table:table-cell office:value-type="currency" office:value="25.70778" table:formula="of:=[.F141]*[.B141]" table:style-name="ce12">
            <text:p>£25.71</text:p>
          </table:table-cell>
          <table:table-cell office:value-type="currency" office:value="7.5655620953502059" table:formula="of:=[.H141]/([.D141]/100)" table:style-name="ce12">
            <text:p>£7.57</text:p>
          </table:table-cell>
          <table:table-cell office:value-type="currency" office:value="4.539337257210124" table:formula="of:=[.H141]/([.D141]/60)" table:style-name="ce12">
            <text:p>£4.54</text:p>
          </table:table-cell>
          <table:table-cell table:number-columns-repeated="16374"/>
        </table:table-row>
        <table:table-row table:style-name="ro1">
          <table:table-cell office:value-type="date" office:date-value="2017-04-22T00:00:00" table:style-name="ce7">
            <text:p>22 April 2017</text:p>
          </table:table-cell>
          <table:table-cell office:value-type="float" office:value="26.53" table:style-name="ce8">
            <text:p>26.53</text:p>
          </table:table-cell>
          <table:table-cell office:value-type="float" office:value="5.8357841494400002" table:formula="of:=0.219969248*[.B142]" table:style-name="ce8">
            <text:p>5.84</text:p>
          </table:table-cell>
          <table:table-cell office:value-type="float" office:value="394.4" table:style-name="ce8">
            <text:p>394.40</text:p>
          </table:table-cell>
          <table:table-cell office:value-type="float" office:value="67.583034241910141" table:formula="of:=[.D142]/[.C142]" table:style-name="ce9">
            <text:p>68</text:p>
          </table:table-cell>
          <table:table-cell office:value-type="currency" office:value="1.157" table:style-name="ce10">
            <text:p>£1.157</text:p>
          </table:table-cell>
          <table:table-cell office:value-type="currency" office:value="5.2598377000000003" table:formula="of:=4.5461*[.F142]" table:style-name="ce12">
            <text:p>£5.26</text:p>
          </table:table-cell>
          <table:table-cell office:value-type="currency" office:value="30.695210000000003" table:formula="of:=[.F142]*[.B142]" table:style-name="ce12">
            <text:p>£30.70</text:p>
          </table:table-cell>
          <table:table-cell office:value-type="currency" office:value="7.7827611561866137" table:formula="of:=[.H142]/([.D142]/100)" table:style-name="ce12">
            <text:p>£7.78</text:p>
          </table:table-cell>
          <table:table-cell office:value-type="currency" office:value="4.6696566937119677" table:formula="of:=[.H142]/([.D142]/60)" table:style-name="ce12">
            <text:p>£4.67</text:p>
          </table:table-cell>
          <table:table-cell table:number-columns-repeated="16374"/>
        </table:table-row>
        <table:table-row table:style-name="ro1">
          <table:table-cell office:value-type="date" office:date-value="2017-05-05T00:00:00" table:style-name="ce7">
            <text:p>05 May 2017</text:p>
          </table:table-cell>
          <table:table-cell office:value-type="float" office:value="23.82" table:style-name="ce8">
            <text:p>23.82</text:p>
          </table:table-cell>
          <table:table-cell office:value-type="float" office:value="5.2396674873600002" table:formula="of:=0.219969248*[.B143]" table:style-name="ce8">
            <text:p>5.24</text:p>
          </table:table-cell>
          <table:table-cell office:value-type="float" office:value="312.3" table:style-name="ce8">
            <text:p>312.30</text:p>
          </table:table-cell>
          <table:table-cell office:value-type="float" office:value="59.603018846784103" table:formula="of:=[.D143]/[.C143]" table:style-name="ce9">
            <text:p>60</text:p>
          </table:table-cell>
          <table:table-cell office:value-type="currency" office:value="1.147" table:style-name="ce10">
            <text:p>£1.147</text:p>
          </table:table-cell>
          <table:table-cell office:value-type="currency" office:value="5.2143766999999999" table:formula="of:=4.5461*[.F143]" table:style-name="ce12">
            <text:p>£5.21</text:p>
          </table:table-cell>
          <table:table-cell office:value-type="currency" office:value="27.321540000000002" table:formula="of:=[.F143]*[.B143]" table:style-name="ce12">
            <text:p>£27.32</text:p>
          </table:table-cell>
          <table:table-cell office:value-type="currency" office:value="8.7484918347742564" table:formula="of:=[.H143]/([.D143]/100)" table:style-name="ce12">
            <text:p>£8.75</text:p>
          </table:table-cell>
          <table:table-cell office:value-type="currency" office:value="5.2490951008645537" table:formula="of:=[.H143]/([.D143]/60)" table:style-name="ce12">
            <text:p>£5.25</text:p>
          </table:table-cell>
          <table:table-cell table:number-columns-repeated="16374"/>
        </table:table-row>
        <table:table-row table:style-name="ro1">
          <table:table-cell office:value-type="date" office:date-value="2017-05-12T00:00:00" table:style-name="ce7">
            <text:p>12 May 2017</text:p>
          </table:table-cell>
          <table:table-cell office:value-type="float" office:value="9.68" table:style-name="ce8">
            <text:p>9.68</text:p>
          </table:table-cell>
          <table:table-cell office:value-type="float" office:value="2.1293023206399999" table:formula="of:=0.219969248*[.B144]" table:style-name="ce8">
            <text:p>2.13</text:p>
          </table:table-cell>
          <table:table-cell office:value-type="float" office:value="154.80000000000001" table:style-name="ce8">
            <text:p>154.80</text:p>
          </table:table-cell>
          <table:table-cell office:value-type="float" office:value="72.699869107113031" table:formula="of:=[.D144]/[.C144]" table:style-name="ce9">
            <text:p>73</text:p>
          </table:table-cell>
          <table:table-cell office:value-type="currency" office:value="1.127" table:style-name="ce10">
            <text:p>£1.127</text:p>
          </table:table-cell>
          <table:table-cell office:value-type="currency" office:value="5.1234546999999999" table:formula="of:=4.5461*[.F144]" table:style-name="ce12">
            <text:p>£5.12</text:p>
          </table:table-cell>
          <table:table-cell office:value-type="currency" office:value="10.90936" table:formula="of:=[.F144]*[.B144]" table:style-name="ce12">
            <text:p>£10.91</text:p>
          </table:table-cell>
          <table:table-cell office:value-type="currency" office:value="7.0473901808785522" table:formula="of:=[.H144]/([.D144]/100)" table:style-name="ce12">
            <text:p>£7.05</text:p>
          </table:table-cell>
          <table:table-cell office:value-type="currency" office:value="4.2284341085271313" table:formula="of:=[.H144]/([.D144]/60)" table:style-name="ce12">
            <text:p>£4.23</text:p>
          </table:table-cell>
          <table:table-cell table:number-columns-repeated="16374"/>
        </table:table-row>
        <table:table-row table:style-name="ro1">
          <table:table-cell office:value-type="date" office:date-value="2017-05-29T00:00:00" table:style-name="ce7">
            <text:p>29 May 2017</text:p>
          </table:table-cell>
          <table:table-cell office:value-type="float" office:value="10.34" table:style-name="ce8">
            <text:p>10.34</text:p>
          </table:table-cell>
          <table:table-cell office:value-type="float" office:value="2.2744820243200001" table:formula="of:=0.219969248*[.B145]" table:style-name="ce8">
            <text:p>2.27</text:p>
          </table:table-cell>
          <table:table-cell office:value-type="float" office:value="139.69999999999999" table:style-name="ce8">
            <text:p>139.70</text:p>
          </table:table-cell>
          <table:table-cell office:value-type="float" office:value="61.420577743086788" table:formula="of:=[.D145]/[.C145]" table:style-name="ce9">
            <text:p>61</text:p>
          </table:table-cell>
          <table:table-cell office:value-type="currency" office:value="1.127" table:style-name="ce10">
            <text:p>£1.127</text:p>
          </table:table-cell>
          <table:table-cell office:value-type="currency" office:value="5.1234546999999999" table:formula="of:=4.5461*[.F145]" table:style-name="ce12">
            <text:p>£5.12</text:p>
          </table:table-cell>
          <table:table-cell office:value-type="currency" office:value="11.653179999999999" table:formula="of:=[.F145]*[.B145]" table:style-name="ce12">
            <text:p>£11.65</text:p>
          </table:table-cell>
          <table:table-cell office:value-type="currency" office:value="8.3415748031496069" table:formula="of:=[.H145]/([.D145]/100)" table:style-name="ce12">
            <text:p>£8.34</text:p>
          </table:table-cell>
          <table:table-cell office:value-type="currency" office:value="5.0049448818897639" table:formula="of:=[.H145]/([.D145]/60)" table:style-name="ce12">
            <text:p>£5.00</text:p>
          </table:table-cell>
          <table:table-cell table:number-columns-repeated="16374"/>
        </table:table-row>
        <table:table-row table:style-name="ro1">
          <table:table-cell office:value-type="date" office:date-value="2017-06-02T00:00:00" table:style-name="ce7">
            <text:p>02 June 2017</text:p>
          </table:table-cell>
          <table:table-cell office:value-type="float" office:value="8.49" table:style-name="ce8">
            <text:p>8.49</text:p>
          </table:table-cell>
          <table:table-cell office:value-type="float" office:value="1.8675389155200002" table:formula="of:=0.219969248*[.B146]" table:style-name="ce8">
            <text:p>1.87</text:p>
          </table:table-cell>
          <table:table-cell office:value-type="float" office:value="129.4" table:style-name="ce8">
            <text:p>129.40</text:p>
          </table:table-cell>
          <table:table-cell office:value-type="float" office:value="69.289051448745681" table:formula="of:=[.D146]/[.C146]" table:style-name="ce9">
            <text:p>69</text:p>
          </table:table-cell>
          <table:table-cell office:value-type="currency" office:value="1.137" table:style-name="ce10">
            <text:p>£1.137</text:p>
          </table:table-cell>
          <table:table-cell office:value-type="currency" office:value="5.1689157000000003" table:formula="of:=4.5461*[.F146]" table:style-name="ce12">
            <text:p>£5.17</text:p>
          </table:table-cell>
          <table:table-cell office:value-type="currency" office:value="9.6531300000000009" table:formula="of:=[.F146]*[.B146]" table:style-name="ce12">
            <text:p>£9.65</text:p>
          </table:table-cell>
          <table:table-cell office:value-type="currency" office:value="7.4599149922720249" table:formula="of:=[.H146]/([.D146]/100)" table:style-name="ce12">
            <text:p>£7.46</text:p>
          </table:table-cell>
          <table:table-cell office:value-type="currency" office:value="4.4759489953632148" table:formula="of:=[.H146]/([.D146]/60)" table:style-name="ce12">
            <text:p>£4.48</text:p>
          </table:table-cell>
          <table:table-cell table:number-columns-repeated="16374"/>
        </table:table-row>
        <table:table-row table:style-name="ro1">
          <table:table-cell office:value-type="date" office:date-value="2017-06-16T00:00:00" table:style-name="ce7">
            <text:p>16 June 2017</text:p>
          </table:table-cell>
          <table:table-cell office:value-type="float" office:value="17.649999999999999" table:style-name="ce8">
            <text:p>17.65</text:p>
          </table:table-cell>
          <table:table-cell office:value-type="float" office:value="3.8824572271999997" table:formula="of:=0.219969248*[.B147]" table:style-name="ce8">
            <text:p>3.88</text:p>
          </table:table-cell>
          <table:table-cell office:value-type="float" office:value="257.8" table:style-name="ce8">
            <text:p>257.80</text:p>
          </table:table-cell>
          <table:table-cell office:value-type="float" office:value="66.401246662522411" table:formula="of:=[.D147]/[.C147]" table:style-name="ce9">
            <text:p>66</text:p>
          </table:table-cell>
          <table:table-cell office:value-type="currency" office:value="1.117" table:style-name="ce10">
            <text:p>£1.117</text:p>
          </table:table-cell>
          <table:table-cell office:value-type="currency" office:value="5.0779937000000004" table:formula="of:=4.5461*[.F147]" table:style-name="ce12">
            <text:p>£5.08</text:p>
          </table:table-cell>
          <table:table-cell office:value-type="currency" office:value="19.715049999999998" table:formula="of:=[.F147]*[.B147]" table:style-name="ce12">
            <text:p>£19.72</text:p>
          </table:table-cell>
          <table:table-cell office:value-type="currency" office:value="7.6474204809930164" table:formula="of:=[.H147]/([.D147]/100)" table:style-name="ce12">
            <text:p>£7.65</text:p>
          </table:table-cell>
          <table:table-cell office:value-type="currency" office:value="4.5884522885958097" table:formula="of:=[.H147]/([.D147]/60)" table:style-name="ce12">
            <text:p>£4.59</text:p>
          </table:table-cell>
          <table:table-cell table:number-columns-repeated="16374"/>
        </table:table-row>
        <table:table-row table:style-name="ro1">
          <table:table-cell office:value-type="date" office:date-value="2017-06-29T00:00:00" table:style-name="ce7">
            <text:p>29 June 2017</text:p>
          </table:table-cell>
          <table:table-cell office:value-type="float" office:value="14.25" table:style-name="ce8">
            <text:p>14.25</text:p>
          </table:table-cell>
          <table:table-cell office:value-type="float" office:value="3.1345617840000002" table:formula="of:=0.219969248*[.B148]" table:style-name="ce8">
            <text:p>3.13</text:p>
          </table:table-cell>
          <table:table-cell office:value-type="float" office:value="194.4" table:style-name="ce8">
            <text:p>194.40</text:p>
          </table:table-cell>
          <table:table-cell office:value-type="float" office:value="62.018238400114427" table:formula="of:=[.D148]/[.C148]" table:style-name="ce9">
            <text:p>62</text:p>
          </table:table-cell>
          <table:table-cell office:value-type="currency" office:value="1.117" table:style-name="ce10">
            <text:p>£1.117</text:p>
          </table:table-cell>
          <table:table-cell office:value-type="currency" office:value="5.0779937000000004" table:formula="of:=4.5461*[.F148]" table:style-name="ce12">
            <text:p>£5.08</text:p>
          </table:table-cell>
          <table:table-cell office:value-type="currency" office:value="15.917249999999999" table:formula="of:=[.F148]*[.B148]" table:style-name="ce12">
            <text:p>£15.92</text:p>
          </table:table-cell>
          <table:table-cell office:value-type="currency" office:value="8.1878858024691361" table:formula="of:=[.H148]/([.D148]/100)" table:style-name="ce12">
            <text:p>£8.19</text:p>
          </table:table-cell>
          <table:table-cell office:value-type="currency" office:value="4.9127314814814813" table:formula="of:=[.H148]/([.D148]/60)" table:style-name="ce12">
            <text:p>£4.91</text:p>
          </table:table-cell>
          <table:table-cell table:number-columns-repeated="16374"/>
        </table:table-row>
        <table:table-row table:style-name="ro1">
          <table:table-cell office:value-type="date" office:date-value="2017-07-09T00:00:00" table:style-name="ce7">
            <text:p>09 July 2017</text:p>
          </table:table-cell>
          <table:table-cell office:value-type="float" office:value="15.68" table:style-name="ce8">
            <text:p>15.68</text:p>
          </table:table-cell>
          <table:table-cell office:value-type="float" office:value="3.4491178086400001" table:formula="of:=0.219969248*[.B149]" table:style-name="ce8">
            <text:p>3.45</text:p>
          </table:table-cell>
          <table:table-cell office:value-type="float" office:value="243.7" table:style-name="ce8">
            <text:p>243.70</text:p>
          </table:table-cell>
          <table:table-cell office:value-type="float" office:value="70.655748374130425" table:formula="of:=[.D149]/[.C149]" table:style-name="ce9">
            <text:p>71</text:p>
          </table:table-cell>
          <table:table-cell office:value-type="currency" office:value="1.117" table:style-name="ce10">
            <text:p>£1.117</text:p>
          </table:table-cell>
          <table:table-cell office:value-type="currency" office:value="5.0779937000000004" table:formula="of:=4.5461*[.F149]" table:style-name="ce12">
            <text:p>£5.08</text:p>
          </table:table-cell>
          <table:table-cell office:value-type="currency" office:value="17.514559999999999" table:formula="of:=[.F149]*[.B149]" table:style-name="ce12">
            <text:p>£17.51</text:p>
          </table:table-cell>
          <table:table-cell office:value-type="currency" office:value="7.1869347558473535" table:formula="of:=[.H149]/([.D149]/100)" table:style-name="ce12">
            <text:p>£7.19</text:p>
          </table:table-cell>
          <table:table-cell office:value-type="currency" office:value="4.3121608535084119" table:formula="of:=[.H149]/([.D149]/60)" table:style-name="ce12">
            <text:p>£4.31</text:p>
          </table:table-cell>
          <table:table-cell table:number-columns-repeated="16374"/>
        </table:table-row>
        <table:table-row table:style-name="ro1">
          <table:table-cell office:value-type="date" office:date-value="2017-07-18T00:00:00" table:style-name="ce7">
            <text:p>18 July 2017</text:p>
          </table:table-cell>
          <table:table-cell office:value-type="float" office:value="16.43" table:style-name="ce8">
            <text:p>16.43</text:p>
          </table:table-cell>
          <table:table-cell office:value-type="float" office:value="3.61409474464" table:formula="of:=0.219969248*[.B150]" table:style-name="ce8">
            <text:p>3.61</text:p>
          </table:table-cell>
          <table:table-cell office:value-type="float" office:value="222.4" table:style-name="ce8">
            <text:p>222.40</text:p>
          </table:table-cell>
          <table:table-cell office:value-type="float" office:value="61.536848288174376" table:formula="of:=[.D150]/[.C150]" table:style-name="ce9">
            <text:p>62</text:p>
          </table:table-cell>
          <table:table-cell office:value-type="currency" office:value="1.117" table:style-name="ce10">
            <text:p>£1.117</text:p>
          </table:table-cell>
          <table:table-cell office:value-type="currency" office:value="5.0779937000000004" table:formula="of:=4.5461*[.F150]" table:style-name="ce12">
            <text:p>£5.08</text:p>
          </table:table-cell>
          <table:table-cell office:value-type="currency" office:value="18.352309999999999" table:formula="of:=[.F150]*[.B150]" table:style-name="ce12">
            <text:p>£18.35</text:p>
          </table:table-cell>
          <table:table-cell office:value-type="currency" office:value="8.2519379496402863" table:formula="of:=[.H150]/([.D150]/100)" table:style-name="ce12">
            <text:p>£8.25</text:p>
          </table:table-cell>
          <table:table-cell office:value-type="currency" office:value="4.9511627697841725" table:formula="of:=[.H150]/([.D150]/60)" table:style-name="ce12">
            <text:p>£4.95</text:p>
          </table:table-cell>
          <table:table-cell table:number-columns-repeated="16374"/>
        </table:table-row>
        <table:table-row table:style-name="ro1">
          <table:table-cell office:value-type="date" office:date-value="2017-07-30T00:00:00" table:style-name="ce7">
            <text:p>30 July 2017</text:p>
          </table:table-cell>
          <table:table-cell office:value-type="float" office:value="28.52" table:style-name="ce8">
            <text:p>28.52</text:p>
          </table:table-cell>
          <table:table-cell office:value-type="float" office:value="6.2735229529600005" table:formula="of:=0.219969248*[.B151]" table:style-name="ce8">
            <text:p>6.27</text:p>
          </table:table-cell>
          <table:table-cell office:value-type="float" office:value="386" table:style-name="ce8">
            <text:p>386.00</text:p>
          </table:table-cell>
          <table:table-cell office:value-type="float" office:value="61.528427152382669" table:formula="of:=[.D151]/[.C151]" table:style-name="ce9">
            <text:p>62</text:p>
          </table:table-cell>
          <table:table-cell office:value-type="currency" office:value="1.107" table:style-name="ce10">
            <text:p>£1.107</text:p>
          </table:table-cell>
          <table:table-cell office:value-type="currency" office:value="5.0325327" table:formula="of:=4.5461*[.F151]" table:style-name="ce12">
            <text:p>£5.03</text:p>
          </table:table-cell>
          <table:table-cell office:value-type="currency" office:value="31.571639999999999" table:formula="of:=[.F151]*[.B151]" table:style-name="ce12">
            <text:p>£31.57</text:p>
          </table:table-cell>
          <table:table-cell office:value-type="currency" office:value="8.1791813471502586" table:formula="of:=[.H151]/([.D151]/100)" table:style-name="ce12">
            <text:p>£8.18</text:p>
          </table:table-cell>
          <table:table-cell office:value-type="currency" office:value="4.9075088082901548" table:formula="of:=[.H151]/([.D151]/60)" table:style-name="ce12">
            <text:p>£4.91</text:p>
          </table:table-cell>
          <table:table-cell table:number-columns-repeated="16374"/>
        </table:table-row>
        <table:table-row table:style-name="ro1">
          <table:table-cell office:value-type="date" office:date-value="2017-07-31T00:00:00" table:style-name="ce7">
            <text:p>31 July 2017</text:p>
          </table:table-cell>
          <table:table-cell office:value-type="float" office:value="12.57" table:style-name="ce8">
            <text:p>12.57</text:p>
          </table:table-cell>
          <table:table-cell office:value-type="float" office:value="2.7650134473600003" table:formula="of:=0.219969248*[.B152]" table:style-name="ce8">
            <text:p>2.77</text:p>
          </table:table-cell>
          <table:table-cell office:value-type="float" office:value="179.9" table:style-name="ce8">
            <text:p>179.90</text:p>
          </table:table-cell>
          <table:table-cell office:value-type="float" office:value="65.062974710580974" table:formula="of:=[.D152]/[.C152]" table:style-name="ce9">
            <text:p>65</text:p>
          </table:table-cell>
          <table:table-cell office:value-type="currency" office:value="1.129" table:style-name="ce10">
            <text:p>£1.129</text:p>
          </table:table-cell>
          <table:table-cell office:value-type="currency" office:value="5.1325469000000004" table:formula="of:=4.5461*[.F152]" table:style-name="ce12">
            <text:p>£5.13</text:p>
          </table:table-cell>
          <table:table-cell office:value-type="currency" office:value="14.19153" table:formula="of:=[.F152]*[.B152]" table:style-name="ce12">
            <text:p>£14.19</text:p>
          </table:table-cell>
          <table:table-cell office:value-type="currency" office:value="7.8885658699277368" table:formula="of:=[.H152]/([.D152]/100)" table:style-name="ce12">
            <text:p>£7.89</text:p>
          </table:table-cell>
          <table:table-cell office:value-type="currency" office:value="4.7331395219566428" table:formula="of:=[.H152]/([.D152]/60)" table:style-name="ce12">
            <text:p>£4.73</text:p>
          </table:table-cell>
          <table:table-cell table:number-columns-repeated="16374"/>
        </table:table-row>
        <table:table-row table:style-name="ro1">
          <table:table-cell office:value-type="date" office:date-value="2017-08-10T00:00:00" table:style-name="ce7">
            <text:p>10 August 2017</text:p>
          </table:table-cell>
          <table:table-cell office:value-type="float" office:value="13.63" table:style-name="ce8">
            <text:p>13.63</text:p>
          </table:table-cell>
          <table:table-cell office:value-type="float" office:value="2.9981808502400003" table:formula="of:=0.219969248*[.B153]" table:style-name="ce8">
            <text:p>3.00</text:p>
          </table:table-cell>
          <table:table-cell office:value-type="float" office:value="194.7" table:style-name="ce8">
            <text:p>194.70</text:p>
          </table:table-cell>
          <table:table-cell office:value-type="float" office:value="64.939378151392873" table:formula="of:=[.D153]/[.C153]" table:style-name="ce9">
            <text:p>65</text:p>
          </table:table-cell>
          <table:table-cell office:value-type="currency" office:value="1.149" table:style-name="ce10">
            <text:p>£1.149</text:p>
          </table:table-cell>
          <table:table-cell office:value-type="currency" office:value="5.2234689000000003" table:formula="of:=4.5461*[.F153]" table:style-name="ce12">
            <text:p>£5.22</text:p>
          </table:table-cell>
          <table:table-cell office:value-type="currency" office:value="15.660870000000001" table:formula="of:=[.F153]*[.B153]" table:style-name="ce12">
            <text:p>£15.66</text:p>
          </table:table-cell>
          <table:table-cell office:value-type="currency" office:value="8.0435901386748849" table:formula="of:=[.H153]/([.D153]/100)" table:style-name="ce12">
            <text:p>£8.04</text:p>
          </table:table-cell>
          <table:table-cell office:value-type="currency" office:value="4.8261540832049317" table:formula="of:=[.H153]/([.D153]/60)" table:style-name="ce12">
            <text:p>£4.83</text:p>
          </table:table-cell>
          <table:table-cell table:number-columns-repeated="16374"/>
        </table:table-row>
        <table:table-row table:style-name="ro1">
          <table:table-cell office:value-type="date" office:date-value="2017-08-31T00:00:00" table:style-name="ce7">
            <text:p>31 August 2017</text:p>
          </table:table-cell>
          <table:table-cell office:value-type="float" office:value="13.77" table:style-name="ce8">
            <text:p>13.77</text:p>
          </table:table-cell>
          <table:table-cell office:value-type="float" office:value="3.0289765449599999" table:formula="of:=0.219969248*[.B154]" table:style-name="ce8">
            <text:p>3.03</text:p>
          </table:table-cell>
          <table:table-cell office:value-type="float" office:value="199.4" table:style-name="ce8">
            <text:p>199.40</text:p>
          </table:table-cell>
          <table:table-cell office:value-type="float" office:value="65.830816792486331" table:formula="of:=[.D154]/[.C154]" table:style-name="ce9">
            <text:p>66</text:p>
          </table:table-cell>
          <table:table-cell office:value-type="currency" office:value="1.149" table:style-name="ce10">
            <text:p>£1.149</text:p>
          </table:table-cell>
          <table:table-cell office:value-type="currency" office:value="5.2234689000000003" table:formula="of:=4.5461*[.F154]" table:style-name="ce12">
            <text:p>£5.22</text:p>
          </table:table-cell>
          <table:table-cell office:value-type="currency" office:value="15.821730000000001" table:formula="of:=[.F154]*[.B154]" table:style-name="ce12">
            <text:p>£15.82</text:p>
          </table:table-cell>
          <table:table-cell office:value-type="currency" office:value="7.9346690070210633" table:formula="of:=[.H154]/([.D154]/100)" table:style-name="ce12">
            <text:p>£7.93</text:p>
          </table:table-cell>
          <table:table-cell office:value-type="currency" office:value="4.7608014042126383" table:formula="of:=[.H154]/([.D154]/60)" table:style-name="ce12">
            <text:p>£4.76</text:p>
          </table:table-cell>
          <table:table-cell table:number-columns-repeated="16374"/>
        </table:table-row>
        <table:table-row table:style-name="ro1">
          <table:table-cell office:value-type="date" office:date-value="2017-09-08T00:00:00" table:style-name="ce7">
            <text:p>08 September 2017</text:p>
          </table:table-cell>
          <table:table-cell office:value-type="float" office:value="25.06" table:style-name="ce8">
            <text:p>25.06</text:p>
          </table:table-cell>
          <table:table-cell office:value-type="float" office:value="5.5124293548800001" table:formula="of:=0.219969248*[.B155]" table:style-name="ce8">
            <text:p>5.51</text:p>
          </table:table-cell>
          <table:table-cell office:value-type="float" office:value="330" table:style-name="ce8">
            <text:p>330.00</text:p>
          </table:table-cell>
          <table:table-cell office:value-type="float" office:value="59.864712770941942" table:formula="of:=[.D155]/[.C155]" table:style-name="ce9">
            <text:p>60</text:p>
          </table:table-cell>
          <table:table-cell office:value-type="currency" office:value="1.157" table:style-name="ce10">
            <text:p>£1.157</text:p>
          </table:table-cell>
          <table:table-cell office:value-type="currency" office:value="5.2598377000000003" table:formula="of:=4.5461*[.F155]" table:style-name="ce12">
            <text:p>£5.26</text:p>
          </table:table-cell>
          <table:table-cell office:value-type="currency" office:value="28.994419999999998" table:formula="of:=[.F155]*[.B155]" table:style-name="ce12">
            <text:p>£28.99</text:p>
          </table:table-cell>
          <table:table-cell office:value-type="currency" office:value="8.786187878787878" table:formula="of:=[.H155]/([.D155]/100)" table:style-name="ce12">
            <text:p>£8.79</text:p>
          </table:table-cell>
          <table:table-cell office:value-type="currency" office:value="5.2717127272727273" table:formula="of:=[.H155]/([.D155]/60)" table:style-name="ce12">
            <text:p>£5.27</text:p>
          </table:table-cell>
          <table:table-cell table:number-columns-repeated="16374"/>
        </table:table-row>
        <table:table-row table:style-name="ro1">
          <table:table-cell office:value-type="date" office:date-value="2017-09-21T00:00:00" table:style-name="ce7">
            <text:p>21 September 2017</text:p>
          </table:table-cell>
          <table:table-cell office:value-type="float" office:value="12.85" table:style-name="ce8">
            <text:p>12.85</text:p>
          </table:table-cell>
          <table:table-cell office:value-type="float" office:value="2.8266048368000001" table:formula="of:=0.219969248*[.B156]" table:style-name="ce8">
            <text:p>2.83</text:p>
          </table:table-cell>
          <table:table-cell office:value-type="float" office:value="183.1" table:style-name="ce8">
            <text:p>183.10</text:p>
          </table:table-cell>
          <table:table-cell office:value-type="float" office:value="64.777360321539518" table:formula="of:=[.D156]/[.C156]" table:style-name="ce9">
            <text:p>65</text:p>
          </table:table-cell>
          <table:table-cell office:value-type="currency" office:value="1.177" table:style-name="ce10">
            <text:p>£1.177</text:p>
          </table:table-cell>
          <table:table-cell office:value-type="currency" office:value="5.3507597000000002" table:formula="of:=4.5461*[.F156]" table:style-name="ce12">
            <text:p>£5.35</text:p>
          </table:table-cell>
          <table:table-cell office:value-type="currency" office:value="15.12445" table:formula="of:=[.F156]*[.B156]" table:style-name="ce12">
            <text:p>£15.12</text:p>
          </table:table-cell>
          <table:table-cell office:value-type="currency" office:value="8.2602129983615509" table:formula="of:=[.H156]/([.D156]/100)" table:style-name="ce12">
            <text:p>£8.26</text:p>
          </table:table-cell>
          <table:table-cell office:value-type="currency" office:value="4.9561277990169303" table:formula="of:=[.H156]/([.D156]/60)" table:style-name="ce12">
            <text:p>£4.96</text:p>
          </table:table-cell>
          <table:table-cell table:number-columns-repeated="16374"/>
        </table:table-row>
        <table:table-row table:style-name="ro1">
          <table:table-cell office:value-type="date" office:date-value="2017-09-29T00:00:00" table:style-name="ce7">
            <text:p>29 September 2017</text:p>
          </table:table-cell>
          <table:table-cell office:value-type="float" office:value="13.32" table:style-name="ce8">
            <text:p>13.32</text:p>
          </table:table-cell>
          <table:table-cell office:value-type="float" office:value="2.9299903833600003" table:formula="of:=0.219969248*[.B157]" table:style-name="ce8">
            <text:p>2.93</text:p>
          </table:table-cell>
          <table:table-cell office:value-type="float" office:value="190" table:style-name="ce8">
            <text:p>190.00</text:p>
          </table:table-cell>
          <table:table-cell office:value-type="float" office:value="64.846629217299792" table:formula="of:=[.D157]/[.C157]" table:style-name="ce9">
            <text:p>65</text:p>
          </table:table-cell>
          <table:table-cell office:value-type="currency" office:value="1.157" table:style-name="ce10">
            <text:p>£1.157</text:p>
          </table:table-cell>
          <table:table-cell office:value-type="currency" office:value="5.2598377000000003" table:formula="of:=4.5461*[.F157]" table:style-name="ce12">
            <text:p>£5.26</text:p>
          </table:table-cell>
          <table:table-cell office:value-type="currency" office:value="15.411240000000001" table:formula="of:=[.F157]*[.B157]" table:style-name="ce12">
            <text:p>£15.41</text:p>
          </table:table-cell>
          <table:table-cell office:value-type="currency" office:value="8.1111789473684226" table:formula="of:=[.H157]/([.D157]/100)" table:style-name="ce12">
            <text:p>£8.11</text:p>
          </table:table-cell>
          <table:table-cell office:value-type="currency" office:value="4.8667073684210536" table:formula="of:=[.H157]/([.D157]/60)" table:style-name="ce12">
            <text:p>£4.87</text:p>
          </table:table-cell>
          <table:table-cell table:number-columns-repeated="16374"/>
        </table:table-row>
        <table:table-row table:style-name="ro1">
          <table:table-cell office:value-type="date" office:date-value="2017-10-06T00:00:00" table:style-name="ce7">
            <text:p>06 October 2017</text:p>
          </table:table-cell>
          <table:table-cell office:value-type="float" office:value="15.32" table:style-name="ce8">
            <text:p>15.32</text:p>
          </table:table-cell>
          <table:table-cell office:value-type="float" office:value="3.3699288793600002" table:formula="of:=0.219969248*[.B158]" table:style-name="ce8">
            <text:p>3.37</text:p>
          </table:table-cell>
          <table:table-cell office:value-type="float" office:value="209.2" table:style-name="ce8">
            <text:p>209.20</text:p>
          </table:table-cell>
          <table:table-cell office:value-type="float" office:value="62.078461442109187" table:formula="of:=[.D158]/[.C158]" table:style-name="ce9">
            <text:p>62</text:p>
          </table:table-cell>
          <table:table-cell office:value-type="currency" office:value="1.137" table:style-name="ce10">
            <text:p>£1.137</text:p>
          </table:table-cell>
          <table:table-cell office:value-type="currency" office:value="5.1689157000000003" table:formula="of:=4.5461*[.F158]" table:style-name="ce12">
            <text:p>£5.17</text:p>
          </table:table-cell>
          <table:table-cell office:value-type="currency" office:value="17.418839999999999" table:formula="of:=[.F158]*[.B158]" table:style-name="ce12">
            <text:p>£17.42</text:p>
          </table:table-cell>
          <table:table-cell office:value-type="currency" office:value="8.3264053537284894" table:formula="of:=[.H158]/([.D158]/100)" table:style-name="ce12">
            <text:p>£8.33</text:p>
          </table:table-cell>
          <table:table-cell office:value-type="currency" office:value="4.9958432122370944" table:formula="of:=[.H158]/([.D158]/60)" table:style-name="ce12">
            <text:p>£5.00</text:p>
          </table:table-cell>
          <table:table-cell table:number-columns-repeated="16374"/>
        </table:table-row>
        <table:table-row table:style-name="ro1">
          <table:table-cell office:value-type="date" office:date-value="2017-10-13T00:00:00" table:style-name="ce7">
            <text:p>13 October 2017</text:p>
          </table:table-cell>
          <table:table-cell office:value-type="float" office:value="8.67" table:style-name="ce8">
            <text:p>8.67</text:p>
          </table:table-cell>
          <table:table-cell office:value-type="float" office:value="1.9071333801600001" table:formula="of:=0.219969248*[.B159]" table:style-name="ce8">
            <text:p>1.91</text:p>
          </table:table-cell>
          <table:table-cell office:value-type="float" office:value="126.9" table:style-name="ce8">
            <text:p>126.90</text:p>
          </table:table-cell>
          <table:table-cell office:value-type="float" office:value="66.539656491856718" table:formula="of:=[.D159]/[.C159]" table:style-name="ce9">
            <text:p>67</text:p>
          </table:table-cell>
          <table:table-cell office:value-type="currency" office:value="1.147" table:style-name="ce10">
            <text:p>£1.147</text:p>
          </table:table-cell>
          <table:table-cell office:value-type="currency" office:value="5.2143766999999999" table:formula="of:=4.5461*[.F159]" table:style-name="ce12">
            <text:p>£5.21</text:p>
          </table:table-cell>
          <table:table-cell office:value-type="currency" office:value="9.9444900000000001" table:formula="of:=[.F159]*[.B159]" table:style-name="ce12">
            <text:p>£9.94</text:p>
          </table:table-cell>
          <table:table-cell office:value-type="currency" office:value="7.836477541371158" table:formula="of:=[.H159]/([.D159]/100)" table:style-name="ce12">
            <text:p>£7.84</text:p>
          </table:table-cell>
          <table:table-cell office:value-type="currency" office:value="4.7018865248226946" table:formula="of:=[.H159]/([.D159]/60)" table:style-name="ce12">
            <text:p>£4.70</text:p>
          </table:table-cell>
          <table:table-cell table:number-columns-repeated="16374"/>
        </table:table-row>
        <table:table-row table:style-name="ro1">
          <table:table-cell table:style-name="ce7"/>
          <table:table-cell table:number-columns-repeated="3" table:style-name="ce8"/>
          <table:table-cell table:style-name="ce9"/>
          <table:table-cell table:style-name="ce10"/>
          <table:table-cell table:number-columns-repeated="4" table:style-name="ce12"/>
          <table:table-cell table:number-columns-repeated="16374"/>
        </table:table-row>
        <table:table-row table:style-name="ro1">
          <table:table-cell office:value-type="date" office:date-value="2017-11-02T00:00:00" table:style-name="ce7">
            <text:p>02 November 2017</text:p>
          </table:table-cell>
          <table:table-cell office:value-type="float" office:value="17.2" table:style-name="ce8">
            <text:p>17.20</text:p>
          </table:table-cell>
          <table:table-cell office:value-type="float" office:value="3.7834710656000001" table:formula="of:=0.219969248*[.B161]" table:style-name="ce8">
            <text:p>3.78</text:p>
          </table:table-cell>
          <table:table-cell office:value-type="float" office:value="216.4" table:style-name="ce8">
            <text:p>216.40</text:p>
          </table:table-cell>
          <table:table-cell office:value-type="float" office:value="57.196155659163814" table:formula="of:=[.D161]/[.C161]" table:style-name="ce9">
            <text:p>57</text:p>
          </table:table-cell>
          <table:table-cell office:value-type="currency" office:value="1.177" table:style-name="ce10">
            <text:p>£1.177</text:p>
          </table:table-cell>
          <table:table-cell office:value-type="currency" office:value="5.3507597000000002" table:formula="of:=4.5461*[.F161]" table:style-name="ce12">
            <text:p>£5.35</text:p>
          </table:table-cell>
          <table:table-cell office:value-type="currency" office:value="20.244399999999999" table:formula="of:=[.F161]*[.B161]" table:style-name="ce12">
            <text:p>£20.24</text:p>
          </table:table-cell>
          <table:table-cell office:value-type="currency" office:value="9.3550831792975959" table:formula="of:=[.H161]/([.D161]/100)" table:style-name="ce12">
            <text:p>£9.36</text:p>
          </table:table-cell>
          <table:table-cell office:value-type="currency" office:value="5.6130499075785574" table:formula="of:=[.H161]/([.D161]/60)" table:style-name="ce12">
            <text:p>£5.61</text:p>
          </table:table-cell>
          <table:table-cell table:number-columns-repeated="16374"/>
        </table:table-row>
        <table:table-row table:style-name="ro1">
          <table:table-cell office:value-type="date" office:date-value="2017-11-26T00:00:00" table:style-name="ce7">
            <text:p>26 November 2017</text:p>
          </table:table-cell>
          <table:table-cell office:value-type="float" office:value="24.48" table:style-name="ce8">
            <text:p>24.48</text:p>
          </table:table-cell>
          <table:table-cell office:value-type="float" office:value="5.3848471910400004" table:formula="of:=0.219969248*[.B162]" table:style-name="ce8">
            <text:p>5.38</text:p>
          </table:table-cell>
          <table:table-cell office:value-type="float" office:value="330" table:style-name="ce8">
            <text:p>330.00</text:p>
          </table:table-cell>
          <table:table-cell office:value-type="float" office:value="61.283076063717523" table:formula="of:=[.D162]/[.C162]" table:style-name="ce9">
            <text:p>61</text:p>
          </table:table-cell>
          <table:table-cell office:value-type="currency" office:value="1.167" table:style-name="ce10">
            <text:p>£1.167</text:p>
          </table:table-cell>
          <table:table-cell office:value-type="currency" office:value="5.3052986999999998" table:formula="of:=4.5461*[.F162]" table:style-name="ce12">
            <text:p>£5.31</text:p>
          </table:table-cell>
          <table:table-cell office:value-type="currency" office:value="28.568160000000002" table:formula="of:=[.F162]*[.B162]" table:style-name="ce12">
            <text:p>£28.57</text:p>
          </table:table-cell>
          <table:table-cell office:value-type="currency" office:value="8.6570181818181826" table:formula="of:=[.H162]/([.D162]/100)" table:style-name="ce12">
            <text:p>£8.66</text:p>
          </table:table-cell>
          <table:table-cell office:value-type="currency" office:value="5.1942109090909092" table:formula="of:=[.H162]/([.D162]/60)" table:style-name="ce12">
            <text:p>£5.19</text:p>
          </table:table-cell>
          <table:table-cell table:number-columns-repeated="16374"/>
        </table:table-row>
        <table:table-row table:style-name="ro1">
          <table:table-cell office:value-type="date" office:date-value="2017-12-01T00:00:00" table:style-name="ce7">
            <text:p>01 December 2017</text:p>
          </table:table-cell>
          <table:table-cell office:value-type="float" office:value="9.56" table:style-name="ce8">
            <text:p>9.56</text:p>
          </table:table-cell>
          <table:table-cell office:value-type="float" office:value="2.10290601088" table:formula="of:=0.219969248*[.B163]" table:style-name="ce8">
            <text:p>2.10</text:p>
          </table:table-cell>
          <table:table-cell office:value-type="float" office:value="130" table:style-name="ce8">
            <text:p>130.00</text:p>
          </table:table-cell>
          <table:table-cell office:value-type="float" office:value="61.819215565225903" table:formula="of:=[.D163]/[.C163]" table:style-name="ce9">
            <text:p>62</text:p>
          </table:table-cell>
          <table:table-cell office:value-type="currency" office:value="1.167" table:style-name="ce10">
            <text:p>£1.167</text:p>
          </table:table-cell>
          <table:table-cell office:value-type="currency" office:value="5.3052986999999998" table:formula="of:=4.5461*[.F163]" table:style-name="ce12">
            <text:p>£5.31</text:p>
          </table:table-cell>
          <table:table-cell office:value-type="currency" office:value="11.15652" table:formula="of:=[.F163]*[.B163]" table:style-name="ce12">
            <text:p>£11.16</text:p>
          </table:table-cell>
          <table:table-cell office:value-type="currency" office:value="8.5819384615384617" table:formula="of:=[.H163]/([.D163]/100)" table:style-name="ce12">
            <text:p>£8.58</text:p>
          </table:table-cell>
          <table:table-cell office:value-type="currency" office:value="5.1491630769230774" table:formula="of:=[.H163]/([.D163]/60)" table:style-name="ce12">
            <text:p>£5.15</text:p>
          </table:table-cell>
          <table:table-cell table:number-columns-repeated="16374"/>
        </table:table-row>
        <table:table-row table:style-name="ro1">
          <table:table-cell office:value-type="date" office:date-value="2017-12-22T00:00:00" table:style-name="ce7">
            <text:p>22 December 2017</text:p>
          </table:table-cell>
          <table:table-cell office:value-type="float" office:value="9.1300000000000008" table:style-name="ce8">
            <text:p>9.13</text:p>
          </table:table-cell>
          <table:table-cell office:value-type="float" office:value="2.00831923424" table:formula="of:=0.219969248*[.B164]" table:style-name="ce8">
            <text:p>2.01</text:p>
          </table:table-cell>
          <table:table-cell office:value-type="float" office:value="125.5" table:style-name="ce8">
            <text:p>125.50</text:p>
          </table:table-cell>
          <table:table-cell office:value-type="float" office:value="62.490065254736479" table:formula="of:=[.D164]/[.C164]" table:style-name="ce9">
            <text:p>62</text:p>
          </table:table-cell>
          <table:table-cell office:value-type="currency" office:value="1.167" table:style-name="ce10">
            <text:p>£1.167</text:p>
          </table:table-cell>
          <table:table-cell office:value-type="currency" office:value="5.3052986999999998" table:formula="of:=4.5461*[.F164]" table:style-name="ce12">
            <text:p>£5.31</text:p>
          </table:table-cell>
          <table:table-cell office:value-type="currency" office:value="10.654710000000001" table:formula="of:=[.F164]*[.B164]" table:style-name="ce12">
            <text:p>£10.65</text:p>
          </table:table-cell>
          <table:table-cell office:value-type="currency" office:value="8.4898087649402409" table:formula="of:=[.H164]/([.D164]/100)" table:style-name="ce12">
            <text:p>£8.49</text:p>
          </table:table-cell>
          <table:table-cell office:value-type="currency" office:value="5.0938852589641437" table:formula="of:=[.H164]/([.D164]/60)" table:style-name="ce12">
            <text:p>£5.09</text:p>
          </table:table-cell>
          <table:table-cell table:number-columns-repeated="16374"/>
        </table:table-row>
        <table:table-row table:style-name="ro1">
          <table:table-cell office:value-type="date" office:date-value="2017-12-27T00:00:00" table:style-name="ce7">
            <text:p>27 December 2017</text:p>
          </table:table-cell>
          <table:table-cell office:value-type="float" office:value="25.48" table:style-name="ce8">
            <text:p>25.48</text:p>
          </table:table-cell>
          <table:table-cell office:value-type="float" office:value="5.6048164390400004" table:formula="of:=0.219969248*[.B165]" table:style-name="ce8">
            <text:p>5.60</text:p>
          </table:table-cell>
          <table:table-cell office:value-type="float" office:value="372.4" table:style-name="ce8">
            <text:p>372.40</text:p>
          </table:table-cell>
          <table:table-cell office:value-type="float" office:value="66.442853936494856" table:formula="of:=[.D165]/[.C165]" table:style-name="ce9">
            <text:p>66</text:p>
          </table:table-cell>
          <table:table-cell office:value-type="currency" office:value="1.167" table:style-name="ce10">
            <text:p>£1.167</text:p>
          </table:table-cell>
          <table:table-cell office:value-type="currency" office:value="5.3052986999999998" table:formula="of:=4.5461*[.F165]" table:style-name="ce12">
            <text:p>£5.31</text:p>
          </table:table-cell>
          <table:table-cell office:value-type="currency" office:value="29.73516" table:formula="of:=[.F165]*[.B165]" table:style-name="ce12">
            <text:p>£29.74</text:p>
          </table:table-cell>
          <table:table-cell office:value-type="currency" office:value="7.9847368421052636" table:formula="of:=[.H165]/([.D165]/100)" table:style-name="ce12">
            <text:p>£7.98</text:p>
          </table:table-cell>
          <table:table-cell office:value-type="currency" office:value="4.7908421052631587" table:formula="of:=[.H165]/([.D165]/60)" table:style-name="ce12">
            <text:p>£4.79</text:p>
          </table:table-cell>
          <table:table-cell table:number-columns-repeated="16374"/>
        </table:table-row>
        <table:table-row table:style-name="ro1">
          <table:table-cell office:value-type="date" office:date-value="2017-01-04T00:00:00" table:style-name="ce7">
            <text:p>04 January 2017</text:p>
          </table:table-cell>
          <table:table-cell office:value-type="float" office:value="16.989999999999998" table:style-name="ce8">
            <text:p>16.99</text:p>
          </table:table-cell>
          <table:table-cell office:value-type="float" office:value="3.73727752352" table:formula="of:=0.219969248*[.B166]" table:style-name="ce8">
            <text:p>3.74</text:p>
          </table:table-cell>
          <table:table-cell office:value-type="float" office:value="230" table:style-name="ce8">
            <text:p>230.00</text:p>
          </table:table-cell>
          <table:table-cell office:value-type="float" office:value="61.542124862959525" table:formula="of:=[.D166]/[.C166]" table:style-name="ce9">
            <text:p>62</text:p>
          </table:table-cell>
          <table:table-cell office:value-type="currency" office:value="1.177" table:style-name="ce10">
            <text:p>£1.177</text:p>
          </table:table-cell>
          <table:table-cell office:value-type="currency" office:value="5.3507597000000002" table:formula="of:=4.5461*[.F166]" table:style-name="ce12">
            <text:p>£5.35</text:p>
          </table:table-cell>
          <table:table-cell office:value-type="currency" office:value="19.997229999999998" table:formula="of:=[.F166]*[.B166]" table:style-name="ce12">
            <text:p>£20.00</text:p>
          </table:table-cell>
          <table:table-cell office:value-type="currency" office:value="8.6944478260869573" table:formula="of:=[.H166]/([.D166]/100)" table:style-name="ce12">
            <text:p>£8.69</text:p>
          </table:table-cell>
          <table:table-cell office:value-type="currency" office:value="5.2166686956521735" table:formula="of:=[.H166]/([.D166]/60)" table:style-name="ce12">
            <text:p>£5.22</text:p>
          </table:table-cell>
          <table:table-cell table:number-columns-repeated="16374"/>
        </table:table-row>
        <table:table-row table:style-name="ro1">
          <table:table-cell office:value-type="date" office:date-value="2017-01-12T00:00:00" table:style-name="ce7">
            <text:p>12 January 2017</text:p>
          </table:table-cell>
          <table:table-cell office:value-type="float" office:value="11.31" table:style-name="ce8">
            <text:p>11.31</text:p>
          </table:table-cell>
          <table:table-cell office:value-type="float" office:value="2.4878521948800003" table:formula="of:=0.219969248*[.B167]" table:style-name="ce8">
            <text:p>2.49</text:p>
          </table:table-cell>
          <table:table-cell office:value-type="float" office:value="163.1" table:style-name="ce8">
            <text:p>163.10</text:p>
          </table:table-cell>
          <table:table-cell office:value-type="float" office:value="65.558557029899035" table:formula="of:=[.D167]/[.C167]" table:style-name="ce9">
            <text:p>66</text:p>
          </table:table-cell>
          <table:table-cell office:value-type="currency" office:value="1.1970000000000001" table:style-name="ce10">
            <text:p>£1.197</text:p>
          </table:table-cell>
          <table:table-cell office:value-type="currency" office:value="5.4416817000000002" table:formula="of:=4.5461*[.F167]" table:style-name="ce12">
            <text:p>£5.44</text:p>
          </table:table-cell>
          <table:table-cell office:value-type="currency" office:value="13.538070000000001" table:formula="of:=[.F167]*[.B167]" table:style-name="ce12">
            <text:p>£13.54</text:p>
          </table:table-cell>
          <table:table-cell office:value-type="currency" office:value="8.3004721030042923" table:formula="of:=[.H167]/([.D167]/100)" table:style-name="ce12">
            <text:p>£8.30</text:p>
          </table:table-cell>
          <table:table-cell office:value-type="currency" office:value="4.9802832618025761" table:formula="of:=[.H167]/([.D167]/60)" table:style-name="ce12">
            <text:p>£4.98</text:p>
          </table:table-cell>
          <table:table-cell table:number-columns-repeated="16374"/>
        </table:table-row>
        <table:table-row table:style-name="ro1">
          <table:table-cell office:value-type="date" office:date-value="2017-01-21T00:00:00" table:style-name="ce7">
            <text:p>21 January 2017</text:p>
          </table:table-cell>
          <table:table-cell office:value-type="float" office:value="10.81" table:style-name="ce8">
            <text:p>10.81</text:p>
          </table:table-cell>
          <table:table-cell office:value-type="float" office:value="2.3778675708800003" table:formula="of:=0.219969248*[.B168]" table:style-name="ce8">
            <text:p>2.38</text:p>
          </table:table-cell>
          <table:table-cell office:value-type="float" office:value="133.6" table:style-name="ce8">
            <text:p>133.60</text:p>
          </table:table-cell>
          <table:table-cell office:value-type="float" office:value="56.184794155949298" table:formula="of:=[.D168]/[.C168]" table:style-name="ce9">
            <text:p>56</text:p>
          </table:table-cell>
          <table:table-cell office:value-type="currency" office:value="1.2070000000000001" table:style-name="ce10">
            <text:p>£1.207</text:p>
          </table:table-cell>
          <table:table-cell office:value-type="currency" office:value="5.4871427000000006" table:formula="of:=4.5461*[.F168]" table:style-name="ce12">
            <text:p>£5.49</text:p>
          </table:table-cell>
          <table:table-cell office:value-type="currency" office:value="13.047670000000002" table:formula="of:=[.F168]*[.B168]" table:style-name="ce12">
            <text:p>£13.05</text:p>
          </table:table-cell>
          <table:table-cell office:value-type="currency" office:value="9.7662200598802418" table:formula="of:=[.H168]/([.D168]/100)" table:style-name="ce12">
            <text:p>£9.77</text:p>
          </table:table-cell>
          <table:table-cell office:value-type="currency" office:value="5.8597320359281451" table:formula="of:=[.H168]/([.D168]/60)" table:style-name="ce12">
            <text:p>£5.86</text:p>
          </table:table-cell>
          <table:table-cell table:number-columns-repeated="16374"/>
        </table:table-row>
        <table:table-row table:style-name="ro1">
          <table:table-cell office:value-type="date" office:date-value="2018-01-26T00:00:00" table:style-name="ce7">
            <text:p>26 January 2018</text:p>
          </table:table-cell>
          <table:table-cell office:value-type="float" office:value="15.61" table:style-name="ce8">
            <text:p>15.61</text:p>
          </table:table-cell>
          <table:table-cell office:value-type="float" office:value="3.43371996128" table:formula="of:=0.219969248*[.B169]" table:style-name="ce8">
            <text:p>3.43</text:p>
          </table:table-cell>
          <table:table-cell office:value-type="float" office:value="211.2" table:style-name="ce8">
            <text:p>211.20</text:p>
          </table:table-cell>
          <table:table-cell office:value-type="float" office:value="61.507636726808151" table:formula="of:=[.D169]/[.C169]" table:style-name="ce9">
            <text:p>62</text:p>
          </table:table-cell>
          <table:table-cell office:value-type="currency" office:value="1.2090000000000001" table:style-name="ce10">
            <text:p>£1.209</text:p>
          </table:table-cell>
          <table:table-cell office:value-type="currency" office:value="5.4962349000000001" table:formula="of:=4.5461*[.F169]" table:style-name="ce12">
            <text:p>£5.50</text:p>
          </table:table-cell>
          <table:table-cell office:value-type="currency" office:value="18.872489999999999" table:formula="of:=[.F169]*[.B169]" table:style-name="ce12">
            <text:p>£18.87</text:p>
          </table:table-cell>
          <table:table-cell office:value-type="currency" office:value="8.9358380681818179" table:formula="of:=[.H169]/([.D169]/100)" table:style-name="ce12">
            <text:p>£8.94</text:p>
          </table:table-cell>
          <table:table-cell office:value-type="currency" office:value="5.3615028409090906" table:formula="of:=[.H169]/([.D169]/60)" table:style-name="ce12">
            <text:p>£5.36</text:p>
          </table:table-cell>
          <table:table-cell table:number-columns-repeated="16374"/>
        </table:table-row>
        <table:table-row table:style-name="ro1">
          <table:table-cell office:value-type="date" office:date-value="2018-02-08T00:00:00" table:style-name="ce7">
            <text:p>08 February 2018</text:p>
          </table:table-cell>
          <table:table-cell office:value-type="float" office:value="23.52" table:style-name="ce8">
            <text:p>23.52</text:p>
          </table:table-cell>
          <table:table-cell office:value-type="float" office:value="5.1736767129599999" table:formula="of:=0.219969248*[.B170]" table:style-name="ce8">
            <text:p>5.17</text:p>
          </table:table-cell>
          <table:table-cell office:value-type="float" office:value="295" table:style-name="ce8">
            <text:p>295.00</text:p>
          </table:table-cell>
          <table:table-cell office:value-type="float" office:value="57.01941121698394" table:formula="of:=[.D170]/[.C170]" table:style-name="ce9">
            <text:p>57</text:p>
          </table:table-cell>
          <table:table-cell office:value-type="currency" office:value="1.2190000000000001" table:style-name="ce10">
            <text:p>£1.219</text:p>
          </table:table-cell>
          <table:table-cell office:value-type="currency" office:value="5.5416959000000006" table:formula="of:=4.5461*[.F170]" table:style-name="ce12">
            <text:p>£5.54</text:p>
          </table:table-cell>
          <table:table-cell office:value-type="currency" office:value="28.67088" table:formula="of:=[.F170]*[.B170]" table:style-name="ce12">
            <text:p>£28.67</text:p>
          </table:table-cell>
          <table:table-cell office:value-type="currency" office:value="9.7189423728813562" table:formula="of:=[.H170]/([.D170]/100)" table:style-name="ce12">
            <text:p>£9.72</text:p>
          </table:table-cell>
          <table:table-cell office:value-type="currency" office:value="5.8313654237288137" table:formula="of:=[.H170]/([.D170]/60)" table:style-name="ce12">
            <text:p>£5.83</text:p>
          </table:table-cell>
          <table:table-cell table:number-columns-repeated="16374"/>
        </table:table-row>
        <table:table-row table:style-name="ro1">
          <table:table-cell office:value-type="date" office:date-value="2018-02-23T00:00:00" table:style-name="ce7">
            <text:p>23 February 2018</text:p>
          </table:table-cell>
          <table:table-cell office:value-type="float" office:value="20.93" table:style-name="ce8">
            <text:p>20.93</text:p>
          </table:table-cell>
          <table:table-cell office:value-type="float" office:value="4.6039563606399998" table:formula="of:=0.219969248*[.B171]" table:style-name="ce8">
            <text:p>4.60</text:p>
          </table:table-cell>
          <table:table-cell office:value-type="float" office:value="281.39999999999998" table:style-name="ce8">
            <text:p>281.40</text:p>
          </table:table-cell>
          <table:table-cell office:value-type="float" office:value="61.121343895814498" table:formula="of:=[.D171]/[.C171]" table:style-name="ce9">
            <text:p>61</text:p>
          </table:table-cell>
          <table:table-cell office:value-type="currency" office:value="1.167" table:style-name="ce10">
            <text:p>£1.167</text:p>
          </table:table-cell>
          <table:table-cell office:value-type="currency" office:value="5.3052986999999998" table:formula="of:=4.5461*[.F171]" table:style-name="ce12">
            <text:p>£5.31</text:p>
          </table:table-cell>
          <table:table-cell office:value-type="currency" office:value="24.42531" table:formula="of:=[.F171]*[.B171]" table:style-name="ce12">
            <text:p>£24.43</text:p>
          </table:table-cell>
          <table:table-cell office:value-type="currency" office:value="8.6799253731343295" table:formula="of:=[.H171]/([.D171]/100)" table:style-name="ce12">
            <text:p>£8.68</text:p>
          </table:table-cell>
          <table:table-cell office:value-type="currency" office:value="5.2079552238805977" table:formula="of:=[.H171]/([.D171]/60)" table:style-name="ce12">
            <text:p>£5.21</text:p>
          </table:table-cell>
          <table:table-cell table:number-columns-repeated="16374"/>
        </table:table-row>
        <table:table-row table:style-name="ro1">
          <table:table-cell office:value-type="date" office:date-value="2018-02-25T00:00:00" table:style-name="ce7">
            <text:p>25 February 2018</text:p>
          </table:table-cell>
          <table:table-cell office:value-type="float" office:value="22.38" table:style-name="ce8">
            <text:p>22.38</text:p>
          </table:table-cell>
          <table:table-cell office:value-type="float" office:value="4.9229117702399998" table:formula="of:=0.219969248*[.B172]" table:style-name="ce8">
            <text:p>4.92</text:p>
          </table:table-cell>
          <table:table-cell office:value-type="float" office:value="321" table:style-name="ce8">
            <text:p>321.00</text:p>
          </table:table-cell>
          <table:table-cell office:value-type="float" office:value="65.205312421098043" table:formula="of:=[.D172]/[.C172]" table:style-name="ce9">
            <text:p>65</text:p>
          </table:table-cell>
          <table:table-cell office:value-type="currency" office:value="1.167" table:style-name="ce10">
            <text:p>£1.167</text:p>
          </table:table-cell>
          <table:table-cell office:value-type="currency" office:value="5.3052986999999998" table:formula="of:=4.5461*[.F172]" table:style-name="ce12">
            <text:p>£5.31</text:p>
          </table:table-cell>
          <table:table-cell office:value-type="currency" office:value="26.117460000000001" table:formula="of:=[.F172]*[.B172]" table:style-name="ce12">
            <text:p>£26.12</text:p>
          </table:table-cell>
          <table:table-cell office:value-type="currency" office:value="8.1362803738317755" table:formula="of:=[.H172]/([.D172]/100)" table:style-name="ce12">
            <text:p>£8.14</text:p>
          </table:table-cell>
          <table:table-cell office:value-type="currency" office:value="4.8817682242990657" table:formula="of:=[.H172]/([.D172]/60)" table:style-name="ce12">
            <text:p>£4.88</text:p>
          </table:table-cell>
          <table:table-cell table:number-columns-repeated="16374"/>
        </table:table-row>
        <table:table-row table:style-name="ro1">
          <table:table-cell office:value-type="date" office:date-value="2018-03-02T00:00:00" table:style-name="ce7">
            <text:p>02 March 2018</text:p>
          </table:table-cell>
          <table:table-cell office:value-type="float" office:value="10.23" table:style-name="ce8">
            <text:p>10.23</text:p>
          </table:table-cell>
          <table:table-cell office:value-type="float" office:value="2.2502854070400002" table:formula="of:=0.219969248*[.B173]" table:style-name="ce8">
            <text:p>2.25</text:p>
          </table:table-cell>
          <table:table-cell office:value-type="float" office:value="126.4" table:style-name="ce8">
            <text:p>126.40</text:p>
          </table:table-cell>
          <table:table-cell office:value-type="float" office:value="56.170652666794439" table:formula="of:=[.D173]/[.C173]" table:style-name="ce9">
            <text:p>56</text:p>
          </table:table-cell>
          <table:table-cell office:value-type="currency" office:value="1.179" table:style-name="ce10">
            <text:p>£1.179</text:p>
          </table:table-cell>
          <table:table-cell office:value-type="currency" office:value="5.3598519000000007" table:formula="of:=4.5461*[.F173]" table:style-name="ce12">
            <text:p>£5.36</text:p>
          </table:table-cell>
          <table:table-cell office:value-type="currency" office:value="12.061170000000001" table:formula="of:=[.F173]*[.B173]" table:style-name="ce12">
            <text:p>£12.06</text:p>
          </table:table-cell>
          <table:table-cell office:value-type="currency" office:value="9.542064873417722" table:formula="of:=[.H173]/([.D173]/100)" table:style-name="ce12">
            <text:p>£9.54</text:p>
          </table:table-cell>
          <table:table-cell office:value-type="currency" office:value="5.7252389240506325" table:formula="of:=[.H173]/([.D173]/60)" table:style-name="ce12">
            <text:p>£5.73</text:p>
          </table:table-cell>
          <table:table-cell table:number-columns-repeated="16374"/>
        </table:table-row>
        <table:table-row table:style-name="ro1">
          <table:table-cell office:value-type="date" office:date-value="2018-03-18T00:00:00" table:style-name="ce7">
            <text:p>18 March 2018</text:p>
          </table:table-cell>
          <table:table-cell office:value-type="float" office:value="19.920000000000002" table:style-name="ce8">
            <text:p>19.92</text:p>
          </table:table-cell>
          <table:table-cell office:value-type="float" office:value="4.3817874201600002" table:formula="of:=0.219969248*[.B174]" table:style-name="ce8">
            <text:p>4.38</text:p>
          </table:table-cell>
          <table:table-cell office:value-type="float" office:value="254.6" table:style-name="ce8">
            <text:p>254.60</text:p>
          </table:table-cell>
          <table:table-cell office:value-type="float" office:value="58.104142348079343" table:formula="of:=[.D174]/[.C174]" table:style-name="ce9">
            <text:p>58</text:p>
          </table:table-cell>
          <table:table-cell office:value-type="currency" office:value="1.167" table:style-name="ce10">
            <text:p>£1.167</text:p>
          </table:table-cell>
          <table:table-cell office:value-type="currency" office:value="5.3052986999999998" table:formula="of:=4.5461*[.F174]" table:style-name="ce12">
            <text:p>£5.31</text:p>
          </table:table-cell>
          <table:table-cell office:value-type="currency" office:value="23.246640000000003" table:formula="of:=[.F174]*[.B174]" table:style-name="ce12">
            <text:p>£23.25</text:p>
          </table:table-cell>
          <table:table-cell office:value-type="currency" office:value="9.1306520031421847" table:formula="of:=[.H174]/([.D174]/100)" table:style-name="ce12">
            <text:p>£9.13</text:p>
          </table:table-cell>
          <table:table-cell office:value-type="currency" office:value="5.4783912018853114" table:formula="of:=[.H174]/([.D174]/60)" table:style-name="ce12">
            <text:p>£5.48</text:p>
          </table:table-cell>
          <table:table-cell table:number-columns-repeated="16374"/>
        </table:table-row>
        <table:table-row table:style-name="ro1">
          <table:table-cell office:value-type="date" office:date-value="2018-03-30T00:00:00" table:style-name="ce7">
            <text:p>30 March 2018</text:p>
          </table:table-cell>
          <table:table-cell office:value-type="float" office:value="31.2" table:style-name="ce8">
            <text:p>31.20</text:p>
          </table:table-cell>
          <table:table-cell office:value-type="float" office:value="6.8630405375999999" table:formula="of:=0.219969248*[.B175]" table:style-name="ce8">
            <text:p>6.86</text:p>
          </table:table-cell>
          <table:table-cell office:value-type="float" office:value="437.3" table:style-name="ce8">
            <text:p>437.30</text:p>
          </table:table-cell>
          <table:table-cell office:value-type="float" office:value="63.718114093046502" table:formula="of:=[.D175]/[.C175]" table:style-name="ce9">
            <text:p>64</text:p>
          </table:table-cell>
          <table:table-cell office:value-type="currency" office:value="1.167" table:style-name="ce10">
            <text:p>£1.167</text:p>
          </table:table-cell>
          <table:table-cell office:value-type="currency" office:value="5.3052986999999998" table:formula="of:=4.5461*[.F175]" table:style-name="ce12">
            <text:p>£5.31</text:p>
          </table:table-cell>
          <table:table-cell office:value-type="currency" office:value="36.410400000000003" table:formula="of:=[.F175]*[.B175]" table:style-name="ce12">
            <text:p>£36.41</text:p>
          </table:table-cell>
          <table:table-cell office:value-type="currency" office:value="8.3261833981248579" table:formula="of:=[.H175]/([.D175]/100)" table:style-name="ce12">
            <text:p>£8.33</text:p>
          </table:table-cell>
          <table:table-cell office:value-type="currency" office:value="4.9957100388749147" table:formula="of:=[.H175]/([.D175]/60)" table:style-name="ce12">
            <text:p>£5.00</text:p>
          </table:table-cell>
          <table:table-cell table:number-columns-repeated="16374"/>
        </table:table-row>
        <table:table-row table:style-name="ro1">
          <table:table-cell office:value-type="date" office:date-value="2018-04-02T00:00:00" table:style-name="ce7">
            <text:p>02 April 2018</text:p>
          </table:table-cell>
          <table:table-cell office:value-type="float" office:value="28.91" table:style-name="ce8">
            <text:p>28.91</text:p>
          </table:table-cell>
          <table:table-cell office:value-type="float" office:value="6.3593109596800002" table:formula="of:=0.219969248*[.B176]" table:style-name="ce8">
            <text:p>6.36</text:p>
          </table:table-cell>
          <table:table-cell office:value-type="float" office:value="403.1" table:style-name="ce8">
            <text:p>403.10</text:p>
          </table:table-cell>
          <table:table-cell office:value-type="float" office:value="63.38737051164486" table:formula="of:=[.D176]/[.C176]" table:style-name="ce9">
            <text:p>63</text:p>
          </table:table-cell>
          <table:table-cell office:value-type="currency" office:value="1.177" table:style-name="ce10">
            <text:p>£1.177</text:p>
          </table:table-cell>
          <table:table-cell office:value-type="currency" office:value="5.3507597000000002" table:formula="of:=4.5461*[.F176]" table:style-name="ce12">
            <text:p>£5.35</text:p>
          </table:table-cell>
          <table:table-cell office:value-type="currency" office:value="34.027070000000002" table:formula="of:=[.F176]*[.B176]" table:style-name="ce12">
            <text:p>£34.03</text:p>
          </table:table-cell>
          <table:table-cell office:value-type="currency" office:value="8.4413470602828067" table:formula="of:=[.H176]/([.D176]/100)" table:style-name="ce12">
            <text:p>£8.44</text:p>
          </table:table-cell>
          <table:table-cell office:value-type="currency" office:value="5.0648082361696849" table:formula="of:=[.H176]/([.D176]/60)" table:style-name="ce12">
            <text:p>£5.06</text:p>
          </table:table-cell>
          <table:table-cell table:number-columns-repeated="16374"/>
        </table:table-row>
        <table:table-row table:style-name="ro1">
          <table:table-cell office:value-type="date" office:date-value="2018-04-12T00:00:00" table:style-name="ce7">
            <text:p>12 April 2018</text:p>
          </table:table-cell>
          <table:table-cell office:value-type="float" office:value="10.25" table:style-name="ce8">
            <text:p>10.25</text:p>
          </table:table-cell>
          <table:table-cell office:value-type="float" office:value="2.2546847919999999" table:formula="of:=0.219969248*[.B177]" table:style-name="ce8">
            <text:p>2.25</text:p>
          </table:table-cell>
          <table:table-cell office:value-type="float" office:value="137.4" table:style-name="ce8">
            <text:p>137.40</text:p>
          </table:table-cell>
          <table:table-cell office:value-type="float" office:value="60.939782131639092" table:formula="of:=[.D177]/[.C177]" table:style-name="ce9">
            <text:p>61</text:p>
          </table:table-cell>
          <table:table-cell office:value-type="currency" office:value="1.1890000000000001" table:style-name="ce10">
            <text:p>£1.189</text:p>
          </table:table-cell>
          <table:table-cell office:value-type="currency" office:value="5.4053129000000002" table:formula="of:=4.5461*[.F177]" table:style-name="ce12">
            <text:p>£5.41</text:p>
          </table:table-cell>
          <table:table-cell office:value-type="currency" office:value="12.187250000000001" table:formula="of:=[.F177]*[.B177]" table:style-name="ce12">
            <text:p>£12.19</text:p>
          </table:table-cell>
          <table:table-cell office:value-type="currency" office:value="8.8699053857350805" table:formula="of:=[.H177]/([.D177]/100)" table:style-name="ce12">
            <text:p>£8.87</text:p>
          </table:table-cell>
          <table:table-cell office:value-type="currency" office:value="5.3219432314410486" table:formula="of:=[.H177]/([.D177]/60)" table:style-name="ce12">
            <text:p>£5.32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8-04-19T00:00:00" table:style-name="ce7">
            <text:p>19 April 2018</text:p>
          </table:table-cell>
          <table:table-cell office:value-type="float" office:value="9.8699999999999992" table:style-name="ce8">
            <text:p>9.87</text:p>
          </table:table-cell>
          <table:table-cell office:value-type="float" office:value="2.1710964777599999" table:formula="of:=0.219969248*[.B178]" table:style-name="ce8">
            <text:p>2.17</text:p>
          </table:table-cell>
          <table:table-cell office:value-type="float" office:value="145.5" table:style-name="ce8">
            <text:p>145.50</text:p>
          </table:table-cell>
          <table:table-cell office:value-type="float" office:value="67.016828358598644" table:formula="of:=[.D178]/[.C178]" table:style-name="ce9">
            <text:p>67</text:p>
          </table:table-cell>
          <table:table-cell office:value-type="currency" office:value="1.1970000000000001" table:style-name="ce10">
            <text:p>£1.197</text:p>
          </table:table-cell>
          <table:table-cell office:value-type="currency" office:value="5.4416817000000002" table:formula="of:=4.5461*[.F178]" table:style-name="ce12">
            <text:p>£5.44</text:p>
          </table:table-cell>
          <table:table-cell office:value-type="currency" office:value="11.81439" table:formula="of:=[.F178]*[.B178]" table:style-name="ce12">
            <text:p>£11.81</text:p>
          </table:table-cell>
          <table:table-cell office:value-type="currency" office:value="8.1198556701030924" table:formula="of:=[.H178]/([.D178]/100)" table:style-name="ce12">
            <text:p>£8.12</text:p>
          </table:table-cell>
          <table:table-cell office:value-type="currency" office:value="4.871913402061856" table:formula="of:=[.H178]/([.D178]/60)" table:style-name="ce12">
            <text:p>£4.87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8-04-27T00:00:00" table:style-name="ce7">
            <text:p>27 April 2018</text:p>
          </table:table-cell>
          <table:table-cell office:value-type="float" office:value="16.899999999999999" table:style-name="ce8">
            <text:p>16.90</text:p>
          </table:table-cell>
          <table:table-cell office:value-type="float" office:value="3.7174802911999998" table:formula="of:=0.219969248*[.B179]" table:style-name="ce8">
            <text:p>3.72</text:p>
          </table:table-cell>
          <table:table-cell office:value-type="float" office:value="226.2" table:style-name="ce8">
            <text:p>226.20</text:p>
          </table:table-cell>
          <table:table-cell office:value-type="float" office:value="60.847666236579506" table:formula="of:=[.D179]/[.C179]" table:style-name="ce9">
            <text:p>61</text:p>
          </table:table-cell>
          <table:table-cell office:value-type="currency" office:value="1.1970000000000001" table:style-name="ce10">
            <text:p>£1.197</text:p>
          </table:table-cell>
          <table:table-cell office:value-type="currency" office:value="5.4416817000000002" table:formula="of:=4.5461*[.F179]" table:style-name="ce12">
            <text:p>£5.44</text:p>
          </table:table-cell>
          <table:table-cell office:value-type="currency" office:value="20.229299999999999" table:formula="of:=[.F179]*[.B179]" table:style-name="ce12">
            <text:p>£20.23</text:p>
          </table:table-cell>
          <table:table-cell office:value-type="currency" office:value="8.9431034482758616" table:formula="of:=[.H179]/([.D179]/100)" table:style-name="ce12">
            <text:p>£8.94</text:p>
          </table:table-cell>
          <table:table-cell office:value-type="currency" office:value="5.3658620689655168" table:formula="of:=[.H179]/([.D179]/60)" table:style-name="ce12">
            <text:p>£5.37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8-05-10T00:00:00" table:style-name="ce7">
            <text:p>10 May 2018</text:p>
          </table:table-cell>
          <table:table-cell office:value-type="float" office:value="19.29" table:style-name="ce8">
            <text:p>19.29</text:p>
          </table:table-cell>
          <table:table-cell office:value-type="float" office:value="4.2432067939199998" table:formula="of:=0.219969248*[.B180]" table:style-name="ce8">
            <text:p>4.24</text:p>
          </table:table-cell>
          <table:table-cell office:value-type="float" office:value="263.7" table:style-name="ce8">
            <text:p>263.70</text:p>
          </table:table-cell>
          <table:table-cell office:value-type="float" office:value="62.146393708138397" table:formula="of:=[.D180]/[.C180]" table:style-name="ce9">
            <text:p>62</text:p>
          </table:table-cell>
          <table:table-cell office:value-type="currency" office:value="1.2170000000000001" table:style-name="ce10">
            <text:p>£1.217</text:p>
          </table:table-cell>
          <table:table-cell office:value-type="currency" office:value="5.5326037000000001" table:formula="of:=4.5461*[.F180]" table:style-name="ce12">
            <text:p>£5.53</text:p>
          </table:table-cell>
          <table:table-cell office:value-type="currency" office:value="23.475930000000002" table:formula="of:=[.F180]*[.B180]" table:style-name="ce12">
            <text:p>£23.48</text:p>
          </table:table-cell>
          <table:table-cell office:value-type="currency" office:value="8.9025142207053474" table:formula="of:=[.H180]/([.D180]/100)" table:style-name="ce12">
            <text:p>£8.90</text:p>
          </table:table-cell>
          <table:table-cell office:value-type="currency" office:value="5.3415085324232088" table:formula="of:=[.H180]/([.D180]/60)" table:style-name="ce12">
            <text:p>£5.34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8-05-18T00:00:00" table:style-name="ce7">
            <text:p>18 May 2018</text:p>
          </table:table-cell>
          <table:table-cell office:value-type="float" office:value="8.4700000000000006" table:style-name="ce8">
            <text:p>8.47</text:p>
          </table:table-cell>
          <table:table-cell office:value-type="float" office:value="1.8631395305600003" table:formula="of:=0.219969248*[.B181]" table:style-name="ce8">
            <text:p>1.86</text:p>
          </table:table-cell>
          <table:table-cell office:value-type="float" office:value="125.6" table:style-name="ce8">
            <text:p>125.60</text:p>
          </table:table-cell>
          <table:table-cell office:value-type="float" office:value="67.413093834281241" table:formula="of:=[.D181]/[.C181]" table:style-name="ce9">
            <text:p>67</text:p>
          </table:table-cell>
          <table:table-cell office:value-type="currency" office:value="1.2370000000000001" table:style-name="ce10">
            <text:p>£1.237</text:p>
          </table:table-cell>
          <table:table-cell office:value-type="currency" office:value="5.6235257000000001" table:formula="of:=4.5461*[.F181]" table:style-name="ce12">
            <text:p>£5.62</text:p>
          </table:table-cell>
          <table:table-cell office:value-type="currency" office:value="10.477390000000002" table:formula="of:=[.F181]*[.B181]" table:style-name="ce12">
            <text:p>£10.48</text:p>
          </table:table-cell>
          <table:table-cell office:value-type="currency" office:value="8.3418710191082823" table:formula="of:=[.H181]/([.D181]/100)" table:style-name="ce12">
            <text:p>£8.34</text:p>
          </table:table-cell>
          <table:table-cell office:value-type="currency" office:value="5.0051226114649694" table:formula="of:=[.H181]/([.D181]/60)" table:style-name="ce12">
            <text:p>£5.01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8-06-01T00:00:00" table:style-name="ce7">
            <text:p>01 June 2018</text:p>
          </table:table-cell>
          <table:table-cell office:value-type="float" office:value="17.440000000000001" table:style-name="ce8">
            <text:p>17.44</text:p>
          </table:table-cell>
          <table:table-cell office:value-type="float" office:value="3.8362636851200005" table:formula="of:=0.219969248*[.B182]" table:style-name="ce8">
            <text:p>3.84</text:p>
          </table:table-cell>
          <table:table-cell office:value-type="float" office:value="265.3" table:style-name="ce8">
            <text:p>265.30</text:p>
          </table:table-cell>
          <table:table-cell office:value-type="float" office:value="69.155830197240803" table:formula="of:=[.D182]/[.C182]" table:style-name="ce9">
            <text:p>69</text:p>
          </table:table-cell>
          <table:table-cell office:value-type="currency" office:value="1.2769999999999999" table:style-name="ce10">
            <text:p>£1.277</text:p>
          </table:table-cell>
          <table:table-cell office:value-type="currency" office:value="5.8053697" table:formula="of:=4.5461*[.F182]" table:style-name="ce12">
            <text:p>£5.81</text:p>
          </table:table-cell>
          <table:table-cell office:value-type="currency" office:value="22.270880000000002" table:formula="of:=[.F182]*[.B182]" table:style-name="ce12">
            <text:p>£22.27</text:p>
          </table:table-cell>
          <table:table-cell office:value-type="currency" office:value="8.3946023369770071" table:formula="of:=[.H182]/([.D182]/100)" table:style-name="ce12">
            <text:p>£8.39</text:p>
          </table:table-cell>
          <table:table-cell office:value-type="currency" office:value="5.0367614021862046" table:formula="of:=[.H182]/([.D182]/60)" table:style-name="ce12">
            <text:p>£5.04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8-06-07T00:00:00" table:style-name="ce7">
            <text:p>07 June 2018</text:p>
          </table:table-cell>
          <table:table-cell office:value-type="float" office:value="17.23" table:style-name="ce8">
            <text:p>17.23</text:p>
          </table:table-cell>
          <table:table-cell office:value-type="float" office:value="3.7900701430400003" table:formula="of:=0.219969248*[.B183]" table:style-name="ce8">
            <text:p>3.79</text:p>
          </table:table-cell>
          <table:table-cell office:value-type="float" office:value="253.4" table:style-name="ce8">
            <text:p>253.40</text:p>
          </table:table-cell>
          <table:table-cell office:value-type="float" office:value="66.858920926658328" table:formula="of:=[.D183]/[.C183]" table:style-name="ce9">
            <text:p>67</text:p>
          </table:table-cell>
          <table:table-cell office:value-type="currency" office:value="1.2769999999999999" table:style-name="ce10">
            <text:p>£1.277</text:p>
          </table:table-cell>
          <table:table-cell office:value-type="currency" office:value="5.8053697" table:formula="of:=4.5461*[.F183]" table:style-name="ce12">
            <text:p>£5.81</text:p>
          </table:table-cell>
          <table:table-cell office:value-type="currency" office:value="22.00271" table:formula="of:=[.F183]*[.B183]" table:style-name="ce12">
            <text:p>£22.00</text:p>
          </table:table-cell>
          <table:table-cell office:value-type="currency" office:value="8.682995264404104" table:formula="of:=[.H183]/([.D183]/100)" table:style-name="ce12">
            <text:p>£8.68</text:p>
          </table:table-cell>
          <table:table-cell office:value-type="currency" office:value="5.2097971586424618" table:formula="of:=[.H183]/([.D183]/60)" table:style-name="ce12">
            <text:p>£5.21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8-06-29T00:00:00" table:style-name="ce7">
            <text:p>29 June 2018</text:p>
          </table:table-cell>
          <table:table-cell office:value-type="float" office:value="21.6" table:style-name="ce8">
            <text:p>21.60</text:p>
          </table:table-cell>
          <table:table-cell office:value-type="float" office:value="4.7513357568000005" table:formula="of:=0.219969248*[.B184]" table:style-name="ce8">
            <text:p>4.75</text:p>
          </table:table-cell>
          <table:table-cell office:value-type="float" office:value="304.3" table:style-name="ce8">
            <text:p>304.30</text:p>
          </table:table-cell>
          <table:table-cell office:value-type="float" office:value="64.045147633377198" table:formula="of:=[.D184]/[.C184]" table:style-name="ce9">
            <text:p>64</text:p>
          </table:table-cell>
          <table:table-cell office:value-type="currency" office:value="1.2270000000000001" table:style-name="ce10">
            <text:p>£1.227</text:p>
          </table:table-cell>
          <table:table-cell office:value-type="currency" office:value="5.5780647000000005" table:formula="of:=4.5461*[.F184]" table:style-name="ce12">
            <text:p>£5.58</text:p>
          </table:table-cell>
          <table:table-cell office:value-type="currency" office:value="26.503200000000003" table:formula="of:=[.F184]*[.B184]" table:style-name="ce12">
            <text:p>£26.50</text:p>
          </table:table-cell>
          <table:table-cell office:value-type="currency" office:value="8.7095629313177785" table:formula="of:=[.H184]/([.D184]/100)" table:style-name="ce12">
            <text:p>£8.71</text:p>
          </table:table-cell>
          <table:table-cell office:value-type="currency" office:value="5.2257377587906673" table:formula="of:=[.H184]/([.D184]/60)" table:style-name="ce12">
            <text:p>£5.23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8-07-13T00:00:00" table:style-name="ce7">
            <text:p>13 July 2018</text:p>
          </table:table-cell>
          <table:table-cell office:value-type="float" office:value="17.7" table:style-name="ce8">
            <text:p>17.70</text:p>
          </table:table-cell>
          <table:table-cell office:value-type="float" office:value="3.8934556896000001" table:formula="of:=0.219969248*[.B185]" table:style-name="ce8">
            <text:p>3.89</text:p>
          </table:table-cell>
          <table:table-cell office:value-type="float" office:value="257.60000000000002" table:style-name="ce8">
            <text:p>257.60</text:p>
          </table:table-cell>
          <table:table-cell office:value-type="float" office:value="66.162304270750525" table:formula="of:=[.D185]/[.C185]" table:style-name="ce9">
            <text:p>66</text:p>
          </table:table-cell>
          <table:table-cell office:value-type="currency" office:value="1.2470000000000001" table:style-name="ce10">
            <text:p>£1.247</text:p>
          </table:table-cell>
          <table:table-cell office:value-type="currency" office:value="5.6689867000000005" table:formula="of:=4.5461*[.F185]" table:style-name="ce12">
            <text:p>£5.67</text:p>
          </table:table-cell>
          <table:table-cell office:value-type="currency" office:value="22.071899999999999" table:formula="of:=[.F185]*[.B185]" table:style-name="ce12">
            <text:p>£22.07</text:p>
          </table:table-cell>
          <table:table-cell office:value-type="currency" office:value="8.5682841614906824" table:formula="of:=[.H185]/([.D185]/100)" table:style-name="ce12">
            <text:p>£8.57</text:p>
          </table:table-cell>
          <table:table-cell office:value-type="currency" office:value="5.1409704968944094" table:formula="of:=[.H185]/([.D185]/60)" table:style-name="ce12">
            <text:p>£5.14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8-07-20T00:00:00" table:style-name="ce7">
            <text:p>20 July 2018</text:p>
          </table:table-cell>
          <table:table-cell office:value-type="float" office:value="12.06" table:style-name="ce8">
            <text:p>12.06</text:p>
          </table:table-cell>
          <table:table-cell office:value-type="float" office:value="2.6528291308800003" table:formula="of:=0.219969248*[.B186]" table:style-name="ce8">
            <text:p>2.65</text:p>
          </table:table-cell>
          <table:table-cell office:value-type="float" office:value="181.5" table:style-name="ce8">
            <text:p>181.50</text:p>
          </table:table-cell>
          <table:table-cell office:value-type="float" office:value="68.417523724866726" table:formula="of:=[.D186]/[.C186]" table:style-name="ce9">
            <text:p>68</text:p>
          </table:table-cell>
          <table:table-cell office:value-type="currency" office:value="1.2470000000000001" table:style-name="ce10">
            <text:p>£1.247</text:p>
          </table:table-cell>
          <table:table-cell office:value-type="currency" office:value="5.6689867000000005" table:formula="of:=4.5461*[.F186]" table:style-name="ce12">
            <text:p>£5.67</text:p>
          </table:table-cell>
          <table:table-cell office:value-type="currency" office:value="15.038820000000001" table:formula="of:=[.F186]*[.B186]" table:style-name="ce12">
            <text:p>£15.04</text:p>
          </table:table-cell>
          <table:table-cell office:value-type="currency" office:value="8.2858512396694231" table:formula="of:=[.H186]/([.D186]/100)" table:style-name="ce12">
            <text:p>£8.29</text:p>
          </table:table-cell>
          <table:table-cell office:value-type="currency" office:value="4.9715107438016535" table:formula="of:=[.H186]/([.D186]/60)" table:style-name="ce12">
            <text:p>£4.97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8-08-03T00:00:00" table:style-name="ce7">
            <text:p>03 August 2018</text:p>
          </table:table-cell>
          <table:table-cell office:value-type="float" office:value="17.420000000000002" table:style-name="ce8">
            <text:p>17.42</text:p>
          </table:table-cell>
          <table:table-cell office:value-type="float" office:value="3.8318643001600003" table:formula="of:=0.219969248*[.B187]" table:style-name="ce8">
            <text:p>3.83</text:p>
          </table:table-cell>
          <table:table-cell office:value-type="float" office:value="265.39999999999998" table:style-name="ce8">
            <text:p>265.40</text:p>
          </table:table-cell>
          <table:table-cell office:value-type="float" office:value="69.261325352496996" table:formula="of:=[.D187]/[.C187]" table:style-name="ce9">
            <text:p>69</text:p>
          </table:table-cell>
          <table:table-cell office:value-type="currency" office:value="1.2569999999999999" table:style-name="ce10">
            <text:p>£1.257</text:p>
          </table:table-cell>
          <table:table-cell office:value-type="currency" office:value="5.7144476999999991" table:formula="of:=4.5461*[.F187]" table:style-name="ce12">
            <text:p>£5.71</text:p>
          </table:table-cell>
          <table:table-cell office:value-type="currency" office:value="21.896940000000001" table:formula="of:=[.F187]*[.B187]" table:style-name="ce12">
            <text:p>£21.90</text:p>
          </table:table-cell>
          <table:table-cell office:value-type="currency" office:value="8.2505425772418999" table:formula="of:=[.H187]/([.D187]/100)" table:style-name="ce12">
            <text:p>£8.25</text:p>
          </table:table-cell>
          <table:table-cell office:value-type="currency" office:value="4.9503255463451401" table:formula="of:=[.H187]/([.D187]/60)" table:style-name="ce12">
            <text:p>£4.95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8-08-12T00:00:00" table:style-name="ce7">
            <text:p>12 August 2018</text:p>
          </table:table-cell>
          <table:table-cell office:value-type="float" office:value="28.53" table:style-name="ce8">
            <text:p>28.53</text:p>
          </table:table-cell>
          <table:table-cell office:value-type="float" office:value="6.2757226454400001" table:formula="of:=0.219969248*[.B188]" table:style-name="ce8">
            <text:p>6.28</text:p>
          </table:table-cell>
          <table:table-cell office:value-type="float" office:value="445.5" table:style-name="ce8">
            <text:p>445.50</text:p>
          </table:table-cell>
          <table:table-cell office:value-type="float" office:value="70.987840790527059" table:formula="of:=[.D188]/[.C188]" table:style-name="ce9">
            <text:p>71</text:p>
          </table:table-cell>
          <table:table-cell office:value-type="currency" office:value="1.2669999999999999" table:style-name="ce10">
            <text:p>£1.267</text:p>
          </table:table-cell>
          <table:table-cell office:value-type="currency" office:value="5.7599086999999995" table:formula="of:=4.5461*[.F188]" table:style-name="ce12">
            <text:p>£5.76</text:p>
          </table:table-cell>
          <table:table-cell office:value-type="currency" office:value="36.147509999999997" table:formula="of:=[.F188]*[.B188]" table:style-name="ce12">
            <text:p>£36.15</text:p>
          </table:table-cell>
          <table:table-cell office:value-type="currency" office:value="8.1139191919191909" table:formula="of:=[.H188]/([.D188]/100)" table:style-name="ce12">
            <text:p>£8.11</text:p>
          </table:table-cell>
          <table:table-cell office:value-type="currency" office:value="4.8683515151515149" table:formula="of:=[.H188]/([.D188]/60)" table:style-name="ce12">
            <text:p>£4.87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8-08-16T00:00:00" table:style-name="ce7">
            <text:p>16 August 2018</text:p>
          </table:table-cell>
          <table:table-cell office:value-type="float" office:value="7.97" table:style-name="ce8">
            <text:p>7.97</text:p>
          </table:table-cell>
          <table:table-cell office:value-type="float" office:value="1.7531549065600001" table:formula="of:=0.219969248*[.B189]" table:style-name="ce8">
            <text:p>1.75</text:p>
          </table:table-cell>
          <table:table-cell office:value-type="float" office:value="126.2" table:style-name="ce8">
            <text:p>126.20</text:p>
          </table:table-cell>
          <table:table-cell office:value-type="float" office:value="71.984511766633744" table:formula="of:=[.D189]/[.C189]" table:style-name="ce9">
            <text:p>72</text:p>
          </table:table-cell>
          <table:table-cell office:value-type="currency" office:value="1.2669999999999999" table:style-name="ce10">
            <text:p>£1.267</text:p>
          </table:table-cell>
          <table:table-cell office:value-type="currency" office:value="5.7599086999999995" table:formula="of:=4.5461*[.F189]" table:style-name="ce12">
            <text:p>£5.76</text:p>
          </table:table-cell>
          <table:table-cell office:value-type="currency" office:value="10.097989999999999" table:formula="of:=[.F189]*[.B189]" table:style-name="ce12">
            <text:p>£10.10</text:p>
          </table:table-cell>
          <table:table-cell office:value-type="currency" office:value="8.0015768621236134" table:formula="of:=[.H189]/([.D189]/100)" table:style-name="ce12">
            <text:p>£8.00</text:p>
          </table:table-cell>
          <table:table-cell office:value-type="currency" office:value="4.800946117274167" table:formula="of:=[.H189]/([.D189]/60)" table:style-name="ce12">
            <text:p>£4.80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8-08-20T00:00:00" table:style-name="ce7">
            <text:p>20 August 2018</text:p>
          </table:table-cell>
          <table:table-cell office:value-type="float" office:value="17.55" table:style-name="ce8">
            <text:p>17.55</text:p>
          </table:table-cell>
          <table:table-cell office:value-type="float" office:value="3.8604603024000004" table:formula="of:=0.219969248*[.B190]" table:style-name="ce8">
            <text:p>3.86</text:p>
          </table:table-cell>
          <table:table-cell office:value-type="float" office:value="250.2" table:style-name="ce8">
            <text:p>250.20</text:p>
          </table:table-cell>
          <table:table-cell office:value-type="float" office:value="64.810924190686208" table:formula="of:=[.D190]/[.C190]" table:style-name="ce9">
            <text:p>65</text:p>
          </table:table-cell>
          <table:table-cell office:value-type="currency" office:value="1.2789999999999999" table:style-name="ce10">
            <text:p>£1.279</text:p>
          </table:table-cell>
          <table:table-cell office:value-type="currency" office:value="5.8144618999999995" table:formula="of:=4.5461*[.F190]" table:style-name="ce12">
            <text:p>£5.81</text:p>
          </table:table-cell>
          <table:table-cell office:value-type="currency" office:value="22.446449999999999" table:formula="of:=[.F190]*[.B190]" table:style-name="ce12">
            <text:p>£22.45</text:p>
          </table:table-cell>
          <table:table-cell office:value-type="currency" office:value="8.9714028776978427" table:formula="of:=[.H190]/([.D190]/100)" table:style-name="ce12">
            <text:p>£8.97</text:p>
          </table:table-cell>
          <table:table-cell office:value-type="currency" office:value="5.3828417266187047" table:formula="of:=[.H190]/([.D190]/60)" table:style-name="ce12">
            <text:p>£5.38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8-08-26T00:00:00" table:style-name="ce7">
            <text:p>26 August 2018</text:p>
          </table:table-cell>
          <table:table-cell office:value-type="float" office:value="30.71" table:style-name="ce8">
            <text:p>30.71</text:p>
          </table:table-cell>
          <table:table-cell office:value-type="float" office:value="6.7552556060800004" table:formula="of:=0.219969248*[.B191]" table:style-name="ce8">
            <text:p>6.76</text:p>
          </table:table-cell>
          <table:table-cell office:value-type="float" office:value="385.1" table:style-name="ce8">
            <text:p>385.10</text:p>
          </table:table-cell>
          <table:table-cell office:value-type="float" office:value="57.007465365691658" table:formula="of:=[.D191]/[.C191]" table:style-name="ce9">
            <text:p>57</text:p>
          </table:table-cell>
          <table:table-cell office:value-type="currency" office:value="1.2390000000000001" table:style-name="ce10">
            <text:p>£1.239</text:p>
          </table:table-cell>
          <table:table-cell office:value-type="currency" office:value="5.6326179000000005" table:formula="of:=4.5461*[.F191]" table:style-name="ce12">
            <text:p>£5.63</text:p>
          </table:table-cell>
          <table:table-cell office:value-type="currency" office:value="38.049690000000005" table:formula="of:=[.F191]*[.B191]" table:style-name="ce12">
            <text:p>£38.05</text:p>
          </table:table-cell>
          <table:table-cell office:value-type="currency" office:value="9.8804700077901852" table:formula="of:=[.H191]/([.D191]/100)" table:style-name="ce12">
            <text:p>£9.88</text:p>
          </table:table-cell>
          <table:table-cell office:value-type="currency" office:value="5.9282820046741111" table:formula="of:=[.H191]/([.D191]/60)" table:style-name="ce12">
            <text:p>£5.93</text:p>
          </table:table-cell>
          <table:table-cell office:value-type="string" table:style-name="ce11">
            <text:p>Kayak + bike</text:p>
          </table:table-cell>
          <table:table-cell table:number-columns-repeated="16373"/>
        </table:table-row>
        <table:table-row table:style-name="ro1">
          <table:table-cell office:value-type="date" office:date-value="2018-09-03T00:00:00" table:style-name="ce7">
            <text:p>03 September 2018</text:p>
          </table:table-cell>
          <table:table-cell office:value-type="float" office:value="28.98" table:style-name="ce8">
            <text:p>28.98</text:p>
          </table:table-cell>
          <table:table-cell office:value-type="float" office:value="6.3747088070400002" table:formula="of:=0.219969248*[.B192]" table:style-name="ce8">
            <text:p>6.37</text:p>
          </table:table-cell>
          <table:table-cell office:value-type="float" office:value="365.8" table:style-name="ce8">
            <text:p>365.80</text:p>
          </table:table-cell>
          <table:table-cell office:value-type="float" office:value="57.383013259527019" table:formula="of:=[.D192]/[.C192]" table:style-name="ce9">
            <text:p>57</text:p>
          </table:table-cell>
          <table:table-cell office:value-type="currency" office:value="1.2769999999999999" table:style-name="ce10">
            <text:p>£1.277</text:p>
          </table:table-cell>
          <table:table-cell office:value-type="currency" office:value="5.8053697" table:formula="of:=4.5461*[.F192]" table:style-name="ce12">
            <text:p>£5.81</text:p>
          </table:table-cell>
          <table:table-cell office:value-type="currency" office:value="37.007459999999995" table:formula="of:=[.F192]*[.B192]" table:style-name="ce12">
            <text:p>£37.01</text:p>
          </table:table-cell>
          <table:table-cell office:value-type="currency" office:value="10.116856205576816" table:formula="of:=[.H192]/([.D192]/100)" table:style-name="ce12">
            <text:p>£10.12</text:p>
          </table:table-cell>
          <table:table-cell office:value-type="currency" office:value="6.0701137233460898" table:formula="of:=[.H192]/([.D192]/60)" table:style-name="ce12">
            <text:p>£6.07</text:p>
          </table:table-cell>
          <table:table-cell office:value-type="string" table:style-name="ce11">
            <text:p>Top Box On</text:p>
          </table:table-cell>
          <table:table-cell table:number-columns-repeated="16373"/>
        </table:table-row>
        <table:table-row table:style-name="ro1">
          <table:table-cell office:value-type="date" office:date-value="2018-09-16T00:00:00" table:style-name="ce7">
            <text:p>16 September 2018</text:p>
          </table:table-cell>
          <table:table-cell office:value-type="float" office:value="33.369999999999997" table:style-name="ce8">
            <text:p>33.37</text:p>
          </table:table-cell>
          <table:table-cell office:value-type="float" office:value="7.3403738057599996" table:formula="of:=0.219969248*[.B193]" table:style-name="ce8">
            <text:p>7.34</text:p>
          </table:table-cell>
          <table:table-cell office:value-type="float" office:value="504.5" table:style-name="ce8">
            <text:p>504.50</text:p>
          </table:table-cell>
          <table:table-cell office:value-type="float" office:value="68.729469826743468" table:formula="of:=[.D193]/[.C193]" table:style-name="ce9">
            <text:p>69</text:p>
          </table:table-cell>
          <table:table-cell office:value-type="currency" office:value="1.2869999999999999" table:style-name="ce10">
            <text:p>£1.287</text:p>
          </table:table-cell>
          <table:table-cell office:value-type="currency" office:value="5.8508306999999995" table:formula="of:=4.5461*[.F193]" table:style-name="ce12">
            <text:p>£5.85</text:p>
          </table:table-cell>
          <table:table-cell office:value-type="currency" office:value="42.947189999999992" table:formula="of:=[.F193]*[.B193]" table:style-name="ce12">
            <text:p>£42.95</text:p>
          </table:table-cell>
          <table:table-cell office:value-type="currency" office:value="8.5128225966303255" table:formula="of:=[.H193]/([.D193]/100)" table:style-name="ce12">
            <text:p>£8.51</text:p>
          </table:table-cell>
          <table:table-cell office:value-type="currency" office:value="5.1076935579781955" table:formula="of:=[.H193]/([.D193]/60)" table:style-name="ce12">
            <text:p>£5.11</text:p>
          </table:table-cell>
          <table:table-cell table:number-columns-repeated="16374"/>
        </table:table-row>
        <table:table-row table:style-name="ro1">
          <table:table-cell office:value-type="date" office:date-value="2018-09-23T00:00:00" table:style-name="ce7">
            <text:p>23 September 2018</text:p>
          </table:table-cell>
          <table:table-cell office:value-type="float" office:value="34.15" table:formula="of:=30.39+3.76" table:style-name="ce8">
            <text:p>34.15</text:p>
          </table:table-cell>
          <table:table-cell office:value-type="float" office:value="7.5119498191999998" table:formula="of:=0.219969248*[.B194]" table:style-name="ce8">
            <text:p>7.51</text:p>
          </table:table-cell>
          <table:table-cell office:value-type="float" office:value="550.5" table:style-name="ce8">
            <text:p>550.50</text:p>
          </table:table-cell>
          <table:table-cell office:value-type="float" office:value="73.283237142101484" table:formula="of:=[.D194]/[.C194]" table:style-name="ce9">
            <text:p>73</text:p>
          </table:table-cell>
          <table:table-cell office:value-type="currency" office:value="1.2869999999999999" table:style-name="ce10">
            <text:p>£1.287</text:p>
          </table:table-cell>
          <table:table-cell office:value-type="currency" office:value="5.8508306999999995" table:formula="of:=4.5461*[.F194]" table:style-name="ce12">
            <text:p>£5.85</text:p>
          </table:table-cell>
          <table:table-cell office:value-type="currency" office:value="43.951049999999995" table:formula="of:=[.F194]*[.B194]" table:style-name="ce12">
            <text:p>£43.95</text:p>
          </table:table-cell>
          <table:table-cell office:value-type="currency" office:value="7.9838419618528604" table:formula="of:=[.H194]/([.D194]/100)" table:style-name="ce12">
            <text:p>£7.98</text:p>
          </table:table-cell>
          <table:table-cell office:value-type="currency" office:value="4.7903051771117156" table:formula="of:=[.H194]/([.D194]/60)" table:style-name="ce12">
            <text:p>£4.79</text:p>
          </table:table-cell>
          <table:table-cell table:number-columns-repeated="16374"/>
        </table:table-row>
        <table:table-row table:style-name="ro1">
          <table:table-cell office:value-type="date" office:date-value="2018-09-28T00:00:00" table:style-name="ce7">
            <text:p>28 September 2018</text:p>
          </table:table-cell>
          <table:table-cell office:value-type="float" office:value="8.68" table:style-name="ce8">
            <text:p>8.68</text:p>
          </table:table-cell>
          <table:table-cell office:value-type="float" office:value="1.90933307264" table:formula="of:=0.219969248*[.B195]" table:style-name="ce8">
            <text:p>1.91</text:p>
          </table:table-cell>
          <table:table-cell office:value-type="float" office:value="127.2" table:style-name="ce8">
            <text:p>127.20</text:p>
          </table:table-cell>
          <table:table-cell office:value-type="float" office:value="66.620120827909233" table:formula="of:=[.D195]/[.C195]" table:style-name="ce9">
            <text:p>67</text:p>
          </table:table-cell>
          <table:table-cell office:value-type="currency" office:value="1.2669999999999999" table:style-name="ce10">
            <text:p>£1.267</text:p>
          </table:table-cell>
          <table:table-cell office:value-type="currency" office:value="5.7599086999999995" table:formula="of:=4.5461*[.F195]" table:style-name="ce12">
            <text:p>£5.76</text:p>
          </table:table-cell>
          <table:table-cell office:value-type="currency" office:value="10.997559999999998" table:formula="of:=[.F195]*[.B195]" table:style-name="ce12">
            <text:p>£11.00</text:p>
          </table:table-cell>
          <table:table-cell office:value-type="currency" office:value="8.6458805031446531" table:formula="of:=[.H195]/([.D195]/100)" table:style-name="ce12">
            <text:p>£8.65</text:p>
          </table:table-cell>
          <table:table-cell office:value-type="currency" office:value="5.1875283018867915" table:formula="of:=[.H195]/([.D195]/60)" table:style-name="ce12">
            <text:p>£5.19</text:p>
          </table:table-cell>
          <table:table-cell table:number-columns-repeated="16374"/>
        </table:table-row>
        <table:table-row table:style-name="ro1">
          <table:table-cell office:value-type="date" office:date-value="2018-10-05T00:00:00" table:style-name="ce7">
            <text:p>05 October 2018</text:p>
          </table:table-cell>
          <table:table-cell office:value-type="float" office:value="8.61" table:style-name="ce8">
            <text:p>8.61</text:p>
          </table:table-cell>
          <table:table-cell office:value-type="float" office:value="1.8939352252799999" table:formula="of:=0.219969248*[.B196]" table:style-name="ce8">
            <text:p>1.89</text:p>
          </table:table-cell>
          <table:table-cell office:value-type="float" office:value="127" table:style-name="ce8">
            <text:p>127.00</text:p>
          </table:table-cell>
          <table:table-cell office:value-type="float" office:value="67.05614759407851" table:formula="of:=[.D196]/[.C196]" table:style-name="ce9">
            <text:p>67</text:p>
          </table:table-cell>
          <table:table-cell office:value-type="currency" office:value="1.2669999999999999" table:style-name="ce10">
            <text:p>£1.267</text:p>
          </table:table-cell>
          <table:table-cell office:value-type="currency" office:value="5.7599086999999995" table:formula="of:=4.5461*[.F196]" table:style-name="ce12">
            <text:p>£5.76</text:p>
          </table:table-cell>
          <table:table-cell office:value-type="currency" office:value="10.908869999999999" table:formula="of:=[.F196]*[.B196]" table:style-name="ce12">
            <text:p>£10.91</text:p>
          </table:table-cell>
          <table:table-cell office:value-type="currency" office:value="8.5896614173228336" table:formula="of:=[.H196]/([.D196]/100)" table:style-name="ce12">
            <text:p>£8.59</text:p>
          </table:table-cell>
          <table:table-cell office:value-type="currency" office:value="5.1537968503937002" table:formula="of:=[.H196]/([.D196]/60)" table:style-name="ce12">
            <text:p>£5.15</text:p>
          </table:table-cell>
          <table:table-cell table:number-columns-repeated="16374"/>
        </table:table-row>
        <table:table-row table:style-name="ro1">
          <table:table-cell office:value-type="date" office:date-value="2018-10-12T00:00:00" table:style-name="ce7">
            <text:p>12 October 2018</text:p>
          </table:table-cell>
          <table:table-cell office:value-type="float" office:value="23.13" table:style-name="ce8">
            <text:p>23.13</text:p>
          </table:table-cell>
          <table:table-cell office:value-type="float" office:value="5.0878887062400002" table:formula="of:=0.219969248*[.B197]" table:style-name="ce8">
            <text:p>5.09</text:p>
          </table:table-cell>
          <table:table-cell office:value-type="float" office:value="315.3" table:style-name="ce8">
            <text:p>315.30</text:p>
          </table:table-cell>
          <table:table-cell office:value-type="float" office:value="61.970695155596239" table:formula="of:=[.D197]/[.C197]" table:style-name="ce9">
            <text:p>62</text:p>
          </table:table-cell>
          <table:table-cell office:value-type="currency" office:value="1.2769999999999999" table:style-name="ce10">
            <text:p>£1.277</text:p>
          </table:table-cell>
          <table:table-cell office:value-type="currency" office:value="5.8053697" table:formula="of:=4.5461*[.F197]" table:style-name="ce12">
            <text:p>£5.81</text:p>
          </table:table-cell>
          <table:table-cell office:value-type="currency" office:value="29.537009999999995" table:formula="of:=[.F197]*[.B197]" table:style-name="ce12">
            <text:p>£29.54</text:p>
          </table:table-cell>
          <table:table-cell office:value-type="currency" office:value="9.3679067554709778" table:formula="of:=[.H197]/([.D197]/100)" table:style-name="ce12">
            <text:p>£9.37</text:p>
          </table:table-cell>
          <table:table-cell office:value-type="currency" office:value="5.6207440532825874" table:formula="of:=[.H197]/([.D197]/60)" table:style-name="ce12">
            <text:p>£5.62</text:p>
          </table:table-cell>
          <table:table-cell table:number-columns-repeated="16374"/>
        </table:table-row>
        <table:table-row table:style-name="ro1">
          <table:table-cell office:value-type="date" office:date-value="2018-10-26T00:00:00" table:style-name="ce7">
            <text:p>26 October 2018</text:p>
          </table:table-cell>
          <table:table-cell office:value-type="float" office:value="21.6" table:style-name="ce8">
            <text:p>21.60</text:p>
          </table:table-cell>
          <table:table-cell office:value-type="float" office:value="4.7513357568000005" table:formula="of:=0.219969248*[.B198]" table:style-name="ce8">
            <text:p>4.75</text:p>
          </table:table-cell>
          <table:table-cell office:value-type="float" office:value="302.5" table:style-name="ce8">
            <text:p>302.50</text:p>
          </table:table-cell>
          <table:table-cell office:value-type="float" office:value="63.666306799528762" table:formula="of:=[.D198]/[.C198]" table:style-name="ce9">
            <text:p>64</text:p>
          </table:table-cell>
          <table:table-cell office:value-type="currency" office:value="1.2470000000000001" table:style-name="ce10">
            <text:p>£1.247</text:p>
          </table:table-cell>
          <table:table-cell office:value-type="currency" office:value="5.6689867000000005" table:formula="of:=4.5461*[.F198]" table:style-name="ce12">
            <text:p>£5.67</text:p>
          </table:table-cell>
          <table:table-cell office:value-type="currency" office:value="26.935200000000005" table:formula="of:=[.F198]*[.B198]" table:style-name="ce12">
            <text:p>£26.94</text:p>
          </table:table-cell>
          <table:table-cell office:value-type="currency" office:value="8.9041983471074406" table:formula="of:=[.H198]/([.D198]/100)" table:style-name="ce12">
            <text:p>£8.90</text:p>
          </table:table-cell>
          <table:table-cell office:value-type="currency" office:value="5.3425190082644631" table:formula="of:=[.H198]/([.D198]/60)" table:style-name="ce12">
            <text:p>£5.34</text:p>
          </table:table-cell>
          <table:table-cell table:number-columns-repeated="16374"/>
        </table:table-row>
        <table:table-row table:style-name="ro1">
          <table:table-cell office:value-type="date" office:date-value="2018-11-03T00:00:00" table:style-name="ce7">
            <text:p>03 November 2018</text:p>
          </table:table-cell>
          <table:table-cell office:value-type="float" office:value="27.22" table:style-name="ce8">
            <text:p>27.22</text:p>
          </table:table-cell>
          <table:table-cell office:value-type="float" office:value="5.9875629305600002" table:formula="of:=0.219969248*[.B199]" table:style-name="ce8">
            <text:p>5.99</text:p>
          </table:table-cell>
          <table:table-cell office:value-type="float" office:value="365.8" table:style-name="ce8">
            <text:p>365.80</text:p>
          </table:table-cell>
          <table:table-cell office:value-type="float" office:value="61.093303609885858" table:formula="of:=[.D199]/[.C199]" table:style-name="ce9">
            <text:p>61</text:p>
          </table:table-cell>
          <table:table-cell office:value-type="currency" office:value="1.2470000000000001" table:style-name="ce10">
            <text:p>£1.247</text:p>
          </table:table-cell>
          <table:table-cell office:value-type="currency" office:value="5.6689867000000005" table:formula="of:=4.5461*[.F199]" table:style-name="ce12">
            <text:p>£5.67</text:p>
          </table:table-cell>
          <table:table-cell office:value-type="currency" office:value="33.943339999999999" table:formula="of:=[.F199]*[.B199]" table:style-name="ce12">
            <text:p>£33.94</text:p>
          </table:table-cell>
          <table:table-cell office:value-type="currency" office:value="9.2792072170585023" table:formula="of:=[.H199]/([.D199]/100)" table:style-name="ce12">
            <text:p>£9.28</text:p>
          </table:table-cell>
          <table:table-cell office:value-type="currency" office:value="5.5675243302351012" table:formula="of:=[.H199]/([.D199]/60)" table:style-name="ce12">
            <text:p>£5.57</text:p>
          </table:table-cell>
          <table:table-cell table:number-columns-repeated="16374"/>
        </table:table-row>
        <table:table-row table:style-name="ro1">
          <table:table-cell office:value-type="date" office:date-value="2018-11-16T00:00:00" table:style-name="ce7">
            <text:p>16 November 2018</text:p>
          </table:table-cell>
          <table:table-cell office:value-type="float" office:value="22.57" table:style-name="ce8">
            <text:p>22.57</text:p>
          </table:table-cell>
          <table:table-cell office:value-type="float" office:value="4.9647059273599998" table:formula="of:=0.219969248*[.B200]" table:style-name="ce8">
            <text:p>4.96</text:p>
          </table:table-cell>
          <table:table-cell office:value-type="float" office:value="285.89999999999998" table:style-name="ce8">
            <text:p>285.90</text:p>
          </table:table-cell>
          <table:table-cell office:value-type="float" office:value="57.586492368950509" table:formula="of:=[.D200]/[.C200]" table:style-name="ce9">
            <text:p>58</text:p>
          </table:table-cell>
          <table:table-cell office:value-type="currency" office:value="1.2390000000000001" table:style-name="ce10">
            <text:p>£1.239</text:p>
          </table:table-cell>
          <table:table-cell office:value-type="currency" office:value="5.6326179000000005" table:formula="of:=4.5461*[.F200]" table:style-name="ce12">
            <text:p>£5.63</text:p>
          </table:table-cell>
          <table:table-cell office:value-type="currency" office:value="27.964230000000004" table:formula="of:=[.F200]*[.B200]" table:style-name="ce12">
            <text:p>£27.96</text:p>
          </table:table-cell>
          <table:table-cell office:value-type="currency" office:value="9.7811227701993726" table:formula="of:=[.H200]/([.D200]/100)" table:style-name="ce12">
            <text:p>£9.78</text:p>
          </table:table-cell>
          <table:table-cell office:value-type="currency" office:value="5.8686736621196234" table:formula="of:=[.H200]/([.D200]/60)" table:style-name="ce12">
            <text:p>£5.87</text:p>
          </table:table-cell>
          <table:table-cell table:number-columns-repeated="16374"/>
        </table:table-row>
        <table:table-row table:style-name="ro1">
          <table:table-cell office:value-type="date" office:date-value="2018-11-22T00:00:00" table:style-name="ce7">
            <text:p>22 November 2018</text:p>
          </table:table-cell>
          <table:table-cell office:value-type="float" office:value="16.59" table:style-name="ce8">
            <text:p>16.59</text:p>
          </table:table-cell>
          <table:table-cell office:value-type="float" office:value="3.6492898243200003" table:formula="of:=0.219969248*[.B201]" table:style-name="ce8">
            <text:p>3.65</text:p>
          </table:table-cell>
          <table:table-cell office:value-type="float" office:value="234.5" table:style-name="ce8">
            <text:p>234.50</text:p>
          </table:table-cell>
          <table:table-cell office:value-type="float" office:value="64.259078146443514" table:formula="of:=[.D201]/[.C201]" table:style-name="ce9">
            <text:p>64</text:p>
          </table:table-cell>
          <table:table-cell office:value-type="currency" office:value="1.1870000000000001" table:style-name="ce10">
            <text:p>£1.187</text:p>
          </table:table-cell>
          <table:table-cell office:value-type="currency" office:value="5.3962207000000006" table:formula="of:=4.5461*[.F201]" table:style-name="ce12">
            <text:p>£5.40</text:p>
          </table:table-cell>
          <table:table-cell office:value-type="currency" office:value="19.692330000000002" table:formula="of:=[.F201]*[.B201]" table:style-name="ce12">
            <text:p>£19.69</text:p>
          </table:table-cell>
          <table:table-cell office:value-type="currency" office:value="8.3975820895522393" table:formula="of:=[.H201]/([.D201]/100)" table:style-name="ce12">
            <text:p>£8.40</text:p>
          </table:table-cell>
          <table:table-cell office:value-type="currency" office:value="5.0385492537313441" table:formula="of:=[.H201]/([.D201]/60)" table:style-name="ce12">
            <text:p>£5.04</text:p>
          </table:table-cell>
          <table:table-cell table:number-columns-repeated="16374"/>
        </table:table-row>
        <table:table-row table:style-name="ro1">
          <table:table-cell office:value-type="date" office:date-value="2018-12-03T00:00:00" table:style-name="ce7">
            <text:p>03 December 2018</text:p>
          </table:table-cell>
          <table:table-cell office:value-type="float" office:value="16.62" table:style-name="ce8">
            <text:p>16.62</text:p>
          </table:table-cell>
          <table:table-cell office:value-type="float" office:value="3.6558889017600005" table:formula="of:=0.219969248*[.B202]" table:style-name="ce8">
            <text:p>3.66</text:p>
          </table:table-cell>
          <table:table-cell office:value-type="float" office:value="220.1" table:style-name="ce8">
            <text:p>220.10</text:p>
          </table:table-cell>
          <table:table-cell office:value-type="float" office:value="60.20423648378388" table:formula="of:=[.D202]/[.C202]" table:style-name="ce9">
            <text:p>60</text:p>
          </table:table-cell>
          <table:table-cell office:value-type="currency" office:value="1.167" table:style-name="ce10">
            <text:p>£1.167</text:p>
          </table:table-cell>
          <table:table-cell office:value-type="currency" office:value="5.3052986999999998" table:formula="of:=4.5461*[.F202]" table:style-name="ce12">
            <text:p>£5.31</text:p>
          </table:table-cell>
          <table:table-cell office:value-type="currency" office:value="19.39554" table:formula="of:=[.F202]*[.B202]" table:style-name="ce12">
            <text:p>£19.40</text:p>
          </table:table-cell>
          <table:table-cell office:value-type="currency" office:value="8.8121490231712851" table:formula="of:=[.H202]/([.D202]/100)" table:style-name="ce12">
            <text:p>£8.81</text:p>
          </table:table-cell>
          <table:table-cell office:value-type="currency" office:value="5.2872894139027711" table:formula="of:=[.H202]/([.D202]/60)" table:style-name="ce12">
            <text:p>£5.29</text:p>
          </table:table-cell>
          <table:table-cell table:number-columns-repeated="16374"/>
        </table:table-row>
        <table:table-row table:style-name="ro1">
          <table:table-cell office:value-type="date" office:date-value="2018-12-10T00:00:00" table:style-name="ce7">
            <text:p>10 December 2018</text:p>
          </table:table-cell>
          <table:table-cell office:value-type="float" office:value="13.62" table:style-name="ce8">
            <text:p>13.62</text:p>
          </table:table-cell>
          <table:table-cell office:value-type="float" office:value="2.9959811577599997" table:formula="of:=0.219969248*[.B203]" table:style-name="ce8">
            <text:p>3.00</text:p>
          </table:table-cell>
          <table:table-cell office:value-type="float" office:value="189.5" table:style-name="ce8">
            <text:p>189.50</text:p>
          </table:table-cell>
          <table:table-cell office:value-type="float" office:value="63.251399131522959" table:formula="of:=[.D203]/[.C203]" table:style-name="ce9">
            <text:p>63</text:p>
          </table:table-cell>
          <table:table-cell office:value-type="currency" office:value="1.147" table:style-name="ce10">
            <text:p>£1.147</text:p>
          </table:table-cell>
          <table:table-cell office:value-type="currency" office:value="5.2143766999999999" table:formula="of:=4.5461*[.F203]" table:style-name="ce12">
            <text:p>£5.21</text:p>
          </table:table-cell>
          <table:table-cell office:value-type="currency" office:value="15.62214" table:formula="of:=[.F203]*[.B203]" table:style-name="ce12">
            <text:p>£15.62</text:p>
          </table:table-cell>
          <table:table-cell office:value-type="currency" office:value="8.2438733509234829" table:formula="of:=[.H203]/([.D203]/100)" table:style-name="ce12">
            <text:p>£8.24</text:p>
          </table:table-cell>
          <table:table-cell office:value-type="currency" office:value="4.9463240105540898" table:formula="of:=[.H203]/([.D203]/60)" table:style-name="ce12">
            <text:p>£4.95</text:p>
          </table:table-cell>
          <table:table-cell table:number-columns-repeated="16374"/>
        </table:table-row>
        <table:table-row table:style-name="ro1">
          <table:table-cell office:value-type="date" office:date-value="2018-12-14T00:00:00" table:style-name="ce7">
            <text:p>14 December 2018</text:p>
          </table:table-cell>
          <table:table-cell office:value-type="float" office:value="13.53" table:style-name="ce8">
            <text:p>13.53</text:p>
          </table:table-cell>
          <table:table-cell office:value-type="float" office:value="2.97618392544" table:formula="of:=0.219969248*[.B204]" table:style-name="ce8">
            <text:p>2.98</text:p>
          </table:table-cell>
          <table:table-cell office:value-type="float" office:value="186.3" table:style-name="ce8">
            <text:p>186.30</text:p>
          </table:table-cell>
          <table:table-cell office:value-type="float" office:value="62.596937779125113" table:formula="of:=[.D204]/[.C204]" table:style-name="ce9">
            <text:p>63</text:p>
          </table:table-cell>
          <table:table-cell office:value-type="currency" office:value="1.147" table:style-name="ce10">
            <text:p>£1.147</text:p>
          </table:table-cell>
          <table:table-cell office:value-type="currency" office:value="5.2143766999999999" table:formula="of:=4.5461*[.F204]" table:style-name="ce12">
            <text:p>£5.21</text:p>
          </table:table-cell>
          <table:table-cell office:value-type="currency" office:value="15.51891" table:formula="of:=[.F204]*[.B204]" table:style-name="ce12">
            <text:p>£15.52</text:p>
          </table:table-cell>
          <table:table-cell office:value-type="currency" office:value="8.3300644122383236" table:formula="of:=[.H204]/([.D204]/100)" table:style-name="ce12">
            <text:p>£8.33</text:p>
          </table:table-cell>
          <table:table-cell office:value-type="currency" office:value="4.9980386473429954" table:formula="of:=[.H204]/([.D204]/60)" table:style-name="ce12">
            <text:p>£5.00</text:p>
          </table:table-cell>
          <table:table-cell table:number-columns-repeated="16374"/>
        </table:table-row>
        <table:table-row table:style-name="ro1">
          <table:table-cell office:value-type="date" office:date-value="2019-01-01T00:00:00" table:style-name="ce7">
            <text:p>01 January 2019</text:p>
          </table:table-cell>
          <table:table-cell office:value-type="float" office:value="15.71" table:style-name="ce8">
            <text:p>15.71</text:p>
          </table:table-cell>
          <table:table-cell office:value-type="float" office:value="3.4557168860800003" table:formula="of:=0.219969248*[.B205]" table:style-name="ce8">
            <text:p>3.46</text:p>
          </table:table-cell>
          <table:table-cell office:value-type="float" office:value="200.2" table:style-name="ce8">
            <text:p>200.20</text:p>
          </table:table-cell>
          <table:table-cell office:value-type="float" office:value="57.932986584180881" table:formula="of:=[.D205]/[.C205]" table:style-name="ce9">
            <text:p>58</text:p>
          </table:table-cell>
          <table:table-cell office:value-type="currency" office:value="1.147" table:style-name="ce10">
            <text:p>£1.147</text:p>
          </table:table-cell>
          <table:table-cell office:value-type="currency" office:value="5.2143766999999999" table:formula="of:=4.5461*[.F205]" table:style-name="ce12">
            <text:p>£5.21</text:p>
          </table:table-cell>
          <table:table-cell office:value-type="currency" office:value="18.019370000000002" table:formula="of:=[.F205]*[.B205]" table:style-name="ce12">
            <text:p>£18.02</text:p>
          </table:table-cell>
          <table:table-cell office:value-type="currency" office:value="9.0006843156843175" table:formula="of:=[.H205]/([.D205]/100)" table:style-name="ce12">
            <text:p>£9.00</text:p>
          </table:table-cell>
          <table:table-cell office:value-type="currency" office:value="5.4004105894105905" table:formula="of:=[.H205]/([.D205]/60)" table:style-name="ce12">
            <text:p>£5.40</text:p>
          </table:table-cell>
          <table:table-cell table:number-columns-repeated="16374"/>
        </table:table-row>
        <table:table-row table:style-name="ro1">
          <table:table-cell office:value-type="date" office:date-value="2019-01-18T00:00:00" table:style-name="ce7">
            <text:p>18 January 2019</text:p>
          </table:table-cell>
          <table:table-cell office:value-type="float" office:value="27.27" table:style-name="ce8">
            <text:p>27.27</text:p>
          </table:table-cell>
          <table:table-cell office:value-type="float" office:value="5.9985613929600001" table:formula="of:=0.219969248*[.B206]" table:style-name="ce8">
            <text:p>6.00</text:p>
          </table:table-cell>
          <table:table-cell office:value-type="float" office:value="374.7" table:style-name="ce8">
            <text:p>374.70</text:p>
          </table:table-cell>
          <table:table-cell office:value-type="float" office:value="62.464977092633148" table:formula="of:=[.D206]/[.C206]" table:style-name="ce9">
            <text:p>62</text:p>
          </table:table-cell>
          <table:table-cell office:value-type="currency" office:value="1.137" table:style-name="ce10">
            <text:p>£1.137</text:p>
          </table:table-cell>
          <table:table-cell office:value-type="currency" office:value="5.1689157000000003" table:formula="of:=4.5461*[.F206]" table:style-name="ce12">
            <text:p>£5.17</text:p>
          </table:table-cell>
          <table:table-cell office:value-type="currency" office:value="31.005990000000001" table:formula="of:=[.F206]*[.B206]" table:style-name="ce12">
            <text:p>£31.01</text:p>
          </table:table-cell>
          <table:table-cell office:value-type="currency" office:value="8.2748839071257017" table:formula="of:=[.H206]/([.D206]/100)" table:style-name="ce12">
            <text:p>£8.27</text:p>
          </table:table-cell>
          <table:table-cell office:value-type="currency" office:value="4.9649303442754205" table:formula="of:=[.H206]/([.D206]/60)" table:style-name="ce12">
            <text:p>£4.96</text:p>
          </table:table-cell>
          <table:table-cell table:number-columns-repeated="16374"/>
        </table:table-row>
        <table:table-row table:style-name="ro1">
          <table:table-cell office:value-type="date" office:date-value="2019-01-25T00:00:00" table:style-name="ce7">
            <text:p>25 January 2019</text:p>
          </table:table-cell>
          <table:table-cell office:value-type="float" office:value="31.56" table:style-name="ce8">
            <text:p>31.56</text:p>
          </table:table-cell>
          <table:table-cell office:value-type="float" office:value="6.9422294668799998" table:formula="of:=0.219969248*[.B207]" table:style-name="ce8">
            <text:p>6.94</text:p>
          </table:table-cell>
          <table:table-cell office:value-type="float" office:value="421.3" table:style-name="ce8">
            <text:p>421.30</text:p>
          </table:table-cell>
          <table:table-cell office:value-type="float" office:value="60.686556387964238" table:formula="of:=[.D207]/[.C207]" table:style-name="ce9">
            <text:p>61</text:p>
          </table:table-cell>
          <table:table-cell office:value-type="currency" office:value="1.137" table:style-name="ce10">
            <text:p>£1.137</text:p>
          </table:table-cell>
          <table:table-cell office:value-type="currency" office:value="5.1689157000000003" table:formula="of:=4.5461*[.F207]" table:style-name="ce12">
            <text:p>£5.17</text:p>
          </table:table-cell>
          <table:table-cell office:value-type="currency" office:value="35.883719999999997" table:formula="of:=[.F207]*[.B207]" table:style-name="ce12">
            <text:p>£35.88</text:p>
          </table:table-cell>
          <table:table-cell office:value-type="currency" office:value="8.5173795395205314" table:formula="of:=[.H207]/([.D207]/100)" table:style-name="ce12">
            <text:p>£8.52</text:p>
          </table:table-cell>
          <table:table-cell office:value-type="currency" office:value="5.110427723712319" table:formula="of:=[.H207]/([.D207]/60)" table:style-name="ce12">
            <text:p>£5.11</text:p>
          </table:table-cell>
          <table:table-cell table:number-columns-repeated="16374"/>
        </table:table-row>
        <table:table-row table:style-name="ro1">
          <table:table-cell office:value-type="date" office:date-value="2019-02-03T00:00:00" table:style-name="ce7">
            <text:p>03 February 2019</text:p>
          </table:table-cell>
          <table:table-cell office:value-type="float" office:value="9.15" table:style-name="ce8">
            <text:p>9.15</text:p>
          </table:table-cell>
          <table:table-cell office:value-type="float" office:value="2.0127186192000002" table:formula="of:=0.219969248*[.B208]" table:style-name="ce8">
            <text:p>2.01</text:p>
          </table:table-cell>
          <table:table-cell office:value-type="float" office:value="123.2" table:style-name="ce8">
            <text:p>123.20</text:p>
          </table:table-cell>
          <table:table-cell office:value-type="float" office:value="61.210741941150516" table:formula="of:=[.D208]/[.C208]" table:style-name="ce9">
            <text:p>61</text:p>
          </table:table-cell>
          <table:table-cell office:value-type="currency" office:value="1.137" table:style-name="ce10">
            <text:p>£1.137</text:p>
          </table:table-cell>
          <table:table-cell office:value-type="currency" office:value="5.1689157000000003" table:formula="of:=4.5461*[.F208]" table:style-name="ce12">
            <text:p>£5.17</text:p>
          </table:table-cell>
          <table:table-cell office:value-type="currency" office:value="10.403550000000001" table:formula="of:=[.F208]*[.B208]" table:style-name="ce12">
            <text:p>£10.40</text:p>
          </table:table-cell>
          <table:table-cell office:value-type="currency" office:value="8.4444399350649366" table:formula="of:=[.H208]/([.D208]/100)" table:style-name="ce12">
            <text:p>£8.44</text:p>
          </table:table-cell>
          <table:table-cell office:value-type="currency" office:value="5.0666639610389614" table:formula="of:=[.H208]/([.D208]/60)" table:style-name="ce12">
            <text:p>£5.07</text:p>
          </table:table-cell>
          <table:table-cell table:number-columns-repeated="16374"/>
        </table:table-row>
        <table:table-row table:style-name="ro1">
          <table:table-cell office:value-type="date" office:date-value="2019-02-08T00:00:00" table:style-name="ce7">
            <text:p>08 February 2019</text:p>
          </table:table-cell>
          <table:table-cell office:value-type="float" office:value="14.41" table:style-name="ce8">
            <text:p>14.41</text:p>
          </table:table-cell>
          <table:table-cell office:value-type="float" office:value="3.16975686368" table:formula="of:=0.219969248*[.B209]" table:style-name="ce8">
            <text:p>3.17</text:p>
          </table:table-cell>
          <table:table-cell office:value-type="float" office:value="191.8" table:style-name="ce8">
            <text:p>191.80</text:p>
          </table:table-cell>
          <table:table-cell office:value-type="float" office:value="60.509372878942365" table:formula="of:=[.D209]/[.C209]" table:style-name="ce9">
            <text:p>61</text:p>
          </table:table-cell>
          <table:table-cell office:value-type="currency" office:value="1.137" table:style-name="ce10">
            <text:p>£1.137</text:p>
          </table:table-cell>
          <table:table-cell office:value-type="currency" office:value="5.1689157000000003" table:formula="of:=4.5461*[.F209]" table:style-name="ce12">
            <text:p>£5.17</text:p>
          </table:table-cell>
          <table:table-cell office:value-type="currency" office:value="16.384170000000001" table:formula="of:=[.F209]*[.B209]" table:style-name="ce12">
            <text:p>£16.38</text:p>
          </table:table-cell>
          <table:table-cell office:value-type="currency" office:value="8.5423201251303436" table:formula="of:=[.H209]/([.D209]/100)" table:style-name="ce12">
            <text:p>£8.54</text:p>
          </table:table-cell>
          <table:table-cell office:value-type="currency" office:value="5.1253920750782065" table:formula="of:=[.H209]/([.D209]/60)" table:style-name="ce12">
            <text:p>£5.13</text:p>
          </table:table-cell>
          <table:table-cell table:number-columns-repeated="16374"/>
        </table:table-row>
        <table:table-row table:style-name="ro1">
          <table:table-cell office:value-type="date" office:date-value="2019-02-17T00:00:00" table:style-name="ce7">
            <text:p>17 February 2019</text:p>
          </table:table-cell>
          <table:table-cell office:value-type="float" office:value="16.43" table:style-name="ce8">
            <text:p>16.43</text:p>
          </table:table-cell>
          <table:table-cell office:value-type="float" office:value="3.61409474464" table:formula="of:=0.219969248*[.B210]" table:style-name="ce8">
            <text:p>3.61</text:p>
          </table:table-cell>
          <table:table-cell office:value-type="float" office:value="222.8" table:style-name="ce8">
            <text:p>222.80</text:p>
          </table:table-cell>
          <table:table-cell office:value-type="float" office:value="61.64752607286534" table:formula="of:=[.D210]/[.C210]" table:style-name="ce9">
            <text:p>62</text:p>
          </table:table-cell>
          <table:table-cell office:value-type="currency" office:value="1.137" table:style-name="ce10">
            <text:p>£1.137</text:p>
          </table:table-cell>
          <table:table-cell office:value-type="currency" office:value="5.1689157000000003" table:formula="of:=4.5461*[.F210]" table:style-name="ce12">
            <text:p>£5.17</text:p>
          </table:table-cell>
          <table:table-cell office:value-type="currency" office:value="18.680910000000001" table:formula="of:=[.F210]*[.B210]" table:style-name="ce12">
            <text:p>£18.68</text:p>
          </table:table-cell>
          <table:table-cell office:value-type="currency" office:value="8.3846095152603226" table:formula="of:=[.H210]/([.D210]/100)" table:style-name="ce12">
            <text:p>£8.38</text:p>
          </table:table-cell>
          <table:table-cell office:value-type="currency" office:value="5.0307657091561939" table:formula="of:=[.H210]/([.D210]/60)" table:style-name="ce12">
            <text:p>£5.03</text:p>
          </table:table-cell>
          <table:table-cell table:number-columns-repeated="16374"/>
        </table:table-row>
        <table:table-row table:style-name="ro1">
          <table:table-cell office:value-type="date" office:date-value="2019-03-07T00:00:00" table:style-name="ce7">
            <text:p>07 March 2019</text:p>
          </table:table-cell>
          <table:table-cell office:value-type="float" office:value="28.39" table:style-name="ce8">
            <text:p>28.39</text:p>
          </table:table-cell>
          <table:table-cell office:value-type="float" office:value="6.24492695072" table:formula="of:=0.219969248*[.B211]" table:style-name="ce8">
            <text:p>6.24</text:p>
          </table:table-cell>
          <table:table-cell office:value-type="float" office:value="378.8" table:style-name="ce8">
            <text:p>378.80</text:p>
          </table:table-cell>
          <table:table-cell office:value-type="float" office:value="60.657234742566011" table:formula="of:=[.D211]/[.C211]" table:style-name="ce9">
            <text:p>61</text:p>
          </table:table-cell>
          <table:table-cell office:value-type="currency" office:value="1.157" table:style-name="ce10">
            <text:p>£1.157</text:p>
          </table:table-cell>
          <table:table-cell office:value-type="currency" office:value="5.2598377000000003" table:formula="of:=4.5461*[.F211]" table:style-name="ce12">
            <text:p>£5.26</text:p>
          </table:table-cell>
          <table:table-cell office:value-type="currency" office:value="32.847230000000003" table:formula="of:=[.F211]*[.B211]" table:style-name="ce12">
            <text:p>£32.85</text:p>
          </table:table-cell>
          <table:table-cell office:value-type="currency" office:value="8.6713912354804652" table:formula="of:=[.H211]/([.D211]/100)" table:style-name="ce12">
            <text:p>£8.67</text:p>
          </table:table-cell>
          <table:table-cell office:value-type="currency" office:value="5.2028347412882789" table:formula="of:=[.H211]/([.D211]/60)" table:style-name="ce12">
            <text:p>£5.20</text:p>
          </table:table-cell>
          <table:table-cell table:number-columns-repeated="16374"/>
        </table:table-row>
        <table:table-row table:style-name="ro1">
          <table:table-cell office:value-type="date" office:date-value="2019-03-14T00:00:00" table:style-name="ce7">
            <text:p>14 March 2019</text:p>
          </table:table-cell>
          <table:table-cell office:value-type="float" office:value="15.51" table:style-name="ce8">
            <text:p>15.51</text:p>
          </table:table-cell>
          <table:table-cell office:value-type="float" office:value="3.4117230364800002" table:formula="of:=0.219969248*[.B212]" table:style-name="ce8">
            <text:p>3.41</text:p>
          </table:table-cell>
          <table:table-cell office:value-type="float" office:value="217.1" table:style-name="ce8">
            <text:p>217.10</text:p>
          </table:table-cell>
          <table:table-cell office:value-type="float" office:value="63.633535805412279" table:formula="of:=[.D212]/[.C212]" table:style-name="ce9">
            <text:p>64</text:p>
          </table:table-cell>
          <table:table-cell office:value-type="currency" office:value="1.167" table:style-name="ce10">
            <text:p>£1.167</text:p>
          </table:table-cell>
          <table:table-cell office:value-type="currency" office:value="5.3052986999999998" table:formula="of:=4.5461*[.F212]" table:style-name="ce12">
            <text:p>£5.31</text:p>
          </table:table-cell>
          <table:table-cell office:value-type="currency" office:value="18.100170000000002" table:formula="of:=[.F212]*[.B212]" table:style-name="ce12">
            <text:p>£18.10</text:p>
          </table:table-cell>
          <table:table-cell office:value-type="currency" office:value="8.3372501151543084" table:formula="of:=[.H212]/([.D212]/100)" table:style-name="ce12">
            <text:p>£8.34</text:p>
          </table:table-cell>
          <table:table-cell office:value-type="currency" office:value="5.0023500690925848" table:formula="of:=[.H212]/([.D212]/60)" table:style-name="ce12">
            <text:p>£5.00</text:p>
          </table:table-cell>
          <table:table-cell table:number-columns-repeated="16374"/>
        </table:table-row>
        <table:table-row table:number-rows-repeated="4" table:style-name="ro2">
          <table:table-cell table:style-name="ce13"/>
          <table:table-cell table:number-columns-repeated="3" table:style-name="ce14"/>
          <table:table-cell table:style-name="ce15"/>
          <table:table-cell table:style-name="ce16"/>
          <table:table-cell table:number-columns-repeated="4" table:style-name="ce17"/>
          <table:table-cell table:number-columns-repeated="16374"/>
        </table:table-row>
        <table:table-row table:style-name="ro1">
          <table:table-cell office:value-type="string" table:style-name="ce18">
            <text:p>Total</text:p>
          </table:table-cell>
          <table:table-cell office:value-type="float" office:value="3856.38" table:formula="of:=SUM([.B2:.B216])" table:style-name="ce19">
            <text:p>3856.38</text:p>
          </table:table-cell>
          <table:table-cell office:value-type="float" office:value="848.28500860224005" table:formula="of:=SUM([.C2:.C216])" table:style-name="ce19">
            <text:p>848.29</text:p>
          </table:table-cell>
          <table:table-cell office:value-type="float" office:value="52767.80000000001" table:formula="of:=SUM([.$D$2:.$D$216])" table:style-name="ce19">
            <text:p>52767.80</text:p>
          </table:table-cell>
          <table:table-cell office:value-type="float" office:value="62.205272361170273" table:formula="of:=[.D217]/[.C217]" table:style-name="ce20">
            <text:p>62.21</text:p>
          </table:table-cell>
          <table:table-cell table:style-name="ce21"/>
          <table:table-cell table:style-name="ce22"/>
          <table:table-cell office:value-type="float" office:value="4443.6922099999992" table:formula="of:=SUM([.H2:.H206])" table:style-name="ce19">
            <text:p>4443.69</text:p>
          </table:table-cell>
          <table:table-cell table:style-name="ce22"/>
          <table:table-cell table:style-name="ce19"/>
          <table:table-cell table:number-columns-repeated="16374"/>
        </table:table-row>
        <table:table-row table:number-rows-repeated="10" table:style-name="ro2">
          <table:table-cell table:style-name="ce13"/>
          <table:table-cell table:number-columns-repeated="3" table:style-name="ce14"/>
          <table:table-cell table:style-name="ce15"/>
          <table:table-cell table:style-name="ce16"/>
          <table:table-cell table:number-columns-repeated="4" table:style-name="ce17"/>
          <table:table-cell table:number-columns-repeated="16374"/>
        </table:table-row>
        <table:table-row table:style-name="ro1">
          <table:table-cell table:style-name="ce7"/>
          <table:table-cell table:number-columns-repeated="3" table:style-name="ce8"/>
          <table:table-cell table:style-name="ce9"/>
          <table:table-cell table:style-name="ce10"/>
          <table:table-cell table:number-columns-repeated="4" table:style-name="ce12"/>
          <table:table-cell table:number-columns-repeated="16374"/>
        </table:table-row>
        <table:table-row table:number-rows-repeated="11" table:style-name="ro2">
          <table:table-cell table:style-name="ce13"/>
          <table:table-cell table:number-columns-repeated="3" table:style-name="ce14"/>
          <table:table-cell table:style-name="ce15"/>
          <table:table-cell table:style-name="ce16"/>
          <table:table-cell table:number-columns-repeated="4" table:style-name="ce17"/>
          <table:table-cell table:number-columns-repeated="16374"/>
        </table:table-row>
        <table:table-row table:number-rows-repeated="104833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 </number:text>
      <number:month number:style="long" number:textual="true"/>
      <number:text> </number:text>
      <number:year number:style="long"/>
    </number:date-style>
    <number:currency-style style:name="N37P0" number:language="en" number:country="GB">
      <number:currency-symbol number:language="en" number:country="GB">£</number:currency-symbol>
      <number:number number:decimal-places="3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37P0"/>
    </number:currency-style>
    <number:currency-style style:name="N38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8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rk Gadsby</meta:initial-creator>
    <dc:creator>Mark.Gadsby</dc:creator>
    <meta:creation-date>2013-03-08T01:41:14Z</meta:creation-date>
    <dc:date>2019-03-15T09:39:48Z</dc:date>
    <meta:editing-cycles>210</meta:editing-cycles>
    <meta:editing-duration>PT24276S</meta:editing-duration>
  </office:meta>
</office:document-meta>
</file>